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NewsGotT" style:font-family-asian="NewsGotT" style:font-family-complex="NewsGotT"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NewsGotT" style:font-family-asian="NewsGotT" style:font-family-complex="NewsGotT"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Eras Md BT'" style:font-family-asian="'Eras Md BT'" style:font-family-complex="'Eras Md BT'"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bold" fo:font-family="NewsGotT" style:font-family-asian="NewsGotT" style:font-family-complex="NewsGotT"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bold" fo:font-family="NewsGotT" style:font-family-asian="NewsGotT" style:font-family-complex="NewsGotT"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NewsGotT" style:font-family-asian="NewsGotT" style:font-family-complex="NewsGotT"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NewsGotT" style:font-family-asian="NewsGotT" style:font-family-complex="NewsGotT"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NewsGotT" style:font-family-asian="NewsGotT" style:font-family-complex="NewsGotT"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bold" fo:font-family="NewsGotT" style:font-family-asian="NewsGotT" style:font-family-complex="NewsGotT"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NewsGotT" style:font-family-asian="NewsGotT" style:font-family-complex="NewsGotT"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bold" fo:font-family="NewsGotT" style:font-family-asian="NewsGotT" style:font-family-complex="NewsGotT"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NewsGotT" style:font-family-asian="NewsGotT" style:font-family-complex="NewsGotT"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bold" fo:font-family="NewsGotT" style:font-family-asian="NewsGotT" style:font-family-complex="NewsGotT"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bold" fo:font-family="NewsGotT" style:font-family-asian="NewsGotT" style:font-family-complex="NewsGotT"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bold" fo:font-family="NewsGotT" style:font-family-asian="NewsGotT" style:font-family-complex="NewsGotT"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bold" fo:font-family="NewsGotT" style:font-family-asian="NewsGotT" style:font-family-complex="NewsGotT"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NewsGotT" style:font-family-asian="NewsGotT" style:font-family-complex="NewsGotT"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normal" fo:font-family="NewsGotT" style:font-family-asian="NewsGotT" style:font-family-complex="NewsGotT"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0.00pt" fo:font-weight="normal" fo:font-family="NewsGotT" style:font-family-asian="NewsGotT" style:font-family-complex="NewsGotT"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0.00pt" fo:font-weight="normal" fo:font-family="NewsGotT" style:font-family-asian="NewsGotT" style:font-family-complex="NewsGotT"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NewsGotT" style:font-family-asian="NewsGotT" style:font-family-complex="NewsGotT"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bold" fo:font-family="NewsGotT" style:font-family-asian="NewsGotT" style:font-family-complex="NewsGotT"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NewsGotT" style:font-family-asian="NewsGotT" style:font-family-complex="NewsGotT"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bold" fo:font-family="'Eras Md BT'" style:font-family-asian="'Eras Md BT'" style:font-family-complex="'Eras Md BT'" fo:background-color="transparent" style:use-window-font-color="true"/>
    </style:style>
    <style:style style:name="T4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5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51" style:family="text">
      <style:text-properties fo:font-size="10.00pt" fo:font-weight="normal" fo:font-family="NewsGotT" style:font-family-asian="NewsGotT" style:font-family-complex="NewsGotT" fo:background-color="transparent" style:use-window-font-color="true"/>
    </style:style>
    <style:style style:name="T5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5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5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57" style:family="text">
      <style:text-properties fo:font-size="10.00pt" fo:font-weight="normal" fo:font-family="NewsGotT" style:font-family-asian="NewsGotT" style:font-family-complex="NewsGotT" fo:background-color="transparent" style:use-window-font-color="true"/>
    </style:style>
    <style:style style:name="T5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5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6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63" style:family="text">
      <style:text-properties fo:font-size="10.00pt" fo:font-weight="normal" fo:font-family="NewsGotT" style:font-family-asian="NewsGotT" style:font-family-complex="NewsGotT" fo:background-color="transparent" style:use-window-font-color="true"/>
    </style:style>
    <style:style style:name="T6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6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6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69" style:family="text">
      <style:text-properties fo:font-size="10.00pt" fo:font-weight="normal" fo:font-family="NewsGotT" style:font-family-asian="NewsGotT" style:font-family-complex="NewsGotT" fo:background-color="transparent" style:use-window-font-color="true"/>
    </style:style>
    <style:style style:name="T7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7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7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75" style:family="text">
      <style:text-properties fo:font-size="10.00pt" fo:font-weight="normal" fo:font-family="NewsGotT" style:font-family-asian="NewsGotT" style:font-family-complex="NewsGotT" fo:background-color="transparent" style:use-window-font-color="true"/>
    </style:style>
    <style:style style:name="T7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7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8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81" style:family="text">
      <style:text-properties fo:font-size="10.00pt" fo:font-weight="normal" fo:font-family="NewsGotT" style:font-family-asian="NewsGotT" style:font-family-complex="NewsGotT" fo:background-color="transparent" style:use-window-font-color="true"/>
    </style:style>
    <style:style style:name="T8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8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8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87" style:family="text">
      <style:text-properties fo:font-size="10.00pt" fo:font-weight="normal" fo:font-family="NewsGotT" style:font-family-asian="NewsGotT" style:font-family-complex="NewsGotT" fo:background-color="transparent" style:use-window-font-color="true"/>
    </style:style>
    <style:style style:name="T8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8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9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93" style:family="text">
      <style:text-properties fo:font-size="10.00pt" fo:font-weight="normal" fo:font-family="NewsGotT" style:font-family-asian="NewsGotT" style:font-family-complex="NewsGotT" fo:background-color="transparent" style:use-window-font-color="true"/>
    </style:style>
    <style:style style:name="T9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9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9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99" style:family="text">
      <style:text-properties fo:font-size="10.00pt" fo:font-weight="normal" fo:font-family="NewsGotT" style:font-family-asian="NewsGotT" style:font-family-complex="NewsGotT" fo:background-color="transparent" style:use-window-font-color="true"/>
    </style:style>
    <style:style style:name="T10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0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0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05" style:family="text">
      <style:text-properties fo:font-size="10.00pt" fo:font-weight="normal" fo:font-family="NewsGotT" style:font-family-asian="NewsGotT" style:font-family-complex="NewsGotT" fo:background-color="transparent" style:use-window-font-color="true"/>
    </style:style>
    <style:style style:name="T10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0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1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11" style:family="text">
      <style:text-properties fo:font-size="10.00pt" fo:font-weight="normal" fo:font-family="NewsGotT" style:font-family-asian="NewsGotT" style:font-family-complex="NewsGotT" fo:background-color="transparent" style:use-window-font-color="true"/>
    </style:style>
    <style:style style:name="T11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1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1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17" style:family="text">
      <style:text-properties fo:font-size="10.00pt" fo:font-weight="normal" fo:font-family="NewsGotT" style:font-family-asian="NewsGotT" style:font-family-complex="NewsGotT" fo:background-color="transparent" style:use-window-font-color="true"/>
    </style:style>
    <style:style style:name="T11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1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2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23" style:family="text">
      <style:text-properties fo:font-size="10.00pt" fo:font-weight="normal" fo:font-family="NewsGotT" style:font-family-asian="NewsGotT" style:font-family-complex="NewsGotT" fo:background-color="transparent" style:use-window-font-color="true"/>
    </style:style>
    <style:style style:name="T12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2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2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29" style:family="text">
      <style:text-properties fo:font-size="10.00pt" fo:font-weight="normal" fo:font-family="NewsGotT" style:font-family-asian="NewsGotT" style:font-family-complex="NewsGotT" fo:background-color="transparent" style:use-window-font-color="true"/>
    </style:style>
    <style:style style:name="T13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3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3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35" style:family="text">
      <style:text-properties fo:font-size="10.00pt" fo:font-weight="normal" fo:font-family="NewsGotT" style:font-family-asian="NewsGotT" style:font-family-complex="NewsGotT" fo:background-color="transparent" style:use-window-font-color="true"/>
    </style:style>
    <style:style style:name="T13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3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4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41" style:family="text">
      <style:text-properties fo:font-size="10.00pt" fo:font-weight="normal" fo:font-family="NewsGotT" style:font-family-asian="NewsGotT" style:font-family-complex="NewsGotT" fo:background-color="transparent" style:use-window-font-color="true"/>
    </style:style>
    <style:style style:name="T14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4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4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47" style:family="text">
      <style:text-properties fo:font-size="10.00pt" fo:font-weight="normal" fo:font-family="NewsGotT" style:font-family-asian="NewsGotT" style:font-family-complex="NewsGotT" fo:background-color="transparent" style:use-window-font-color="true"/>
    </style:style>
    <style:style style:name="T14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4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5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53" style:family="text">
      <style:text-properties fo:font-size="10.00pt" fo:font-weight="normal" fo:font-family="NewsGotT" style:font-family-asian="NewsGotT" style:font-family-complex="NewsGotT" fo:background-color="transparent" style:use-window-font-color="true"/>
    </style:style>
    <style:style style:name="T15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5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5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59" style:family="text">
      <style:text-properties fo:font-size="10.00pt" fo:font-weight="normal" fo:font-family="NewsGotT" style:font-family-asian="NewsGotT" style:font-family-complex="NewsGotT" fo:background-color="transparent" style:use-window-font-color="true"/>
    </style:style>
    <style:style style:name="T16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6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6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65" style:family="text">
      <style:text-properties fo:font-size="10.00pt" fo:font-weight="normal" fo:font-family="NewsGotT" style:font-family-asian="NewsGotT" style:font-family-complex="NewsGotT" fo:background-color="transparent" style:use-window-font-color="true"/>
    </style:style>
    <style:style style:name="T16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6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7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71" style:family="text">
      <style:text-properties fo:font-size="10.00pt" fo:font-weight="normal" fo:font-family="NewsGotT" style:font-family-asian="NewsGotT" style:font-family-complex="NewsGotT" fo:background-color="transparent" style:use-window-font-color="true"/>
    </style:style>
    <style:style style:name="T17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7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7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77" style:family="text">
      <style:text-properties fo:font-size="10.00pt" fo:font-weight="normal" fo:font-family="NewsGotT" style:font-family-asian="NewsGotT" style:font-family-complex="NewsGotT" fo:background-color="transparent" style:use-window-font-color="true"/>
    </style:style>
    <style:style style:name="T17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7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8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83" style:family="text">
      <style:text-properties fo:font-size="10.00pt" fo:font-weight="normal" fo:font-family="NewsGotT" style:font-family-asian="NewsGotT" style:font-family-complex="NewsGotT" fo:background-color="transparent" style:use-window-font-color="true"/>
    </style:style>
    <style:style style:name="T18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8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8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89" style:family="text">
      <style:text-properties fo:font-size="10.00pt" fo:font-weight="normal" fo:font-family="NewsGotT" style:font-family-asian="NewsGotT" style:font-family-complex="NewsGotT" fo:background-color="transparent" style:use-window-font-color="true"/>
    </style:style>
    <style:style style:name="T19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9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9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95" style:family="text">
      <style:text-properties fo:font-size="10.00pt" fo:font-weight="normal" fo:font-family="NewsGotT" style:font-family-asian="NewsGotT" style:font-family-complex="NewsGotT" fo:background-color="transparent" style:use-window-font-color="true"/>
    </style:style>
    <style:style style:name="T19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9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0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01" style:family="text">
      <style:text-properties fo:font-size="10.00pt" fo:font-weight="normal" fo:font-family="NewsGotT" style:font-family-asian="NewsGotT" style:font-family-complex="NewsGotT" fo:background-color="transparent" style:use-window-font-color="true"/>
    </style:style>
    <style:style style:name="T20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0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0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07" style:family="text">
      <style:text-properties fo:font-size="10.00pt" fo:font-weight="normal" fo:font-family="NewsGotT" style:font-family-asian="NewsGotT" style:font-family-complex="NewsGotT" fo:background-color="transparent" style:use-window-font-color="true"/>
    </style:style>
    <style:style style:name="T20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0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1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13" style:family="text">
      <style:text-properties fo:font-size="10.00pt" fo:font-weight="normal" fo:font-family="NewsGotT" style:font-family-asian="NewsGotT" style:font-family-complex="NewsGotT" fo:background-color="transparent" style:use-window-font-color="true"/>
    </style:style>
    <style:style style:name="T21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1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1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19" style:family="text">
      <style:text-properties fo:font-size="10.00pt" fo:font-weight="normal" fo:font-family="NewsGotT" style:font-family-asian="NewsGotT" style:font-family-complex="NewsGotT" fo:background-color="transparent" style:use-window-font-color="true"/>
    </style:style>
    <style:style style:name="T22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2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2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25" style:family="text">
      <style:text-properties fo:font-size="10.00pt" fo:font-weight="normal" fo:font-family="NewsGotT" style:font-family-asian="NewsGotT" style:font-family-complex="NewsGotT" fo:background-color="transparent" style:use-window-font-color="true"/>
    </style:style>
    <style:style style:name="T22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27"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30"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31" style:family="text">
      <style:text-properties fo:font-size="10.00pt" fo:font-weight="normal" fo:font-family="NewsGotT" style:font-family-asian="NewsGotT" style:font-family-complex="NewsGotT" fo:background-color="transparent" style:use-window-font-color="true"/>
    </style:style>
    <style:style style:name="T23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33"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36"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37" style:family="text">
      <style:text-properties fo:font-size="10.00pt" fo:font-weight="normal" fo:font-family="NewsGotT" style:font-family-asian="NewsGotT" style:font-family-complex="NewsGotT" fo:background-color="transparent" style:use-window-font-color="true"/>
    </style:style>
    <style:style style:name="T238"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39"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42"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43" style:family="text">
      <style:text-properties fo:font-size="10.00pt" fo:font-weight="normal" fo:font-family="NewsGotT" style:font-family-asian="NewsGotT" style:font-family-complex="NewsGotT" fo:background-color="transparent" style:use-window-font-color="true"/>
    </style:style>
    <style:style style:name="T244"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45" style:family="text">
      <style:text-properties fo:font-size="10.00pt" fo:font-weight="normal" style:text-underline-mode="continuous" style:text-underline-type="single" style:text-underline-style="solid" style:text-underline-width="normal" fo:font-family="NewsGotT" style:font-family-asian="NewsGotT" style:font-family-complex="NewsGotT" fo:background-color="transparent" fo:color="#0000ff"/>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4.00pt" fo:font-weight="bold" fo:font-family="'Eras Md BT'" style:font-family-asian="'Eras Md BT'" style:font-family-complex="'Eras Md BT'" fo:background-color="transparent" fo:color="#000000"/>
    </style:style>
    <style:style style:name="T248" style:family="text">
      <style:text-properties fo:font-size="11.00pt" fo:font-weight="normal" fo:font-family="NewsGotT" style:font-family-asian="NewsGotT" style:font-family-complex="NewsGotT" fo:background-color="transparent" fo:color="#000000"/>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4.00pt" fo:font-weight="bold" fo:font-family="'Eras Md BT'" style:font-family-asian="'Eras Md BT'" style:font-family-complex="'Eras Md BT'" fo:background-color="transparent" fo:color="#000000"/>
    </style:style>
    <style:style style:name="T251" style:family="text">
      <style:text-properties fo:font-size="11.00pt" fo:font-weight="normal" fo:font-family="NewsGotT" style:font-family-asian="NewsGotT" style:font-family-complex="NewsGotT" fo:background-color="transparent" fo:color="#000000"/>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4.00pt" fo:font-weight="bold" fo:font-family="'Eras Md BT'" style:font-family-asian="'Eras Md BT'" style:font-family-complex="'Eras Md BT'" fo:background-color="transparent" fo:color="#000000"/>
    </style:style>
    <style:style style:name="T254" style:family="text">
      <style:text-properties fo:font-size="11.00pt" fo:font-weight="normal" fo:font-family="NewsGotT" style:font-family-asian="NewsGotT" style:font-family-complex="NewsGotT" fo:background-color="transparent" fo:color="#000000"/>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4.00pt" fo:font-weight="bold" fo:font-family="'Eras Md BT'" style:font-family-asian="'Eras Md BT'" style:font-family-complex="'Eras Md BT'" fo:background-color="transparent" fo:color="#000000"/>
    </style:style>
    <style:style style:name="T257" style:family="text">
      <style:text-properties fo:font-size="11.00pt" fo:font-weight="normal" fo:font-family="NewsGotT" style:font-family-asian="NewsGotT" style:font-family-complex="NewsGotT" fo:background-color="transparent" fo:color="#000000"/>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0.00pt" fo:font-weight="bold" fo:font-family="NewsGotT" style:font-family-asian="NewsGotT" style:font-family-complex="NewsGotT" fo:background-color="transparent" fo:color="#00000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0.00pt" fo:font-weight="bold" fo:font-family="NewsGotT" style:font-family-asian="NewsGotT" style:font-family-complex="NewsGotT"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Eras Md BT'" style:font-family-asian="'Eras Md BT'" style:font-family-complex="'Eras Md BT'" fo:background-color="transparent" fo:color="#000000"/>
    </style:style>
    <style:style style:name="T264" style:family="text">
      <style:text-properties fo:font-size="11.00pt" fo:font-weight="normal" fo:font-family="NewsGotT" style:font-family-asian="NewsGotT" style:font-family-complex="NewsGotT"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bold" fo:font-family="NewsGotT" style:font-family-asian="NewsGotT" style:font-family-complex="NewsGotT"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0.00pt" fo:font-weight="bold" fo:font-family="NewsGotT" style:font-family-asian="NewsGotT" style:font-family-complex="NewsGotT"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4.00pt" fo:font-weight="bold" fo:font-family="'Eras Md BT'" style:font-family-asian="'Eras Md BT'" style:font-family-complex="'Eras Md BT'" fo:background-color="transparent" fo:color="#000000"/>
    </style:style>
    <style:style style:name="T271" style:family="text">
      <style:text-properties fo:font-size="11.00pt" fo:font-weight="normal" fo:font-family="NewsGotT" style:font-family-asian="NewsGotT" style:font-family-complex="NewsGotT" fo:background-color="transparent" fo:color="#000000"/>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0.00pt" fo:font-weight="bold" fo:font-family="NewsGotT" style:font-family-asian="NewsGotT" style:font-family-complex="NewsGotT" fo:background-color="transparent" fo:color="#000000"/>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0.00pt" fo:font-weight="bold" fo:font-family="NewsGotT" style:font-family-asian="NewsGotT" style:font-family-complex="NewsGotT" fo:background-color="transparent" fo:color="#000000"/>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0.00pt" fo:font-weight="bold" fo:font-family="NewsGotT" style:font-family-asian="NewsGotT" style:font-family-complex="NewsGotT" fo:background-color="transparent" fo:color="#000000"/>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0.00pt" fo:font-weight="bold" fo:font-family="NewsGotT" style:font-family-asian="NewsGotT" style:font-family-complex="NewsGotT" fo:background-color="transparent" fo:color="#000000"/>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0.00pt" fo:font-weight="normal" fo:font-family="NewsGotT" style:font-family-asian="NewsGotT" style:font-family-complex="NewsGotT" fo:background-color="transparent" fo:color="#000000"/>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0.00pt" fo:font-weight="normal" fo:font-family="NewsGotT" style:font-family-asian="NewsGotT" style:font-family-complex="NewsGotT" fo:background-color="transparent" fo:color="#000000"/>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00pt" fo:font-weight="normal" fo:font-family="NewsGotT" style:font-family-asian="NewsGotT" style:font-family-complex="NewsGotT"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0.00pt" fo:font-weight="normal" fo:font-family="NewsGotT" style:font-family-asian="NewsGotT" style:font-family-complex="NewsGotT"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4.00pt" fo:font-weight="bold" fo:font-family="'Eras Md BT'" style:font-family-asian="'Eras Md BT'" style:font-family-complex="'Eras Md BT'" fo:background-color="transparent" fo:color="#000000"/>
    </style:style>
    <style:style style:name="T290" style:family="text">
      <style:text-properties fo:font-size="11.00pt" fo:font-weight="normal" fo:font-family="NewsGotT" style:font-family-asian="NewsGotT" style:font-family-complex="NewsGotT" fo:background-color="transparent" fo:color="#000000"/>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0.00pt" fo:font-weight="bold" fo:font-family="NewsGotT" style:font-family-asian="NewsGotT" style:font-family-complex="NewsGotT" fo:background-color="transparent" fo:color="#000000"/>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0.00pt" fo:font-weight="bold" fo:font-family="NewsGotT" style:font-family-asian="NewsGotT" style:font-family-complex="NewsGotT"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0.00pt" fo:font-weight="bold" fo:font-family="NewsGotT" style:font-family-asian="NewsGotT" style:font-family-complex="NewsGotT" fo:background-color="transparent" fo:color="#000000"/>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0.00pt" fo:font-weight="normal" fo:font-family="NewsGotT" style:font-family-asian="NewsGotT" style:font-family-complex="NewsGotT" fo:background-color="transparent" fo:color="#000000"/>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0.00pt" fo:font-weight="normal" fo:font-family="NewsGotT" style:font-family-asian="NewsGotT" style:font-family-complex="NewsGotT"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0.00pt" fo:font-weight="normal" fo:font-family="NewsGotT" style:font-family-asian="NewsGotT" style:font-family-complex="NewsGotT"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0.00pt" fo:font-weight="normal" fo:font-family="NewsGotT" style:font-family-asian="NewsGotT" style:font-family-complex="NewsGotT"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4.00pt" fo:font-weight="bold" fo:font-family="'Eras Md BT'" style:font-family-asian="'Eras Md BT'" style:font-family-complex="'Eras Md BT'" fo:background-color="transparent" fo:color="#000000"/>
    </style:style>
    <style:style style:name="T307" style:family="text">
      <style:text-properties fo:font-size="11.00pt" fo:font-weight="normal" fo:font-family="NewsGotT" style:font-family-asian="NewsGotT" style:font-family-complex="NewsGotT"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0.00pt" fo:font-weight="bold" fo:font-family="NewsGotT" style:font-family-asian="NewsGotT" style:font-family-complex="NewsGotT" fo:background-color="transparent" fo:color="#000000"/>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0.00pt" fo:font-weight="bold" fo:font-family="NewsGotT" style:font-family-asian="NewsGotT" style:font-family-complex="NewsGotT" fo:background-color="transparent" fo:color="#000000"/>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0.00pt" fo:font-weight="bold" fo:font-family="NewsGotT" style:font-family-asian="NewsGotT" style:font-family-complex="NewsGotT"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0.00pt" fo:font-weight="normal" fo:font-family="NewsGotT" style:font-family-asian="NewsGotT" style:font-family-complex="NewsGotT" fo:background-color="transparent" fo:color="#000000"/>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0.00pt" fo:font-weight="normal" fo:font-family="NewsGotT" style:font-family-asian="NewsGotT" style:font-family-complex="NewsGotT" fo:background-color="transparent" fo:color="#000000"/>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0.00pt" fo:font-weight="normal" fo:font-family="NewsGotT" style:font-family-asian="NewsGotT" style:font-family-complex="NewsGotT"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4.00pt" fo:font-weight="bold" fo:font-family="'Eras Md BT'" style:font-family-asian="'Eras Md BT'" style:font-family-complex="'Eras Md BT'" fo:background-color="transparent" fo:color="#000000"/>
    </style:style>
    <style:style style:name="T322" style:family="text">
      <style:text-properties fo:font-size="11.00pt" fo:font-weight="normal" fo:font-family="NewsGotT" style:font-family-asian="NewsGotT" style:font-family-complex="NewsGotT"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0.00pt" fo:font-weight="bold" fo:font-family="NewsGotT" style:font-family-asian="NewsGotT" style:font-family-complex="NewsGotT" fo:background-color="transparent" fo:color="#000000"/>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0.00pt" fo:font-weight="bold" fo:font-family="NewsGotT" style:font-family-asian="NewsGotT" style:font-family-complex="NewsGotT" fo:background-color="transparent" fo:color="#000000"/>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4.00pt" fo:font-weight="bold" fo:font-family="'Eras Md BT'" style:font-family-asian="'Eras Md BT'" style:font-family-complex="'Eras Md BT'" fo:background-color="transparent" fo:color="#000000"/>
    </style:style>
    <style:style style:name="T329" style:family="text">
      <style:text-properties fo:font-size="11.00pt" fo:font-weight="normal" fo:font-family="NewsGotT" style:font-family-asian="NewsGotT" style:font-family-complex="NewsGotT" fo:background-color="transparent" fo:color="#000000"/>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4.00pt" fo:font-weight="bold" fo:font-family="'Eras Md BT'" style:font-family-asian="'Eras Md BT'" style:font-family-complex="'Eras Md BT'" fo:background-color="transparent" fo:color="#000000"/>
    </style:style>
    <style:style style:name="T332" style:family="text">
      <style:text-properties fo:font-size="11.00pt" fo:font-weight="normal" fo:font-family="NewsGotT" style:font-family-asian="NewsGotT" style:font-family-complex="NewsGotT" fo:background-color="transparent" fo:color="#000000"/>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0.00pt" fo:font-weight="bold" fo:font-family="NewsGotT" style:font-family-asian="NewsGotT" style:font-family-complex="NewsGotT" fo:background-color="transparent" fo:color="#000000"/>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0.00pt" fo:font-weight="bold" fo:font-family="NewsGotT" style:font-family-asian="NewsGotT" style:font-family-complex="NewsGotT" fo:background-color="transparent" fo:color="#000000"/>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0.00pt" fo:font-weight="normal" fo:font-family="NewsGotT" style:font-family-asian="NewsGotT" style:font-family-complex="NewsGotT" fo:background-color="transparent" fo:color="#000000"/>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0.00pt" fo:font-weight="normal" fo:font-family="NewsGotT" style:font-family-asian="NewsGotT" style:font-family-complex="NewsGotT" fo:background-color="transparent" fo:color="#000000"/>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0.00pt" fo:font-weight="normal" fo:font-family="NewsGotT" style:font-family-asian="NewsGotT" style:font-family-complex="NewsGotT" fo:background-color="transparent" fo:color="#000000"/>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0.00pt" fo:font-weight="normal" fo:font-family="NewsGotT" style:font-family-asian="NewsGotT" style:font-family-complex="NewsGotT"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0.00pt" fo:font-weight="normal" fo:font-family="NewsGotT" style:font-family-asian="NewsGotT" style:font-family-complex="NewsGotT" fo:background-color="transparent" fo:color="#000000"/>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0.00pt" fo:font-weight="normal" fo:font-family="NewsGotT" style:font-family-asian="NewsGotT" style:font-family-complex="NewsGotT" fo:background-color="transparent" fo:color="#000000"/>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4.00pt" fo:font-weight="bold" fo:font-family="'Eras Md BT'" style:font-family-asian="'Eras Md BT'" style:font-family-complex="'Eras Md BT'" fo:background-color="transparent" fo:color="#000000"/>
    </style:style>
    <style:style style:name="T351" style:family="text">
      <style:text-properties fo:font-size="11.00pt" fo:font-weight="normal" fo:font-family="NewsGotT" style:font-family-asian="NewsGotT" style:font-family-complex="NewsGotT" fo:background-color="transparent" fo:color="#000000"/>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0.00pt" fo:font-weight="bold" fo:font-family="NewsGotT" style:font-family-asian="NewsGotT" style:font-family-complex="NewsGotT" fo:background-color="transparent" fo:color="#000000"/>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0.00pt" fo:font-weight="normal" fo:font-family="NewsGotT" style:font-family-asian="NewsGotT" style:font-family-complex="NewsGotT"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0.00pt" fo:font-weight="normal" fo:font-family="NewsGotT" style:font-family-asian="NewsGotT" style:font-family-complex="NewsGotT" fo:background-color="transparent" fo:color="#000000"/>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0.00pt" fo:font-weight="normal" fo:font-family="NewsGotT" style:font-family-asian="NewsGotT" style:font-family-complex="NewsGotT" fo:background-color="transparent" fo:color="#000000"/>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0.00pt" fo:font-weight="normal" fo:font-family="NewsGotT" style:font-family-asian="NewsGotT" style:font-family-complex="NewsGotT"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0.00pt" fo:font-weight="normal" fo:font-family="NewsGotT" style:font-family-asian="NewsGotT" style:font-family-complex="NewsGotT"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0.00pt" fo:font-weight="normal" fo:font-family="NewsGotT" style:font-family-asian="NewsGotT" style:font-family-complex="NewsGotT"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0.00pt" fo:font-weight="normal" fo:font-family="NewsGotT" style:font-family-asian="NewsGotT" style:font-family-complex="NewsGotT"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0.00pt" fo:font-weight="normal" fo:font-family="NewsGotT" style:font-family-asian="NewsGotT" style:font-family-complex="NewsGotT" fo:background-color="transparent" fo:color="#000000"/>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0.00pt" fo:font-weight="normal" fo:font-family="NewsGotT" style:font-family-asian="NewsGotT" style:font-family-complex="NewsGotT"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0.00pt" fo:font-weight="normal" fo:font-family="NewsGotT" style:font-family-asian="NewsGotT" style:font-family-complex="NewsGotT" fo:background-color="transparent" fo:color="#000000"/>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0.00pt" fo:font-weight="normal" fo:font-family="NewsGotT" style:font-family-asian="NewsGotT" style:font-family-complex="NewsGotT" fo:background-color="transparent" fo:color="#000000"/>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0.00pt" fo:font-weight="bold" fo:font-family="NewsGotT" style:font-family-asian="NewsGotT" style:font-family-complex="NewsGotT" fo:background-color="transparent" fo:color="#000000"/>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0.00pt" fo:font-weight="normal" fo:font-family="NewsGotT" style:font-family-asian="NewsGotT" style:font-family-complex="NewsGotT" fo:background-color="transparent" fo:color="#000000"/>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0.00pt" fo:font-weight="normal" fo:font-family="NewsGotT" style:font-family-asian="NewsGotT" style:font-family-complex="NewsGotT" fo:background-color="transparent" fo:color="#000000"/>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0.00pt" fo:font-weight="normal" fo:font-family="NewsGotT" style:font-family-asian="NewsGotT" style:font-family-complex="NewsGotT" fo:background-color="transparent" fo:color="#000000"/>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0.00pt" fo:font-weight="normal" fo:font-family="NewsGotT" style:font-family-asian="NewsGotT" style:font-family-complex="NewsGotT" fo:background-color="transparent" fo:color="#000000"/>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0.00pt" fo:font-weight="normal" fo:font-family="NewsGotT" style:font-family-asian="NewsGotT" style:font-family-complex="NewsGotT" fo:background-color="transparent" fo:color="#000000"/>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0.00pt" fo:font-weight="normal" fo:font-family="NewsGotT" style:font-family-asian="NewsGotT" style:font-family-complex="NewsGotT" fo:background-color="transparent" fo:color="#000000"/>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0.00pt" fo:font-weight="normal" fo:font-family="NewsGotT" style:font-family-asian="NewsGotT" style:font-family-complex="NewsGotT" fo:background-color="transparent" fo:color="#000000"/>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0.00pt" fo:font-weight="normal" fo:font-family="NewsGotT" style:font-family-asian="NewsGotT" style:font-family-complex="NewsGotT" fo:background-color="transparent" fo:color="#000000"/>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0.00pt" fo:font-weight="normal" fo:font-family="NewsGotT" style:font-family-asian="NewsGotT" style:font-family-complex="NewsGotT" fo:background-color="transparent" fo:color="#000000"/>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4.00pt" fo:font-weight="bold" fo:font-family="'Eras Md BT'" style:font-family-asian="'Eras Md BT'" style:font-family-complex="'Eras Md BT'" fo:background-color="transparent" fo:color="#000000"/>
    </style:style>
    <style:style style:name="T398" style:family="text">
      <style:text-properties fo:font-size="11.00pt" fo:font-weight="normal" fo:font-family="NewsGotT" style:font-family-asian="NewsGotT" style:font-family-complex="NewsGotT" fo:background-color="transparent" fo:color="#000000"/>
    </style:style>
    <style:style style:name="T399" style:family="text">
      <style:text-properties fo:font-size="11.00pt" fo:font-weight="normal" fo:font-family="NewsGotT" style:font-family-asian="NewsGotT" style:font-family-complex="NewsGotT" fo:background-color="#ffff00" fo:color="#00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0.00pt" fo:font-weight="bold" fo:font-family="NewsGotT" style:font-family-asian="NewsGotT" style:font-family-complex="NewsGotT" fo:background-color="#e6e6e6" fo:color="#000000"/>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0.00pt" fo:font-weight="normal" fo:font-family="NewsGotT" style:font-family-asian="NewsGotT" style:font-family-complex="NewsGotT" fo:background-color="transparent" fo:color="#000000"/>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0.00pt" fo:font-weight="normal" fo:font-family="NewsGotT" style:font-family-asian="NewsGotT" style:font-family-complex="NewsGotT" fo:background-color="transparent" fo:color="#000000"/>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0.00pt" fo:font-weight="normal" fo:font-family="NewsGotT" style:font-family-asian="NewsGotT" style:font-family-complex="NewsGotT" fo:background-color="transparent" fo:color="#000000"/>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0.00pt" fo:font-weight="normal" fo:font-family="NewsGotT" style:font-family-asian="NewsGotT" style:font-family-complex="NewsGotT" fo:background-color="transparent" fo:color="#000000"/>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0.00pt" fo:font-weight="normal" fo:font-family="NewsGotT" style:font-family-asian="NewsGotT" style:font-family-complex="NewsGotT" fo:background-color="transparent" fo:color="#000000"/>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0.00pt" fo:font-weight="normal" fo:font-family="NewsGotT" style:font-family-asian="NewsGotT" style:font-family-complex="NewsGotT" fo:background-color="transparent" fo:color="#000000"/>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0.00pt" fo:font-weight="normal" fo:font-family="NewsGotT" style:font-family-asian="NewsGotT" style:font-family-complex="NewsGotT" fo:background-color="transparent" fo:color="#000000"/>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0.00pt" fo:font-weight="normal" fo:font-family="NewsGotT" style:font-family-asian="NewsGotT" style:font-family-complex="NewsGotT"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0.00pt" fo:font-weight="normal" fo:font-family="NewsGotT" style:font-family-asian="NewsGotT" style:font-family-complex="NewsGotT" fo:background-color="transparent" fo:color="#000000"/>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0.00pt" fo:font-weight="normal" fo:font-family="NewsGotT" style:font-family-asian="NewsGotT" style:font-family-complex="NewsGotT" fo:background-color="transparent" fo:color="#000000"/>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0.00pt" fo:font-weight="normal" fo:font-family="NewsGotT" style:font-family-asian="NewsGotT" style:font-family-complex="NewsGotT" fo:background-color="transparent" fo:color="#000000"/>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0.00pt" fo:font-weight="normal" fo:font-family="NewsGotT" style:font-family-asian="NewsGotT" style:font-family-complex="NewsGotT" fo:background-color="transparent" fo:color="#000000"/>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0.00pt" fo:font-weight="normal" fo:font-family="NewsGotT" style:font-family-asian="NewsGotT" style:font-family-complex="NewsGotT" fo:background-color="transparent" fo:color="#000000"/>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0.00pt" fo:font-weight="normal" fo:font-family="NewsGotT" style:font-family-asian="NewsGotT" style:font-family-complex="NewsGotT" fo:background-color="transparent" fo:color="#000000"/>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0.00pt" fo:font-weight="normal" fo:font-family="NewsGotT" style:font-family-asian="NewsGotT" style:font-family-complex="NewsGotT" fo:background-color="transparent" fo:color="#000000"/>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0.00pt" fo:font-weight="normal" fo:font-family="NewsGotT" style:font-family-asian="NewsGotT" style:font-family-complex="NewsGotT" fo:background-color="transparent" fo:color="#000000"/>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0.00pt" fo:font-weight="normal" fo:font-family="NewsGotT" style:font-family-asian="NewsGotT" style:font-family-complex="NewsGotT" fo:background-color="transparent" fo:color="#000000"/>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0.00pt" fo:font-weight="normal" fo:font-family="NewsGotT" style:font-family-asian="NewsGotT" style:font-family-complex="NewsGotT" fo:background-color="transparent" fo:color="#000000"/>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0.00pt" fo:font-weight="normal" fo:font-family="NewsGotT" style:font-family-asian="NewsGotT" style:font-family-complex="NewsGotT" fo:background-color="transparent" fo:color="#000000"/>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0.00pt" fo:font-weight="normal" fo:font-family="NewsGotT" style:font-family-asian="NewsGotT" style:font-family-complex="NewsGotT" fo:background-color="transparent" fo:color="#000000"/>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4.00pt" fo:font-weight="bold" fo:font-family="'Eras Md BT'" style:font-family-asian="'Eras Md BT'" style:font-family-complex="'Eras Md BT'" fo:background-color="transparent" fo:color="#000000"/>
    </style:style>
    <style:style style:name="T444" style:family="text">
      <style:text-properties fo:font-size="11.00pt" fo:font-weight="normal" fo:font-family="NewsGotT" style:font-family-asian="NewsGotT" style:font-family-complex="NewsGotT" fo:background-color="transparent" fo:color="#000000"/>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0.00pt" fo:font-weight="bold" fo:font-family="NewsGotT" style:font-family-asian="NewsGotT" style:font-family-complex="NewsGotT" fo:background-color="transparent" fo:color="#000000"/>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0.00pt" fo:font-weight="bold" fo:font-family="NewsGotT" style:font-family-asian="NewsGotT" style:font-family-complex="NewsGotT" fo:background-color="transparent" fo:color="#000000"/>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0.00pt" fo:font-weight="normal" fo:font-family="NewsGotT" style:font-family-asian="NewsGotT" style:font-family-complex="NewsGotT" fo:background-color="transparent" fo:color="#000000"/>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0.00pt" fo:font-weight="bold" fo:font-family="NewsGotT" style:font-family-asian="NewsGotT" style:font-family-complex="NewsGotT" fo:background-color="transparent" fo:color="#000000"/>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0.00pt" fo:font-weight="normal" fo:font-family="NewsGotT" style:font-family-asian="NewsGotT" style:font-family-complex="NewsGotT" fo:background-color="transparent" fo:color="#000000"/>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0.00pt" fo:font-weight="bold" fo:font-family="NewsGotT" style:font-family-asian="NewsGotT" style:font-family-complex="NewsGotT" fo:background-color="transparent" fo:color="#000000"/>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0.00pt" fo:font-weight="normal" fo:font-family="NewsGotT" style:font-family-asian="NewsGotT" style:font-family-complex="NewsGotT" fo:background-color="transparent" fo:color="#000000"/>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0.00pt" fo:font-weight="bold" fo:font-family="NewsGotT" style:font-family-asian="NewsGotT" style:font-family-complex="NewsGotT" fo:background-color="transparent" fo:color="#000000"/>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0.00pt" fo:font-weight="bold" fo:font-family="NewsGotT" style:font-family-asian="NewsGotT" style:font-family-complex="NewsGotT" fo:background-color="transparent" fo:color="#000000"/>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0.00pt" fo:font-weight="bold" fo:font-family="NewsGotT" style:font-family-asian="NewsGotT" style:font-family-complex="NewsGotT" fo:background-color="transparent" fo:color="#000000"/>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0.00pt" fo:font-weight="normal" fo:font-family="NewsGotT" style:font-family-asian="NewsGotT" style:font-family-complex="NewsGotT" fo:background-color="transparent" fo:color="#000000"/>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0.00pt" fo:font-weight="bold" fo:font-family="NewsGotT" style:font-family-asian="NewsGotT" style:font-family-complex="NewsGotT" fo:background-color="transparent" fo:color="#000000"/>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0.00pt" fo:font-weight="normal" fo:font-family="NewsGotT" style:font-family-asian="NewsGotT" style:font-family-complex="NewsGotT" fo:background-color="transparent" fo:color="#000000"/>
    </style:style>
    <style:style style:name="T471" style:family="text">
      <style:text-properties fo:font-size="10.00pt" fo:font-weight="normal" fo:font-family="'Courier New'" style:font-family-asian="'Courier New'" style:font-family-complex="'Courier New'" fo:background-color="transparent" fo:color="#000000"/>
    </style:style>
    <style:style style:name="T472" style:family="text">
      <style:text-properties fo:font-size="10.00pt" fo:font-weight="normal" fo:font-family="NewsGotT" style:font-family-asian="NewsGotT" style:font-family-complex="NewsGotT" fo:background-color="transparent" fo:color="#000000"/>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0.00pt" fo:font-weight="bold" fo:font-family="NewsGotT" style:font-family-asian="NewsGotT" style:font-family-complex="NewsGotT" fo:background-color="transparent" fo:color="#000000"/>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0.00pt" fo:font-weight="normal" fo:font-family="NewsGotT" style:font-family-asian="NewsGotT" style:font-family-complex="NewsGotT" fo:background-color="transparent" fo:color="#000000"/>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0.00pt" fo:font-weight="bold" fo:font-family="NewsGotT" style:font-family-asian="NewsGotT" style:font-family-complex="NewsGotT" fo:background-color="transparent" fo:color="#000000"/>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0.00pt" fo:font-weight="bold" fo:font-family="NewsGotT" style:font-family-asian="NewsGotT" style:font-family-complex="NewsGotT" fo:background-color="transparent" fo:color="#000000"/>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0.00pt" fo:font-weight="bold" fo:font-family="NewsGotT" style:font-family-asian="NewsGotT" style:font-family-complex="NewsGotT" fo:background-color="transparent" fo:color="#000000"/>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0.00pt" fo:font-weight="bold" fo:font-family="NewsGotT" style:font-family-asian="NewsGotT" style:font-family-complex="NewsGotT" fo:background-color="transparent" fo:color="#000000"/>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0.00pt" fo:font-weight="bold" fo:font-family="NewsGotT" style:font-family-asian="NewsGotT" style:font-family-complex="NewsGotT" fo:background-color="transparent" fo:color="#000000"/>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0.00pt" fo:font-weight="bold" fo:font-family="NewsGotT" style:font-family-asian="NewsGotT" style:font-family-complex="NewsGotT" fo:background-color="transparent" fo:color="#000000"/>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0.00pt" fo:font-weight="bold" fo:font-family="NewsGotT" style:font-family-asian="NewsGotT" style:font-family-complex="NewsGotT" fo:background-color="transparent" fo:color="#000000"/>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0.00pt" fo:font-weight="bold" fo:font-family="NewsGotT" style:font-family-asian="NewsGotT" style:font-family-complex="NewsGotT" fo:background-color="transparent" fo:color="#000000"/>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0.00pt" fo:font-weight="bold" fo:font-family="NewsGotT" style:font-family-asian="NewsGotT" style:font-family-complex="NewsGotT" fo:background-color="transparent" fo:color="#000000"/>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0.00pt" fo:font-weight="bold" fo:font-family="NewsGotT" style:font-family-asian="NewsGotT" style:font-family-complex="NewsGotT" fo:background-color="transparent" fo:color="#000000"/>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4.00pt" fo:font-weight="bold" fo:font-family="'Eras Md BT'" style:font-family-asian="'Eras Md BT'" style:font-family-complex="'Eras Md BT'" fo:background-color="transparent" fo:color="#000000"/>
    </style:style>
    <style:style style:name="T499" style:family="text">
      <style:text-properties fo:font-size="11.00pt" fo:font-weight="normal" fo:font-family="NewsGotT" style:font-family-asian="NewsGotT" style:font-family-complex="NewsGotT" fo:background-color="transparent" fo:color="#000000"/>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0.00pt" fo:font-weight="bold" fo:font-family="NewsGotT" style:font-family-asian="NewsGotT" style:font-family-complex="NewsGotT" fo:background-color="#e6e6e6" fo:color="#000000"/>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0.00pt" fo:font-weight="normal" fo:font-family="NewsGotT" style:font-family-asian="NewsGotT" style:font-family-complex="NewsGotT" fo:background-color="transparent" fo:color="#000000"/>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0.00pt" fo:font-weight="normal" fo:font-family="NewsGotT" style:font-family-asian="NewsGotT" style:font-family-complex="NewsGotT" fo:background-color="transparent" fo:color="#000000"/>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0.00pt" fo:font-weight="normal" fo:font-family="NewsGotT" style:font-family-asian="NewsGotT" style:font-family-complex="NewsGotT" fo:background-color="transparent" fo:color="#000000"/>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0.00pt" fo:font-weight="normal" fo:font-family="NewsGotT" style:font-family-asian="NewsGotT" style:font-family-complex="NewsGotT" fo:background-color="transparent" fo:color="#000000"/>
    </style:style>
    <style:style style:name="T510" style:family="text">
      <style:text-properties fo:font-size="11.00pt" fo:font-weight="normal" fo:font-family="Calibri" style:font-family-asian="Calibri" style:font-family-complex="Calibri" fo:background-color="transparent" style:use-window-font-color="true"/>
    </style:style>
    <style:style style:name="T511" style:family="text">
      <style:text-properties fo:font-size="10.00pt" fo:font-weight="normal" fo:font-family="NewsGotT" style:font-family-asian="NewsGotT" style:font-family-complex="NewsGotT" fo:background-color="transparent" fo:color="#000000"/>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0.00pt" fo:font-weight="normal" fo:font-family="NewsGotT" style:font-family-asian="NewsGotT" style:font-family-complex="NewsGotT" fo:background-color="transparent" fo:color="#000000"/>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0.00pt" fo:font-weight="normal" fo:font-family="NewsGotT" style:font-family-asian="NewsGotT" style:font-family-complex="NewsGotT" fo:background-color="transparent" fo:color="#000000"/>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0.00pt" fo:font-weight="normal" fo:font-family="NewsGotT" style:font-family-asian="NewsGotT" style:font-family-complex="NewsGotT" fo:background-color="transparent" fo:color="#000000"/>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0.00pt" fo:font-weight="normal" fo:font-family="NewsGotT" style:font-family-asian="NewsGotT" style:font-family-complex="NewsGotT" fo:background-color="transparent" fo:color="#000000"/>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0.00pt" fo:font-weight="normal" fo:font-family="NewsGotT" style:font-family-asian="NewsGotT" style:font-family-complex="NewsGotT" fo:background-color="transparent" fo:color="#000000"/>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0.00pt" fo:font-weight="normal" fo:font-family="NewsGotT" style:font-family-asian="NewsGotT" style:font-family-complex="NewsGotT" fo:background-color="transparent" fo:color="#000000"/>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0.00pt" fo:font-weight="normal" fo:font-family="NewsGotT" style:font-family-asian="NewsGotT" style:font-family-complex="NewsGotT" fo:background-color="transparent" fo:color="#000000"/>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0.00pt" fo:font-weight="normal" fo:font-family="NewsGotT" style:font-family-asian="NewsGotT" style:font-family-complex="NewsGotT" fo:background-color="transparent" fo:color="#000000"/>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0.00pt" fo:font-weight="normal" fo:font-family="NewsGotT" style:font-family-asian="NewsGotT" style:font-family-complex="NewsGotT" fo:background-color="transparent" fo:color="#000000"/>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0.00pt" fo:font-weight="normal" fo:font-family="NewsGotT" style:font-family-asian="NewsGotT" style:font-family-complex="NewsGotT" fo:background-color="transparent" fo:color="#000000"/>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0.00pt" fo:font-weight="normal" fo:font-family="NewsGotT" style:font-family-asian="NewsGotT" style:font-family-complex="NewsGotT" fo:background-color="transparent" fo:color="#000000"/>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0.00pt" fo:font-weight="normal" fo:font-family="NewsGotT" style:font-family-asian="NewsGotT" style:font-family-complex="NewsGotT" fo:background-color="transparent" fo:color="#000000"/>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0.00pt" fo:font-weight="normal" fo:font-family="NewsGotT" style:font-family-asian="NewsGotT" style:font-family-complex="NewsGotT" fo:background-color="transparent" fo:color="#000000"/>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0.00pt" fo:font-weight="normal" fo:font-family="NewsGotT" style:font-family-asian="NewsGotT" style:font-family-complex="NewsGotT" fo:background-color="transparent" fo:color="#000000"/>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0.00pt" fo:font-weight="normal" fo:font-family="NewsGotT" style:font-family-asian="NewsGotT" style:font-family-complex="NewsGotT" fo:background-color="transparent" fo:color="#000000"/>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4.00pt" fo:font-weight="bold" fo:font-family="'Eras Md BT'" style:font-family-asian="'Eras Md BT'" style:font-family-complex="'Eras Md BT'" fo:background-color="transparent" fo:color="#000000"/>
    </style:style>
    <style:style style:name="T544" style:family="text">
      <style:text-properties fo:font-size="11.00pt" fo:font-weight="normal" fo:font-family="NewsGotT" style:font-family-asian="NewsGotT" style:font-family-complex="NewsGotT" fo:background-color="transparent" fo:color="#000000"/>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0.00pt" fo:font-weight="bold" fo:font-family="NewsGotT" style:font-family-asian="NewsGotT" style:font-family-complex="NewsGotT" fo:background-color="transparent" fo:color="#000000"/>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0.00pt" fo:font-weight="bold" fo:font-family="NewsGotT" style:font-family-asian="NewsGotT" style:font-family-complex="NewsGotT" fo:background-color="transparent" fo:color="#000000"/>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0.00pt" fo:font-weight="bold" fo:font-family="NewsGotT" style:font-family-asian="NewsGotT" style:font-family-complex="NewsGotT" fo:background-color="transparent" fo:color="#000000"/>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0.00pt" fo:font-weight="bold" fo:font-family="NewsGotT" style:font-family-asian="NewsGotT" style:font-family-complex="NewsGotT" fo:background-color="transparent" fo:color="#000000"/>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0.00pt" fo:font-weight="bold" fo:font-family="NewsGotT" style:font-family-asian="NewsGotT" style:font-family-complex="NewsGotT" fo:background-color="transparent" fo:color="#000000"/>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0.00pt" fo:font-weight="bold" fo:font-family="NewsGotT" style:font-family-asian="NewsGotT" style:font-family-complex="NewsGotT" fo:background-color="transparent" fo:color="#000000"/>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0.00pt" fo:font-weight="bold" fo:font-family="NewsGotT" style:font-family-asian="NewsGotT" style:font-family-complex="NewsGotT" fo:background-color="transparent" fo:color="#000000"/>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0.00pt" fo:font-weight="bold" fo:font-family="NewsGotT" style:font-family-asian="NewsGotT" style:font-family-complex="NewsGotT" fo:background-color="transparent" fo:color="#000000"/>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0.00pt" fo:font-weight="bold" fo:font-family="NewsGotT" style:font-family-asian="NewsGotT" style:font-family-complex="NewsGotT" fo:background-color="transparent" fo:color="#000000"/>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0.00pt" fo:font-weight="bold" fo:font-family="NewsGotT" style:font-family-asian="NewsGotT" style:font-family-complex="NewsGotT" fo:background-color="transparent" fo:color="#000000"/>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0.00pt" fo:font-weight="bold" fo:font-family="NewsGotT" style:font-family-asian="NewsGotT" style:font-family-complex="NewsGotT" fo:background-color="transparent" fo:color="#000000"/>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0.00pt" fo:font-weight="bold" fo:font-family="NewsGotT" style:font-family-asian="NewsGotT" style:font-family-complex="NewsGotT" fo:background-color="transparent" fo:color="#000000"/>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0.00pt" fo:font-weight="bold" fo:font-family="NewsGotT" style:font-family-asian="NewsGotT" style:font-family-complex="NewsGotT" fo:background-color="transparent" fo:color="#000000"/>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0.00pt" fo:font-weight="bold" fo:font-family="NewsGotT" style:font-family-asian="NewsGotT" style:font-family-complex="NewsGotT" fo:background-color="transparent" fo:color="#000000"/>
    </style:style>
    <style:style style:name="T573" style:family="text">
      <style:text-properties fo:font-size="11.00pt" fo:font-weight="normal" fo:font-family="Calibri" style:font-family-asian="Calibri" style:font-family-complex="Calibri" fo:background-color="transparent" style:use-window-font-color="true"/>
    </style:style>
    <style:style style:name="T574" style:family="text">
      <style:text-properties fo:font-size="10.00pt" fo:font-weight="bold" fo:font-family="NewsGotT" style:font-family-asian="NewsGotT" style:font-family-complex="NewsGotT" fo:background-color="transparent" fo:color="#000000"/>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0.00pt" fo:font-weight="bold" fo:font-family="NewsGotT" style:font-family-asian="NewsGotT" style:font-family-complex="NewsGotT" fo:background-color="transparent" fo:color="#000000"/>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0.00pt" fo:font-weight="bold" fo:font-family="NewsGotT" style:font-family-asian="NewsGotT" style:font-family-complex="NewsGotT" fo:background-color="transparent" fo:color="#000000"/>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4.00pt" fo:font-weight="bold" fo:font-family="'Eras Md BT'" style:font-family-asian="'Eras Md BT'" style:font-family-complex="'Eras Md BT'" fo:background-color="transparent" fo:color="#000000"/>
    </style:style>
    <style:style style:name="T581" style:family="text">
      <style:text-properties fo:font-size="11.00pt" fo:font-weight="normal" fo:font-family="NewsGotT" style:font-family-asian="NewsGotT" style:font-family-complex="NewsGotT" fo:background-color="transparent" fo:color="#000000"/>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4.00pt" fo:font-weight="bold" fo:font-family="'Eras Md BT'" style:font-family-asian="'Eras Md BT'" style:font-family-complex="'Eras Md BT'" fo:background-color="transparent" style:use-window-font-color="true"/>
    </style:style>
    <style:style style:name="T584" style:family="text">
      <style:text-properties fo:font-size="11.00pt" fo:font-weight="normal" fo:font-family="NewsGotT" style:font-family-asian="NewsGotT" style:font-family-complex="NewsGotT" fo:background-color="transparent" fo:color="#000000"/>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4.00pt" fo:font-weight="bold" fo:font-family="'Eras Md BT'" style:font-family-asian="'Eras Md BT'" style:font-family-complex="'Eras Md BT'" fo:background-color="transparent" style:use-window-font-color="true"/>
    </style:style>
    <style:style style:name="T587" style:family="text">
      <style:text-properties fo:font-size="11.00pt" fo:font-weight="normal" fo:font-family="NewsGotT" style:font-family-asian="NewsGotT" style:font-family-complex="NewsGotT" fo:background-color="transparent" fo:color="#000000"/>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0.00pt" fo:font-weight="bold" fo:font-family="NewsGotT" style:font-family-asian="NewsGotT" style:font-family-complex="NewsGotT" fo:background-color="transparent" fo:color="#000000"/>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0.00pt" fo:font-weight="bold" fo:font-family="NewsGotT" style:font-family-asian="NewsGotT" style:font-family-complex="NewsGotT" fo:background-color="transparent" fo:color="#000000"/>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0.00pt" fo:font-weight="bold" fo:font-family="NewsGotT" style:font-family-asian="NewsGotT" style:font-family-complex="NewsGotT" fo:background-color="transparent" fo:color="#000000"/>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0.00pt" fo:font-weight="bold" fo:font-family="NewsGotT" style:font-family-asian="NewsGotT" style:font-family-complex="NewsGotT" fo:background-color="transparent" fo:color="#000000"/>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0.00pt" fo:font-weight="bold" fo:font-family="NewsGotT" style:font-family-asian="NewsGotT" style:font-family-complex="NewsGotT" fo:background-color="transparent" fo:color="#000000"/>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0.00pt" fo:font-weight="bold" fo:font-family="NewsGotT" style:font-family-asian="NewsGotT" style:font-family-complex="NewsGotT" fo:background-color="transparent" fo:color="#000000"/>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0.00pt" fo:font-weight="bold" fo:font-family="NewsGotT" style:font-family-asian="NewsGotT" style:font-family-complex="NewsGotT" fo:background-color="transparent" fo:color="#000000"/>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0.00pt" fo:font-weight="bold" fo:font-family="NewsGotT" style:font-family-asian="NewsGotT" style:font-family-complex="NewsGotT" fo:background-color="transparent" fo:color="#000000"/>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0.00pt" fo:font-weight="bold" fo:font-family="NewsGotT" style:font-family-asian="NewsGotT" style:font-family-complex="NewsGotT" fo:background-color="transparent" fo:color="#000000"/>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0.00pt" fo:font-weight="bold" fo:font-family="NewsGotT" style:font-family-asian="NewsGotT" style:font-family-complex="NewsGotT" fo:background-color="transparent" fo:color="#000000"/>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0.00pt" fo:font-weight="bold" fo:font-family="NewsGotT" style:font-family-asian="NewsGotT" style:font-family-complex="NewsGotT" fo:background-color="transparent" fo:color="#000000"/>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4.00pt" fo:font-weight="bold" fo:font-family="'Eras Md BT'" style:font-family-asian="'Eras Md BT'" style:font-family-complex="'Eras Md BT'" fo:background-color="transparent" fo:color="#000000"/>
    </style:style>
    <style:style style:name="T612" style:family="text">
      <style:text-properties fo:font-size="11.00pt" fo:font-weight="normal" fo:font-family="NewsGotT" style:font-family-asian="NewsGotT" style:font-family-complex="NewsGotT" fo:background-color="transparent" fo:color="#000000"/>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4.00pt" fo:font-weight="bold" fo:font-family="'Eras Md BT'" style:font-family-asian="'Eras Md BT'" style:font-family-complex="'Eras Md BT'" fo:background-color="transparent" fo:color="#000000"/>
    </style:style>
    <style:style style:name="T615" style:family="text">
      <style:text-properties fo:font-size="11.00pt" fo:font-weight="normal" fo:font-family="NewsGotT" style:font-family-asian="NewsGotT" style:font-family-complex="NewsGotT" fo:background-color="transparent" fo:color="#000000"/>
    </style:style>
    <style:style style:name="T616" style:family="text">
      <style:text-properties fo:font-size="11.00pt" fo:font-weight="normal" fo:font-family="NewsGotT" style:font-family-asian="NewsGotT" style:font-family-complex="NewsGotT" fo:background-color="transparent" fo:color="#000000"/>
    </style:style>
    <style:style style:name="T617" style:family="text">
      <style:text-properties fo:font-size="11.00pt" fo:font-weight="normal" fo:font-family="NewsGotT" style:font-family-asian="NewsGotT" style:font-family-complex="NewsGotT" fo:background-color="transparent" fo:color="#000000"/>
    </style:style>
    <style:style style:name="T618" style:family="text">
      <style:text-properties fo:font-size="11.00pt" fo:font-weight="normal" fo:font-family="NewsGotT" style:font-family-asian="NewsGotT" style:font-family-complex="NewsGotT" fo:background-color="transparent" fo:color="#000000"/>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4.00pt" fo:font-weight="bold" fo:font-family="'Eras Md BT'" style:font-family-asian="'Eras Md BT'" style:font-family-complex="'Eras Md BT'" fo:background-color="transparent" fo:color="#000000"/>
    </style:style>
    <style:style style:name="T621" style:family="text">
      <style:text-properties fo:font-size="11.00pt" fo:font-weight="normal" fo:font-family="NewsGotT" style:font-family-asian="NewsGotT" style:font-family-complex="NewsGotT" fo:background-color="transparent" fo:color="#000000"/>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0.00pt" fo:font-weight="bold" fo:font-family="NewsGotT" style:font-family-asian="NewsGotT" style:font-family-complex="NewsGotT" fo:background-color="transparent" fo:color="#000000"/>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0.00pt" fo:font-weight="bold" fo:font-family="NewsGotT" style:font-family-asian="NewsGotT" style:font-family-complex="NewsGotT" fo:background-color="transparent" fo:color="#000000"/>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0.00pt" fo:font-weight="bold" fo:font-family="NewsGotT" style:font-family-asian="NewsGotT" style:font-family-complex="NewsGotT" fo:background-color="transparent" fo:color="#000000"/>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0.00pt" fo:font-weight="bold" fo:font-family="NewsGotT" style:font-family-asian="NewsGotT" style:font-family-complex="NewsGotT" fo:background-color="transparent" fo:color="#000000"/>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0.00pt" fo:font-weight="bold" fo:font-family="NewsGotT" style:font-family-asian="NewsGotT" style:font-family-complex="NewsGotT" fo:background-color="transparent" fo:color="#000000"/>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0.00pt" fo:font-weight="bold" fo:font-family="NewsGotT" style:font-family-asian="NewsGotT" style:font-family-complex="NewsGotT" fo:background-color="transparent" fo:color="#000000"/>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0.00pt" fo:font-weight="bold" fo:font-family="NewsGotT" style:font-family-asian="NewsGotT" style:font-family-complex="NewsGotT" fo:background-color="transparent" fo:color="#000000"/>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0.00pt" fo:font-weight="bold" fo:font-family="NewsGotT" style:font-family-asian="NewsGotT" style:font-family-complex="NewsGotT" fo:background-color="transparent" fo:color="#000000"/>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0.00pt" fo:font-weight="bold" fo:font-family="NewsGotT" style:font-family-asian="NewsGotT" style:font-family-complex="NewsGotT" fo:background-color="transparent" fo:color="#000000"/>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0.00pt" fo:font-weight="bold" fo:font-family="NewsGotT" style:font-family-asian="NewsGotT" style:font-family-complex="NewsGotT" fo:background-color="transparent" fo:color="#000000"/>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0.00pt" fo:font-weight="bold" fo:font-family="NewsGotT" style:font-family-asian="NewsGotT" style:font-family-complex="NewsGotT" fo:background-color="transparent" fo:color="#000000"/>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4.00pt" fo:font-weight="bold" fo:font-family="'Eras Md BT'" style:font-family-asian="'Eras Md BT'" style:font-family-complex="'Eras Md BT'" fo:background-color="transparent" fo:color="#000000"/>
    </style:style>
    <style:style style:name="T646" style:family="text">
      <style:text-properties fo:font-size="11.00pt" fo:font-weight="normal" fo:font-family="NewsGotT" style:font-family-asian="NewsGotT" style:font-family-complex="NewsGotT" fo:background-color="transparent" fo:color="#000000"/>
    </style:style>
    <style:style style:name="T647" style:family="text">
      <style:text-properties fo:font-size="11.00pt" fo:font-weight="normal" fo:font-family="Calibri" style:font-family-asian="Calibri" style:font-family-complex="Calibri" fo:background-color="transparent" style:use-window-font-color="true"/>
    </style:style>
    <style:style style:name="T648" style:family="text">
      <style:text-properties fo:font-size="14.00pt" fo:font-weight="bold" fo:font-family="'Eras Md BT'" style:font-family-asian="'Eras Md BT'" style:font-family-complex="'Eras Md BT'" fo:background-color="transparent" fo:color="#000000"/>
    </style:style>
    <style:style style:name="T649" style:family="text">
      <style:text-properties fo:font-size="11.00pt" fo:font-weight="normal" fo:font-family="NewsGotT" style:font-family-asian="NewsGotT" style:font-family-complex="NewsGotT" fo:background-color="transparent" fo:color="#000000"/>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4.00pt" fo:font-weight="bold" fo:font-family="'Eras Md BT'" style:font-family-asian="'Eras Md BT'" style:font-family-complex="'Eras Md BT'" fo:background-color="transparent" style:use-window-font-color="true"/>
    </style:style>
    <style:style style:name="T652" style:family="text">
      <style:text-properties fo:font-size="11.00pt" fo:font-weight="normal" fo:font-family="NewsGotT" style:font-family-asian="NewsGotT" style:font-family-complex="NewsGotT" fo:background-color="transparent" fo:color="#000000"/>
    </style:style>
    <style:style style:name="T653" style:family="text">
      <style:text-properties fo:font-size="11.00pt" fo:font-weight="normal" fo:font-family="Calibri" style:font-family-asian="Calibri" style:font-family-complex="Calibri" fo:background-color="transparent" style:use-window-font-color="true"/>
    </style:style>
    <style:style style:name="T654" style:family="text">
      <style:text-properties fo:font-size="14.00pt" fo:font-weight="bold" fo:font-family="'Eras Md BT'" style:font-family-asian="'Eras Md BT'" style:font-family-complex="'Eras Md BT'" fo:background-color="transparent" fo:color="#000000"/>
    </style:style>
    <style:style style:name="T655" style:family="text">
      <style:text-properties fo:font-size="11.00pt" fo:font-weight="normal" fo:font-family="NewsGotT" style:font-family-asian="NewsGotT" style:font-family-complex="NewsGotT" fo:background-color="transparent" fo:color="#000000"/>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0.00pt" fo:font-weight="bold" fo:font-family="NewsGotT" style:font-family-asian="NewsGotT" style:font-family-complex="NewsGotT" fo:background-color="transparent" style:use-window-font-color="tru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0.00pt" fo:font-weight="bold" fo:font-family="NewsGotT" style:font-family-asian="NewsGotT" style:font-family-complex="NewsGotT" fo:background-color="transparent" style:use-window-font-color="tru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4.00pt" fo:font-weight="bold" fo:font-family="'Eras Md BT'" style:font-family-asian="'Eras Md BT'" style:font-family-complex="'Eras Md BT'" fo:background-color="transparent" fo:color="#000000"/>
    </style:style>
    <style:style style:name="T662" style:family="text">
      <style:text-properties fo:font-size="11.00pt" fo:font-weight="normal" fo:font-family="NewsGotT" style:font-family-asian="NewsGotT" style:font-family-complex="NewsGotT" fo:background-color="transparent" fo:color="#000000"/>
    </style:style>
    <style:style style:name="T663" style:family="text">
      <style:text-properties fo:font-size="11.00pt" fo:font-weight="normal" fo:font-family="Calibri" style:font-family-asian="Calibri" style:font-family-complex="Calibri" fo:background-color="transparent" style:use-window-font-color="true"/>
    </style:style>
    <style:style style:name="T664" style:family="text">
      <style:text-properties fo:font-size="10.00pt" fo:font-weight="bold" fo:font-family="NewsGotT" style:font-family-asian="NewsGotT" style:font-family-complex="NewsGotT" fo:background-color="transparent" fo:color="#000000"/>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0.00pt" fo:font-weight="bold" fo:font-family="NewsGotT" style:font-family-asian="NewsGotT" style:font-family-complex="NewsGotT" fo:background-color="transparent" fo:color="#000000"/>
    </style:style>
    <style:style style:name="T667" style:family="text">
      <style:text-properties fo:font-size="11.00pt" fo:font-weight="normal" fo:font-family="Calibri" style:font-family-asian="Calibri" style:font-family-complex="Calibri" fo:background-color="transparent" style:use-window-font-color="true"/>
    </style:style>
    <style:style style:name="T668" style:family="text">
      <style:text-properties fo:font-size="10.00pt" fo:font-weight="bold" fo:font-family="NewsGotT" style:font-family-asian="NewsGotT" style:font-family-complex="NewsGotT" fo:background-color="transparent" fo:color="#000000"/>
    </style:style>
    <style:style style:name="T669" style:family="text">
      <style:text-properties fo:font-size="11.00pt" fo:font-weight="normal" fo:font-family="Calibri" style:font-family-asian="Calibri" style:font-family-complex="Calibri" fo:background-color="transparent" style:use-window-font-color="true"/>
    </style:style>
    <style:style style:name="T670" style:family="text">
      <style:text-properties fo:font-size="10.00pt" fo:font-weight="normal" fo:font-family="NewsGotT" style:font-family-asian="NewsGotT" style:font-family-complex="NewsGotT" fo:background-color="transparent" fo:color="#000000"/>
    </style:style>
    <style:style style:name="T6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right" fo:margin-bottom="8.50pt"/>
    </style:style>
    <style:style style:name="P3" style:family="paragraph">
      <style:paragraph-properties fo:line-height="100.00%" fo:text-align="right"/>
    </style:style>
    <style:style style:name="P4" style:family="paragraph">
      <style:paragraph-properties fo:line-height="100.00%" fo:text-align="justify" fo:margin-bottom="6.00pt"/>
    </style:style>
    <style:style style:name="P5" style:family="paragraph">
      <style:paragraph-properties fo:line-height="100.00%" fo:text-align="right" fo:margin-bottom="6.00pt"/>
    </style:style>
    <style:style style:name="P6" style:family="paragraph">
      <style:paragraph-properties fo:line-height="100.00%" fo:text-align="justify" fo:margin-left="2.75pt" fo:text-indent="-2.75pt">
        <style:tab-stops>
          <style:tab-stop style:position="479.10pt"/>
        </style:tab-stops>
      </style:paragraph-properties>
    </style:style>
    <style:style style:name="P7" style:family="paragraph">
      <style:paragraph-properties fo:line-height="100.00%" fo:text-align="justify" fo:margin-bottom="6.00pt"/>
    </style:style>
    <style:style style:name="P8" style:family="paragraph">
      <style:paragraph-properties fo:line-height="100.00%" fo:text-align="justify" fo:margin-left="2.75pt" fo:text-indent="-2.75pt">
        <style:tab-stops>
          <style:tab-stop style:position="479.10pt"/>
        </style:tab-stops>
      </style:paragraph-properties>
    </style:style>
    <style:style style:name="P9" style:family="paragraph">
      <style:paragraph-properties fo:line-height="100.00%" fo:text-align="right" fo:margin-bottom="6.00pt"/>
    </style:style>
    <style:style style:name="P10" style:family="paragraph">
      <style:paragraph-properties fo:line-height="100.00%" fo:text-align="left" fo:margin-top="12.00pt" fo:margin-bottom="6.00pt"/>
    </style:style>
    <style:style style:name="P11" style:family="paragraph">
      <style:paragraph-properties fo:line-height="100.00%" fo:text-align="center" fo:margin-bottom="6.00pt"/>
    </style:style>
    <style:style style:name="P12" style:family="paragraph">
      <style:paragraph-properties fo:line-height="100.00%" fo:text-align="justify" fo:margin-left="2.75pt" fo:text-indent="-2.75pt">
        <style:tab-stops>
          <style:tab-stop style:position="107.65pt" style:type="center"/>
          <style:tab-stop style:position="3402.55pt"/>
        </style:tab-stops>
      </style:paragraph-properties>
    </style:style>
    <style:style style:name="P13" style:family="paragraph">
      <style:paragraph-properties fo:line-height="100.00%" fo:text-align="justify"/>
    </style:style>
    <style:style style:name="P14" style:family="paragraph">
      <style:paragraph-properties fo:line-height="100.00%" fo:text-align="justify" fo:margin-left="2.75pt" fo:text-indent="-2.75pt">
        <style:tab-stops>
          <style:tab-stop style:position="107.65pt" style:type="center"/>
          <style:tab-stop style:position="3402.55pt"/>
        </style:tab-stops>
      </style:paragraph-properties>
    </style:style>
    <style:style style:name="P15" style:family="paragraph">
      <style:paragraph-properties fo:line-height="100.00%" fo:text-align="justify" fo:margin-left="2.75pt" fo:text-indent="-2.75pt">
        <style:tab-stops>
          <style:tab-stop style:position="107.65pt" style:type="center"/>
          <style:tab-stop style:position="3287.35pt"/>
        </style:tab-stops>
      </style:paragraph-properties>
    </style:style>
    <style:style style:name="P16" style:family="paragraph">
      <style:paragraph-properties fo:line-height="100.00%" fo:text-align="justify"/>
    </style:style>
    <style:style style:name="P17" style:family="paragraph">
      <style:paragraph-properties fo:line-height="100.00%" fo:text-align="justify" fo:margin-left="2.75pt" fo:text-indent="-2.75pt">
        <style:tab-stops>
          <style:tab-stop style:position="107.65pt" style:type="center"/>
          <style:tab-stop style:position="3287.35pt"/>
        </style:tab-stops>
      </style:paragraph-properties>
    </style:style>
    <style:style style:name="P18" style:family="paragraph">
      <style:paragraph-properties fo:line-height="100.00%" fo:text-align="justify"/>
    </style:style>
    <style:style style:name="P19" style:family="paragraph">
      <style:paragraph-properties fo:line-height="100.00%" fo:text-align="justify" fo:margin-left="2.75pt" fo:text-indent="-2.75pt">
        <style:tab-stops>
          <style:tab-stop style:position="107.65pt" style:type="center"/>
          <style:tab-stop style:position="3287.35pt"/>
        </style:tab-stops>
      </style:paragraph-properties>
    </style:style>
    <style:style style:name="P20" style:family="paragraph">
      <style:paragraph-properties fo:line-height="100.00%" fo:text-align="justify"/>
    </style:style>
    <style:style style:name="P21" style:family="paragraph">
      <style:paragraph-properties fo:line-height="100.00%" fo:text-align="justify" fo:margin-left="2.75pt" fo:text-indent="-2.75pt">
        <style:tab-stops>
          <style:tab-stop style:position="107.65pt" style:type="center"/>
          <style:tab-stop style:position="3287.35pt"/>
        </style:tab-stops>
      </style:paragraph-properties>
    </style:style>
    <style:style style:name="P22" style:family="paragraph">
      <style:paragraph-properties fo:line-height="100.00%" fo:text-align="justify" fo:margin-left="2.75pt" fo:text-indent="-2.75pt">
        <style:tab-stops>
          <style:tab-stop style:position="107.65pt" style:type="center"/>
          <style:tab-stop style:position="3287.35pt"/>
          <style:tab-stop style:position="77055.60pt" style:char="." style:type="char"/>
          <style:tab-stop style:position="1622.85pt"/>
        </style:tab-stops>
      </style:paragraph-properties>
    </style:style>
    <style:style style:name="P23" style:family="paragraph">
      <style:paragraph-properties fo:line-height="100.00%" fo:text-align="justify"/>
    </style:style>
    <style:style style:name="P24" style:family="paragraph">
      <style:paragraph-properties fo:line-height="100.00%" fo:text-align="center"/>
    </style:style>
    <style:style style:name="P25" style:family="paragraph">
      <style:paragraph-properties fo:line-height="100.00%" fo:text-align="justify" fo:margin-left="2.75pt" fo:text-indent="-2.75pt">
        <style:tab-stops>
          <style:tab-stop style:position="107.65pt" style:type="center"/>
          <style:tab-stop style:position="3287.35pt"/>
          <style:tab-stop style:position="77055.60pt" style:char="." style:type="char"/>
          <style:tab-stop style:position="1622.85pt"/>
        </style:tab-stops>
      </style:paragraph-properties>
    </style:style>
    <style:style style:name="P26" style:family="paragraph">
      <style:paragraph-properties fo:line-height="100.00%" fo:text-align="justify" fo:margin-left="2.75pt" fo:text-indent="-2.75pt">
        <style:tab-stops>
          <style:tab-stop style:position="107.65pt" style:type="center"/>
          <style:tab-stop style:position="3287.35pt"/>
          <style:tab-stop style:position="444057.20pt" style:type="right"/>
          <style:tab-stop style:position="1622.85pt"/>
        </style:tab-stops>
      </style:paragraph-properties>
    </style:style>
    <style:style style:name="P27" style:family="paragraph">
      <style:paragraph-properties fo:line-height="100.00%" fo:text-align="justify"/>
    </style:style>
    <style:style style:name="P28" style:family="paragraph">
      <style:paragraph-properties fo:line-height="100.00%" fo:text-align="center"/>
    </style:style>
    <style:style style:name="P29" style:family="paragraph">
      <style:paragraph-properties fo:line-height="100.00%" fo:text-align="justify" fo:margin-left="2.75pt" fo:text-indent="-2.75pt">
        <style:tab-stops>
          <style:tab-stop style:position="107.65pt" style:type="center"/>
          <style:tab-stop style:position="3287.35pt"/>
          <style:tab-stop style:position="444057.20pt" style:type="right"/>
          <style:tab-stop style:position="1622.85pt"/>
        </style:tab-stops>
      </style:paragraph-properties>
    </style:style>
    <style:style style:name="P30" style:family="paragraph">
      <style:paragraph-properties fo:line-height="100.00%" fo:text-align="left"/>
    </style:style>
    <style:style style:name="P31" style:family="paragraph">
      <style:paragraph-properties fo:line-height="100.00%" fo:text-align="justify" fo:margin-left="2.45pt" fo:text-indent="-2.75pt">
        <style:tab-stops>
          <style:tab-stop style:position="42.25pt" style:type="center"/>
          <style:tab-stop style:position="3402.85pt"/>
          <style:tab-stop style:position="77078.30pt" style:char="." style:type="char"/>
          <style:tab-stop style:position="-2.45pt"/>
        </style:tab-stops>
      </style:paragraph-properties>
    </style:style>
    <style:style style:name="P32" style:family="paragraph">
      <style:paragraph-properties fo:line-height="100.00%" fo:text-align="center"/>
    </style:style>
    <style:style style:name="P33" style:family="paragraph">
      <style:paragraph-properties fo:line-height="100.00%" fo:text-align="justify" fo:margin-left="2.45pt" fo:text-indent="-2.75pt">
        <style:tab-stops>
          <style:tab-stop style:position="42.25pt" style:type="center"/>
          <style:tab-stop style:position="3402.85pt"/>
          <style:tab-stop style:position="77078.30pt" style:char="." style:type="char"/>
          <style:tab-stop style:position="-2.45pt"/>
        </style:tab-stops>
      </style:paragraph-properties>
    </style:style>
    <style:style style:name="P34" style:family="paragraph">
      <style:paragraph-properties fo:line-height="100.00%" fo:text-align="justify" fo:margin-left="2.45pt" fo:text-indent="-2.75pt">
        <style:tab-stops>
          <style:tab-stop style:position="42.25pt" style:type="center"/>
          <style:tab-stop style:position="3287.65pt"/>
          <style:tab-stop style:position="444057.50pt" style:type="right"/>
          <style:tab-stop style:position="1623.15pt"/>
        </style:tab-stops>
      </style:paragraph-properties>
    </style:style>
    <style:style style:name="P35" style:family="paragraph">
      <style:paragraph-properties fo:line-height="100.00%" fo:text-align="center"/>
    </style:style>
    <style:style style:name="P36" style:family="paragraph">
      <style:paragraph-properties fo:line-height="100.00%" fo:text-align="justify" fo:margin-left="2.45pt" fo:text-indent="-2.75pt">
        <style:tab-stops>
          <style:tab-stop style:position="42.25pt" style:type="center"/>
          <style:tab-stop style:position="3287.65pt"/>
          <style:tab-stop style:position="444057.50pt" style:type="right"/>
          <style:tab-stop style:position="1623.15pt"/>
        </style:tab-stops>
      </style:paragraph-properties>
    </style:style>
    <style:style style:name="P37" style:family="paragraph">
      <style:paragraph-properties fo:line-height="100.00%" fo:text-align="center"/>
    </style:style>
    <style:style style:name="P38" style:family="paragraph">
      <style:paragraph-properties fo:line-height="100.00%" fo:text-align="justify" fo:margin-left="2.45pt" fo:text-indent="-2.75pt">
        <style:tab-stops>
          <style:tab-stop style:position="42.25pt" style:type="center"/>
          <style:tab-stop style:position="3287.65pt"/>
          <style:tab-stop style:position="444057.50pt" style:type="right"/>
          <style:tab-stop style:position="1623.15pt"/>
        </style:tab-stops>
      </style:paragraph-properties>
    </style:style>
    <style:style style:name="P39" style:family="paragraph">
      <style:paragraph-properties fo:line-height="100.00%" fo:text-align="justify" fo:margin-left="2.45pt" fo:text-indent="-2.75pt">
        <style:tab-stops>
          <style:tab-stop style:position="42.25pt" style:type="center"/>
          <style:tab-stop style:position="3287.65pt"/>
          <style:tab-stop style:position="444057.50pt" style:type="right"/>
          <style:tab-stop style:position="1623.15pt"/>
        </style:tab-stops>
      </style:paragraph-properties>
    </style:style>
    <style:style style:name="P40" style:family="paragraph">
      <style:paragraph-properties fo:line-height="100.00%" fo:text-align="center"/>
    </style:style>
    <style:style style:name="P41" style:family="paragraph">
      <style:paragraph-properties fo:line-height="100.00%" fo:text-align="justify" fo:margin-left="2.45pt" fo:text-indent="-2.75pt">
        <style:tab-stops>
          <style:tab-stop style:position="42.25pt" style:type="center"/>
          <style:tab-stop style:position="3287.65pt"/>
          <style:tab-stop style:position="444057.50pt" style:type="right"/>
          <style:tab-stop style:position="1623.15pt"/>
        </style:tab-stops>
      </style:paragraph-properties>
    </style:style>
    <style:style style:name="P42" style:family="paragraph">
      <style:paragraph-properties fo:line-height="100.00%" fo:text-align="left"/>
    </style:style>
    <style:style style:name="P43" style:family="paragraph">
      <style:paragraph-properties fo:line-height="100.00%" fo:text-align="justify" fo:margin-left="2.45pt" fo:text-indent="-2.75pt">
        <style:tab-stops>
          <style:tab-stop style:position="451.10pt" style:type="center"/>
        </style:tab-stops>
      </style:paragraph-properties>
    </style:style>
    <style:style style:name="P44" style:family="paragraph">
      <style:paragraph-properties fo:line-height="100.00%" fo:text-align="justify"/>
    </style:style>
    <style:style style:name="P45" style:family="paragraph">
      <style:paragraph-properties fo:line-height="100.00%" fo:text-align="justify" fo:margin-left="2.45pt" fo:text-indent="-2.75pt">
        <style:tab-stops>
          <style:tab-stop style:position="451.10pt" style:type="center"/>
        </style:tab-stops>
      </style:paragraph-properties>
    </style:style>
    <style:style style:name="P46" style:family="paragraph">
      <style:paragraph-properties fo:line-height="100.00%" fo:text-align="justify" fo:margin-left="2.45pt" fo:text-indent="-2.75pt">
        <style:tab-stops>
          <style:tab-stop style:position="451.10pt" style:type="center"/>
        </style:tab-stops>
      </style:paragraph-properties>
    </style:style>
    <style:style style:name="P47" style:family="paragraph">
      <style:paragraph-properties fo:line-height="100.00%" fo:text-align="justify"/>
    </style:style>
    <style:style style:name="P48" style:family="paragraph">
      <style:paragraph-properties fo:line-height="100.00%" fo:text-align="justify" fo:margin-left="2.45pt" fo:text-indent="-2.75pt">
        <style:tab-stops>
          <style:tab-stop style:position="451.10pt" style:type="center"/>
        </style:tab-stops>
      </style:paragraph-properties>
    </style:style>
    <style:style style:name="P49" style:family="paragraph">
      <style:paragraph-properties fo:line-height="100.00%" fo:text-align="justify" fo:margin-left="2.45pt" fo:text-indent="-2.75pt">
        <style:tab-stops>
          <style:tab-stop style:position="451.10pt" style:type="center"/>
        </style:tab-stops>
      </style:paragraph-properties>
    </style:style>
    <style:style style:name="P50" style:family="paragraph">
      <style:paragraph-properties fo:line-height="100.00%" fo:text-align="justify"/>
    </style:style>
    <style:style style:name="P51" style:family="paragraph">
      <style:paragraph-properties fo:line-height="100.00%" fo:text-align="justify" fo:margin-left="2.45pt" fo:text-indent="-2.75pt">
        <style:tab-stops>
          <style:tab-stop style:position="451.10pt" style:type="center"/>
        </style:tab-stops>
      </style:paragraph-properties>
    </style:style>
    <style:style style:name="P52" style:family="paragraph">
      <style:paragraph-properties fo:line-height="100.00%" fo:text-align="justify"/>
    </style:style>
    <style:style style:name="P53" style:family="paragraph">
      <style:paragraph-properties fo:line-height="100.00%" fo:text-align="justify" fo:margin-left="2.45pt" fo:text-indent="-2.75pt">
        <style:tab-stops>
          <style:tab-stop style:position="451.10pt" style:type="center"/>
        </style:tab-stops>
      </style:paragraph-properties>
    </style:style>
    <style:style style:name="P54" style:family="paragraph">
      <style:paragraph-properties fo:line-height="100.00%" fo:text-align="justify" fo:margin-left="2.45pt" fo:text-indent="-2.75pt">
        <style:tab-stops>
          <style:tab-stop style:position="451.10pt" style:type="center"/>
        </style:tab-stops>
      </style:paragraph-properties>
    </style:style>
    <style:style style:name="P55" style:family="paragraph">
      <style:paragraph-properties fo:line-height="100.00%" fo:text-align="justify"/>
    </style:style>
    <style:style style:name="P56" style:family="paragraph">
      <style:paragraph-properties fo:line-height="100.00%" fo:text-align="justify" fo:margin-left="2.45pt" fo:text-indent="-2.75pt">
        <style:tab-stops>
          <style:tab-stop style:position="451.10pt" style:type="center"/>
        </style:tab-stops>
      </style:paragraph-properties>
    </style:style>
    <style:style style:name="P57" style:family="paragraph">
      <style:paragraph-properties fo:line-height="100.00%" fo:text-align="justify" fo:margin-left="2.45pt" fo:text-indent="-2.75pt">
        <style:tab-stops>
          <style:tab-stop style:position="451.10pt" style:type="center"/>
        </style:tab-stops>
      </style:paragraph-properties>
    </style:style>
    <style:style style:name="P58" style:family="paragraph">
      <style:paragraph-properties fo:line-height="100.00%" fo:text-align="justify"/>
    </style:style>
    <style:style style:name="P59" style:family="paragraph">
      <style:paragraph-properties fo:line-height="100.00%" fo:text-align="justify" fo:margin-left="2.45pt" fo:text-indent="-2.75pt">
        <style:tab-stops>
          <style:tab-stop style:position="451.10pt" style:type="center"/>
        </style:tab-stops>
      </style:paragraph-properties>
    </style:style>
    <style:style style:name="P60" style:family="paragraph">
      <style:paragraph-properties fo:line-height="100.00%" fo:text-align="left"/>
    </style:style>
    <style:style style:name="P61" style:family="paragraph">
      <style:paragraph-properties fo:line-height="100.00%" fo:text-align="justify" fo:margin-bottom="6.00pt"/>
    </style:style>
    <style:style style:name="P62" style:family="paragraph">
      <style:paragraph-properties fo:line-height="100.00%" fo:text-align="center" fo:margin-top="12.00pt" fo:margin-bottom="6.00pt"/>
    </style:style>
    <style:style style:name="P63"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64" style:family="paragraph">
      <style:paragraph-properties fo:line-height="100.00%" fo:text-align="left" fo:margin-left="14.15pt" fo:text-indent="0.00pt" fo:margin-top="2.85pt" fo:margin-bottom="2.85pt">
        <style:tab-stops>
          <style:tab-stop style:position="425.25pt" style:type="right" style:leader-style="dotted"/>
        </style:tab-stops>
      </style:paragraph-properties>
    </style:style>
    <style:style style:name="P65"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66" style:family="paragraph">
      <style:paragraph-properties fo:line-height="100.00%" fo:text-align="left" fo:margin-left="14.15pt" fo:text-indent="0.00pt" fo:margin-top="2.85pt" fo:margin-bottom="2.85pt">
        <style:tab-stops>
          <style:tab-stop style:position="425.25pt" style:type="right" style:leader-style="dotted"/>
        </style:tab-stops>
      </style:paragraph-properties>
    </style:style>
    <style:style style:name="P67"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68" style:family="paragraph">
      <style:paragraph-properties fo:line-height="100.00%" fo:text-align="left" fo:margin-left="14.15pt" fo:text-indent="0.00pt" fo:margin-top="2.85pt" fo:margin-bottom="2.85pt">
        <style:tab-stops>
          <style:tab-stop style:position="425.25pt" style:type="right" style:leader-style="dotted"/>
        </style:tab-stops>
      </style:paragraph-properties>
    </style:style>
    <style:style style:name="P69"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70" style:family="paragraph">
      <style:paragraph-properties fo:line-height="100.00%" fo:text-align="left" fo:margin-left="14.15pt" fo:text-indent="0.00pt" fo:margin-top="2.85pt" fo:margin-bottom="2.85pt">
        <style:tab-stops>
          <style:tab-stop style:position="425.25pt" style:type="right" style:leader-style="dotted"/>
        </style:tab-stops>
      </style:paragraph-properties>
    </style:style>
    <style:style style:name="P71"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72" style:family="paragraph">
      <style:paragraph-properties fo:line-height="100.00%" fo:text-align="left" fo:margin-left="14.15pt" fo:text-indent="0.00pt" fo:margin-top="2.85pt" fo:margin-bottom="2.85pt">
        <style:tab-stops>
          <style:tab-stop style:position="425.25pt" style:type="right" style:leader-style="dotted"/>
        </style:tab-stops>
      </style:paragraph-properties>
    </style:style>
    <style:style style:name="P73"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74" style:family="paragraph">
      <style:paragraph-properties fo:line-height="100.00%" fo:text-align="left" fo:margin-left="14.15pt" fo:text-indent="0.00pt" fo:margin-top="2.85pt" fo:margin-bottom="2.85pt">
        <style:tab-stops>
          <style:tab-stop style:position="425.25pt" style:type="right" style:leader-style="dotted"/>
        </style:tab-stops>
      </style:paragraph-properties>
    </style:style>
    <style:style style:name="P75"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76" style:family="paragraph">
      <style:paragraph-properties fo:line-height="100.00%" fo:text-align="left" fo:margin-left="14.15pt" fo:text-indent="0.00pt" fo:margin-top="2.85pt" fo:margin-bottom="2.85pt">
        <style:tab-stops>
          <style:tab-stop style:position="425.25pt" style:type="right" style:leader-style="dotted"/>
        </style:tab-stops>
      </style:paragraph-properties>
    </style:style>
    <style:style style:name="P77"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78" style:family="paragraph">
      <style:paragraph-properties fo:line-height="100.00%" fo:text-align="left" fo:margin-left="14.15pt" fo:text-indent="0.00pt" fo:margin-top="2.85pt" fo:margin-bottom="2.85pt">
        <style:tab-stops>
          <style:tab-stop style:position="425.25pt" style:type="right" style:leader-style="dotted"/>
        </style:tab-stops>
      </style:paragraph-properties>
    </style:style>
    <style:style style:name="P79" style:family="paragraph">
      <style:paragraph-properties fo:line-height="100.00%" fo:text-align="left" fo:margin-left="2.85pt" fo:text-indent="0.00pt" fo:margin-top="5.65pt" fo:margin-bottom="5.65pt">
        <style:tab-stops>
          <style:tab-stop style:position="447.85pt" style:type="right" style:leader-style="dotted"/>
        </style:tab-stops>
      </style:paragraph-properties>
    </style:style>
    <style:style style:name="P80" style:family="paragraph">
      <style:paragraph-properties fo:line-height="100.00%" fo:text-align="left" fo:margin-left="21.55pt" fo:text-indent="-21.55pt" fo:margin-top="12.00pt" fo:margin-bottom="6.00pt"/>
    </style:style>
    <style:style style:name="P81" style:family="paragraph">
      <style:paragraph-properties fo:line-height="100.00%" fo:text-align="left" fo:margin-top="12.00pt" fo:margin-bottom="6.00pt"/>
    </style:style>
    <style:style style:name="P82" style:family="paragraph">
      <style:paragraph-properties fo:line-height="100.00%" fo:text-align="justify"/>
    </style:style>
    <style:style style:name="P83" style:family="paragraph">
      <style:paragraph-properties fo:line-height="100.00%" fo:text-align="justify" fo:margin-top="12.00pt" fo:margin-bottom="6.00pt"/>
    </style:style>
    <style:style style:name="P84" style:family="paragraph">
      <style:paragraph-properties fo:line-height="100.00%" fo:text-align="justify"/>
    </style:style>
    <style:style style:name="P85" style:family="paragraph">
      <style:paragraph-properties fo:line-height="100.00%" fo:text-align="left" fo:margin-left="21.55pt" fo:text-indent="-21.55pt" fo:margin-top="12.00pt" fo:margin-bottom="6.00pt"/>
    </style:style>
    <style:style style:name="P86" style:family="paragraph">
      <style:paragraph-properties fo:line-height="100.00%" fo:text-align="left" fo:margin-top="12.00pt" fo:margin-bottom="6.00pt"/>
    </style:style>
    <style:style style:name="P87" style:family="paragraph">
      <style:paragraph-properties fo:line-height="100.00%" fo:text-align="justify"/>
    </style:style>
    <style:style style:name="P88" style:family="paragraph">
      <style:paragraph-properties fo:line-height="100.00%" fo:text-align="left" fo:margin-top="12.00pt" fo:margin-bottom="6.00pt"/>
    </style:style>
    <style:style style:name="P89" style:family="paragraph">
      <style:paragraph-properties fo:line-height="100.00%" fo:text-align="justify" fo:margin-bottom="6.00pt"/>
    </style:style>
    <style:style style:name="P90" style:family="paragraph">
      <style:paragraph-properties fo:line-height="100.00%" fo:text-align="left"/>
    </style:style>
    <style:style style:name="P91" style:family="paragraph">
      <style:paragraph-properties fo:line-height="100.00%" fo:text-align="justify" fo:margin-left="17.00pt" fo:text-indent="-5.40pt">
        <style:tab-stops>
          <style:tab-stop style:position="107.15pt" style:type="center"/>
          <style:tab-stop style:position="3542.50pt"/>
        </style:tab-stops>
      </style:paragraph-properties>
    </style:style>
    <style:style style:name="P92" style:family="paragraph">
      <style:paragraph-properties fo:line-height="100.00%" fo:text-align="left" fo:margin-top="3.00pt" fo:margin-bottom="3.00pt"/>
    </style:style>
    <style:style style:name="P93" style:family="paragraph">
      <style:paragraph-properties fo:line-height="100.00%" fo:text-align="justify" fo:margin-left="17.00pt" fo:text-indent="-5.40pt">
        <style:tab-stops>
          <style:tab-stop style:position="107.15pt" style:type="center"/>
          <style:tab-stop style:position="3542.50pt"/>
        </style:tab-stops>
      </style:paragraph-properties>
    </style:style>
    <style:style style:name="P94" style:family="paragraph">
      <style:paragraph-properties fo:line-height="100.00%" fo:text-align="justify" fo:margin-left="17.00pt" fo:text-indent="-5.40pt">
        <style:tab-stops>
          <style:tab-stop style:position="107.15pt" style:type="center"/>
          <style:tab-stop style:position="3273.70pt"/>
        </style:tab-stops>
      </style:paragraph-properties>
    </style:style>
    <style:style style:name="P95" style:family="paragraph">
      <style:paragraph-properties fo:line-height="100.00%" fo:text-align="justify"/>
    </style:style>
    <style:style style:name="P96" style:family="paragraph">
      <style:paragraph-properties fo:line-height="100.00%" fo:text-align="justify" fo:margin-left="17.00pt" fo:text-indent="-5.40pt">
        <style:tab-stops>
          <style:tab-stop style:position="107.15pt" style:type="center"/>
          <style:tab-stop style:position="3273.70pt"/>
        </style:tab-stops>
      </style:paragraph-properties>
    </style:style>
    <style:style style:name="P97" style:family="paragraph">
      <style:paragraph-properties fo:line-height="100.00%" fo:text-align="justify"/>
    </style:style>
    <style:style style:name="P98" style:family="paragraph">
      <style:paragraph-properties fo:line-height="100.00%" fo:text-align="justify" fo:margin-left="17.00pt" fo:text-indent="-5.40pt">
        <style:tab-stops>
          <style:tab-stop style:position="107.15pt" style:type="center"/>
          <style:tab-stop style:position="3273.70pt"/>
        </style:tab-stops>
      </style:paragraph-properties>
    </style:style>
    <style:style style:name="P99" style:family="paragraph">
      <style:paragraph-properties fo:line-height="100.00%" fo:text-align="justify" fo:margin-left="17.00pt" fo:text-indent="-5.40pt">
        <style:tab-stops>
          <style:tab-stop style:position="107.15pt" style:type="center"/>
          <style:tab-stop style:position="3273.70pt" style:leader-style="dotted"/>
        </style:tab-stops>
      </style:paragraph-properties>
    </style:style>
    <style:style style:name="P100" style:family="paragraph">
      <style:paragraph-properties fo:line-height="100.00%" fo:text-align="justify"/>
    </style:style>
    <style:style style:name="P101" style:family="paragraph">
      <style:paragraph-properties fo:line-height="100.00%" fo:text-align="justify" fo:margin-left="17.00pt" fo:text-indent="-5.40pt">
        <style:tab-stops>
          <style:tab-stop style:position="107.15pt" style:type="center"/>
          <style:tab-stop style:position="3273.70pt" style:leader-style="dotted"/>
        </style:tab-stops>
      </style:paragraph-properties>
    </style:style>
    <style:style style:name="P102" style:family="paragraph">
      <style:paragraph-properties fo:line-height="100.00%" fo:text-align="left" fo:margin-top="12.00pt" fo:margin-bottom="6.00pt"/>
    </style:style>
    <style:style style:name="P103" style:family="paragraph">
      <style:paragraph-properties fo:line-height="100.00%" fo:text-align="justify" fo:margin-bottom="6.00pt"/>
    </style:style>
    <style:style style:name="P104" style:family="paragraph">
      <style:paragraph-properties fo:line-height="100.00%" fo:text-align="left"/>
    </style:style>
    <style:style style:name="P105" style:family="paragraph">
      <style:paragraph-properties fo:line-height="100.00%" fo:text-align="justify" fo:margin-left="17.30pt" fo:text-indent="-5.40pt">
        <style:tab-stops>
          <style:tab-stop style:position="107.15pt" style:type="center"/>
          <style:tab-stop style:position="3542.20pt"/>
        </style:tab-stops>
      </style:paragraph-properties>
    </style:style>
    <style:style style:name="P106" style:family="paragraph">
      <style:paragraph-properties fo:line-height="100.00%" fo:text-align="left" fo:margin-top="3.00pt" fo:margin-bottom="3.00pt"/>
    </style:style>
    <style:style style:name="P107" style:family="paragraph">
      <style:paragraph-properties fo:line-height="100.00%" fo:text-align="justify" fo:margin-left="17.30pt" fo:text-indent="-5.40pt">
        <style:tab-stops>
          <style:tab-stop style:position="107.15pt" style:type="center"/>
          <style:tab-stop style:position="3542.20pt"/>
        </style:tab-stops>
      </style:paragraph-properties>
    </style:style>
    <style:style style:name="P108" style:family="paragraph">
      <style:paragraph-properties fo:line-height="100.00%" fo:text-align="justify" fo:margin-left="17.30pt" fo:text-indent="-5.40pt">
        <style:tab-stops>
          <style:tab-stop style:position="107.15pt" style:type="center"/>
          <style:tab-stop style:position="3273.40pt"/>
        </style:tab-stops>
      </style:paragraph-properties>
    </style:style>
    <style:style style:name="P109" style:family="paragraph">
      <style:paragraph-properties fo:line-height="100.00%" fo:text-align="justify"/>
    </style:style>
    <style:style style:name="P110" style:family="paragraph">
      <style:paragraph-properties fo:line-height="100.00%" fo:text-align="justify" fo:margin-left="17.30pt" fo:text-indent="-5.40pt">
        <style:tab-stops>
          <style:tab-stop style:position="107.15pt" style:type="center"/>
          <style:tab-stop style:position="3273.40pt"/>
        </style:tab-stops>
      </style:paragraph-properties>
    </style:style>
    <style:style style:name="P111" style:family="paragraph">
      <style:paragraph-properties fo:line-height="100.00%" fo:text-align="justify"/>
    </style:style>
    <style:style style:name="P112" style:family="paragraph">
      <style:paragraph-properties fo:line-height="100.00%" fo:text-align="justify" fo:margin-left="17.30pt" fo:text-indent="-5.40pt">
        <style:tab-stops>
          <style:tab-stop style:position="107.15pt" style:type="center"/>
          <style:tab-stop style:position="3273.40pt"/>
        </style:tab-stops>
      </style:paragraph-properties>
    </style:style>
    <style:style style:name="P113" style:family="paragraph">
      <style:paragraph-properties fo:line-height="100.00%" fo:text-align="justify" fo:margin-left="17.30pt" fo:text-indent="-5.40pt">
        <style:tab-stops>
          <style:tab-stop style:position="107.15pt" style:type="center"/>
          <style:tab-stop style:position="3273.40pt" style:leader-style="dotted"/>
        </style:tab-stops>
      </style:paragraph-properties>
    </style:style>
    <style:style style:name="P114" style:family="paragraph">
      <style:paragraph-properties fo:line-height="100.00%" fo:text-align="justify"/>
    </style:style>
    <style:style style:name="P115" style:family="paragraph">
      <style:paragraph-properties fo:line-height="100.00%" fo:text-align="justify" fo:margin-left="17.30pt" fo:text-indent="-5.40pt">
        <style:tab-stops>
          <style:tab-stop style:position="107.15pt" style:type="center"/>
          <style:tab-stop style:position="3273.40pt" style:leader-style="dotted"/>
        </style:tab-stops>
      </style:paragraph-properties>
    </style:style>
    <style:style style:name="P116" style:family="paragraph">
      <style:paragraph-properties fo:line-height="100.00%" fo:text-align="left" fo:margin-left="21.55pt" fo:text-indent="-21.55pt" fo:margin-top="12.00pt" fo:margin-bottom="6.00pt"/>
    </style:style>
    <style:style style:name="P117" style:family="paragraph">
      <style:paragraph-properties fo:line-height="100.00%" fo:text-align="left" fo:margin-top="12.00pt" fo:margin-bottom="6.00pt"/>
    </style:style>
    <style:style style:name="P118" style:family="paragraph">
      <style:paragraph-properties fo:line-height="100.00%" fo:text-align="justify" fo:margin-bottom="6.00pt"/>
    </style:style>
    <style:style style:name="P119" style:family="paragraph">
      <style:paragraph-properties fo:line-height="100.00%" fo:text-align="left"/>
    </style:style>
    <style:style style:name="P120" style:family="paragraph">
      <style:paragraph-properties fo:line-height="100.00%" fo:text-align="justify" fo:margin-left="17.00pt" fo:text-indent="-5.40pt">
        <style:tab-stops>
          <style:tab-stop style:position="410.20pt" style:type="center"/>
        </style:tab-stops>
      </style:paragraph-properties>
    </style:style>
    <style:style style:name="P121" style:family="paragraph">
      <style:paragraph-properties fo:line-height="100.00%" fo:text-align="left"/>
    </style:style>
    <style:style style:name="P122" style:family="paragraph">
      <style:paragraph-properties fo:line-height="100.00%" fo:text-align="justify" fo:margin-left="17.00pt" fo:text-indent="-5.40pt">
        <style:tab-stops>
          <style:tab-stop style:position="410.20pt" style:type="center"/>
        </style:tab-stops>
      </style:paragraph-properties>
    </style:style>
    <style:style style:name="P123" style:family="paragraph">
      <style:paragraph-properties fo:line-height="100.00%" fo:text-align="justify" fo:margin-left="17.00pt" fo:text-indent="-5.40pt">
        <style:tab-stops>
          <style:tab-stop style:position="120.25pt" style:type="center"/>
          <style:tab-stop style:position="3273.70pt"/>
          <style:tab-stop style:position="78679.80pt" style:char="." style:type="char"/>
        </style:tab-stops>
      </style:paragraph-properties>
    </style:style>
    <style:style style:name="P124" style:family="paragraph">
      <style:paragraph-properties fo:line-height="100.00%" fo:text-align="left"/>
    </style:style>
    <style:style style:name="P125" style:family="paragraph">
      <style:paragraph-properties fo:line-height="100.00%" fo:text-align="justify" fo:margin-left="17.00pt" fo:text-indent="-5.40pt">
        <style:tab-stops>
          <style:tab-stop style:position="120.25pt" style:type="center"/>
          <style:tab-stop style:position="3273.70pt"/>
          <style:tab-stop style:position="78679.80pt" style:char="." style:type="char"/>
        </style:tab-stops>
      </style:paragraph-properties>
    </style:style>
    <style:style style:name="P126" style:family="paragraph">
      <style:paragraph-properties fo:line-height="100.00%" fo:text-align="justify" fo:margin-left="17.00pt" fo:text-indent="-5.40pt">
        <style:tab-stops>
          <style:tab-stop style:position="120.25pt" style:type="center"/>
          <style:tab-stop style:position="3273.70pt"/>
          <style:tab-stop style:position="26251.00pt" style:type="right"/>
        </style:tab-stops>
      </style:paragraph-properties>
    </style:style>
    <style:style style:name="P127" style:family="paragraph">
      <style:paragraph-properties fo:line-height="100.00%" fo:text-align="justify"/>
    </style:style>
    <style:style style:name="P128" style:family="paragraph">
      <style:paragraph-properties fo:line-height="100.00%" fo:text-align="justify" fo:margin-left="17.00pt" fo:text-indent="-5.40pt">
        <style:tab-stops>
          <style:tab-stop style:position="120.25pt" style:type="center"/>
          <style:tab-stop style:position="3273.70pt"/>
          <style:tab-stop style:position="26251.00pt" style:type="right"/>
        </style:tab-stops>
      </style:paragraph-properties>
    </style:style>
    <style:style style:name="P129" style:family="paragraph">
      <style:paragraph-properties fo:line-height="100.00%" fo:text-align="justify"/>
    </style:style>
    <style:style style:name="P130" style:family="paragraph">
      <style:paragraph-properties fo:line-height="100.00%" fo:text-align="justify" fo:margin-left="17.00pt" fo:text-indent="-5.40pt">
        <style:tab-stops>
          <style:tab-stop style:position="120.25pt" style:type="center"/>
          <style:tab-stop style:position="3273.70pt"/>
          <style:tab-stop style:position="26251.00pt" style:type="right"/>
        </style:tab-stops>
      </style:paragraph-properties>
    </style:style>
    <style:style style:name="P131" style:family="paragraph">
      <style:paragraph-properties fo:line-height="100.00%" fo:text-align="justify" fo:margin-left="17.00pt" fo:text-indent="-5.40pt">
        <style:tab-stops>
          <style:tab-stop style:position="120.25pt" style:type="center"/>
          <style:tab-stop style:position="3273.70pt"/>
          <style:tab-stop style:position="26275.00pt" style:type="right"/>
        </style:tab-stops>
      </style:paragraph-properties>
    </style:style>
    <style:style style:name="P132" style:family="paragraph">
      <style:paragraph-properties fo:line-height="100.00%" fo:text-align="justify"/>
    </style:style>
    <style:style style:name="P133" style:family="paragraph">
      <style:paragraph-properties fo:line-height="100.00%" fo:text-align="justify" fo:margin-left="17.00pt" fo:text-indent="-5.40pt">
        <style:tab-stops>
          <style:tab-stop style:position="120.25pt" style:type="center"/>
          <style:tab-stop style:position="3273.70pt"/>
          <style:tab-stop style:position="26275.00pt" style:type="right"/>
        </style:tab-stops>
      </style:paragraph-properties>
    </style:style>
    <style:style style:name="P134" style:family="paragraph">
      <style:paragraph-properties fo:line-height="100.00%" fo:text-align="justify" fo:margin-left="17.00pt" fo:text-indent="-5.40pt">
        <style:tab-stops>
          <style:tab-stop style:position="120.25pt" style:type="center"/>
          <style:tab-stop style:position="3273.70pt"/>
          <style:tab-stop style:position="26251.00pt" style:type="right"/>
        </style:tab-stops>
      </style:paragraph-properties>
    </style:style>
    <style:style style:name="P135" style:family="paragraph">
      <style:paragraph-properties fo:line-height="100.00%" fo:text-align="justify"/>
    </style:style>
    <style:style style:name="P136" style:family="paragraph">
      <style:paragraph-properties fo:line-height="100.00%" fo:text-align="justify" fo:margin-left="17.00pt" fo:text-indent="-5.40pt">
        <style:tab-stops>
          <style:tab-stop style:position="120.25pt" style:type="center"/>
          <style:tab-stop style:position="3273.70pt"/>
          <style:tab-stop style:position="26251.00pt" style:type="right"/>
        </style:tab-stops>
      </style:paragraph-properties>
    </style:style>
    <style:style style:name="P137" style:family="paragraph">
      <style:paragraph-properties fo:line-height="100.00%" fo:text-align="justify"/>
    </style:style>
    <style:style style:name="P138" style:family="paragraph">
      <style:paragraph-properties fo:line-height="100.00%" fo:text-align="justify" fo:margin-left="17.00pt" fo:text-indent="-5.40pt">
        <style:tab-stops>
          <style:tab-stop style:position="120.25pt" style:type="center"/>
          <style:tab-stop style:position="3273.70pt"/>
          <style:tab-stop style:position="26251.00pt" style:type="right"/>
        </style:tab-stops>
      </style:paragraph-properties>
    </style:style>
    <style:style style:name="P139" style:family="paragraph">
      <style:paragraph-properties fo:line-height="100.00%" fo:text-align="left"/>
    </style:style>
    <style:style style:name="P140" style:family="paragraph">
      <style:paragraph-properties fo:line-height="100.00%" fo:text-align="left" fo:margin-top="12.00pt" fo:margin-bottom="6.00pt"/>
    </style:style>
    <style:style style:name="P141" style:family="paragraph">
      <style:paragraph-properties fo:line-height="100.00%" fo:text-align="justify" fo:margin-bottom="6.00pt"/>
    </style:style>
    <style:style style:name="P142" style:family="paragraph">
      <style:paragraph-properties fo:line-height="100.00%" fo:text-align="left"/>
    </style:style>
    <style:style style:name="P143" style:family="paragraph">
      <style:paragraph-properties fo:line-height="100.00%" fo:text-align="justify" fo:margin-left="16.45pt" fo:text-indent="-5.40pt">
        <style:tab-stops>
          <style:tab-stop style:position="121.55pt" style:type="center"/>
          <style:tab-stop style:position="3543.05pt"/>
          <style:tab-stop style:position="78704.35pt" style:char="." style:type="char"/>
        </style:tab-stops>
      </style:paragraph-properties>
    </style:style>
    <style:style style:name="P144" style:family="paragraph">
      <style:paragraph-properties fo:line-height="100.00%" fo:text-align="left"/>
    </style:style>
    <style:style style:name="P145" style:family="paragraph">
      <style:paragraph-properties fo:line-height="100.00%" fo:text-align="justify" fo:margin-left="16.45pt" fo:text-indent="-5.40pt">
        <style:tab-stops>
          <style:tab-stop style:position="121.55pt" style:type="center"/>
          <style:tab-stop style:position="3543.05pt"/>
          <style:tab-stop style:position="78704.35pt" style:char="." style:type="char"/>
        </style:tab-stops>
      </style:paragraph-properties>
    </style:style>
    <style:style style:name="P146" style:family="paragraph">
      <style:paragraph-properties fo:line-height="100.00%" fo:text-align="justify" fo:margin-left="16.45pt" fo:text-indent="-5.40pt">
        <style:tab-stops>
          <style:tab-stop style:position="121.55pt" style:type="center"/>
          <style:tab-stop style:position="3274.25pt"/>
          <style:tab-stop style:position="26251.55pt" style:type="right"/>
        </style:tab-stops>
      </style:paragraph-properties>
    </style:style>
    <style:style style:name="P147" style:family="paragraph">
      <style:paragraph-properties fo:line-height="100.00%" fo:text-align="justify"/>
    </style:style>
    <style:style style:name="P148" style:family="paragraph">
      <style:paragraph-properties fo:line-height="100.00%" fo:text-align="justify" fo:margin-left="16.45pt" fo:text-indent="-5.40pt">
        <style:tab-stops>
          <style:tab-stop style:position="121.55pt" style:type="center"/>
          <style:tab-stop style:position="3274.25pt"/>
          <style:tab-stop style:position="26251.55pt" style:type="right"/>
        </style:tab-stops>
      </style:paragraph-properties>
    </style:style>
    <style:style style:name="P149" style:family="paragraph">
      <style:paragraph-properties fo:line-height="100.00%" fo:text-align="justify"/>
    </style:style>
    <style:style style:name="P150" style:family="paragraph">
      <style:paragraph-properties fo:line-height="100.00%" fo:text-align="justify" fo:margin-left="16.45pt" fo:text-indent="-5.40pt">
        <style:tab-stops>
          <style:tab-stop style:position="121.55pt" style:type="center"/>
          <style:tab-stop style:position="3274.25pt"/>
          <style:tab-stop style:position="26251.55pt" style:type="right"/>
        </style:tab-stops>
      </style:paragraph-properties>
    </style:style>
    <style:style style:name="P151" style:family="paragraph">
      <style:paragraph-properties fo:line-height="100.00%" fo:text-align="justify" fo:margin-left="16.45pt" fo:text-indent="-5.40pt">
        <style:tab-stops>
          <style:tab-stop style:position="121.55pt" style:type="center"/>
          <style:tab-stop style:position="3274.25pt"/>
          <style:tab-stop style:position="26275.55pt" style:type="right"/>
        </style:tab-stops>
      </style:paragraph-properties>
    </style:style>
    <style:style style:name="P152" style:family="paragraph">
      <style:paragraph-properties fo:line-height="100.00%" fo:text-align="justify"/>
    </style:style>
    <style:style style:name="P153" style:family="paragraph">
      <style:paragraph-properties fo:line-height="100.00%" fo:text-align="justify" fo:margin-left="16.45pt" fo:text-indent="-5.40pt">
        <style:tab-stops>
          <style:tab-stop style:position="121.55pt" style:type="center"/>
          <style:tab-stop style:position="3274.25pt"/>
          <style:tab-stop style:position="26275.55pt" style:type="right"/>
        </style:tab-stops>
      </style:paragraph-properties>
    </style:style>
    <style:style style:name="P154" style:family="paragraph">
      <style:paragraph-properties fo:line-height="100.00%" fo:text-align="justify" fo:margin-left="16.45pt" fo:text-indent="-5.40pt">
        <style:tab-stops>
          <style:tab-stop style:position="121.55pt" style:type="center"/>
          <style:tab-stop style:position="3274.25pt"/>
          <style:tab-stop style:position="26251.55pt" style:type="right"/>
        </style:tab-stops>
      </style:paragraph-properties>
    </style:style>
    <style:style style:name="P155" style:family="paragraph">
      <style:paragraph-properties fo:line-height="100.00%" fo:text-align="justify"/>
    </style:style>
    <style:style style:name="P156" style:family="paragraph">
      <style:paragraph-properties fo:line-height="100.00%" fo:text-align="justify" fo:margin-left="16.45pt" fo:text-indent="-5.40pt">
        <style:tab-stops>
          <style:tab-stop style:position="121.55pt" style:type="center"/>
          <style:tab-stop style:position="3274.25pt"/>
          <style:tab-stop style:position="26251.55pt" style:type="right"/>
        </style:tab-stops>
      </style:paragraph-properties>
    </style:style>
    <style:style style:name="P157" style:family="paragraph">
      <style:paragraph-properties fo:line-height="100.00%" fo:text-align="justify"/>
    </style:style>
    <style:style style:name="P158" style:family="paragraph">
      <style:paragraph-properties fo:line-height="100.00%" fo:text-align="justify" fo:margin-left="16.45pt" fo:text-indent="-5.40pt">
        <style:tab-stops>
          <style:tab-stop style:position="121.55pt" style:type="center"/>
          <style:tab-stop style:position="3274.25pt"/>
          <style:tab-stop style:position="26251.55pt" style:type="right"/>
        </style:tab-stops>
      </style:paragraph-properties>
    </style:style>
    <style:style style:name="P159" style:family="paragraph">
      <style:paragraph-properties fo:line-height="100.00%" fo:text-align="left" fo:margin-top="12.00pt" fo:margin-bottom="6.00pt"/>
    </style:style>
    <style:style style:name="P160" style:family="paragraph">
      <style:paragraph-properties fo:line-height="100.00%" fo:text-align="justify" fo:margin-bottom="6.00pt"/>
    </style:style>
    <style:style style:name="P161" style:family="paragraph">
      <style:paragraph-properties fo:line-height="100.00%" fo:text-align="left"/>
    </style:style>
    <style:style style:name="P162" style:family="paragraph">
      <style:paragraph-properties fo:line-height="100.00%" fo:text-align="justify" fo:margin-left="17.30pt" fo:text-indent="-5.40pt">
        <style:tab-stops>
          <style:tab-stop style:position="119.95pt" style:type="center"/>
          <style:tab-stop style:position="3273.40pt"/>
          <style:tab-stop style:position="26250.70pt" style:type="right"/>
        </style:tab-stops>
      </style:paragraph-properties>
    </style:style>
    <style:style style:name="P163" style:family="paragraph">
      <style:paragraph-properties fo:line-height="100.00%" fo:text-align="left"/>
    </style:style>
    <style:style style:name="P164" style:family="paragraph">
      <style:paragraph-properties fo:line-height="100.00%" fo:text-align="justify" fo:margin-left="17.30pt" fo:text-indent="-5.40pt">
        <style:tab-stops>
          <style:tab-stop style:position="119.95pt" style:type="center"/>
          <style:tab-stop style:position="3273.40pt"/>
          <style:tab-stop style:position="26250.70pt" style:type="right"/>
        </style:tab-stops>
      </style:paragraph-properties>
    </style:style>
    <style:style style:name="P165" style:family="paragraph">
      <style:paragraph-properties fo:line-height="100.00%" fo:text-align="justify" fo:margin-left="17.30pt" fo:text-indent="-5.40pt">
        <style:tab-stops>
          <style:tab-stop style:position="119.95pt" style:type="center"/>
          <style:tab-stop style:position="3273.40pt"/>
          <style:tab-stop style:position="26250.70pt" style:type="right"/>
        </style:tab-stops>
      </style:paragraph-properties>
    </style:style>
    <style:style style:name="P166" style:family="paragraph">
      <style:paragraph-properties fo:line-height="100.00%" fo:text-align="justify"/>
    </style:style>
    <style:style style:name="P167" style:family="paragraph">
      <style:paragraph-properties fo:line-height="100.00%" fo:text-align="justify" fo:margin-left="17.30pt" fo:text-indent="-5.40pt">
        <style:tab-stops>
          <style:tab-stop style:position="119.95pt" style:type="center"/>
          <style:tab-stop style:position="3273.40pt"/>
          <style:tab-stop style:position="26250.70pt" style:type="right"/>
        </style:tab-stops>
      </style:paragraph-properties>
    </style:style>
    <style:style style:name="P168" style:family="paragraph">
      <style:paragraph-properties fo:line-height="100.00%" fo:text-align="justify"/>
    </style:style>
    <style:style style:name="P169" style:family="paragraph">
      <style:paragraph-properties fo:line-height="100.00%" fo:text-align="justify" fo:margin-left="17.30pt" fo:text-indent="-5.40pt">
        <style:tab-stops>
          <style:tab-stop style:position="119.95pt" style:type="center"/>
          <style:tab-stop style:position="3273.40pt"/>
          <style:tab-stop style:position="26250.70pt" style:type="right"/>
        </style:tab-stops>
      </style:paragraph-properties>
    </style:style>
    <style:style style:name="P170" style:family="paragraph">
      <style:paragraph-properties fo:line-height="100.00%" fo:text-align="justify"/>
    </style:style>
    <style:style style:name="P171" style:family="paragraph">
      <style:paragraph-properties fo:line-height="100.00%" fo:text-align="justify" fo:margin-left="17.30pt" fo:text-indent="-5.40pt">
        <style:tab-stops>
          <style:tab-stop style:position="119.95pt" style:type="center"/>
          <style:tab-stop style:position="3273.40pt"/>
          <style:tab-stop style:position="26250.70pt" style:type="right"/>
        </style:tab-stops>
      </style:paragraph-properties>
    </style:style>
    <style:style style:name="P172" style:family="paragraph">
      <style:paragraph-properties fo:line-height="100.00%" fo:text-align="left"/>
    </style:style>
    <style:style style:name="P173" style:family="paragraph">
      <style:paragraph-properties fo:line-height="100.00%" fo:text-align="left" fo:margin-top="12.00pt" fo:margin-bottom="6.00pt"/>
    </style:style>
    <style:style style:name="P174" style:family="paragraph">
      <style:paragraph-properties fo:line-height="100.00%" fo:text-align="justify" fo:margin-bottom="6.00pt"/>
    </style:style>
    <style:style style:name="P175" style:family="paragraph">
      <style:paragraph-properties fo:line-height="100.00%" fo:text-align="left"/>
    </style:style>
    <style:style style:name="P176" style:family="paragraph">
      <style:paragraph-properties fo:line-height="100.00%" fo:text-align="justify" fo:margin-left="17.85pt" fo:text-indent="-5.40pt">
        <style:tab-stops>
          <style:tab-stop style:position="80.35pt" style:type="center"/>
          <style:tab-stop style:position="3541.65pt"/>
        </style:tab-stops>
      </style:paragraph-properties>
    </style:style>
    <style:style style:name="P177" style:family="paragraph">
      <style:paragraph-properties fo:line-height="100.00%" fo:text-align="left"/>
    </style:style>
    <style:style style:name="P178" style:family="paragraph">
      <style:paragraph-properties fo:line-height="100.00%" fo:text-align="justify" fo:margin-left="17.85pt" fo:text-indent="-5.40pt">
        <style:tab-stops>
          <style:tab-stop style:position="80.35pt" style:type="center"/>
          <style:tab-stop style:position="3541.65pt"/>
        </style:tab-stops>
      </style:paragraph-properties>
    </style:style>
    <style:style style:name="P179" style:family="paragraph">
      <style:paragraph-properties fo:line-height="100.00%" fo:text-align="justify" fo:margin-left="17.85pt" fo:text-indent="-5.40pt">
        <style:tab-stops>
          <style:tab-stop style:position="80.35pt" style:type="center"/>
          <style:tab-stop style:position="3272.85pt"/>
        </style:tab-stops>
      </style:paragraph-properties>
    </style:style>
    <style:style style:name="P180" style:family="paragraph">
      <style:paragraph-properties fo:line-height="100.00%" fo:text-align="justify"/>
    </style:style>
    <style:style style:name="P181" style:family="paragraph">
      <style:paragraph-properties fo:line-height="100.00%" fo:text-align="justify" fo:margin-left="17.85pt" fo:text-indent="-5.40pt">
        <style:tab-stops>
          <style:tab-stop style:position="80.35pt" style:type="center"/>
          <style:tab-stop style:position="3272.85pt"/>
        </style:tab-stops>
      </style:paragraph-properties>
    </style:style>
    <style:style style:name="P182" style:family="paragraph">
      <style:paragraph-properties fo:line-height="100.00%" fo:text-align="justify"/>
    </style:style>
    <style:style style:name="P183" style:family="paragraph">
      <style:paragraph-properties fo:line-height="100.00%" fo:text-align="justify" fo:margin-left="17.85pt" fo:text-indent="-5.40pt">
        <style:tab-stops>
          <style:tab-stop style:position="80.35pt" style:type="center"/>
          <style:tab-stop style:position="3272.85pt"/>
        </style:tab-stops>
      </style:paragraph-properties>
    </style:style>
    <style:style style:name="P184" style:family="paragraph">
      <style:paragraph-properties fo:line-height="100.00%" fo:text-align="justify" fo:margin-left="17.85pt" fo:text-indent="-5.40pt">
        <style:tab-stops>
          <style:tab-stop style:position="80.35pt" style:type="center"/>
          <style:tab-stop style:position="3272.85pt" style:leader-style="dotted"/>
        </style:tab-stops>
      </style:paragraph-properties>
    </style:style>
    <style:style style:name="P185" style:family="paragraph">
      <style:paragraph-properties fo:line-height="100.00%" fo:text-align="justify"/>
    </style:style>
    <style:style style:name="P186" style:family="paragraph">
      <style:paragraph-properties fo:line-height="100.00%" fo:text-align="justify" fo:margin-left="17.85pt" fo:text-indent="-5.40pt">
        <style:tab-stops>
          <style:tab-stop style:position="80.35pt" style:type="center"/>
          <style:tab-stop style:position="3272.85pt" style:leader-style="dotted"/>
        </style:tab-stops>
      </style:paragraph-properties>
    </style:style>
    <style:style style:name="P187" style:family="paragraph">
      <style:paragraph-properties fo:line-height="100.00%" fo:text-align="left"/>
    </style:style>
    <style:style style:name="P188" style:family="paragraph">
      <style:paragraph-properties fo:line-height="100.00%" fo:text-align="left" fo:margin-left="21.55pt" fo:text-indent="-21.55pt" fo:margin-top="12.00pt" fo:margin-bottom="6.00pt"/>
    </style:style>
    <style:style style:name="P189" style:family="paragraph">
      <style:paragraph-properties fo:line-height="100.00%" fo:text-align="left" fo:margin-left="28.80pt" fo:text-indent="-28.80pt" fo:margin-top="12.00pt" fo:margin-bottom="6.00pt"/>
    </style:style>
    <style:style style:name="P190" style:family="paragraph">
      <style:paragraph-properties fo:line-height="100.00%" fo:text-align="justify" fo:margin-bottom="6.00pt"/>
    </style:style>
    <style:style style:name="P191" style:family="paragraph">
      <style:paragraph-properties fo:line-height="100.00%" fo:text-align="left" fo:margin-top="12.00pt" fo:margin-bottom="6.00pt"/>
    </style:style>
    <style:style style:name="P192" style:family="paragraph">
      <style:paragraph-properties fo:line-height="100.00%" fo:text-align="justify" fo:margin-bottom="6.00pt"/>
    </style:style>
    <style:style style:name="P193" style:family="paragraph">
      <style:paragraph-properties fo:line-height="100.00%" fo:text-align="left"/>
    </style:style>
    <style:style style:name="P194" style:family="paragraph">
      <style:paragraph-properties fo:line-height="100.00%" fo:text-align="justify" fo:margin-left="16.45pt" fo:text-indent="-5.40pt">
        <style:tab-stops>
          <style:tab-stop style:position="125.45pt" style:type="center"/>
          <style:tab-stop style:position="3543.05pt"/>
        </style:tab-stops>
      </style:paragraph-properties>
    </style:style>
    <style:style style:name="P195" style:family="paragraph">
      <style:paragraph-properties fo:line-height="100.00%" fo:text-align="left"/>
    </style:style>
    <style:style style:name="P196" style:family="paragraph">
      <style:paragraph-properties fo:line-height="100.00%" fo:text-align="justify" fo:margin-left="16.45pt" fo:text-indent="-5.40pt">
        <style:tab-stops>
          <style:tab-stop style:position="125.45pt" style:type="center"/>
          <style:tab-stop style:position="3543.05pt"/>
        </style:tab-stops>
      </style:paragraph-properties>
    </style:style>
    <style:style style:name="P197"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198" style:family="paragraph">
      <style:paragraph-properties fo:line-height="100.00%" fo:text-align="justify"/>
    </style:style>
    <style:style style:name="P199"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200" style:family="paragraph">
      <style:paragraph-properties fo:line-height="100.00%" fo:text-align="justify"/>
    </style:style>
    <style:style style:name="P201"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202" style:family="paragraph">
      <style:paragraph-properties fo:line-height="100.00%" fo:text-align="justify"/>
    </style:style>
    <style:style style:name="P203"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204" style:family="paragraph">
      <style:paragraph-properties fo:line-height="100.00%" fo:text-align="justify"/>
    </style:style>
    <style:style style:name="P205"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206"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207" style:family="paragraph">
      <style:paragraph-properties fo:line-height="100.00%" fo:text-align="justify"/>
    </style:style>
    <style:style style:name="P208"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209"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210" style:family="paragraph">
      <style:paragraph-properties fo:line-height="100.00%" fo:text-align="justify"/>
    </style:style>
    <style:style style:name="P211" style:family="paragraph">
      <style:paragraph-properties fo:line-height="100.00%" fo:text-align="justify" fo:margin-left="16.45pt" fo:text-indent="-5.40pt">
        <style:tab-stops>
          <style:tab-stop style:position="125.45pt" style:type="center"/>
          <style:tab-stop style:position="3274.25pt"/>
        </style:tab-stops>
      </style:paragraph-properties>
    </style:style>
    <style:style style:name="P212" style:family="paragraph">
      <style:paragraph-properties fo:line-height="100.00%" fo:text-align="justify" fo:margin-left="16.45pt" fo:text-indent="-5.40pt">
        <style:tab-stops>
          <style:tab-stop style:position="125.45pt" style:type="center"/>
          <style:tab-stop style:position="3274.25pt" style:leader-style="dotted"/>
        </style:tab-stops>
      </style:paragraph-properties>
    </style:style>
    <style:style style:name="P213" style:family="paragraph">
      <style:paragraph-properties fo:line-height="100.00%" fo:text-align="justify"/>
    </style:style>
    <style:style style:name="P214" style:family="paragraph">
      <style:paragraph-properties fo:line-height="100.00%" fo:text-align="justify" fo:margin-left="16.45pt" fo:text-indent="-5.40pt">
        <style:tab-stops>
          <style:tab-stop style:position="125.45pt" style:type="center"/>
          <style:tab-stop style:position="3274.25pt" style:leader-style="dotted"/>
        </style:tab-stops>
      </style:paragraph-properties>
    </style:style>
    <style:style style:name="P215" style:family="paragraph">
      <style:paragraph-properties fo:line-height="100.00%" fo:text-align="left"/>
    </style:style>
    <style:style style:name="P216" style:family="paragraph">
      <style:paragraph-properties fo:line-height="100.00%" fo:text-align="left" fo:margin-top="12.00pt" fo:margin-bottom="6.00pt"/>
    </style:style>
    <style:style style:name="P217" style:family="paragraph">
      <style:paragraph-properties fo:line-height="100.00%" fo:text-align="justify" fo:margin-bottom="6.00pt"/>
    </style:style>
    <style:style style:name="P218" style:family="paragraph">
      <style:paragraph-properties fo:line-height="100.00%" fo:text-align="justify" fo:margin-left="16.45pt" fo:text-indent="-5.40pt">
        <style:tab-stops>
          <style:tab-stop style:position="393.15pt" style:type="center"/>
        </style:tab-stops>
      </style:paragraph-properties>
    </style:style>
    <style:style style:name="P219" style:family="paragraph">
      <style:paragraph-properties fo:line-height="100.00%" fo:text-align="left"/>
    </style:style>
    <style:style style:name="P220" style:family="paragraph">
      <style:paragraph-properties fo:line-height="100.00%" fo:text-align="justify" fo:margin-left="16.45pt" fo:text-indent="-5.40pt">
        <style:tab-stops>
          <style:tab-stop style:position="393.15pt" style:type="center"/>
        </style:tab-stops>
      </style:paragraph-properties>
    </style:style>
    <style:style style:name="P221" style:family="paragraph">
      <style:paragraph-properties fo:line-height="100.00%" fo:text-align="justify" fo:margin-left="16.45pt" fo:text-indent="-5.40pt">
        <style:tab-stops>
          <style:tab-stop style:position="118.10pt" style:type="center"/>
          <style:tab-stop style:position="3274.25pt"/>
        </style:tab-stops>
      </style:paragraph-properties>
    </style:style>
    <style:style style:name="P222" style:family="paragraph">
      <style:paragraph-properties fo:line-height="100.00%" fo:text-align="justify"/>
    </style:style>
    <style:style style:name="P223" style:family="paragraph">
      <style:paragraph-properties fo:line-height="100.00%" fo:text-align="justify" fo:margin-left="16.45pt" fo:text-indent="-5.40pt">
        <style:tab-stops>
          <style:tab-stop style:position="118.10pt" style:type="center"/>
          <style:tab-stop style:position="3274.25pt"/>
        </style:tab-stops>
      </style:paragraph-properties>
    </style:style>
    <style:style style:name="P224" style:family="paragraph">
      <style:paragraph-properties fo:line-height="100.00%" fo:text-align="justify"/>
    </style:style>
    <style:style style:name="P225" style:family="paragraph">
      <style:paragraph-properties fo:line-height="100.00%" fo:text-align="justify" fo:margin-left="16.45pt" fo:text-indent="-5.40pt">
        <style:tab-stops>
          <style:tab-stop style:position="118.10pt" style:type="center"/>
          <style:tab-stop style:position="3274.25pt"/>
        </style:tab-stops>
      </style:paragraph-properties>
    </style:style>
    <style:style style:name="P226" style:family="paragraph">
      <style:paragraph-properties fo:line-height="100.00%" fo:text-align="justify"/>
    </style:style>
    <style:style style:name="P227" style:family="paragraph">
      <style:paragraph-properties fo:line-height="100.00%" fo:text-align="justify" fo:margin-left="16.45pt" fo:text-indent="-5.40pt">
        <style:tab-stops>
          <style:tab-stop style:position="118.10pt" style:type="center"/>
          <style:tab-stop style:position="3274.25pt"/>
        </style:tab-stops>
      </style:paragraph-properties>
    </style:style>
    <style:style style:name="P228" style:family="paragraph">
      <style:paragraph-properties fo:line-height="100.00%" fo:text-align="justify"/>
    </style:style>
    <style:style style:name="P229" style:family="paragraph">
      <style:paragraph-properties fo:line-height="100.00%" fo:text-align="justify" fo:margin-left="16.45pt" fo:text-indent="-5.40pt">
        <style:tab-stops>
          <style:tab-stop style:position="118.10pt" style:type="center"/>
          <style:tab-stop style:position="3274.25pt"/>
        </style:tab-stops>
      </style:paragraph-properties>
    </style:style>
    <style:style style:name="P230" style:family="paragraph">
      <style:paragraph-properties fo:line-height="100.00%" fo:text-align="justify"/>
    </style:style>
    <style:style style:name="P231" style:family="paragraph">
      <style:paragraph-properties fo:line-height="100.00%" fo:text-align="justify" fo:margin-left="16.45pt" fo:text-indent="-5.40pt">
        <style:tab-stops>
          <style:tab-stop style:position="118.10pt" style:type="center"/>
          <style:tab-stop style:position="3274.25pt"/>
        </style:tab-stops>
      </style:paragraph-properties>
    </style:style>
    <style:style style:name="P232" style:family="paragraph">
      <style:paragraph-properties fo:line-height="100.00%" fo:text-align="justify" fo:margin-left="16.45pt" fo:text-indent="-5.40pt">
        <style:tab-stops>
          <style:tab-stop style:position="118.10pt" style:type="center"/>
          <style:tab-stop style:position="3274.25pt" style:leader-style="dotted"/>
        </style:tab-stops>
      </style:paragraph-properties>
    </style:style>
    <style:style style:name="P233" style:family="paragraph">
      <style:paragraph-properties fo:line-height="100.00%" fo:text-align="justify"/>
    </style:style>
    <style:style style:name="P234" style:family="paragraph">
      <style:paragraph-properties fo:line-height="100.00%" fo:text-align="justify" fo:margin-left="16.45pt" fo:text-indent="-5.40pt">
        <style:tab-stops>
          <style:tab-stop style:position="118.10pt" style:type="center"/>
          <style:tab-stop style:position="3274.25pt" style:leader-style="dotted"/>
        </style:tab-stops>
      </style:paragraph-properties>
    </style:style>
    <style:style style:name="P235" style:family="paragraph">
      <style:paragraph-properties fo:line-height="100.00%" fo:text-align="left"/>
    </style:style>
    <style:style style:name="P236" style:family="paragraph">
      <style:paragraph-properties fo:line-height="100.00%" fo:text-align="justify" fo:margin-left="16.45pt" fo:text-indent="-5.40pt">
        <style:tab-stops>
          <style:tab-stop style:position="411.05pt" style:type="center"/>
        </style:tab-stops>
      </style:paragraph-properties>
    </style:style>
    <style:style style:name="P237" style:family="paragraph">
      <style:paragraph-properties fo:line-height="100.00%" fo:text-align="left"/>
    </style:style>
    <style:style style:name="P238" style:family="paragraph">
      <style:paragraph-properties fo:line-height="100.00%" fo:text-align="justify" fo:margin-left="16.45pt" fo:text-indent="-5.40pt">
        <style:tab-stops>
          <style:tab-stop style:position="411.05pt" style:type="center"/>
        </style:tab-stops>
      </style:paragraph-properties>
    </style:style>
    <style:style style:name="P239"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40" style:family="paragraph">
      <style:paragraph-properties fo:line-height="100.00%" fo:text-align="justify"/>
    </style:style>
    <style:style style:name="P241"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42" style:family="paragraph">
      <style:paragraph-properties fo:line-height="100.00%" fo:text-align="justify"/>
    </style:style>
    <style:style style:name="P243"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44" style:family="paragraph">
      <style:paragraph-properties fo:line-height="100.00%" fo:text-align="justify"/>
    </style:style>
    <style:style style:name="P245"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46" style:family="paragraph">
      <style:paragraph-properties fo:line-height="100.00%" fo:text-align="justify"/>
    </style:style>
    <style:style style:name="P247"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48" style:family="paragraph">
      <style:paragraph-properties fo:line-height="100.00%" fo:text-align="justify"/>
    </style:style>
    <style:style style:name="P249"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50" style:family="paragraph">
      <style:paragraph-properties fo:line-height="100.00%" fo:text-align="justify"/>
    </style:style>
    <style:style style:name="P251"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52" style:family="paragraph">
      <style:paragraph-properties fo:line-height="100.00%" fo:text-align="justify"/>
    </style:style>
    <style:style style:name="P253"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54" style:family="paragraph">
      <style:paragraph-properties fo:line-height="100.00%" fo:text-align="justify"/>
    </style:style>
    <style:style style:name="P255"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56" style:family="paragraph">
      <style:paragraph-properties fo:line-height="100.00%" fo:text-align="justify"/>
    </style:style>
    <style:style style:name="P257" style:family="paragraph">
      <style:paragraph-properties fo:line-height="100.00%" fo:text-align="justify" fo:margin-left="16.45pt" fo:text-indent="-5.40pt">
        <style:tab-stops>
          <style:tab-stop style:position="124.00pt" style:type="center"/>
          <style:tab-stop style:position="3274.25pt"/>
        </style:tab-stops>
      </style:paragraph-properties>
    </style:style>
    <style:style style:name="P258" style:family="paragraph">
      <style:paragraph-properties fo:line-height="100.00%" fo:text-align="justify" fo:margin-left="16.45pt" fo:text-indent="-5.40pt">
        <style:tab-stops>
          <style:tab-stop style:position="124.00pt" style:type="center"/>
          <style:tab-stop style:position="3274.25pt" style:leader-style="dotted"/>
        </style:tab-stops>
      </style:paragraph-properties>
    </style:style>
    <style:style style:name="P259" style:family="paragraph">
      <style:paragraph-properties fo:line-height="100.00%" fo:text-align="justify"/>
    </style:style>
    <style:style style:name="P260" style:family="paragraph">
      <style:paragraph-properties fo:line-height="100.00%" fo:text-align="justify" fo:margin-left="16.45pt" fo:text-indent="-5.40pt">
        <style:tab-stops>
          <style:tab-stop style:position="124.00pt" style:type="center"/>
          <style:tab-stop style:position="3274.25pt" style:leader-style="dotted"/>
        </style:tab-stops>
      </style:paragraph-properties>
    </style:style>
    <style:style style:name="P261" style:family="paragraph">
      <style:paragraph-properties fo:line-height="100.00%" fo:text-align="left"/>
    </style:style>
    <style:style style:name="P262" style:family="paragraph">
      <style:paragraph-properties fo:line-height="100.00%" fo:text-align="left" fo:margin-left="21.55pt" fo:text-indent="-21.55pt" fo:margin-top="12.00pt" fo:margin-bottom="6.00pt"/>
    </style:style>
    <style:style style:name="P263" style:family="paragraph">
      <style:paragraph-properties fo:line-height="100.00%" fo:text-align="justify" fo:margin-bottom="6.00pt"/>
    </style:style>
    <style:style style:name="P264" style:family="paragraph">
      <style:paragraph-properties fo:line-height="100.00%" fo:text-align="left"/>
    </style:style>
    <style:style style:name="P265" style:family="paragraph">
      <style:paragraph-properties fo:line-height="100.00%" fo:text-align="justify" fo:margin-left="16.45pt" fo:text-indent="-5.40pt">
        <style:tab-stops>
          <style:tab-stop style:position="411.05pt" style:type="center"/>
        </style:tab-stops>
      </style:paragraph-properties>
    </style:style>
    <style:style style:name="P266" style:family="paragraph">
      <style:paragraph-properties fo:line-height="100.00%" fo:text-align="left"/>
    </style:style>
    <style:style style:name="P267" style:family="paragraph">
      <style:paragraph-properties fo:line-height="100.00%" fo:text-align="justify" fo:margin-left="16.45pt" fo:text-indent="-5.40pt">
        <style:tab-stops>
          <style:tab-stop style:position="411.05pt" style:type="center"/>
        </style:tab-stops>
      </style:paragraph-properties>
    </style:style>
    <style:style style:name="P268"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69" style:family="paragraph">
      <style:paragraph-properties fo:line-height="100.00%" fo:text-align="justify"/>
    </style:style>
    <style:style style:name="P270"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71" style:family="paragraph">
      <style:paragraph-properties fo:line-height="100.00%" fo:text-align="justify"/>
    </style:style>
    <style:style style:name="P272"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73" style:family="paragraph">
      <style:paragraph-properties fo:line-height="100.00%" fo:text-align="justify" fo:margin-left="16.45pt" fo:text-indent="-5.40pt">
        <style:tab-stops>
          <style:tab-stop style:position="411.05pt" style:type="center"/>
        </style:tab-stops>
      </style:paragraph-properties>
    </style:style>
    <style:style style:name="P274" style:family="paragraph">
      <style:paragraph-properties fo:line-height="100.00%" fo:text-align="justify"/>
    </style:style>
    <style:style style:name="P275" style:family="paragraph">
      <style:paragraph-properties fo:line-height="100.00%" fo:text-align="justify" fo:margin-left="16.45pt" fo:text-indent="-5.40pt">
        <style:tab-stops>
          <style:tab-stop style:position="411.05pt" style:type="center"/>
        </style:tab-stops>
      </style:paragraph-properties>
    </style:style>
    <style:style style:name="P276"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77" style:family="paragraph">
      <style:paragraph-properties fo:line-height="100.00%" fo:text-align="justify"/>
    </style:style>
    <style:style style:name="P278"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79" style:family="paragraph">
      <style:paragraph-properties fo:line-height="100.00%" fo:text-align="justify"/>
    </style:style>
    <style:style style:name="P280"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81" style:family="paragraph">
      <style:paragraph-properties fo:line-height="100.00%" fo:text-align="justify"/>
    </style:style>
    <style:style style:name="P282"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83" style:family="paragraph">
      <style:paragraph-properties fo:line-height="100.00%" fo:text-align="justify" fo:margin-left="16.45pt" fo:text-indent="-5.40pt">
        <style:tab-stops>
          <style:tab-stop style:position="411.05pt" style:type="center"/>
        </style:tab-stops>
      </style:paragraph-properties>
    </style:style>
    <style:style style:name="P284" style:family="paragraph">
      <style:paragraph-properties fo:line-height="100.00%" fo:text-align="justify"/>
    </style:style>
    <style:style style:name="P285" style:family="paragraph">
      <style:paragraph-properties fo:line-height="100.00%" fo:text-align="justify" fo:margin-left="16.45pt" fo:text-indent="-5.40pt">
        <style:tab-stops>
          <style:tab-stop style:position="411.05pt" style:type="center"/>
        </style:tab-stops>
      </style:paragraph-properties>
    </style:style>
    <style:style style:name="P286"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87" style:family="paragraph">
      <style:paragraph-properties fo:line-height="100.00%" fo:text-align="justify"/>
    </style:style>
    <style:style style:name="P288"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89" style:family="paragraph">
      <style:paragraph-properties fo:line-height="100.00%" fo:text-align="justify"/>
    </style:style>
    <style:style style:name="P290"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91" style:family="paragraph">
      <style:paragraph-properties fo:line-height="100.00%" fo:text-align="justify"/>
    </style:style>
    <style:style style:name="P292" style:family="paragraph">
      <style:paragraph-properties fo:line-height="100.00%" fo:text-align="justify" fo:margin-left="16.45pt" fo:text-indent="-5.40pt">
        <style:tab-stops>
          <style:tab-stop style:position="50.45pt" style:type="center"/>
          <style:tab-stop style:position="3274.25pt"/>
        </style:tab-stops>
      </style:paragraph-properties>
    </style:style>
    <style:style style:name="P293" style:family="paragraph">
      <style:paragraph-properties fo:line-height="100.00%" fo:text-align="justify" fo:margin-left="16.45pt" fo:text-indent="-5.40pt">
        <style:tab-stops>
          <style:tab-stop style:position="411.05pt" style:type="center"/>
        </style:tab-stops>
      </style:paragraph-properties>
    </style:style>
    <style:style style:name="P294" style:family="paragraph">
      <style:paragraph-properties fo:line-height="100.00%" fo:text-align="justify"/>
    </style:style>
    <style:style style:name="P295" style:family="paragraph">
      <style:paragraph-properties fo:line-height="100.00%" fo:text-align="justify" fo:margin-left="16.45pt" fo:text-indent="-5.40pt">
        <style:tab-stops>
          <style:tab-stop style:position="411.05pt" style:type="center"/>
        </style:tab-stops>
      </style:paragraph-properties>
    </style:style>
    <style:style style:name="P296" style:family="paragraph">
      <style:paragraph-properties fo:line-height="100.00%" fo:text-align="justify" fo:margin-left="16.45pt" fo:text-indent="-5.40pt">
        <style:tab-stops>
          <style:tab-stop style:position="50.45pt" style:type="center"/>
          <style:tab-stop style:position="3274.25pt"/>
          <style:tab-stop style:position="26251.55pt" style:type="right"/>
        </style:tab-stops>
      </style:paragraph-properties>
    </style:style>
    <style:style style:name="P297" style:family="paragraph">
      <style:paragraph-properties fo:line-height="100.00%" fo:text-align="justify"/>
    </style:style>
    <style:style style:name="P298" style:family="paragraph">
      <style:paragraph-properties fo:line-height="100.00%" fo:text-align="justify" fo:margin-left="16.45pt" fo:text-indent="-5.40pt">
        <style:tab-stops>
          <style:tab-stop style:position="50.45pt" style:type="center"/>
          <style:tab-stop style:position="3274.25pt"/>
          <style:tab-stop style:position="26251.55pt" style:type="right"/>
        </style:tab-stops>
      </style:paragraph-properties>
    </style:style>
    <style:style style:name="P299" style:family="paragraph">
      <style:paragraph-properties fo:line-height="100.00%" fo:text-align="justify"/>
    </style:style>
    <style:style style:name="P300" style:family="paragraph">
      <style:paragraph-properties fo:line-height="100.00%" fo:text-align="justify" fo:margin-left="16.45pt" fo:text-indent="-5.40pt">
        <style:tab-stops>
          <style:tab-stop style:position="50.45pt" style:type="center"/>
          <style:tab-stop style:position="3274.25pt"/>
          <style:tab-stop style:position="26251.55pt" style:type="right"/>
        </style:tab-stops>
      </style:paragraph-properties>
    </style:style>
    <style:style style:name="P301" style:family="paragraph">
      <style:paragraph-properties fo:line-height="100.00%" fo:text-align="justify" fo:margin-left="16.45pt" fo:text-indent="-5.40pt">
        <style:tab-stops>
          <style:tab-stop style:position="50.45pt" style:type="center"/>
          <style:tab-stop style:position="3274.25pt" style:leader-style="dotted"/>
          <style:tab-stop style:position="26251.55pt" style:type="right"/>
        </style:tab-stops>
      </style:paragraph-properties>
    </style:style>
    <style:style style:name="P302" style:family="paragraph">
      <style:paragraph-properties fo:line-height="100.00%" fo:text-align="justify"/>
    </style:style>
    <style:style style:name="P303" style:family="paragraph">
      <style:paragraph-properties fo:line-height="100.00%" fo:text-align="justify" fo:margin-left="16.45pt" fo:text-indent="-5.40pt">
        <style:tab-stops>
          <style:tab-stop style:position="50.45pt" style:type="center"/>
          <style:tab-stop style:position="3274.25pt" style:leader-style="dotted"/>
          <style:tab-stop style:position="26251.55pt" style:type="right"/>
        </style:tab-stops>
      </style:paragraph-properties>
    </style:style>
    <style:style style:name="P304" style:family="paragraph">
      <style:paragraph-properties fo:line-height="100.00%" fo:text-align="left"/>
    </style:style>
    <style:style style:name="P305" style:family="paragraph">
      <style:paragraph-properties fo:line-height="100.00%" fo:text-align="left" fo:margin-left="21.55pt" fo:text-indent="-21.55pt" fo:margin-top="12.00pt" fo:margin-bottom="6.00pt"/>
    </style:style>
    <style:style style:name="P306" style:family="paragraph">
      <style:paragraph-properties fo:line-height="100.00%" fo:text-align="left" fo:margin-top="12.00pt" fo:margin-bottom="6.00pt"/>
    </style:style>
    <style:style style:name="P307" style:family="paragraph">
      <style:paragraph-properties fo:line-height="100.00%" fo:text-align="justify" fo:margin-bottom="6.00pt"/>
    </style:style>
    <style:style style:name="P308" style:family="paragraph">
      <style:paragraph-properties fo:line-height="100.00%" fo:text-align="justify" fo:margin-left="16.75pt" fo:text-indent="-5.40pt">
        <style:tab-stops>
          <style:tab-stop style:position="392.85pt" style:type="center"/>
        </style:tab-stops>
      </style:paragraph-properties>
    </style:style>
    <style:style style:name="P309" style:family="paragraph">
      <style:paragraph-properties fo:line-height="100.00%" fo:text-align="center"/>
    </style:style>
    <style:style style:name="P310" style:family="paragraph">
      <style:paragraph-properties fo:line-height="100.00%" fo:text-align="justify" fo:margin-left="16.75pt" fo:text-indent="-5.40pt">
        <style:tab-stops>
          <style:tab-stop style:position="392.85pt" style:type="center"/>
        </style:tab-stops>
      </style:paragraph-properties>
    </style:style>
    <style:style style:name="P311" style:family="paragraph">
      <style:paragraph-properties fo:line-height="100.00%" fo:text-align="justify" fo:margin-left="16.75pt" fo:text-indent="-5.40pt">
        <style:tab-stops>
          <style:tab-stop style:position="55.70pt" style:type="center"/>
          <style:tab-stop style:position="3273.95pt"/>
        </style:tab-stops>
      </style:paragraph-properties>
    </style:style>
    <style:style style:name="P312" style:family="paragraph">
      <style:paragraph-properties fo:line-height="100.00%" fo:text-align="left"/>
    </style:style>
    <style:style style:name="P313" style:family="paragraph">
      <style:paragraph-properties fo:line-height="100.00%" fo:text-align="justify" fo:margin-left="16.75pt" fo:text-indent="-5.40pt">
        <style:tab-stops>
          <style:tab-stop style:position="55.70pt" style:type="center"/>
          <style:tab-stop style:position="3273.95pt"/>
        </style:tab-stops>
      </style:paragraph-properties>
    </style:style>
    <style:style style:name="P314" style:family="paragraph">
      <style:paragraph-properties fo:line-height="100.00%" fo:text-align="left"/>
    </style:style>
    <style:style style:name="P315" style:family="paragraph">
      <style:paragraph-properties fo:line-height="100.00%" fo:text-align="justify" fo:margin-left="16.75pt" fo:text-indent="-5.40pt">
        <style:tab-stops>
          <style:tab-stop style:position="55.70pt" style:type="center"/>
          <style:tab-stop style:position="3273.95pt"/>
        </style:tab-stops>
      </style:paragraph-properties>
    </style:style>
    <style:style style:name="P316" style:family="paragraph">
      <style:paragraph-properties fo:line-height="100.00%" fo:text-align="left"/>
    </style:style>
    <style:style style:name="P317" style:family="paragraph">
      <style:paragraph-properties fo:line-height="100.00%" fo:text-align="justify" fo:margin-left="16.75pt" fo:text-indent="-5.40pt">
        <style:tab-stops>
          <style:tab-stop style:position="55.70pt" style:type="center"/>
          <style:tab-stop style:position="3273.95pt"/>
        </style:tab-stops>
      </style:paragraph-properties>
    </style:style>
    <style:style style:name="P318" style:family="paragraph">
      <style:paragraph-properties fo:line-height="100.00%" fo:text-align="justify" fo:margin-left="16.75pt" fo:text-indent="-5.40pt">
        <style:tab-stops>
          <style:tab-stop style:position="26.35pt" style:type="center"/>
          <style:tab-stop style:position="3273.95pt"/>
        </style:tab-stops>
      </style:paragraph-properties>
    </style:style>
    <style:style style:name="P319" style:family="paragraph">
      <style:paragraph-properties fo:line-height="100.00%" fo:text-align="center"/>
    </style:style>
    <style:style style:name="P320" style:family="paragraph">
      <style:paragraph-properties fo:line-height="100.00%" fo:text-align="justify" fo:margin-left="16.75pt" fo:text-indent="-5.40pt">
        <style:tab-stops>
          <style:tab-stop style:position="26.35pt" style:type="center"/>
          <style:tab-stop style:position="3273.95pt"/>
        </style:tab-stops>
      </style:paragraph-properties>
    </style:style>
    <style:style style:name="P321" style:family="paragraph">
      <style:paragraph-properties fo:line-height="100.00%" fo:text-align="justify" fo:margin-left="16.75pt" fo:text-indent="-5.40pt">
        <style:tab-stops>
          <style:tab-stop style:position="26.35pt" style:type="center"/>
          <style:tab-stop style:position="3273.95pt"/>
        </style:tab-stops>
      </style:paragraph-properties>
    </style:style>
    <style:style style:name="P322" style:family="paragraph">
      <style:paragraph-properties fo:line-height="100.00%" fo:text-align="center"/>
    </style:style>
    <style:style style:name="P323" style:family="paragraph">
      <style:paragraph-properties fo:line-height="100.00%" fo:text-align="justify"/>
    </style:style>
    <style:style style:name="P324" style:family="paragraph">
      <style:paragraph-properties fo:line-height="100.00%" fo:text-align="justify" fo:margin-left="16.75pt" fo:text-indent="-5.40pt">
        <style:tab-stops>
          <style:tab-stop style:position="26.35pt" style:type="center"/>
          <style:tab-stop style:position="3273.95pt"/>
        </style:tab-stops>
      </style:paragraph-properties>
    </style:style>
    <style:style style:name="P325" style:family="paragraph">
      <style:paragraph-properties fo:line-height="100.00%" fo:text-align="center"/>
    </style:style>
    <style:style style:name="P326" style:family="paragraph">
      <style:paragraph-properties fo:line-height="100.00%" fo:text-align="justify"/>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00.00%" fo:text-align="justify" fo:margin-left="-18.00pt" fo:text-indent="18.00pt"/>
    </style:style>
    <style:style style:name="P328" style:family="paragraph">
      <style:paragraph-properties fo:line-height="100.00%" fo:text-align="justify" fo:margin-left="16.75pt" fo:text-indent="-5.40pt">
        <style:tab-stops>
          <style:tab-stop style:position="26.35pt" style:type="center"/>
          <style:tab-stop style:position="3273.95pt"/>
        </style:tab-stops>
      </style:paragraph-properties>
    </style:style>
    <style:style style:name="P329" style:family="paragraph">
      <style:paragraph-properties fo:line-height="100.00%" fo:text-align="justify" fo:margin-left="16.75pt" fo:text-indent="-5.40pt">
        <style:tab-stops>
          <style:tab-stop style:position="26.35pt" style:type="center"/>
          <style:tab-stop style:position="3273.95pt" style:leader-style="dotted"/>
        </style:tab-stops>
      </style:paragraph-properties>
    </style:style>
    <style:style style:name="P330" style:family="paragraph">
      <style:paragraph-properties fo:line-height="100.00%" fo:text-align="center"/>
    </style:style>
    <style:style style:name="P331" style:family="paragraph">
      <style:paragraph-properties fo:line-height="100.00%" fo:text-align="justify"/>
    </style:style>
    <style:style style:name="P332" style:family="paragraph">
      <style:paragraph-properties fo:line-height="100.00%" fo:text-align="justify" fo:margin-left="16.75pt" fo:text-indent="-5.40pt">
        <style:tab-stops>
          <style:tab-stop style:position="26.35pt" style:type="center"/>
          <style:tab-stop style:position="3273.95pt" style:leader-style="dotted"/>
        </style:tab-stops>
      </style:paragraph-properties>
    </style:style>
    <style:style style:name="P333" style:family="paragraph">
      <style:paragraph-properties fo:line-height="100.00%" fo:text-align="left"/>
    </style:style>
    <style:style style:name="P334" style:family="paragraph">
      <style:paragraph-properties fo:line-height="100.00%" fo:text-align="justify" fo:margin-left="16.75pt" fo:text-indent="-5.40pt">
        <style:tab-stops>
          <style:tab-stop style:position="410.80pt" style:type="center"/>
        </style:tab-stops>
      </style:paragraph-properties>
    </style:style>
    <style:style style:name="P335" style:family="paragraph">
      <style:paragraph-properties fo:line-height="100.00%" fo:text-align="center"/>
    </style:style>
    <style:style style:name="P336" style:family="paragraph">
      <style:paragraph-properties fo:line-height="100.00%" fo:text-align="justify" fo:margin-left="16.75pt" fo:text-indent="-5.40pt">
        <style:tab-stops>
          <style:tab-stop style:position="410.80pt" style:type="center"/>
        </style:tab-stops>
      </style:paragraph-properties>
    </style:style>
    <style:style style:name="P337" style:family="paragraph">
      <style:paragraph-properties fo:line-height="100.00%" fo:text-align="justify" fo:margin-left="16.75pt" fo:text-indent="-5.40pt">
        <style:tab-stops>
          <style:tab-stop style:position="58.90pt" style:type="center"/>
          <style:tab-stop style:position="3273.95pt"/>
        </style:tab-stops>
      </style:paragraph-properties>
    </style:style>
    <style:style style:name="P338" style:family="paragraph">
      <style:paragraph-properties fo:line-height="100.00%" fo:text-align="left"/>
    </style:style>
    <style:style style:name="P339" style:family="paragraph">
      <style:paragraph-properties fo:line-height="100.00%" fo:text-align="center"/>
    </style:style>
    <style:style style:name="P340" style:family="paragraph">
      <style:paragraph-properties fo:line-height="100.00%" fo:text-align="justify" fo:margin-left="16.75pt" fo:text-indent="-5.40pt">
        <style:tab-stops>
          <style:tab-stop style:position="58.90pt" style:type="center"/>
          <style:tab-stop style:position="3273.95pt"/>
        </style:tab-stops>
      </style:paragraph-properties>
    </style:style>
    <style:style style:name="P341" style:family="paragraph">
      <style:paragraph-properties fo:line-height="100.00%" fo:text-align="left"/>
    </style:style>
    <style:style style:name="P342" style:family="paragraph">
      <style:paragraph-properties fo:line-height="100.00%" fo:text-align="justify" fo:margin-left="16.75pt" fo:text-indent="-5.40pt">
        <style:tab-stops>
          <style:tab-stop style:position="58.90pt" style:type="center"/>
          <style:tab-stop style:position="3273.95pt"/>
        </style:tab-stops>
      </style:paragraph-properties>
    </style:style>
    <style:style style:name="P343" style:family="paragraph">
      <style:paragraph-properties fo:line-height="100.00%" fo:text-align="left"/>
    </style:style>
    <style:style style:name="P344" style:family="paragraph">
      <style:paragraph-properties fo:line-height="100.00%" fo:text-align="justify" fo:margin-left="16.75pt" fo:text-indent="-5.40pt">
        <style:tab-stops>
          <style:tab-stop style:position="58.90pt" style:type="center"/>
          <style:tab-stop style:position="3273.95pt"/>
        </style:tab-stops>
      </style:paragraph-properties>
    </style:style>
    <style:style style:name="P345" style:family="paragraph">
      <style:paragraph-properties fo:line-height="100.00%" fo:text-align="justify" fo:margin-left="16.75pt" fo:text-indent="-5.40pt">
        <style:tab-stops>
          <style:tab-stop style:position="28.25pt" style:type="center"/>
          <style:tab-stop style:position="3273.95pt"/>
        </style:tab-stops>
      </style:paragraph-properties>
    </style:style>
    <style:style style:name="P346" style:family="paragraph">
      <style:paragraph-properties fo:line-height="100.00%" fo:text-align="center"/>
    </style:style>
    <style:style style:name="P347" style:family="paragraph">
      <style:paragraph-properties fo:line-height="100.00%" fo:text-align="justify" fo:margin-left="16.75pt" fo:text-indent="-5.40pt">
        <style:tab-stops>
          <style:tab-stop style:position="28.25pt" style:type="center"/>
          <style:tab-stop style:position="3273.95pt"/>
        </style:tab-stops>
      </style:paragraph-properties>
    </style:style>
    <style:style style:name="P348" style:family="paragraph">
      <style:paragraph-properties fo:line-height="100.00%" fo:text-align="justify" fo:margin-left="16.75pt" fo:text-indent="-5.40pt">
        <style:tab-stops>
          <style:tab-stop style:position="28.25pt" style:type="center"/>
          <style:tab-stop style:position="3273.95pt"/>
        </style:tab-stops>
      </style:paragraph-properties>
    </style:style>
    <style:style style:name="P349" style:family="paragraph">
      <style:paragraph-properties fo:line-height="100.00%" fo:text-align="center"/>
    </style:style>
    <style:style style:name="P350" style:family="paragraph">
      <style:paragraph-properties fo:line-height="100.00%" fo:text-align="justify"/>
    </style:style>
    <style:style style:name="P351" style:family="paragraph">
      <style:paragraph-properties fo:line-height="100.00%" fo:text-align="justify" fo:margin-left="16.75pt" fo:text-indent="-5.40pt">
        <style:tab-stops>
          <style:tab-stop style:position="28.25pt" style:type="center"/>
          <style:tab-stop style:position="3273.95pt"/>
        </style:tab-stops>
      </style:paragraph-properties>
    </style:style>
    <style:style style:name="P352" style:family="paragraph">
      <style:paragraph-properties fo:line-height="100.00%" fo:text-align="center"/>
    </style:style>
    <style:style style:name="P353" style:family="paragraph">
      <style:paragraph-properties fo:line-height="100.00%" fo:text-align="justify"/>
    </style:style>
    <style:style style:name="P354" style:family="paragraph">
      <style:paragraph-properties fo:line-height="100.00%" fo:text-align="justify" fo:margin-left="16.75pt" fo:text-indent="-5.40pt">
        <style:tab-stops>
          <style:tab-stop style:position="28.25pt" style:type="center"/>
          <style:tab-stop style:position="3273.95pt"/>
        </style:tab-stops>
      </style:paragraph-properties>
    </style:style>
    <style:style style:name="P355" style:family="paragraph">
      <style:paragraph-properties fo:line-height="100.00%" fo:text-align="center"/>
    </style:style>
    <style:style style:name="P356" style:family="paragraph">
      <style:paragraph-properties fo:line-height="100.00%" fo:text-align="justify"/>
    </style:style>
    <style:style style:name="P357" style:family="paragraph">
      <style:paragraph-properties fo:line-height="100.00%" fo:text-align="justify" fo:margin-left="16.75pt" fo:text-indent="-5.40pt">
        <style:tab-stops>
          <style:tab-stop style:position="28.25pt" style:type="center"/>
          <style:tab-stop style:position="3273.95pt"/>
        </style:tab-stops>
      </style:paragraph-properties>
    </style:style>
    <style:style style:name="P358" style:family="paragraph">
      <style:paragraph-properties fo:line-height="100.00%" fo:text-align="justify" fo:margin-left="16.75pt" fo:text-indent="-5.40pt">
        <style:tab-stops>
          <style:tab-stop style:position="28.25pt" style:type="center"/>
          <style:tab-stop style:position="3273.95pt" style:leader-style="dotted"/>
        </style:tab-stops>
      </style:paragraph-properties>
    </style:style>
    <style:style style:name="P359" style:family="paragraph">
      <style:paragraph-properties fo:line-height="100.00%" fo:text-align="center"/>
    </style:style>
    <style:style style:name="P360" style:family="paragraph">
      <style:paragraph-properties fo:line-height="100.00%" fo:text-align="justify"/>
    </style:style>
    <style:style style:name="P361" style:family="paragraph">
      <style:paragraph-properties fo:line-height="100.00%" fo:text-align="justify" fo:margin-left="16.75pt" fo:text-indent="-5.40pt">
        <style:tab-stops>
          <style:tab-stop style:position="28.25pt" style:type="center"/>
          <style:tab-stop style:position="3273.95pt" style:leader-style="dotted"/>
        </style:tab-stops>
      </style:paragraph-properties>
    </style:style>
    <style:style style:name="P362" style:family="paragraph">
      <style:paragraph-properties fo:line-height="100.00%" fo:text-align="left"/>
    </style:style>
    <style:style style:name="P363" style:family="paragraph">
      <style:paragraph-properties fo:line-height="100.00%" fo:text-align="left" fo:margin-top="12.00pt" fo:margin-bottom="6.00pt"/>
    </style:style>
    <style:style style:name="P364" style:family="paragraph">
      <style:paragraph-properties fo:line-height="100.00%" fo:text-align="justify" fo:margin-bottom="6.00pt"/>
    </style:style>
    <style:style style:name="P365" style:family="paragraph">
      <style:paragraph-properties fo:line-height="100.00%" fo:text-align="left"/>
    </style:style>
    <style:style style:name="P366" style:family="paragraph">
      <style:paragraph-properties fo:line-height="100.00%" fo:text-align="justify" fo:margin-left="16.45pt" fo:text-indent="-5.40pt">
        <style:tab-stops>
          <style:tab-stop style:position="411.05pt" style:type="center"/>
        </style:tab-stops>
      </style:paragraph-properties>
    </style:style>
    <style:style style:name="P367" style:family="paragraph">
      <style:paragraph-properties fo:line-height="100.00%" fo:text-align="left"/>
    </style:style>
    <style:style style:name="P368" style:family="paragraph">
      <style:paragraph-properties fo:line-height="100.00%" fo:text-align="justify" fo:margin-left="16.45pt" fo:text-indent="-5.40pt">
        <style:tab-stops>
          <style:tab-stop style:position="411.05pt" style:type="center"/>
        </style:tab-stops>
      </style:paragraph-properties>
    </style:style>
    <style:style style:name="P369"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70" style:family="paragraph">
      <style:paragraph-properties fo:line-height="100.00%" fo:text-align="justify"/>
    </style:style>
    <style:style style:name="P371"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72" style:family="paragraph">
      <style:paragraph-properties fo:line-height="100.00%" fo:text-align="justify"/>
    </style:style>
    <style:style style:name="P373"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74" style:family="paragraph">
      <style:paragraph-properties fo:line-height="100.00%" fo:text-align="justify" fo:margin-left="16.45pt" fo:text-indent="-5.40pt">
        <style:tab-stops>
          <style:tab-stop style:position="411.05pt" style:type="center"/>
        </style:tab-stops>
      </style:paragraph-properties>
    </style:style>
    <style:style style:name="P375" style:family="paragraph">
      <style:paragraph-properties fo:line-height="100.00%" fo:text-align="justify"/>
    </style:style>
    <style:style style:name="P376" style:family="paragraph">
      <style:paragraph-properties fo:line-height="100.00%" fo:text-align="justify" fo:margin-left="16.45pt" fo:text-indent="-5.40pt">
        <style:tab-stops>
          <style:tab-stop style:position="411.05pt" style:type="center"/>
        </style:tab-stops>
      </style:paragraph-properties>
    </style:style>
    <style:style style:name="P377"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78" style:family="paragraph">
      <style:paragraph-properties fo:line-height="100.00%" fo:text-align="justify"/>
    </style:style>
    <style:style style:name="P379"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80" style:family="paragraph">
      <style:paragraph-properties fo:line-height="100.00%" fo:text-align="justify"/>
    </style:style>
    <style:style style:name="P381"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82" style:family="paragraph">
      <style:paragraph-properties fo:line-height="100.00%" fo:text-align="justify"/>
    </style:style>
    <style:style style:name="P383"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84" style:family="paragraph">
      <style:paragraph-properties fo:line-height="100.00%" fo:text-align="justify" fo:margin-left="16.45pt" fo:text-indent="-5.40pt">
        <style:tab-stops>
          <style:tab-stop style:position="411.05pt" style:type="center"/>
        </style:tab-stops>
      </style:paragraph-properties>
    </style:style>
    <style:style style:name="P385" style:family="paragraph">
      <style:paragraph-properties fo:line-height="100.00%" fo:text-align="justify"/>
    </style:style>
    <style:style style:name="P386" style:family="paragraph">
      <style:paragraph-properties fo:line-height="100.00%" fo:text-align="justify" fo:margin-left="16.45pt" fo:text-indent="-5.40pt">
        <style:tab-stops>
          <style:tab-stop style:position="411.05pt" style:type="center"/>
        </style:tab-stops>
      </style:paragraph-properties>
    </style:style>
    <style:style style:name="P387"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88" style:family="paragraph">
      <style:paragraph-properties fo:line-height="100.00%" fo:text-align="justify"/>
    </style:style>
    <style:style style:name="P389"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90" style:family="paragraph">
      <style:paragraph-properties fo:line-height="100.00%" fo:text-align="justify"/>
    </style:style>
    <style:style style:name="P391"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92" style:family="paragraph">
      <style:paragraph-properties fo:line-height="100.00%" fo:text-align="justify"/>
    </style:style>
    <style:style style:name="P393" style:family="paragraph">
      <style:paragraph-properties fo:line-height="100.00%" fo:text-align="justify" fo:margin-left="16.45pt" fo:text-indent="-5.40pt">
        <style:tab-stops>
          <style:tab-stop style:position="51.05pt" style:type="center"/>
          <style:tab-stop style:position="3274.25pt"/>
        </style:tab-stops>
      </style:paragraph-properties>
    </style:style>
    <style:style style:name="P394" style:family="paragraph">
      <style:paragraph-properties fo:line-height="100.00%" fo:text-align="justify" fo:margin-left="16.45pt" fo:text-indent="-5.40pt">
        <style:tab-stops>
          <style:tab-stop style:position="411.05pt" style:type="center"/>
        </style:tab-stops>
      </style:paragraph-properties>
    </style:style>
    <style:style style:name="P395" style:family="paragraph">
      <style:paragraph-properties fo:line-height="100.00%" fo:text-align="justify"/>
    </style:style>
    <style:style style:name="P396" style:family="paragraph">
      <style:paragraph-properties fo:line-height="100.00%" fo:text-align="justify" fo:margin-left="16.45pt" fo:text-indent="-5.40pt">
        <style:tab-stops>
          <style:tab-stop style:position="411.05pt" style:type="center"/>
        </style:tab-stops>
      </style:paragraph-properties>
    </style:style>
    <style:style style:name="P397" style:family="paragraph">
      <style:paragraph-properties fo:line-height="100.00%" fo:text-align="justify" fo:margin-left="16.45pt" fo:text-indent="-5.40pt">
        <style:tab-stops>
          <style:tab-stop style:position="51.05pt" style:type="center"/>
          <style:tab-stop style:position="3274.25pt"/>
          <style:tab-stop style:position="26251.55pt" style:type="right"/>
        </style:tab-stops>
      </style:paragraph-properties>
    </style:style>
    <style:style style:name="P398" style:family="paragraph">
      <style:paragraph-properties fo:line-height="100.00%" fo:text-align="justify"/>
    </style:style>
    <style:style style:name="P399" style:family="paragraph">
      <style:paragraph-properties fo:line-height="100.00%" fo:text-align="justify" fo:margin-left="16.45pt" fo:text-indent="-5.40pt">
        <style:tab-stops>
          <style:tab-stop style:position="51.05pt" style:type="center"/>
          <style:tab-stop style:position="3274.25pt"/>
          <style:tab-stop style:position="26251.55pt" style:type="right"/>
        </style:tab-stops>
      </style:paragraph-properties>
    </style:style>
    <style:style style:name="P400" style:family="paragraph">
      <style:paragraph-properties fo:line-height="100.00%" fo:text-align="justify"/>
    </style:style>
    <style:style style:name="P401" style:family="paragraph">
      <style:paragraph-properties fo:line-height="100.00%" fo:text-align="justify" fo:margin-left="16.45pt" fo:text-indent="-5.40pt">
        <style:tab-stops>
          <style:tab-stop style:position="51.05pt" style:type="center"/>
          <style:tab-stop style:position="3274.25pt"/>
          <style:tab-stop style:position="26251.55pt" style:type="right"/>
        </style:tab-stops>
      </style:paragraph-properties>
    </style:style>
    <style:style style:name="P402" style:family="paragraph">
      <style:paragraph-properties fo:line-height="100.00%" fo:text-align="justify" fo:margin-left="16.45pt" fo:text-indent="-5.40pt">
        <style:tab-stops>
          <style:tab-stop style:position="51.05pt" style:type="center"/>
          <style:tab-stop style:position="3274.25pt" style:leader-style="dotted"/>
          <style:tab-stop style:position="26251.55pt" style:type="right"/>
        </style:tab-stops>
      </style:paragraph-properties>
    </style:style>
    <style:style style:name="P403" style:family="paragraph">
      <style:paragraph-properties fo:line-height="100.00%" fo:text-align="justify"/>
    </style:style>
    <style:style style:name="P404" style:family="paragraph">
      <style:paragraph-properties fo:line-height="100.00%" fo:text-align="justify" fo:margin-left="16.45pt" fo:text-indent="-5.40pt">
        <style:tab-stops>
          <style:tab-stop style:position="51.05pt" style:type="center"/>
          <style:tab-stop style:position="3274.25pt" style:leader-style="dotted"/>
          <style:tab-stop style:position="26251.55pt" style:type="right"/>
        </style:tab-stops>
      </style:paragraph-properties>
    </style:style>
    <style:style style:name="P405" style:family="paragraph">
      <style:paragraph-properties fo:line-height="100.00%" fo:text-align="left" fo:margin-left="21.55pt" fo:text-indent="-21.55pt" fo:margin-top="12.00pt" fo:margin-bottom="6.00pt"/>
    </style:style>
    <style:style style:name="P406" style:family="paragraph">
      <style:paragraph-properties fo:line-height="100.00%" fo:text-align="justify" fo:margin-bottom="6.00pt"/>
    </style:style>
    <style:style style:name="P407" style:family="paragraph">
      <style:paragraph-properties fo:line-height="100.00%" fo:text-align="left"/>
    </style:style>
    <style:style style:name="P408" style:family="paragraph">
      <style:paragraph-properties fo:line-height="100.00%" fo:text-align="justify" fo:margin-left="16.75pt" fo:text-indent="-5.40pt">
        <style:tab-stops>
          <style:tab-stop style:position="410.80pt" style:type="center"/>
        </style:tab-stops>
      </style:paragraph-properties>
    </style:style>
    <style:style style:name="P409" style:family="paragraph">
      <style:paragraph-properties fo:line-height="100.00%" fo:text-align="center"/>
    </style:style>
    <style:style style:name="P410" style:family="paragraph">
      <style:paragraph-properties fo:line-height="100.00%" fo:text-align="justify" fo:margin-left="16.75pt" fo:text-indent="-5.40pt">
        <style:tab-stops>
          <style:tab-stop style:position="410.80pt" style:type="center"/>
        </style:tab-stops>
      </style:paragraph-properties>
    </style:style>
    <style:style style:name="P411" style:family="paragraph">
      <style:paragraph-properties fo:line-height="100.00%" fo:text-align="justify" fo:margin-left="16.75pt" fo:text-indent="-5.40pt">
        <style:tab-stops>
          <style:tab-stop style:position="97.65pt" style:type="center"/>
          <style:tab-stop style:position="3389.15pt"/>
        </style:tab-stops>
      </style:paragraph-properties>
    </style:style>
    <style:style style:name="P412" style:family="paragraph">
      <style:paragraph-properties fo:line-height="100.00%" fo:text-align="center"/>
    </style:style>
    <style:style style:name="P413" style:family="paragraph">
      <style:paragraph-properties fo:line-height="100.00%" fo:text-align="justify" fo:margin-left="16.75pt" fo:text-indent="-5.40pt">
        <style:tab-stops>
          <style:tab-stop style:position="97.65pt" style:type="center"/>
          <style:tab-stop style:position="3389.15pt"/>
        </style:tab-stops>
      </style:paragraph-properties>
    </style:style>
    <style:style style:name="P414" style:family="paragraph">
      <style:paragraph-properties fo:line-height="100.00%" fo:text-align="justify" fo:margin-left="16.75pt" fo:text-indent="-5.40pt">
        <style:tab-stops>
          <style:tab-stop style:position="97.65pt" style:type="center"/>
          <style:tab-stop style:position="3273.95pt"/>
        </style:tab-stops>
      </style:paragraph-properties>
    </style:style>
    <style:style style:name="P415" style:family="paragraph">
      <style:paragraph-properties fo:line-height="100.00%" fo:text-align="left"/>
    </style:style>
    <style:style style:name="P416" style:family="paragraph">
      <style:paragraph-properties fo:line-height="100.00%" fo:text-align="justify"/>
    </style:style>
    <style:style style:name="P417" style:family="paragraph">
      <style:paragraph-properties fo:line-height="100.00%" fo:text-align="justify" fo:margin-left="16.75pt" fo:text-indent="-5.40pt">
        <style:tab-stops>
          <style:tab-stop style:position="97.65pt" style:type="center"/>
          <style:tab-stop style:position="3273.95pt"/>
        </style:tab-stops>
      </style:paragraph-properties>
    </style:style>
    <style:style style:name="P418" style:family="paragraph">
      <style:paragraph-properties fo:line-height="100.00%" fo:text-align="left"/>
    </style:style>
    <style:style style:name="P419" style:family="paragraph">
      <style:paragraph-properties fo:line-height="100.00%" fo:text-align="justify"/>
    </style:style>
    <style:style style:name="P420" style:family="paragraph">
      <style:paragraph-properties fo:line-height="100.00%" fo:text-align="justify" fo:margin-left="16.75pt" fo:text-indent="-5.40pt">
        <style:tab-stops>
          <style:tab-stop style:position="97.65pt" style:type="center"/>
          <style:tab-stop style:position="3273.95pt"/>
        </style:tab-stops>
      </style:paragraph-properties>
    </style:style>
    <style:style style:name="P421" style:family="paragraph">
      <style:paragraph-properties fo:line-height="100.00%" fo:text-align="left"/>
    </style:style>
    <style:style style:name="P422" style:family="paragraph">
      <style:paragraph-properties fo:line-height="100.00%" fo:text-align="justify"/>
    </style:style>
    <style:style style:name="P423" style:family="paragraph">
      <style:paragraph-properties fo:line-height="100.00%" fo:text-align="justify" fo:margin-left="16.75pt" fo:text-indent="-5.40pt">
        <style:tab-stops>
          <style:tab-stop style:position="97.65pt" style:type="center"/>
          <style:tab-stop style:position="3273.95pt"/>
        </style:tab-stops>
      </style:paragraph-properties>
    </style:style>
    <style:style style:name="P424" style:family="paragraph">
      <style:paragraph-properties fo:line-height="100.00%" fo:text-align="left"/>
    </style:style>
    <style:style style:name="P425" style:family="paragraph">
      <style:paragraph-properties fo:line-height="100.00%" fo:text-align="justify"/>
    </style:style>
    <style:style style:name="P426" style:family="paragraph">
      <style:paragraph-properties fo:line-height="100.00%" fo:text-align="justify" fo:margin-left="16.75pt" fo:text-indent="-5.40pt">
        <style:tab-stops>
          <style:tab-stop style:position="97.65pt" style:type="center"/>
          <style:tab-stop style:position="3273.95pt"/>
        </style:tab-stops>
      </style:paragraph-properties>
    </style:style>
    <style:style style:name="P427" style:family="paragraph">
      <style:paragraph-properties fo:line-height="100.00%" fo:text-align="left"/>
    </style:style>
    <style:style style:name="P428" style:family="paragraph">
      <style:paragraph-properties fo:line-height="100.00%" fo:text-align="justify"/>
    </style:style>
    <style:style style:name="P429" style:family="paragraph">
      <style:paragraph-properties fo:line-height="100.00%" fo:text-align="justify" fo:margin-left="16.75pt" fo:text-indent="-5.40pt">
        <style:tab-stops>
          <style:tab-stop style:position="97.65pt" style:type="center"/>
          <style:tab-stop style:position="3273.95pt"/>
        </style:tab-stops>
      </style:paragraph-properties>
    </style:style>
    <style:style style:name="P430" style:family="paragraph">
      <style:paragraph-properties fo:line-height="100.00%" fo:text-align="left"/>
    </style:style>
    <style:style style:name="P431" style:family="paragraph">
      <style:paragraph-properties fo:line-height="100.00%" fo:text-align="justify"/>
    </style:style>
    <style:style style:name="P432" style:family="paragraph">
      <style:paragraph-properties fo:line-height="100.00%" fo:text-align="justify" fo:margin-left="16.75pt" fo:text-indent="-5.40pt">
        <style:tab-stops>
          <style:tab-stop style:position="97.65pt" style:type="center"/>
          <style:tab-stop style:position="3273.95pt"/>
        </style:tab-stops>
      </style:paragraph-properties>
    </style:style>
    <style:style style:name="P433" style:family="paragraph">
      <style:paragraph-properties fo:line-height="100.00%" fo:text-align="left"/>
    </style:style>
    <style:style style:name="P434" style:family="paragraph">
      <style:paragraph-properties fo:line-height="100.00%" fo:text-align="justify"/>
    </style:style>
    <style:style style:name="P435" style:family="paragraph">
      <style:paragraph-properties fo:line-height="100.00%" fo:text-align="justify" fo:margin-left="16.75pt" fo:text-indent="-5.40pt">
        <style:tab-stops>
          <style:tab-stop style:position="97.65pt" style:type="center"/>
          <style:tab-stop style:position="3273.95pt"/>
        </style:tab-stops>
      </style:paragraph-properties>
    </style:style>
    <style:style style:name="P436" style:family="paragraph">
      <style:paragraph-properties fo:line-height="100.00%" fo:text-align="justify" fo:margin-left="16.75pt" fo:text-indent="-5.40pt">
        <style:tab-stops>
          <style:tab-stop style:position="97.65pt" style:type="center"/>
          <style:tab-stop style:position="3273.95pt" style:leader-style="dotted"/>
        </style:tab-stops>
      </style:paragraph-properties>
    </style:style>
    <style:style style:name="P437" style:family="paragraph">
      <style:paragraph-properties fo:line-height="100.00%" fo:text-align="left"/>
    </style:style>
    <style:style style:name="P438" style:family="paragraph">
      <style:paragraph-properties fo:line-height="100.00%" fo:text-align="justify"/>
    </style:style>
    <style:style style:name="P439" style:family="paragraph">
      <style:paragraph-properties fo:line-height="100.00%" fo:text-align="justify" fo:margin-left="16.75pt" fo:text-indent="-5.40pt">
        <style:tab-stops>
          <style:tab-stop style:position="97.65pt" style:type="center"/>
          <style:tab-stop style:position="3273.95pt" style:leader-style="dotted"/>
        </style:tab-stops>
      </style:paragraph-properties>
    </style:style>
    <style:style style:name="P440" style:family="paragraph">
      <style:paragraph-properties fo:line-height="100.00%" fo:text-align="left"/>
    </style:style>
    <style:style style:name="P441" style:family="paragraph">
      <style:paragraph-properties fo:line-height="100.00%" fo:text-align="justify" fo:margin-left="16.75pt" fo:text-indent="-5.40pt">
        <style:tab-stops>
          <style:tab-stop style:position="410.80pt" style:type="center"/>
        </style:tab-stops>
      </style:paragraph-properties>
    </style:style>
    <style:style style:name="P442" style:family="paragraph">
      <style:paragraph-properties fo:line-height="100.00%" fo:text-align="center"/>
    </style:style>
    <style:style style:name="P443" style:family="paragraph">
      <style:paragraph-properties fo:line-height="100.00%" fo:text-align="justify" fo:margin-left="16.75pt" fo:text-indent="-5.40pt">
        <style:tab-stops>
          <style:tab-stop style:position="410.80pt" style:type="center"/>
        </style:tab-stops>
      </style:paragraph-properties>
    </style:style>
    <style:style style:name="P444" style:family="paragraph">
      <style:paragraph-properties fo:line-height="100.00%" fo:text-align="justify" fo:margin-left="16.75pt" fo:text-indent="-5.40pt">
        <style:tab-stops>
          <style:tab-stop style:position="31.40pt" style:type="center"/>
          <style:tab-stop style:position="3389.15pt"/>
        </style:tab-stops>
      </style:paragraph-properties>
    </style:style>
    <style:style style:name="P445" style:family="paragraph">
      <style:paragraph-properties fo:line-height="100.00%" fo:text-align="center"/>
    </style:style>
    <style:style style:name="P446" style:family="paragraph">
      <style:paragraph-properties fo:line-height="100.00%" fo:text-align="justify" fo:margin-left="16.75pt" fo:text-indent="-5.40pt">
        <style:tab-stops>
          <style:tab-stop style:position="31.40pt" style:type="center"/>
          <style:tab-stop style:position="3389.15pt"/>
        </style:tab-stops>
      </style:paragraph-properties>
    </style:style>
    <style:style style:name="P447" style:family="paragraph">
      <style:paragraph-properties fo:line-height="100.00%" fo:text-align="justify" fo:margin-left="16.75pt" fo:text-indent="-5.40pt">
        <style:tab-stops>
          <style:tab-stop style:position="31.40pt" style:type="center"/>
          <style:tab-stop style:position="3273.95pt"/>
        </style:tab-stops>
      </style:paragraph-properties>
    </style:style>
    <style:style style:name="P448" style:family="paragraph">
      <style:paragraph-properties fo:line-height="100.00%" fo:text-align="center"/>
    </style:style>
    <style:style style:name="P449" style:family="paragraph">
      <style:paragraph-properties fo:line-height="100.00%" fo:text-align="justify"/>
    </style:style>
    <style:style style:name="P450" style:family="paragraph">
      <style:paragraph-properties fo:line-height="100.00%" fo:text-align="justify" fo:margin-left="16.75pt" fo:text-indent="-5.40pt">
        <style:tab-stops>
          <style:tab-stop style:position="31.40pt" style:type="center"/>
          <style:tab-stop style:position="3273.95pt"/>
        </style:tab-stops>
      </style:paragraph-properties>
    </style:style>
    <style:style style:name="P451" style:family="paragraph">
      <style:paragraph-properties fo:line-height="100.00%" fo:text-align="center"/>
    </style:style>
    <style:style style:name="P452" style:family="paragraph">
      <style:paragraph-properties fo:line-height="100.00%" fo:text-align="justify"/>
    </style:style>
    <style:style style:name="P453" style:family="paragraph">
      <style:paragraph-properties fo:line-height="100.00%" fo:text-align="justify" fo:margin-left="16.75pt" fo:text-indent="-5.40pt">
        <style:tab-stops>
          <style:tab-stop style:position="31.40pt" style:type="center"/>
          <style:tab-stop style:position="3273.95pt"/>
        </style:tab-stops>
      </style:paragraph-properties>
    </style:style>
    <style:style style:name="P454" style:family="paragraph">
      <style:paragraph-properties fo:line-height="100.00%" fo:text-align="justify" fo:margin-left="16.75pt" fo:text-indent="-5.40pt">
        <style:tab-stops>
          <style:tab-stop style:position="31.40pt" style:type="center"/>
          <style:tab-stop style:position="3273.95pt" style:leader-style="dotted"/>
        </style:tab-stops>
      </style:paragraph-properties>
    </style:style>
    <style:style style:name="P455" style:family="paragraph">
      <style:paragraph-properties fo:line-height="100.00%" fo:text-align="center"/>
    </style:style>
    <style:style style:name="P456" style:family="paragraph">
      <style:paragraph-properties fo:line-height="100.00%" fo:text-align="justify"/>
    </style:style>
    <style:style style:name="P457" style:family="paragraph">
      <style:paragraph-properties fo:line-height="100.00%" fo:text-align="justify" fo:margin-left="16.75pt" fo:text-indent="-5.40pt">
        <style:tab-stops>
          <style:tab-stop style:position="31.40pt" style:type="center"/>
          <style:tab-stop style:position="3273.95pt" style:leader-style="dotted"/>
        </style:tab-stops>
      </style:paragraph-properties>
    </style:style>
    <style:style style:name="P458" style:family="paragraph">
      <style:paragraph-properties fo:line-height="100.00%" fo:text-align="left"/>
    </style:style>
    <style:style style:name="P459" style:family="paragraph">
      <style:paragraph-properties fo:line-height="100.00%" fo:text-align="left" fo:margin-left="21.55pt" fo:text-indent="-21.55pt" fo:margin-top="12.00pt" fo:margin-bottom="6.00pt"/>
    </style:style>
    <style:style style:name="P460" style:family="paragraph">
      <style:paragraph-properties fo:line-height="100.00%" fo:text-align="justify" fo:margin-bottom="6.00pt"/>
    </style:style>
    <style:style style:name="P461" style:family="paragraph">
      <style:paragraph-properties fo:line-height="100.00%" fo:text-align="left"/>
    </style:style>
    <style:style style:name="P462" style:family="paragraph">
      <style:paragraph-properties fo:line-height="100.00%" fo:text-align="left" fo:margin-top="12.00pt" fo:margin-bottom="6.00pt"/>
    </style:style>
    <style:style style:name="P463" style:family="paragraph">
      <style:paragraph-properties fo:line-height="100.00%" fo:text-align="justify" fo:margin-bottom="6.00pt"/>
    </style:style>
    <text:list-style style:name="L464">
      <text:list-level-style-bullet text:level="1" text:bullet-char="•">
        <style:list-level-properties text:space-before="0.00pt" text:min-label-width="18.00pt"/>
        <style:text-properties fo:font-family="Symbol"/>
      </text:list-level-style-bullet>
    </text:list-style>
    <style:style style:name="P464" style:family="paragraph">
      <style:paragraph-properties fo:line-height="100.00%" fo:text-align="justify" fo:margin-left="-18.00pt" fo:text-indent="18.00pt" fo:margin-bottom="6.00pt"/>
    </style:style>
    <style:style style:name="P465" style:family="paragraph">
      <style:paragraph-properties fo:line-height="100.00%" fo:text-align="justify" fo:margin-bottom="6.00pt"/>
    </style:style>
    <style:style style:name="P466" style:family="paragraph">
      <style:paragraph-properties fo:line-height="100.00%" fo:text-align="left"/>
    </style:style>
    <style:style style:name="P467" style:family="paragraph">
      <style:paragraph-properties fo:line-height="100.00%" fo:text-align="left" fo:margin-top="12.00pt" fo:margin-bottom="6.00pt"/>
    </style:style>
    <style:style style:name="P468" style:family="paragraph">
      <style:paragraph-properties fo:line-height="100.00%" fo:text-align="justify" fo:margin-bottom="6.00pt"/>
    </style:style>
    <style:style style:name="P469" style:family="paragraph">
      <style:paragraph-properties fo:line-height="100.00%" fo:text-align="left"/>
    </style:style>
    <style:style style:name="P470" style:family="paragraph">
      <style:paragraph-properties fo:line-height="100.00%" fo:text-align="justify" fo:margin-bottom="6.00pt"/>
    </style:style>
    <style:style style:name="P471" style:family="paragraph">
      <style:paragraph-properties fo:line-height="100.00%" fo:text-align="justify" fo:margin-left="17.25pt" fo:text-indent="-5.40pt">
        <style:tab-stops>
          <style:tab-stop style:position="409.80pt" style:type="center"/>
        </style:tab-stops>
      </style:paragraph-properties>
    </style:style>
    <style:style style:name="P472" style:family="paragraph">
      <style:paragraph-properties fo:line-height="100.00%" fo:text-align="center"/>
    </style:style>
    <style:style style:name="P473" style:family="paragraph">
      <style:paragraph-properties fo:line-height="100.00%" fo:text-align="justify" fo:margin-left="17.25pt" fo:text-indent="-5.40pt">
        <style:tab-stops>
          <style:tab-stop style:position="409.80pt" style:type="center"/>
        </style:tab-stops>
      </style:paragraph-properties>
    </style:style>
    <style:style style:name="P474" style:family="paragraph">
      <style:paragraph-properties fo:line-height="100.00%" fo:text-align="justify" fo:margin-left="17.25pt" fo:text-indent="-5.40pt">
        <style:tab-stops>
          <style:tab-stop style:position="409.80pt" style:type="center"/>
        </style:tab-stops>
      </style:paragraph-properties>
    </style:style>
    <style:style style:name="P475" style:family="paragraph">
      <style:paragraph-properties fo:line-height="100.00%" fo:text-align="center"/>
    </style:style>
    <style:style style:name="P476" style:family="paragraph">
      <style:paragraph-properties fo:line-height="100.00%" fo:text-align="justify" fo:margin-left="17.25pt" fo:text-indent="-5.40pt">
        <style:tab-stops>
          <style:tab-stop style:position="409.80pt" style:type="center"/>
        </style:tab-stops>
      </style:paragraph-properties>
    </style:style>
    <style:style style:name="P477"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478" style:family="paragraph">
      <style:paragraph-properties fo:line-height="100.00%" fo:text-align="left"/>
    </style:style>
    <style:style style:name="P479" style:family="paragraph">
      <style:paragraph-properties fo:line-height="100.00%" fo:text-align="justify"/>
    </style:style>
    <style:style style:name="P480"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481" style:family="paragraph">
      <style:paragraph-properties fo:line-height="100.00%" fo:text-align="left"/>
    </style:style>
    <style:style style:name="P482" style:family="paragraph">
      <style:paragraph-properties fo:line-height="100.00%" fo:text-align="justify"/>
    </style:style>
    <style:style style:name="P483"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484" style:family="paragraph">
      <style:paragraph-properties fo:line-height="100.00%" fo:text-align="left"/>
    </style:style>
    <style:style style:name="P485" style:family="paragraph">
      <style:paragraph-properties fo:line-height="100.00%" fo:text-align="justify"/>
    </style:style>
    <style:style style:name="P486"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487" style:family="paragraph">
      <style:paragraph-properties fo:line-height="100.00%" fo:text-align="left"/>
    </style:style>
    <style:style style:name="P488" style:family="paragraph">
      <style:paragraph-properties fo:line-height="100.00%" fo:text-align="justify"/>
    </style:style>
    <style:style style:name="P489"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490" style:family="paragraph">
      <style:paragraph-properties fo:line-height="100.00%" fo:text-align="justify" fo:margin-left="17.25pt" fo:text-indent="-5.40pt">
        <style:tab-stops>
          <style:tab-stop style:position="409.80pt" style:type="center"/>
        </style:tab-stops>
      </style:paragraph-properties>
    </style:style>
    <style:style style:name="P491" style:family="paragraph">
      <style:paragraph-properties fo:line-height="100.00%" fo:text-align="center"/>
    </style:style>
    <style:style style:name="P492" style:family="paragraph">
      <style:paragraph-properties fo:line-height="100.00%" fo:text-align="justify" fo:margin-left="17.25pt" fo:text-indent="-5.40pt">
        <style:tab-stops>
          <style:tab-stop style:position="409.80pt" style:type="center"/>
        </style:tab-stops>
      </style:paragraph-properties>
    </style:style>
    <style:style style:name="P493"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494" style:family="paragraph">
      <style:paragraph-properties fo:line-height="100.00%" fo:text-align="left"/>
    </style:style>
    <style:style style:name="P495" style:family="paragraph">
      <style:paragraph-properties fo:line-height="100.00%" fo:text-align="justify"/>
    </style:style>
    <style:style style:name="P496"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497" style:family="paragraph">
      <style:paragraph-properties fo:line-height="100.00%" fo:text-align="left"/>
    </style:style>
    <style:style style:name="P498" style:family="paragraph">
      <style:paragraph-properties fo:line-height="100.00%" fo:text-align="justify"/>
    </style:style>
    <style:style style:name="P499"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00"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01" style:family="paragraph">
      <style:paragraph-properties fo:line-height="100.00%" fo:text-align="left"/>
    </style:style>
    <style:style style:name="P502" style:family="paragraph">
      <style:paragraph-properties fo:line-height="100.00%" fo:text-align="justify"/>
    </style:style>
    <style:style style:name="P503"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04" style:family="paragraph">
      <style:paragraph-properties fo:line-height="100.00%" fo:text-align="justify" fo:margin-left="17.25pt" fo:text-indent="-5.40pt">
        <style:tab-stops>
          <style:tab-stop style:position="64.65pt" style:type="center"/>
          <style:tab-stop style:position="3273.45pt" style:leader-style="dotted"/>
        </style:tab-stops>
      </style:paragraph-properties>
    </style:style>
    <style:style style:name="P505" style:family="paragraph">
      <style:paragraph-properties fo:line-height="100.00%" fo:text-align="left"/>
    </style:style>
    <style:style style:name="P506" style:family="paragraph">
      <style:paragraph-properties fo:line-height="100.00%" fo:text-align="justify"/>
    </style:style>
    <style:style style:name="P507" style:family="paragraph">
      <style:paragraph-properties fo:line-height="100.00%" fo:text-align="justify" fo:margin-left="17.25pt" fo:text-indent="-5.40pt">
        <style:tab-stops>
          <style:tab-stop style:position="64.65pt" style:type="center"/>
          <style:tab-stop style:position="3273.45pt" style:leader-style="dotted"/>
        </style:tab-stops>
      </style:paragraph-properties>
    </style:style>
    <style:style style:name="P508" style:family="paragraph">
      <style:paragraph-properties fo:line-height="100.00%" fo:text-align="left"/>
    </style:style>
    <style:style style:name="P509" style:family="paragraph">
      <style:paragraph-properties fo:line-height="100.00%" fo:text-align="left" fo:margin-left="21.55pt" fo:text-indent="-21.55pt" fo:margin-top="12.00pt" fo:margin-bottom="6.00pt"/>
    </style:style>
    <style:style style:name="P510" style:family="paragraph">
      <style:paragraph-properties fo:line-height="100.00%" fo:text-align="justify" fo:margin-bottom="6.00pt"/>
    </style:style>
    <style:style style:name="P511" style:family="paragraph">
      <style:paragraph-properties fo:line-height="100.00%" fo:text-align="left" fo:margin-left="21.55pt" fo:text-indent="-21.55pt" fo:margin-top="12.00pt" fo:margin-bottom="6.00pt"/>
    </style:style>
    <style:style style:name="P512" style:family="paragraph">
      <style:paragraph-properties fo:line-height="100.00%" fo:text-align="left" fo:margin-top="12.00pt" fo:margin-bottom="6.00pt"/>
    </style:style>
    <style:style style:name="P513" style:family="paragraph">
      <style:paragraph-properties fo:line-height="100.00%" fo:text-align="justify" fo:margin-bottom="6.00pt"/>
    </style:style>
    <style:style style:name="P514" style:family="paragraph">
      <style:paragraph-properties fo:line-height="100.00%" fo:text-align="left"/>
    </style:style>
    <style:style style:name="P515" style:family="paragraph">
      <style:paragraph-properties fo:line-height="100.00%" fo:text-align="left" fo:margin-top="12.00pt" fo:margin-bottom="6.00pt"/>
    </style:style>
    <style:style style:name="P516" style:family="paragraph">
      <style:paragraph-properties fo:line-height="100.00%" fo:text-align="justify" fo:margin-bottom="6.00pt"/>
    </style:style>
    <style:style style:name="P517" style:family="paragraph">
      <style:paragraph-properties fo:line-height="100.00%" fo:text-align="left"/>
    </style:style>
    <style:style style:name="P518" style:family="paragraph">
      <style:paragraph-properties fo:line-height="100.00%" fo:text-align="justify" fo:margin-left="17.25pt" fo:text-indent="-5.40pt">
        <style:tab-stops>
          <style:tab-stop style:position="409.80pt" style:type="center"/>
        </style:tab-stops>
      </style:paragraph-properties>
    </style:style>
    <style:style style:name="P519" style:family="paragraph">
      <style:paragraph-properties fo:line-height="100.00%" fo:text-align="center"/>
    </style:style>
    <style:style style:name="P520" style:family="paragraph">
      <style:paragraph-properties fo:line-height="100.00%" fo:text-align="justify" fo:margin-left="17.25pt" fo:text-indent="-5.40pt">
        <style:tab-stops>
          <style:tab-stop style:position="409.80pt" style:type="center"/>
        </style:tab-stops>
      </style:paragraph-properties>
    </style:style>
    <style:style style:name="P521" style:family="paragraph">
      <style:paragraph-properties fo:line-height="100.00%" fo:text-align="justify" fo:margin-left="17.25pt" fo:text-indent="-5.40pt">
        <style:tab-stops>
          <style:tab-stop style:position="409.80pt" style:type="center"/>
        </style:tab-stops>
      </style:paragraph-properties>
    </style:style>
    <style:style style:name="P522" style:family="paragraph">
      <style:paragraph-properties fo:line-height="100.00%" fo:text-align="center"/>
    </style:style>
    <style:style style:name="P523" style:family="paragraph">
      <style:paragraph-properties fo:line-height="100.00%" fo:text-align="justify" fo:margin-left="17.25pt" fo:text-indent="-5.40pt">
        <style:tab-stops>
          <style:tab-stop style:position="409.80pt" style:type="center"/>
        </style:tab-stops>
      </style:paragraph-properties>
    </style:style>
    <style:style style:name="P524"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25" style:family="paragraph">
      <style:paragraph-properties fo:line-height="100.00%" fo:text-align="left"/>
    </style:style>
    <style:style style:name="P526" style:family="paragraph">
      <style:paragraph-properties fo:line-height="100.00%" fo:text-align="justify"/>
    </style:style>
    <style:style style:name="P527"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28" style:family="paragraph">
      <style:paragraph-properties fo:line-height="100.00%" fo:text-align="left"/>
    </style:style>
    <style:style style:name="P529" style:family="paragraph">
      <style:paragraph-properties fo:line-height="100.00%" fo:text-align="justify"/>
    </style:style>
    <style:style style:name="P530"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31" style:family="paragraph">
      <style:paragraph-properties fo:line-height="100.00%" fo:text-align="left"/>
    </style:style>
    <style:style style:name="P532" style:family="paragraph">
      <style:paragraph-properties fo:line-height="100.00%" fo:text-align="justify"/>
    </style:style>
    <style:style style:name="P533"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34" style:family="paragraph">
      <style:paragraph-properties fo:line-height="100.00%" fo:text-align="left"/>
    </style:style>
    <style:style style:name="P535" style:family="paragraph">
      <style:paragraph-properties fo:line-height="100.00%" fo:text-align="justify"/>
    </style:style>
    <style:style style:name="P536"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37" style:family="paragraph">
      <style:paragraph-properties fo:line-height="100.00%" fo:text-align="justify" fo:margin-left="17.25pt" fo:text-indent="-5.40pt">
        <style:tab-stops>
          <style:tab-stop style:position="409.80pt" style:type="center"/>
        </style:tab-stops>
      </style:paragraph-properties>
    </style:style>
    <style:style style:name="P538" style:family="paragraph">
      <style:paragraph-properties fo:line-height="100.00%" fo:text-align="center"/>
    </style:style>
    <style:style style:name="P539" style:family="paragraph">
      <style:paragraph-properties fo:line-height="100.00%" fo:text-align="justify" fo:margin-left="17.25pt" fo:text-indent="-5.40pt">
        <style:tab-stops>
          <style:tab-stop style:position="409.80pt" style:type="center"/>
        </style:tab-stops>
      </style:paragraph-properties>
    </style:style>
    <style:style style:name="P540"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41" style:family="paragraph">
      <style:paragraph-properties fo:line-height="100.00%" fo:text-align="left"/>
    </style:style>
    <style:style style:name="P542" style:family="paragraph">
      <style:paragraph-properties fo:line-height="100.00%" fo:text-align="justify"/>
    </style:style>
    <style:style style:name="P543"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44" style:family="paragraph">
      <style:paragraph-properties fo:line-height="100.00%" fo:text-align="left"/>
    </style:style>
    <style:style style:name="P545" style:family="paragraph">
      <style:paragraph-properties fo:line-height="100.00%" fo:text-align="justify"/>
    </style:style>
    <style:style style:name="P546"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47"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48" style:family="paragraph">
      <style:paragraph-properties fo:line-height="100.00%" fo:text-align="left"/>
    </style:style>
    <style:style style:name="P549" style:family="paragraph">
      <style:paragraph-properties fo:line-height="100.00%" fo:text-align="justify"/>
    </style:style>
    <style:style style:name="P550" style:family="paragraph">
      <style:paragraph-properties fo:line-height="100.00%" fo:text-align="justify" fo:margin-left="17.25pt" fo:text-indent="-5.40pt">
        <style:tab-stops>
          <style:tab-stop style:position="64.65pt" style:type="center"/>
          <style:tab-stop style:position="3273.45pt"/>
        </style:tab-stops>
      </style:paragraph-properties>
    </style:style>
    <style:style style:name="P551" style:family="paragraph">
      <style:paragraph-properties fo:line-height="100.00%" fo:text-align="justify" fo:margin-left="17.25pt" fo:text-indent="-5.40pt">
        <style:tab-stops>
          <style:tab-stop style:position="64.65pt" style:type="center"/>
          <style:tab-stop style:position="3273.45pt" style:leader-style="dotted"/>
        </style:tab-stops>
      </style:paragraph-properties>
    </style:style>
    <style:style style:name="P552" style:family="paragraph">
      <style:paragraph-properties fo:line-height="100.00%" fo:text-align="left"/>
    </style:style>
    <style:style style:name="P553" style:family="paragraph">
      <style:paragraph-properties fo:line-height="100.00%" fo:text-align="justify"/>
    </style:style>
    <style:style style:name="P554" style:family="paragraph">
      <style:paragraph-properties fo:line-height="100.00%" fo:text-align="justify" fo:margin-left="17.25pt" fo:text-indent="-5.40pt">
        <style:tab-stops>
          <style:tab-stop style:position="64.65pt" style:type="center"/>
          <style:tab-stop style:position="3273.45pt" style:leader-style="dotted"/>
        </style:tab-stops>
      </style:paragraph-properties>
    </style:style>
    <style:style style:name="P555" style:family="paragraph">
      <style:paragraph-properties fo:line-height="100.00%" fo:text-align="justify" fo:margin-bottom="6.00pt"/>
    </style:style>
    <style:style style:name="P556" style:family="paragraph">
      <style:paragraph-properties fo:line-height="100.00%" fo:text-align="left" fo:margin-top="12.00pt" fo:margin-bottom="6.00pt"/>
    </style:style>
    <style:style style:name="P557" style:family="paragraph">
      <style:paragraph-properties fo:line-height="100.00%" fo:text-align="justify" fo:margin-bottom="6.00pt"/>
    </style:style>
    <style:style style:name="P558" style:family="paragraph">
      <style:paragraph-properties fo:line-height="100.00%" fo:text-align="left"/>
    </style:style>
    <style:style style:name="P559" style:family="paragraph">
      <style:paragraph-properties fo:line-height="100.00%" fo:text-align="left" fo:margin-left="21.55pt" fo:text-indent="-21.55pt" fo:margin-top="12.00pt" fo:margin-bottom="6.00pt"/>
    </style:style>
    <style:style style:name="P560" style:family="paragraph">
      <style:paragraph-properties fo:line-height="100.00%" fo:text-align="justify" fo:margin-bottom="6.00pt"/>
    </style:style>
    <style:style style:name="P561" style:family="paragraph">
      <style:paragraph-properties fo:line-height="100.00%" fo:text-align="left"/>
    </style:style>
    <style:style style:name="P562" style:family="paragraph">
      <style:paragraph-properties fo:line-height="100.00%" fo:text-align="left" fo:margin-top="12.00pt" fo:margin-bottom="6.00pt">
        <style:tab-stops>
          <style:tab-stop style:position="6.00pt"/>
        </style:tab-stops>
      </style:paragraph-properties>
    </style:style>
    <style:style style:name="P563" style:family="paragraph">
      <style:paragraph-properties fo:line-height="100.00%" fo:text-align="justify" fo:margin-bottom="6.00pt">
        <style:tab-stops>
          <style:tab-stop style:position="6.00pt"/>
        </style:tab-stops>
      </style:paragraph-properties>
    </style:style>
    <style:style style:name="P564" style:family="paragraph">
      <style:paragraph-properties fo:line-height="100.00%" fo:text-align="left" fo:margin-top="12.00pt" fo:margin-bottom="6.00pt"/>
    </style:style>
    <style:style style:name="P565" style:family="paragraph">
      <style:paragraph-properties fo:line-height="100.00%" fo:text-align="justify" fo:margin-bottom="6.00pt"/>
    </style:style>
    <style:style style:name="P566" style:family="paragraph">
      <style:paragraph-properties fo:line-height="100.00%" fo:text-align="left"/>
    </style:style>
    <style:style style:name="P567" style:family="paragraph">
      <style:paragraph-properties fo:line-height="100.00%" fo:text-align="justify" fo:margin-left="4.25pt" fo:text-indent="-3.50pt">
        <style:tab-stops>
          <style:tab-stop style:position="152.10pt" style:type="center"/>
          <style:tab-stop style:position="3555.25pt"/>
        </style:tab-stops>
      </style:paragraph-properties>
    </style:style>
    <style:style style:name="P568" style:family="paragraph">
      <style:paragraph-properties fo:line-height="100.00%" fo:text-align="center"/>
    </style:style>
    <style:style style:name="P569" style:family="paragraph">
      <style:paragraph-properties fo:line-height="100.00%" fo:text-align="justify" fo:margin-left="4.25pt" fo:text-indent="-3.50pt">
        <style:tab-stops>
          <style:tab-stop style:position="152.10pt" style:type="center"/>
          <style:tab-stop style:position="3555.25pt"/>
        </style:tab-stops>
      </style:paragraph-properties>
    </style:style>
    <style:style style:name="P570" style:family="paragraph">
      <style:paragraph-properties fo:line-height="100.00%" fo:text-align="justify" fo:margin-left="4.25pt" fo:text-indent="-3.50pt">
        <style:tab-stops>
          <style:tab-stop style:position="152.10pt"/>
          <style:tab-stop style:position="3286.45pt"/>
        </style:tab-stops>
      </style:paragraph-properties>
    </style:style>
    <style:style style:name="P571" style:family="paragraph">
      <style:paragraph-properties fo:line-height="100.00%" fo:text-align="left"/>
    </style:style>
    <style:style style:name="P572" style:family="paragraph">
      <style:paragraph-properties fo:line-height="100.00%" fo:text-align="justify" fo:margin-left="4.25pt" fo:text-indent="-3.50pt">
        <style:tab-stops>
          <style:tab-stop style:position="152.10pt"/>
          <style:tab-stop style:position="3286.45pt"/>
        </style:tab-stops>
      </style:paragraph-properties>
    </style:style>
    <style:style style:name="P573" style:family="paragraph">
      <style:paragraph-properties fo:line-height="100.00%" fo:text-align="left"/>
    </style:style>
    <style:style style:name="P574" style:family="paragraph">
      <style:paragraph-properties fo:line-height="100.00%" fo:text-align="justify" fo:margin-left="4.25pt" fo:text-indent="-3.50pt">
        <style:tab-stops>
          <style:tab-stop style:position="152.10pt"/>
          <style:tab-stop style:position="3286.45pt"/>
        </style:tab-stops>
      </style:paragraph-properties>
    </style:style>
    <style:style style:name="P575" style:family="paragraph">
      <style:paragraph-properties fo:line-height="100.00%" fo:text-align="justify" fo:margin-left="4.25pt" fo:text-indent="-3.50pt">
        <style:tab-stops>
          <style:tab-stop style:position="152.10pt"/>
          <style:tab-stop style:position="3286.45pt" style:leader-style="dotted"/>
        </style:tab-stops>
      </style:paragraph-properties>
    </style:style>
    <style:style style:name="P576" style:family="paragraph">
      <style:paragraph-properties fo:line-height="100.00%" fo:text-align="left"/>
    </style:style>
    <style:style style:name="P577" style:family="paragraph">
      <style:paragraph-properties fo:line-height="100.00%" fo:text-align="justify" fo:margin-left="4.25pt" fo:text-indent="-3.50pt">
        <style:tab-stops>
          <style:tab-stop style:position="152.10pt"/>
          <style:tab-stop style:position="3286.45pt" style:leader-style="dotted"/>
        </style:tab-stops>
      </style:paragraph-properties>
    </style:style>
    <style:style style:name="P578" style:family="paragraph">
      <style:paragraph-properties fo:line-height="100.00%" fo:text-align="left"/>
    </style:style>
    <style:style style:name="P579" style:family="paragraph">
      <style:paragraph-properties fo:line-height="100.00%" fo:text-align="left" fo:margin-top="12.00pt" fo:margin-bottom="6.00pt"/>
    </style:style>
    <style:style style:name="P580" style:family="paragraph">
      <style:paragraph-properties fo:line-height="100.00%" fo:text-align="justify" fo:margin-bottom="6.00pt"/>
    </style:style>
    <style:style style:name="P581" style:family="paragraph">
      <style:paragraph-properties fo:line-height="100.00%" fo:text-align="left"/>
    </style:style>
    <style:style style:name="P582" style:family="paragraph">
      <style:paragraph-properties fo:line-height="100.00%" fo:text-align="center" fo:margin-left="3.50pt" fo:text-indent="-3.50pt">
        <style:tab-stops>
          <style:tab-stop style:position="49.20pt" style:type="center"/>
          <style:tab-stop style:position="3556.00pt"/>
          <style:tab-stop style:position="78717.30pt" style:char="." style:type="char"/>
        </style:tab-stops>
      </style:paragraph-properties>
    </style:style>
    <style:style style:name="P583" style:family="paragraph">
      <style:paragraph-properties fo:line-height="100.00%" fo:text-align="center"/>
    </style:style>
    <style:style style:name="P584" style:family="paragraph">
      <style:paragraph-properties fo:line-height="100.00%" fo:text-align="center" fo:margin-left="3.50pt" fo:text-indent="-3.50pt">
        <style:tab-stops>
          <style:tab-stop style:position="49.20pt" style:type="center"/>
          <style:tab-stop style:position="3556.00pt"/>
          <style:tab-stop style:position="78717.30pt" style:char="." style:type="char"/>
        </style:tab-stops>
      </style:paragraph-properties>
    </style:style>
    <style:style style:name="P585" style:family="paragraph">
      <style:paragraph-properties fo:line-height="100.00%" fo:text-align="center" fo:margin-left="3.50pt" fo:text-indent="-3.50pt">
        <style:tab-stops>
          <style:tab-stop style:position="49.20pt"/>
          <style:tab-stop style:position="3287.20pt"/>
          <style:tab-stop style:position="26264.50pt" style:type="right"/>
        </style:tab-stops>
      </style:paragraph-properties>
    </style:style>
    <style:style style:name="P586" style:family="paragraph">
      <style:paragraph-properties fo:line-height="100.00%" fo:text-align="justify"/>
    </style:style>
    <style:style style:name="P587" style:family="paragraph">
      <style:paragraph-properties fo:line-height="100.00%" fo:text-align="center" fo:margin-left="3.50pt" fo:text-indent="-3.50pt">
        <style:tab-stops>
          <style:tab-stop style:position="49.20pt"/>
          <style:tab-stop style:position="3287.20pt"/>
          <style:tab-stop style:position="26264.50pt" style:type="right"/>
        </style:tab-stops>
      </style:paragraph-properties>
    </style:style>
    <style:style style:name="P588" style:family="paragraph">
      <style:paragraph-properties fo:line-height="100.00%" fo:text-align="justify"/>
    </style:style>
    <style:style style:name="P589" style:family="paragraph">
      <style:paragraph-properties fo:line-height="100.00%" fo:text-align="center" fo:margin-left="3.50pt" fo:text-indent="-3.50pt">
        <style:tab-stops>
          <style:tab-stop style:position="49.20pt"/>
          <style:tab-stop style:position="3287.20pt"/>
          <style:tab-stop style:position="26264.50pt" style:type="right"/>
        </style:tab-stops>
      </style:paragraph-properties>
    </style:style>
    <style:style style:name="P590" style:family="paragraph">
      <style:paragraph-properties fo:line-height="100.00%" fo:text-align="justify"/>
    </style:style>
    <style:style style:name="P591" style:family="paragraph">
      <style:paragraph-properties fo:line-height="100.00%" fo:text-align="center" fo:margin-left="3.50pt" fo:text-indent="-3.50pt">
        <style:tab-stops>
          <style:tab-stop style:position="49.20pt"/>
          <style:tab-stop style:position="3287.20pt"/>
          <style:tab-stop style:position="26264.50pt" style:type="right"/>
        </style:tab-stops>
      </style:paragraph-properties>
    </style:style>
    <style:style style:name="P592" style:family="paragraph">
      <style:paragraph-properties fo:line-height="100.00%" fo:text-align="center" fo:margin-left="3.50pt" fo:text-indent="-3.50pt">
        <style:tab-stops>
          <style:tab-stop style:position="49.20pt"/>
          <style:tab-stop style:position="3287.20pt" style:leader-style="dotted"/>
          <style:tab-stop style:position="26264.50pt" style:type="right"/>
        </style:tab-stops>
      </style:paragraph-properties>
    </style:style>
    <style:style style:name="P593" style:family="paragraph">
      <style:paragraph-properties fo:line-height="100.00%" fo:text-align="justify"/>
    </style:style>
    <style:style style:name="P594" style:family="paragraph">
      <style:paragraph-properties fo:line-height="100.00%" fo:text-align="center" fo:margin-left="3.50pt" fo:text-indent="-3.50pt">
        <style:tab-stops>
          <style:tab-stop style:position="49.20pt"/>
          <style:tab-stop style:position="3287.20pt" style:leader-style="dotted"/>
          <style:tab-stop style:position="26264.50pt" style:type="right"/>
        </style:tab-stops>
      </style:paragraph-properties>
    </style:style>
    <style:style style:name="P595" style:family="paragraph">
      <style:paragraph-properties fo:line-height="100.00%" fo:text-align="left"/>
    </style:style>
    <style:style style:name="TableColumn0100" style:family="table-column">
      <style:table-column-properties style:column-width="6.692361in"/>
    </style:style>
    <style:style style:name="Table01" style:family="table">
      <style:table-properties style:width="6.6923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808080" fo:border-left="0.006944in solid #808080" fo:border-right="0.006944in solid #808080" fo:border-bottom="0.006944in solid #808080" fo:padding-left="0.038194in" fo:padding-right="0.038194in" fo:vertical-align="top" fo:background-color="#ffffff"/>
    </style:style>
    <style:style style:name="TableColumn0200" style:family="table-column">
      <style:table-column-properties style:column-width="1.533333in"/>
    </style:style>
    <style:style style:name="TableColumn0201" style:family="table-column">
      <style:table-column-properties style:column-width="2.084722in"/>
    </style:style>
    <style:style style:name="TableColumn0202" style:family="table-column">
      <style:table-column-properties style:column-width="1.527083in"/>
    </style:style>
    <style:style style:name="TableColumn0203" style:family="table-column">
      <style:table-column-properties style:column-width="1.154167in"/>
    </style:style>
    <style:style style:name="Table02" style:family="table">
      <style:table-properties style:width="6.299306in" fo:margin-left="0.000000in" style:writing-mode="lr" table:align="left" style:may-break-between-rows="true"/>
    </style:style>
    <style:style style:name="TableRow0200" style:family="table-row">
      <style:table-row-properties style:min-row-height="0.197917in"/>
    </style:style>
    <style:style style:name="TableCell020000" style:family="table-cell">
      <style:table-cell-properties fo:border-top="0.006944in solid #808080" fo:border-left="0.006944in solid #808080" fo:border-right="0.000694in solid #000000" fo:border-bottom="0.006944in solid #808080" fo:padding-left="0.038194in" fo:padding-right="0.038194in" fo:vertical-align="center" fo:background-color="#e6e6e6"/>
    </style:style>
    <style:style style:name="TableCell020001" style:family="table-cell">
      <style:table-cell-properties fo:border-top="0.006944in solid #808080" fo:border-left="0.006944in solid #808080" fo:border-right="0.006944in solid #808080" fo:border-bottom="0.006944in solid #808080" fo:padding-left="0.038194in" fo:padding-right="0.038194in" fo:vertical-align="center" fo:background-color="#ffffff"/>
    </style:style>
    <style:style style:name="TableCell0200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20003"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201" style:family="table-row">
      <style:table-row-properties/>
    </style:style>
    <style:style style:name="TableCell020100" style:family="table-cell">
      <style:table-cell-properties fo:border-top="0.000694in solid #000000" fo:border-left="0.006944in solid #808080" fo:border-right="0.000694in solid #000000" fo:border-bottom="0.006944in solid #808080" fo:padding-left="0.038194in" fo:padding-right="0.038194in" fo:vertical-align="center" fo:background-color="#e6e6e6"/>
    </style:style>
    <style:style style:name="TableCell020101"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Cell0201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20103"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202" style:family="table-row">
      <style:table-row-properties/>
    </style:style>
    <style:style style:name="TableCell020200" style:family="table-cell">
      <style:table-cell-properties fo:border-top="0.000694in solid #000000" fo:border-left="0.006944in solid #808080" fo:border-right="0.000694in solid #000000" fo:border-bottom="0.006944in solid #808080" fo:padding-left="0.038194in" fo:padding-right="0.038194in" fo:vertical-align="center" fo:background-color="#e6e6e6"/>
    </style:style>
    <style:style style:name="TableCell020201"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Cell0202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20203"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203" style:family="table-row">
      <style:table-row-properties/>
    </style:style>
    <style:style style:name="TableCell020300" style:family="table-cell">
      <style:table-cell-properties fo:border-top="0.000694in solid #000000" fo:border-left="0.006944in solid #808080" fo:border-right="0.000694in solid #000000" fo:border-bottom="0.006944in solid #808080" fo:padding-left="0.038194in" fo:padding-right="0.038194in" fo:vertical-align="center" fo:background-color="#e6e6e6"/>
    </style:style>
    <style:style style:name="TableCell020301"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Cell0203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20303"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204" style:family="table-row">
      <style:table-row-properties/>
    </style:style>
    <style:style style:name="TableCell020400" style:family="table-cell">
      <style:table-cell-properties fo:border-top="0.000694in solid #000000" fo:border-left="0.006944in solid #808080" fo:border-right="0.000694in solid #000000" fo:border-bottom="0.006944in solid #808080" fo:padding-left="0.038194in" fo:padding-right="0.038194in" fo:vertical-align="center" fo:background-color="#e6e6e6"/>
    </style:style>
    <style:style style:name="TableCell020401"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20402" style:family="table-cell">
      <style:table-cell-properties fo:border-top="0.000694in solid #000000" fo:border-left="0.006944in solid #808080" fo:border-right="0.000694in solid #000000" fo:border-bottom="0.006944in solid #808080" fo:padding-left="0.038194in" fo:padding-right="0.038194in" fo:vertical-align="center" fo:background-color="#e6e6e6"/>
    </style:style>
    <style:style style:name="TableCell020403"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Row0205" style:family="table-row">
      <style:table-row-properties/>
    </style:style>
    <style:style style:name="TableCell020500"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20501"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20502" style:family="table-cell">
      <style:table-cell-properties fo:border-top="0.000694in solid #000000" fo:border-left="0.006944in solid #808080" fo:border-right="0.000694in solid #000000" fo:border-bottom="0.006944in solid #808080" fo:padding-left="0.038194in" fo:padding-right="0.038194in" fo:vertical-align="center" fo:background-color="#e6e6e6"/>
    </style:style>
    <style:style style:name="TableCell020503"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Column0300" style:family="table-column">
      <style:table-column-properties style:column-width="0.620833in"/>
    </style:style>
    <style:style style:name="TableColumn0301" style:family="table-column">
      <style:table-column-properties style:column-width="1.988194in"/>
    </style:style>
    <style:style style:name="TableColumn0302" style:family="table-column">
      <style:table-column-properties style:column-width="2.531944in"/>
    </style:style>
    <style:style style:name="TableColumn0303" style:family="table-column">
      <style:table-column-properties style:column-width="1.158333in"/>
    </style:style>
    <style:style style:name="Table03" style:family="table">
      <style:table-properties style:width="6.299306in" fo:margin-left="0.000000in" style:writing-mode="lr" table:align="left" style:may-break-between-rows="true"/>
    </style:style>
    <style:style style:name="TableRow0300" style:family="table-row">
      <style:table-row-properties style:min-row-height="0.343750in"/>
    </style:style>
    <style:style style:name="TableCell030000" style:family="table-cell">
      <style:table-cell-properties fo:border-top="0.006944in solid #808080" fo:border-left="0.006944in solid #808080" fo:border-right="0.000694in solid #000000" fo:border-bottom="0.006944in solid #808080" fo:padding-left="0.038194in" fo:padding-right="0.038194in" fo:vertical-align="center" fo:background-color="#e6e6e6"/>
    </style:style>
    <style:style style:name="TableCell030001" style:family="table-cell">
      <style:table-cell-properties fo:border-top="0.006944in solid #808080" fo:border-left="0.006944in solid #808080" fo:border-right="0.000694in solid #000000" fo:border-bottom="0.006944in solid #808080" fo:padding-left="0.038194in" fo:padding-right="0.038194in" fo:vertical-align="center" fo:background-color="#e6e6e6"/>
    </style:style>
    <style:style style:name="TableCell030002" style:family="table-cell">
      <style:table-cell-properties fo:border-top="0.006944in solid #808080" fo:border-left="0.006944in solid #808080" fo:border-right="0.000694in solid #000000" fo:border-bottom="0.006944in solid #808080" fo:padding-left="0.038194in" fo:padding-right="0.038194in" fo:vertical-align="center" fo:background-color="#e6e6e6"/>
    </style:style>
    <style:style style:name="TableCell030003" style:family="table-cell">
      <style:table-cell-properties fo:border-top="0.006944in solid #808080" fo:border-left="0.006944in solid #808080" fo:border-right="0.006944in solid #808080" fo:border-bottom="0.006944in solid #808080" fo:padding-left="0.038194in" fo:padding-right="0.038194in" fo:vertical-align="center" fo:background-color="#e6e6e6"/>
    </style:style>
    <style:style style:name="TableRow0301" style:family="table-row">
      <style:table-row-properties/>
    </style:style>
    <style:style style:name="TableCell030100"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101"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102"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103"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Row0302" style:family="table-row">
      <style:table-row-properties/>
    </style:style>
    <style:style style:name="TableCell030200"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201"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202"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203"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Row0303" style:family="table-row">
      <style:table-row-properties style:min-row-height="0.177083in"/>
    </style:style>
    <style:style style:name="TableCell030300"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301"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302" style:family="table-cell">
      <style:table-cell-properties fo:border-top="0.000694in solid #000000" fo:border-left="0.006944in solid #808080" fo:border-right="0.000694in solid #000000" fo:border-bottom="0.006944in solid #808080" fo:padding-left="0.038194in" fo:padding-right="0.038194in" fo:vertical-align="center" fo:background-color="#ffffff"/>
    </style:style>
    <style:style style:name="TableCell030303"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Column0400" style:family="table-column">
      <style:table-column-properties style:column-width="6.299306in"/>
    </style:style>
    <style:style style:name="Table04" style:family="table">
      <style:table-properties style:width="6.29930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808080" fo:border-left="0.006944in solid #808080" fo:border-right="0.006944in solid #808080" fo:border-bottom="0.006944in solid #808080" fo:padding-left="0.038194in" fo:padding-right="0.038194in" fo:vertical-align="center" fo:background-color="#e6e6e6"/>
    </style:style>
    <style:style style:name="TableRow0401" style:family="table-row">
      <style:table-row-properties style:min-row-height="0.187500in"/>
    </style:style>
    <style:style style:name="TableCell040100"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Row0402" style:family="table-row">
      <style:table-row-properties/>
    </style:style>
    <style:style style:name="TableCell040200"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Row0403" style:family="table-row">
      <style:table-row-properties/>
    </style:style>
    <style:style style:name="TableCell040300"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Row0404" style:family="table-row">
      <style:table-row-properties style:min-row-height="0.156250in"/>
    </style:style>
    <style:style style:name="TableCell040400"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Row0405" style:family="table-row">
      <style:table-row-properties/>
    </style:style>
    <style:style style:name="TableCell040500" style:family="table-cell">
      <style:table-cell-properties fo:border-top="0.000694in solid #000000" fo:border-left="0.006944in solid #808080" fo:border-right="0.006944in solid #808080" fo:border-bottom="0.006944in solid #808080" fo:padding-left="0.038194in" fo:padding-right="0.038194in" fo:vertical-align="center" fo:background-color="#ffffff"/>
    </style:style>
    <style:style style:name="TableColumn0500" style:family="table-column">
      <style:table-column-properties style:column-width="1.724306in"/>
    </style:style>
    <style:style style:name="TableColumn0501" style:family="table-column">
      <style:table-column-properties style:column-width="4.209028in"/>
    </style:style>
    <style:style style:name="Table05" style:family="table">
      <style:table-properties style:width="5.933333in" fo:margin-left="0.000000in" style:writing-mode="lr" table:align="left" style:may-break-between-rows="true"/>
    </style:style>
    <style:style style:name="TableRow0500" style:family="table-row">
      <style:table-row-properties style:min-row-height="0.279861in"/>
    </style:style>
    <style:style style:name="TableCell050000" style:family="table-cell">
      <style:table-cell-properties fo:border-top="0.015278in solid #c0c0c0" fo:border-left="0.015278in solid #c0c0c0" fo:border-right="0.000694in solid #000000" fo:border-bottom="0.006944in solid #c0c0c0" fo:padding-left="0.075000in" fo:padding-right="0.075000in" fo:vertical-align="center" fo:background-color="#e6e6e6"/>
    </style:style>
    <style:style style:name="TableCell050001" style:family="table-cell">
      <style:table-cell-properties fo:border-top="0.015278in solid #c0c0c0" fo:border-left="0.006944in solid #c0c0c0" fo:border-right="0.015278in solid #c0c0c0" fo:border-bottom="0.006944in solid #c0c0c0" fo:padding-left="0.075000in" fo:padding-right="0.075000in" fo:vertical-align="center" fo:background-color="#e6e6e6"/>
    </style:style>
    <style:style style:name="TableRow0501" style:family="table-row">
      <style:table-row-properties style:min-row-height="0.279861in"/>
    </style:style>
    <style:style style:name="TableCell05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501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502" style:family="table-row">
      <style:table-row-properties style:min-row-height="0.279861in"/>
    </style:style>
    <style:style style:name="TableCell05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5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503" style:family="table-row">
      <style:table-row-properties style:min-row-height="0.279861in"/>
    </style:style>
    <style:style style:name="TableCell0503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0503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0600" style:family="table-column">
      <style:table-column-properties style:column-width="1.728472in"/>
    </style:style>
    <style:style style:name="TableColumn0601" style:family="table-column">
      <style:table-column-properties style:column-width="4.204861in"/>
    </style:style>
    <style:style style:name="Table06" style:family="table">
      <style:table-properties style:width="5.933333in" fo:margin-left="0.000000in" style:writing-mode="lr" table:align="left" style:may-break-between-rows="true"/>
    </style:style>
    <style:style style:name="TableRow0600" style:family="table-row">
      <style:table-row-properties style:min-row-height="0.279861in"/>
    </style:style>
    <style:style style:name="TableCell060000" style:family="table-cell">
      <style:table-cell-properties fo:border-top="0.015278in solid #c0c0c0" fo:border-left="0.015278in solid #c0c0c0" fo:border-right="0.000694in solid #000000" fo:border-bottom="0.006944in solid #c0c0c0" fo:padding-left="0.075000in" fo:padding-right="0.075000in" fo:vertical-align="center" fo:background-color="#e6e6e6"/>
    </style:style>
    <style:style style:name="TableCell060001" style:family="table-cell">
      <style:table-cell-properties fo:border-top="0.015278in solid #c0c0c0" fo:border-left="0.006944in solid #c0c0c0" fo:border-right="0.015278in solid #c0c0c0" fo:border-bottom="0.006944in solid #c0c0c0" fo:padding-left="0.075000in" fo:padding-right="0.075000in" fo:vertical-align="center" fo:background-color="#e6e6e6"/>
    </style:style>
    <style:style style:name="TableRow0601" style:family="table-row">
      <style:table-row-properties style:min-row-height="0.279861in"/>
    </style:style>
    <style:style style:name="TableCell06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601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602" style:family="table-row">
      <style:table-row-properties style:min-row-height="0.279861in"/>
    </style:style>
    <style:style style:name="TableCell06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6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603" style:family="table-row">
      <style:table-row-properties style:min-row-height="0.279861in"/>
    </style:style>
    <style:style style:name="TableCell0603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0603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0700" style:family="table-column">
      <style:table-column-properties style:column-width="1.906250in"/>
    </style:style>
    <style:style style:name="TableColumn0701" style:family="table-column">
      <style:table-column-properties style:column-width="2.239583in"/>
    </style:style>
    <style:style style:name="TableColumn0702" style:family="table-column">
      <style:table-column-properties style:column-width="1.787500in"/>
    </style:style>
    <style:style style:name="Table07" style:family="table">
      <style:table-properties style:width="5.933333in" fo:margin-left="0.000000in" style:writing-mode="lr" table:align="left" style:may-break-between-rows="true"/>
    </style:style>
    <style:style style:name="TableRow0700" style:family="table-row">
      <style:table-row-properties style:min-row-height="0.279861in"/>
    </style:style>
    <style:style style:name="TableCell07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07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7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701" style:family="table-row">
      <style:table-row-properties style:min-row-height="0.279861in"/>
    </style:style>
    <style:style style:name="TableCell0701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070101" style:family="table-cell">
      <style:table-cell-properties fo:border-top="0.000694in solid #000000" fo:border-left="0.006944in solid #c0c0c0" fo:border-right="0.000694in solid #000000" fo:border-bottom="0.006944in solid #c0c0c0" fo:padding-left="0.075000in" fo:padding-right="0.075000in" fo:vertical-align="center" fo:background-color="#e6e6e6"/>
    </style:style>
    <style:style style:name="TableCell070102" style:family="table-cell">
      <style:table-cell-properties fo:border-top="0.000694in solid #000000" fo:border-left="0.006944in solid #c0c0c0" fo:border-right="0.015278in solid #c0c0c0" fo:border-bottom="0.006944in solid #c0c0c0" fo:padding-left="0.075000in" fo:padding-right="0.075000in" fo:vertical-align="center" fo:background-color="#e6e6e6"/>
    </style:style>
    <style:style style:name="TableRow0702" style:family="table-row">
      <style:table-row-properties style:min-row-height="0.279861in"/>
    </style:style>
    <style:style style:name="TableCell07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702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702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703" style:family="table-row">
      <style:table-row-properties style:min-row-height="0.279861in"/>
    </style:style>
    <style:style style:name="TableCell07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703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703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704" style:family="table-row">
      <style:table-row-properties style:min-row-height="0.279861in"/>
    </style:style>
    <style:style style:name="TableCell070400" style:family="table-cell">
      <style:table-cell-properties fo:border-top="0.000694in solid #c0c0c0" fo:border-left="0.015278in solid #c0c0c0" fo:border-right="0.000694in solid #000000" fo:border-bottom="0.006944in solid #c0c0c0" fo:padding-left="0.075000in" fo:padding-right="0.075000in" fo:vertical-align="center" fo:background-color="transparent"/>
    </style:style>
    <style:style style:name="TableCell070401" style:family="table-cell">
      <style:table-cell-properties fo:border-top="0.000694in solid #c0c0c0" fo:border-left="0.006944in solid #c0c0c0" fo:border-right="0.000694in solid #000000" fo:border-bottom="0.006944in solid #c0c0c0" fo:padding-left="0.075000in" fo:padding-right="0.075000in" fo:vertical-align="center" fo:background-color="transparent"/>
    </style:style>
    <style:style style:name="TableCell070402" style:family="table-cell">
      <style:table-cell-properties fo:border-top="0.000694in solid #c0c0c0" fo:border-left="0.006944in solid #c0c0c0" fo:border-right="0.015278in solid #c0c0c0" fo:border-bottom="0.006944in solid #c0c0c0" fo:padding-left="0.075000in" fo:padding-right="0.075000in" fo:vertical-align="center" fo:background-color="transparent"/>
    </style:style>
    <style:style style:name="TableRow0705" style:family="table-row">
      <style:table-row-properties style:min-row-height="0.279861in"/>
    </style:style>
    <style:style style:name="TableCell07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705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705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706" style:family="table-row">
      <style:table-row-properties style:min-row-height="0.279861in"/>
    </style:style>
    <style:style style:name="TableCell0706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706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706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olumn0800" style:family="table-column">
      <style:table-column-properties style:column-width="1.916667in"/>
    </style:style>
    <style:style style:name="TableColumn0801" style:family="table-column">
      <style:table-column-properties style:column-width="2.208333in"/>
    </style:style>
    <style:style style:name="TableColumn0802" style:family="table-column">
      <style:table-column-properties style:column-width="1.812500in"/>
    </style:style>
    <style:style style:name="Table08" style:family="table">
      <style:table-properties style:width="5.937500in" fo:margin-left="0.000000in" style:writing-mode="lr" table:align="left" style:may-break-between-rows="true"/>
    </style:style>
    <style:style style:name="TableRow0800" style:family="table-row">
      <style:table-row-properties style:min-row-height="0.279861in"/>
    </style:style>
    <style:style style:name="TableCell080000" style:family="table-cell">
      <style:table-cell-properties fo:border-top="0.015278in solid #c0c0c0" fo:border-left="0.015278in solid #c0c0c0" fo:border-right="0.000694in solid #000000" fo:border-bottom="0.006944in solid #c0c0c0" fo:padding-left="0.075000in" fo:padding-right="0.075000in" fo:vertical-align="center" fo:background-color="#e6e6e6"/>
    </style:style>
    <style:style style:name="TableCell080001" style:family="table-cell">
      <style:table-cell-properties fo:border-top="0.015278in solid #c0c0c0" fo:border-left="0.006944in solid #c0c0c0" fo:border-right="0.000694in solid #000000" fo:border-bottom="0.006944in solid #c0c0c0" fo:padding-left="0.075000in" fo:padding-right="0.075000in" fo:vertical-align="center" fo:background-color="#e6e6e6"/>
    </style:style>
    <style:style style:name="TableCell080002" style:family="table-cell">
      <style:table-cell-properties fo:border-top="0.015278in solid #c0c0c0" fo:border-left="0.006944in solid #c0c0c0" fo:border-right="0.015278in solid #c0c0c0" fo:border-bottom="0.006944in solid #c0c0c0" fo:padding-left="0.075000in" fo:padding-right="0.075000in" fo:vertical-align="center" fo:background-color="#e6e6e6"/>
    </style:style>
    <style:style style:name="TableRow0801" style:family="table-row">
      <style:table-row-properties style:min-row-height="0.279861in"/>
    </style:style>
    <style:style style:name="TableCell08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801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801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802" style:family="table-row">
      <style:table-row-properties style:min-row-height="0.279861in"/>
    </style:style>
    <style:style style:name="TableCell08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802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802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803" style:family="table-row">
      <style:table-row-properties style:min-row-height="0.279861in"/>
    </style:style>
    <style:style style:name="TableCell080300" style:family="table-cell">
      <style:table-cell-properties fo:border-top="0.000694in solid #c0c0c0" fo:border-left="0.015278in solid #c0c0c0" fo:border-right="0.000694in solid #000000" fo:border-bottom="0.006944in solid #c0c0c0" fo:padding-left="0.075000in" fo:padding-right="0.075000in" fo:vertical-align="center" fo:background-color="transparent"/>
    </style:style>
    <style:style style:name="TableCell080301" style:family="table-cell">
      <style:table-cell-properties fo:border-top="0.000694in solid #c0c0c0" fo:border-left="0.006944in solid #c0c0c0" fo:border-right="0.000694in solid #000000" fo:border-bottom="0.006944in solid #c0c0c0" fo:padding-left="0.075000in" fo:padding-right="0.075000in" fo:vertical-align="center" fo:background-color="transparent"/>
    </style:style>
    <style:style style:name="TableCell080302" style:family="table-cell">
      <style:table-cell-properties fo:border-top="0.000694in solid #c0c0c0" fo:border-left="0.006944in solid #c0c0c0" fo:border-right="0.015278in solid #c0c0c0" fo:border-bottom="0.006944in solid #c0c0c0" fo:padding-left="0.075000in" fo:padding-right="0.075000in" fo:vertical-align="center" fo:background-color="transparent"/>
    </style:style>
    <style:style style:name="TableRow0804" style:family="table-row">
      <style:table-row-properties style:min-row-height="0.279861in"/>
    </style:style>
    <style:style style:name="TableCell08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804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804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805" style:family="table-row">
      <style:table-row-properties style:min-row-height="0.279861in"/>
    </style:style>
    <style:style style:name="TableCell08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805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805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olumn0900" style:family="table-column">
      <style:table-column-properties style:column-width="1.906250in"/>
    </style:style>
    <style:style style:name="TableColumn0901" style:family="table-column">
      <style:table-column-properties style:column-width="2.229167in"/>
    </style:style>
    <style:style style:name="TableColumn0902" style:family="table-column">
      <style:table-column-properties style:column-width="1.802083in"/>
    </style:style>
    <style:style style:name="Table09" style:family="table">
      <style:table-properties style:width="5.937500in" fo:margin-left="0.000000in" style:writing-mode="lr" table:align="left" style:may-break-between-rows="true"/>
    </style:style>
    <style:style style:name="TableRow0900" style:family="table-row">
      <style:table-row-properties style:min-row-height="0.279861in"/>
    </style:style>
    <style:style style:name="TableCell0900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900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900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901" style:family="table-row">
      <style:table-row-properties style:min-row-height="0.279861in"/>
    </style:style>
    <style:style style:name="TableCell09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901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901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902" style:family="table-row">
      <style:table-row-properties style:min-row-height="0.279861in"/>
    </style:style>
    <style:style style:name="TableCell09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902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902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0903" style:family="table-row">
      <style:table-row-properties style:min-row-height="0.279861in"/>
    </style:style>
    <style:style style:name="TableCell09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0903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0903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olumn1000" style:family="table-column">
      <style:table-column-properties style:column-width="1.363889in"/>
    </style:style>
    <style:style style:name="TableColumn1001" style:family="table-column">
      <style:table-column-properties style:column-width="4.573611in"/>
    </style:style>
    <style:style style:name="Table10" style:family="table">
      <style:table-properties style:width="5.937500in" fo:margin-left="0.000000in" style:writing-mode="lr" table:align="left" style:may-break-between-rows="true"/>
    </style:style>
    <style:style style:name="TableRow1000" style:family="table-row">
      <style:table-row-properties style:min-row-height="0.279861in"/>
    </style:style>
    <style:style style:name="TableCell100000" style:family="table-cell">
      <style:table-cell-properties fo:border-top="0.015278in solid #c0c0c0" fo:border-left="0.015278in solid #c0c0c0" fo:border-right="0.000694in solid #000000" fo:border-bottom="0.006944in solid #c0c0c0" fo:padding-left="0.075000in" fo:padding-right="0.075000in" fo:vertical-align="center" fo:background-color="#e6e6e6"/>
    </style:style>
    <style:style style:name="TableCell100001" style:family="table-cell">
      <style:table-cell-properties fo:border-top="0.015278in solid #c0c0c0" fo:border-left="0.006944in solid #c0c0c0" fo:border-right="0.015278in solid #c0c0c0" fo:border-bottom="0.006944in solid #c0c0c0" fo:padding-left="0.075000in" fo:padding-right="0.075000in" fo:vertical-align="center" fo:background-color="#e6e6e6"/>
    </style:style>
    <style:style style:name="TableRow1001" style:family="table-row">
      <style:table-row-properties style:min-row-height="0.279861in"/>
    </style:style>
    <style:style style:name="TableCell10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001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002" style:family="table-row">
      <style:table-row-properties style:min-row-height="0.279861in"/>
    </style:style>
    <style:style style:name="TableCell10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0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003" style:family="table-row">
      <style:table-row-properties style:min-row-height="0.279861in"/>
    </style:style>
    <style:style style:name="TableCell1003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003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1100" style:family="table-column">
      <style:table-column-properties style:column-width="1.970833in"/>
    </style:style>
    <style:style style:name="TableColumn1101" style:family="table-column">
      <style:table-column-properties style:column-width="3.962500in"/>
    </style:style>
    <style:style style:name="Table11" style:family="table">
      <style:table-properties style:width="5.933333in" fo:margin-left="0.000000in" style:writing-mode="lr" table:align="left" style:may-break-between-rows="true"/>
    </style:style>
    <style:style style:name="TableRow1100" style:family="table-row">
      <style:table-row-properties style:min-row-height="0.279861in"/>
    </style:style>
    <style:style style:name="TableCell110000" style:family="table-cell">
      <style:table-cell-properties fo:border-top="0.015278in solid #c0c0c0" fo:border-left="0.015278in solid #c0c0c0" fo:border-right="0.000694in solid #000000" fo:border-bottom="0.006944in solid #c0c0c0" fo:padding-left="0.075000in" fo:padding-right="0.075000in" fo:vertical-align="center" fo:background-color="#e6e6e6"/>
    </style:style>
    <style:style style:name="TableCell110001" style:family="table-cell">
      <style:table-cell-properties fo:border-top="0.015278in solid #c0c0c0" fo:border-left="0.006944in solid #c0c0c0" fo:border-right="0.015278in solid #c0c0c0" fo:border-bottom="0.006944in solid #c0c0c0" fo:padding-left="0.075000in" fo:padding-right="0.075000in" fo:vertical-align="center" fo:background-color="#e6e6e6"/>
    </style:style>
    <style:style style:name="TableRow1101" style:family="table-row">
      <style:table-row-properties style:min-row-height="0.279861in"/>
    </style:style>
    <style:style style:name="TableCell11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101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102" style:family="table-row">
      <style:table-row-properties style:min-row-height="0.279861in"/>
    </style:style>
    <style:style style:name="TableCell11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1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103" style:family="table-row">
      <style:table-row-properties style:min-row-height="0.279861in"/>
    </style:style>
    <style:style style:name="TableCell11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103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104" style:family="table-row">
      <style:table-row-properties style:min-row-height="0.279861in"/>
    </style:style>
    <style:style style:name="TableCell11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104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105" style:family="table-row">
      <style:table-row-properties style:min-row-height="0.248611in"/>
    </style:style>
    <style:style style:name="TableCell11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1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106" style:family="table-row">
      <style:table-row-properties style:min-row-height="0.279861in"/>
    </style:style>
    <style:style style:name="TableCell1106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106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107" style:family="table-row">
      <style:table-row-properties style:min-row-height="0.279861in"/>
    </style:style>
    <style:style style:name="TableCell1107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107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1200" style:family="table-column">
      <style:table-column-properties style:column-width="1.868750in"/>
    </style:style>
    <style:style style:name="TableColumn1201" style:family="table-column">
      <style:table-column-properties style:column-width="3.820139in"/>
    </style:style>
    <style:style style:name="Table12" style:family="table">
      <style:table-properties style:width="5.688889in" fo:margin-left="0.000000in" style:writing-mode="lr" table:align="left" style:may-break-between-rows="true"/>
    </style:style>
    <style:style style:name="TableRow1200" style:family="table-row">
      <style:table-row-properties style:min-row-height="0.279861in"/>
    </style:style>
    <style:style style:name="TableCell12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12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201" style:family="table-row">
      <style:table-row-properties style:min-row-height="0.279861in"/>
    </style:style>
    <style:style style:name="TableCell12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201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202" style:family="table-row">
      <style:table-row-properties style:min-row-height="0.279861in"/>
    </style:style>
    <style:style style:name="TableCell12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2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203" style:family="table-row">
      <style:table-row-properties style:min-row-height="0.279861in"/>
    </style:style>
    <style:style style:name="TableCell12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203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204" style:family="table-row">
      <style:table-row-properties style:min-row-height="0.279861in"/>
    </style:style>
    <style:style style:name="TableCell12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204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205" style:family="table-row">
      <style:table-row-properties style:min-row-height="0.279861in"/>
    </style:style>
    <style:style style:name="TableCell12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2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206" style:family="table-row">
      <style:table-row-properties style:min-row-height="0.279861in"/>
    </style:style>
    <style:style style:name="TableCell1206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206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1300" style:family="table-column">
      <style:table-column-properties style:column-width="1.950694in"/>
    </style:style>
    <style:style style:name="TableColumn1301" style:family="table-column">
      <style:table-column-properties style:column-width="3.986806in"/>
    </style:style>
    <style:style style:name="Table13" style:family="table">
      <style:table-properties style:width="5.937500in" fo:margin-left="0.000000in" style:writing-mode="lr" table:align="left" style:may-break-between-rows="true"/>
    </style:style>
    <style:style style:name="TableRow1300" style:family="table-row">
      <style:table-row-properties style:min-row-height="0.279861in"/>
    </style:style>
    <style:style style:name="TableCell13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13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301" style:family="table-row">
      <style:table-row-properties style:min-row-height="0.279861in"/>
    </style:style>
    <style:style style:name="TableCell13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1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02" style:family="table-row">
      <style:table-row-properties style:min-row-height="0.279861in"/>
    </style:style>
    <style:style style:name="TableCell13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03" style:family="table-row">
      <style:table-row-properties style:min-row-height="0.279861in"/>
    </style:style>
    <style:style style:name="TableCell13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3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04" style:family="table-row">
      <style:table-row-properties style:min-row-height="0.279861in"/>
    </style:style>
    <style:style style:name="TableCell13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4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05" style:family="table-row">
      <style:table-row-properties style:min-row-height="0.279861in"/>
    </style:style>
    <style:style style:name="TableCell13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06" style:family="table-row">
      <style:table-row-properties style:min-row-height="0.279861in"/>
    </style:style>
    <style:style style:name="TableCell1306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6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07" style:family="table-row">
      <style:table-row-properties style:min-row-height="0.279861in"/>
    </style:style>
    <style:style style:name="TableCell1307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7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08" style:family="table-row">
      <style:table-row-properties style:min-row-height="0.279861in"/>
    </style:style>
    <style:style style:name="TableCell1308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8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09" style:family="table-row">
      <style:table-row-properties style:min-row-height="0.279861in"/>
    </style:style>
    <style:style style:name="TableCell1309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309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310" style:family="table-row">
      <style:table-row-properties style:min-row-height="0.279861in"/>
    </style:style>
    <style:style style:name="TableCell1310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310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1400" style:family="table-column">
      <style:table-column-properties style:column-width="0.929167in"/>
    </style:style>
    <style:style style:name="TableColumn1401" style:family="table-column">
      <style:table-column-properties style:column-width="2.940972in"/>
    </style:style>
    <style:style style:name="TableColumn1402" style:family="table-column">
      <style:table-column-properties style:column-width="2.067361in"/>
    </style:style>
    <style:style style:name="Table14" style:family="table">
      <style:table-properties style:width="5.937500in" fo:margin-left="0.000000in" style:writing-mode="lr" table:align="left" style:may-break-between-rows="true"/>
    </style:style>
    <style:style style:name="TableRow1400" style:family="table-row">
      <style:table-row-properties style:min-row-height="0.279861in"/>
    </style:style>
    <style:style style:name="TableCell14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14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1" style:family="table-row">
      <style:table-row-properties style:min-row-height="0.279861in"/>
    </style:style>
    <style:style style:name="TableCell14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01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40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2" style:family="table-row">
      <style:table-row-properties style:min-row-height="0.279861in"/>
    </style:style>
    <style:style style:name="TableCell14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402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3" style:family="table-row">
      <style:table-row-properties style:min-row-height="0.279861in"/>
    </style:style>
    <style:style style:name="TableCell140300" style:family="table-cell">
      <style:table-cell-properties fo:border-top="0.000694in solid #000000" fo:border-left="0.015278in solid #c0c0c0" fo:border-right="0.015278in solid #c0c0c0" fo:border-bottom="0.006944in solid #c0c0c0" fo:padding-left="0.075000in" fo:padding-right="0.075000in" fo:vertical-align="center" fo:background-color="#e6e6e6"/>
    </style:style>
    <style:style style:name="TableCell1403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3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4" style:family="table-row">
      <style:table-row-properties style:min-row-height="0.279861in"/>
    </style:style>
    <style:style style:name="TableCell14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04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4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5" style:family="table-row">
      <style:table-row-properties style:min-row-height="0.279861in"/>
    </style:style>
    <style:style style:name="TableCell14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405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6" style:family="table-row">
      <style:table-row-properties style:min-row-height="0.279861in"/>
    </style:style>
    <style:style style:name="TableCell1406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06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406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7" style:family="table-row">
      <style:table-row-properties style:min-row-height="0.279861in"/>
    </style:style>
    <style:style style:name="TableCell140700" style:family="table-cell">
      <style:table-cell-properties fo:border-top="0.000694in solid #000000" fo:border-left="0.015278in solid #c0c0c0" fo:border-right="0.015278in solid #c0c0c0" fo:border-bottom="0.006944in solid #c0c0c0" fo:padding-left="0.075000in" fo:padding-right="0.075000in" fo:vertical-align="center" fo:background-color="#e6e6e6"/>
    </style:style>
    <style:style style:name="TableCell1407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07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8" style:family="table-row">
      <style:table-row-properties style:min-row-height="0.279861in"/>
    </style:style>
    <style:style style:name="TableCell1408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08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408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09" style:family="table-row">
      <style:table-row-properties style:min-row-height="0.279861in"/>
    </style:style>
    <style:style style:name="TableCell1409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09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409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10" style:family="table-row">
      <style:table-row-properties style:min-row-height="0.279861in"/>
    </style:style>
    <style:style style:name="TableCell1410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10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41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11" style:family="table-row">
      <style:table-row-properties style:min-row-height="0.279861in"/>
    </style:style>
    <style:style style:name="TableCell141100" style:family="table-cell">
      <style:table-cell-properties fo:border-top="0.000694in solid #000000" fo:border-left="0.015278in solid #c0c0c0" fo:border-right="0.015278in solid #c0c0c0" fo:border-bottom="0.006944in solid #c0c0c0" fo:padding-left="0.075000in" fo:padding-right="0.075000in" fo:vertical-align="center" fo:background-color="#e6e6e6"/>
    </style:style>
    <style:style style:name="TableCell141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41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412" style:family="table-row">
      <style:table-row-properties style:min-row-height="0.279861in"/>
    </style:style>
    <style:style style:name="TableCell141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12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1412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413" style:family="table-row">
      <style:table-row-properties style:min-row-height="0.279861in"/>
    </style:style>
    <style:style style:name="TableCell141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413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1413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414" style:family="table-row">
      <style:table-row-properties style:min-row-height="0.279861in"/>
    </style:style>
    <style:style style:name="TableCell1414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41401" style:family="table-cell">
      <style:table-cell-properties fo:border-top="0.000694in solid #000000" fo:border-left="0.006944in solid #c0c0c0" fo:border-right="0.000694in solid #000000" fo:border-bottom="0.015278in solid #c0c0c0" fo:padding-left="0.075000in" fo:padding-right="0.075000in" fo:vertical-align="center" fo:background-color="transparent"/>
    </style:style>
    <style:style style:name="TableCell141402"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1500" style:family="table-column">
      <style:table-column-properties style:column-width="0.598611in"/>
    </style:style>
    <style:style style:name="TableColumn1501" style:family="table-column">
      <style:table-column-properties style:column-width="0.407639in"/>
    </style:style>
    <style:style style:name="TableColumn1502" style:family="table-column">
      <style:table-column-properties style:column-width="4.682639in"/>
    </style:style>
    <style:style style:name="Table15" style:family="table">
      <style:table-properties style:width="5.688889in" fo:margin-left="0.000000in" style:writing-mode="lr" table:align="left" style:may-break-between-rows="true"/>
    </style:style>
    <style:style style:name="TableRow1500" style:family="table-row">
      <style:table-row-properties style:min-row-height="0.279861in"/>
    </style:style>
    <style:style style:name="TableCell15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15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501" style:family="table-row">
      <style:table-row-properties style:min-row-height="0.279861in"/>
    </style:style>
    <style:style style:name="TableCell1501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150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1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502" style:family="table-row">
      <style:table-row-properties style:min-row-height="0.279861in"/>
    </style:style>
    <style:style style:name="TableCell1502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1502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2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503" style:family="table-row">
      <style:table-row-properties style:min-row-height="0.279861in"/>
    </style:style>
    <style:style style:name="TableCell1503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1503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503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504" style:family="table-row">
      <style:table-row-properties style:min-row-height="0.279861in"/>
    </style:style>
    <style:style style:name="TableCell1504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150401" style:family="table-cell">
      <style:table-cell-properties fo:border-top="0.000694in solid #000000" fo:border-left="0.006944in solid #c0c0c0" fo:border-right="0.015278in solid #c0c0c0" fo:border-bottom="0.006944in solid #c0c0c0" fo:padding-left="0.075000in" fo:padding-right="0.075000in" fo:vertical-align="center" fo:background-color="#e6e6e6"/>
    </style:style>
    <style:style style:name="TableCell15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505" style:family="table-row">
      <style:table-row-properties style:min-row-height="0.279861in"/>
    </style:style>
    <style:style style:name="TableCell15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5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505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506" style:family="table-row">
      <style:table-row-properties style:min-row-height="0.279861in"/>
    </style:style>
    <style:style style:name="TableCell1506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506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506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507" style:family="table-row">
      <style:table-row-properties style:min-row-height="0.279861in"/>
    </style:style>
    <style:style style:name="TableCell1507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507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ell1507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600" style:family="table-column">
      <style:table-column-properties style:column-width="0.625000in"/>
    </style:style>
    <style:style style:name="TableColumn1601" style:family="table-column">
      <style:table-column-properties style:column-width="0.425694in"/>
    </style:style>
    <style:style style:name="TableColumn1602" style:family="table-column">
      <style:table-column-properties style:column-width="4.887500in"/>
    </style:style>
    <style:style style:name="Table16" style:family="table">
      <style:table-properties style:width="5.938194in" fo:margin-left="0.000000in" style:writing-mode="lr" table:align="left" style:may-break-between-rows="true"/>
    </style:style>
    <style:style style:name="TableRow1600" style:family="table-row">
      <style:table-row-properties style:min-row-height="0.279861in"/>
    </style:style>
    <style:style style:name="TableCell16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16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601" style:family="table-row">
      <style:table-row-properties style:min-row-height="0.279861in"/>
    </style:style>
    <style:style style:name="TableCell1601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160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1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602" style:family="table-row">
      <style:table-row-properties style:min-row-height="0.279861in"/>
    </style:style>
    <style:style style:name="TableCell1602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1602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2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603" style:family="table-row">
      <style:table-row-properties style:min-row-height="0.279861in"/>
    </style:style>
    <style:style style:name="TableCell1603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1603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603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604" style:family="table-row">
      <style:table-row-properties style:min-row-height="0.279861in"/>
    </style:style>
    <style:style style:name="TableCell160400" style:family="table-cell">
      <style:table-cell-properties fo:border-top="0.000694in solid #000000" fo:border-left="0.015278in solid #c0c0c0" fo:border-right="0.000694in solid #000000" fo:border-bottom="0.006944in solid #c0c0c0" fo:padding-left="0.075000in" fo:padding-right="0.075000in" fo:vertical-align="center" fo:background-color="#e6e6e6"/>
    </style:style>
    <style:style style:name="TableCell160401" style:family="table-cell">
      <style:table-cell-properties fo:border-top="0.000694in solid #000000" fo:border-left="0.006944in solid #c0c0c0" fo:border-right="0.015278in solid #c0c0c0" fo:border-bottom="0.006944in solid #c0c0c0" fo:padding-left="0.075000in" fo:padding-right="0.075000in" fo:vertical-align="center" fo:background-color="#e6e6e6"/>
    </style:style>
    <style:style style:name="TableCell16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605" style:family="table-row">
      <style:table-row-properties style:min-row-height="0.279861in"/>
    </style:style>
    <style:style style:name="TableCell16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6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605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606" style:family="table-row">
      <style:table-row-properties style:min-row-height="0.279861in"/>
    </style:style>
    <style:style style:name="TableCell1606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606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606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607" style:family="table-row">
      <style:table-row-properties style:min-row-height="0.279861in"/>
    </style:style>
    <style:style style:name="TableCell1607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607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607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608" style:family="table-row">
      <style:table-row-properties style:min-row-height="0.279861in"/>
    </style:style>
    <style:style style:name="TableCell1608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608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ell1608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1700" style:family="table-column">
      <style:table-column-properties style:column-width="0.937500in"/>
    </style:style>
    <style:style style:name="TableColumn1701" style:family="table-column">
      <style:table-column-properties style:column-width="2.932639in"/>
    </style:style>
    <style:style style:name="TableColumn1702" style:family="table-column">
      <style:table-column-properties style:column-width="2.067361in"/>
    </style:style>
    <style:style style:name="Table17" style:family="table">
      <style:table-properties style:width="5.937500in" fo:margin-left="0.000000in" style:writing-mode="lr" table:align="left" style:may-break-between-rows="true"/>
    </style:style>
    <style:style style:name="TableRow1700" style:family="table-row">
      <style:table-row-properties style:min-row-height="0.279861in"/>
    </style:style>
    <style:style style:name="TableCell17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17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1" style:family="table-row">
      <style:table-row-properties style:min-row-height="0.279861in"/>
    </style:style>
    <style:style style:name="TableCell1701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01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70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2" style:family="table-row">
      <style:table-row-properties style:min-row-height="0.279861in"/>
    </style:style>
    <style:style style:name="TableCell17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702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3" style:family="table-row">
      <style:table-row-properties style:min-row-height="0.279861in"/>
    </style:style>
    <style:style style:name="TableCell170300" style:family="table-cell">
      <style:table-cell-properties fo:border-top="0.000694in solid #000000" fo:border-left="0.015278in solid #c0c0c0" fo:border-right="0.015278in solid #c0c0c0" fo:border-bottom="0.006944in solid #c0c0c0" fo:padding-left="0.075000in" fo:padding-right="0.075000in" fo:vertical-align="center" fo:background-color="#e6e6e6"/>
    </style:style>
    <style:style style:name="TableCell1703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3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4" style:family="table-row">
      <style:table-row-properties style:min-row-height="0.279861in"/>
    </style:style>
    <style:style style:name="TableCell17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04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7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5" style:family="table-row">
      <style:table-row-properties style:min-row-height="0.279861in"/>
    </style:style>
    <style:style style:name="TableCell17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705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6" style:family="table-row">
      <style:table-row-properties style:min-row-height="0.279861in"/>
    </style:style>
    <style:style style:name="TableCell1706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06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706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7" style:family="table-row">
      <style:table-row-properties style:min-row-height="0.279861in"/>
    </style:style>
    <style:style style:name="TableCell170700" style:family="table-cell">
      <style:table-cell-properties fo:border-top="0.000694in solid #000000" fo:border-left="0.015278in solid #c0c0c0" fo:border-right="0.015278in solid #c0c0c0" fo:border-bottom="0.006944in solid #c0c0c0" fo:padding-left="0.075000in" fo:padding-right="0.075000in" fo:vertical-align="center" fo:background-color="#e6e6e6"/>
    </style:style>
    <style:style style:name="TableCell1707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07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8" style:family="table-row">
      <style:table-row-properties style:min-row-height="0.279861in"/>
    </style:style>
    <style:style style:name="TableCell1708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08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708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09" style:family="table-row">
      <style:table-row-properties style:min-row-height="0.279861in"/>
    </style:style>
    <style:style style:name="TableCell1709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09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709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10" style:family="table-row">
      <style:table-row-properties style:min-row-height="0.279861in"/>
    </style:style>
    <style:style style:name="TableCell1710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10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Cell1710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11" style:family="table-row">
      <style:table-row-properties style:min-row-height="0.279861in"/>
    </style:style>
    <style:style style:name="TableCell171100" style:family="table-cell">
      <style:table-cell-properties fo:border-top="0.000694in solid #000000" fo:border-left="0.015278in solid #c0c0c0" fo:border-right="0.015278in solid #c0c0c0" fo:border-bottom="0.006944in solid #c0c0c0" fo:padding-left="0.075000in" fo:padding-right="0.075000in" fo:vertical-align="center" fo:background-color="#e6e6e6"/>
    </style:style>
    <style:style style:name="TableCell171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171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712" style:family="table-row">
      <style:table-row-properties style:min-row-height="0.279861in"/>
    </style:style>
    <style:style style:name="TableCell171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12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1712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713" style:family="table-row">
      <style:table-row-properties style:min-row-height="0.279861in"/>
    </style:style>
    <style:style style:name="TableCell171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71301" style:family="table-cell">
      <style:table-cell-properties fo:border-top="0.000694in solid #000000" fo:border-left="0.006944in solid #c0c0c0" fo:border-right="0.000694in solid #000000" fo:border-bottom="0.006944in solid #c0c0c0" fo:padding-left="0.075000in" fo:padding-right="0.075000in" fo:vertical-align="center" fo:background-color="transparent"/>
    </style:style>
    <style:style style:name="TableCell171302"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714" style:family="table-row">
      <style:table-row-properties style:min-row-height="0.279861in"/>
    </style:style>
    <style:style style:name="TableCell1714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71401" style:family="table-cell">
      <style:table-cell-properties fo:border-top="0.000694in solid #000000" fo:border-left="0.006944in solid #c0c0c0" fo:border-right="0.000694in solid #000000" fo:border-bottom="0.015278in solid #c0c0c0" fo:padding-left="0.075000in" fo:padding-right="0.075000in" fo:vertical-align="center" fo:background-color="transparent"/>
    </style:style>
    <style:style style:name="TableCell171402"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1800" style:family="table-column">
      <style:table-column-properties style:column-width="1.588889in"/>
    </style:style>
    <style:style style:name="TableColumn1801" style:family="table-column">
      <style:table-column-properties style:column-width="4.349306in"/>
    </style:style>
    <style:style style:name="Table18" style:family="table">
      <style:table-properties style:width="5.938194in" fo:margin-left="0.000000in" style:writing-mode="lr" table:align="left" style:may-break-between-rows="true"/>
    </style:style>
    <style:style style:name="TableRow1800" style:family="table-row">
      <style:table-row-properties style:min-row-height="0.279861in"/>
    </style:style>
    <style:style style:name="TableCell18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18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801" style:family="table-row">
      <style:table-row-properties style:min-row-height="0.279861in"/>
    </style:style>
    <style:style style:name="TableCell180100" style:family="table-cell">
      <style:table-cell-properties fo:border-top="0.006944in solid #c0c0c0" fo:border-left="0.015278in solid #c0c0c0" fo:border-right="0.000694in solid #000000" fo:border-bottom="0.006944in solid #c0c0c0" fo:padding-left="0.075000in" fo:padding-right="0.075000in" fo:vertical-align="center" fo:background-color="#e6e6e6"/>
    </style:style>
    <style:style style:name="TableCell180101" style:family="table-cell">
      <style:table-cell-properties fo:border-top="0.006944in solid #c0c0c0" fo:border-left="0.006944in solid #c0c0c0" fo:border-right="0.015278in solid #c0c0c0" fo:border-bottom="0.006944in solid #c0c0c0" fo:padding-left="0.075000in" fo:padding-right="0.075000in" fo:vertical-align="center" fo:background-color="#e6e6e6"/>
    </style:style>
    <style:style style:name="TableRow1802" style:family="table-row">
      <style:table-row-properties style:min-row-height="0.279861in"/>
    </style:style>
    <style:style style:name="TableCell18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8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803" style:family="table-row">
      <style:table-row-properties style:min-row-height="0.279861in"/>
    </style:style>
    <style:style style:name="TableCell18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803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804" style:family="table-row">
      <style:table-row-properties style:min-row-height="0.279861in"/>
    </style:style>
    <style:style style:name="TableCell18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804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805" style:family="table-row">
      <style:table-row-properties style:min-row-height="0.279861in"/>
    </style:style>
    <style:style style:name="TableCell18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8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806" style:family="table-row">
      <style:table-row-properties style:min-row-height="0.279861in"/>
    </style:style>
    <style:style style:name="TableCell1806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806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807" style:family="table-row">
      <style:table-row-properties style:min-row-height="0.279861in"/>
    </style:style>
    <style:style style:name="TableCell1807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807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808" style:family="table-row">
      <style:table-row-properties style:min-row-height="0.279861in"/>
    </style:style>
    <style:style style:name="TableCell1808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808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809" style:family="table-row">
      <style:table-row-properties style:min-row-height="0.279861in"/>
    </style:style>
    <style:style style:name="TableCell1809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809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1900" style:family="table-column">
      <style:table-column-properties style:column-width="0.668750in"/>
    </style:style>
    <style:style style:name="TableColumn1901" style:family="table-column">
      <style:table-column-properties style:column-width="5.269444in"/>
    </style:style>
    <style:style style:name="Table19" style:family="table">
      <style:table-properties style:width="5.938194in" fo:margin-left="0.000000in" style:writing-mode="lr" table:align="left" style:may-break-between-rows="true"/>
    </style:style>
    <style:style style:name="TableRow1900" style:family="table-row">
      <style:table-row-properties style:min-row-height="0.279861in"/>
    </style:style>
    <style:style style:name="TableCell19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19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1901" style:family="table-row">
      <style:table-row-properties style:min-row-height="0.279861in"/>
    </style:style>
    <style:style style:name="TableCell190100" style:family="table-cell">
      <style:table-cell-properties fo:border-top="0.006944in solid #c0c0c0" fo:border-left="0.015278in solid #c0c0c0" fo:border-right="0.000694in solid #000000" fo:border-bottom="0.006944in solid #c0c0c0" fo:padding-left="0.075000in" fo:padding-right="0.075000in" fo:vertical-align="center" fo:background-color="#e6e6e6"/>
    </style:style>
    <style:style style:name="TableCell190101" style:family="table-cell">
      <style:table-cell-properties fo:border-top="0.006944in solid #c0c0c0" fo:border-left="0.006944in solid #c0c0c0" fo:border-right="0.015278in solid #c0c0c0" fo:border-bottom="0.006944in solid #c0c0c0" fo:padding-left="0.075000in" fo:padding-right="0.075000in" fo:vertical-align="center" fo:background-color="#e6e6e6"/>
    </style:style>
    <style:style style:name="TableRow1902" style:family="table-row">
      <style:table-row-properties style:min-row-height="0.279861in"/>
    </style:style>
    <style:style style:name="TableCell19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9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903" style:family="table-row">
      <style:table-row-properties style:min-row-height="0.279861in"/>
    </style:style>
    <style:style style:name="TableCell19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1903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1904" style:family="table-row">
      <style:table-row-properties style:min-row-height="0.279861in"/>
    </style:style>
    <style:style style:name="TableCell1904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1904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2000" style:family="table-column">
      <style:table-column-properties style:column-width="1.137500in"/>
    </style:style>
    <style:style style:name="TableColumn2001" style:family="table-column">
      <style:table-column-properties style:column-width="4.793750in"/>
    </style:style>
    <style:style style:name="Table20" style:family="table">
      <style:table-properties style:width="5.931250in" fo:margin-left="0.000000in" style:writing-mode="lr" table:align="left" style:may-break-between-rows="true"/>
    </style:style>
    <style:style style:name="TableRow2000" style:family="table-row">
      <style:table-row-properties style:min-row-height="0.279861in"/>
    </style:style>
    <style:style style:name="TableCell20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20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001" style:family="table-row">
      <style:table-row-properties style:min-row-height="0.279861in"/>
    </style:style>
    <style:style style:name="TableCell200100" style:family="table-cell">
      <style:table-cell-properties fo:border-top="0.006944in solid #c0c0c0" fo:border-left="0.015278in solid #c0c0c0" fo:border-right="0.015278in solid #c0c0c0" fo:border-bottom="0.006944in solid #c0c0c0" fo:padding-left="0.075000in" fo:padding-right="0.075000in" fo:vertical-align="center" fo:background-color="#e6e6e6"/>
    </style:style>
    <style:style style:name="TableCell200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002" style:family="table-row">
      <style:table-row-properties style:min-row-height="0.279861in"/>
    </style:style>
    <style:style style:name="TableCell20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0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003" style:family="table-row">
      <style:table-row-properties style:min-row-height="0.279861in"/>
    </style:style>
    <style:style style:name="TableCell20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003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004" style:family="table-row">
      <style:table-row-properties style:min-row-height="0.279861in"/>
    </style:style>
    <style:style style:name="TableCell20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004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005" style:family="table-row">
      <style:table-row-properties style:min-row-height="0.279861in"/>
    </style:style>
    <style:style style:name="TableCell20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0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006" style:family="table-row">
      <style:table-row-properties style:min-row-height="0.279861in"/>
    </style:style>
    <style:style style:name="TableCell200600" style:family="table-cell">
      <style:table-cell-properties fo:border-top="0.006944in solid #c0c0c0" fo:border-left="0.015278in solid #c0c0c0" fo:border-right="0.015278in solid #c0c0c0" fo:border-bottom="0.006944in solid #c0c0c0" fo:padding-left="0.075000in" fo:padding-right="0.075000in" fo:vertical-align="center" fo:background-color="#e6e6e6"/>
    </style:style>
    <style:style style:name="TableCell2006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007" style:family="table-row">
      <style:table-row-properties style:min-row-height="0.279861in"/>
    </style:style>
    <style:style style:name="TableCell2007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00701" style:family="table-cell">
      <style:table-cell-properties fo:border-top="0.000694in solid #000000" fo:border-left="0.000694in solid #000000" fo:border-right="0.015278in solid #c0c0c0" fo:border-bottom="0.006944in solid #c0c0c0" fo:padding-left="0.075000in" fo:padding-right="0.075000in" fo:vertical-align="center" fo:background-color="transparent"/>
    </style:style>
    <style:style style:name="TableRow2008" style:family="table-row">
      <style:table-row-properties style:min-row-height="0.279861in"/>
    </style:style>
    <style:style style:name="TableCell2008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00801" style:family="table-cell">
      <style:table-cell-properties fo:border-top="0.000694in solid #000000" fo:border-left="0.000694in solid #000000" fo:border-right="0.015278in solid #c0c0c0" fo:border-bottom="0.006944in solid #c0c0c0" fo:padding-left="0.075000in" fo:padding-right="0.075000in" fo:vertical-align="center" fo:background-color="transparent"/>
    </style:style>
    <style:style style:name="TableRow2009" style:family="table-row">
      <style:table-row-properties style:min-row-height="0.279861in"/>
    </style:style>
    <style:style style:name="TableCell2009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009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010" style:family="table-row">
      <style:table-row-properties style:min-row-height="0.279861in"/>
    </style:style>
    <style:style style:name="TableCell2010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2010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2100" style:family="table-column">
      <style:table-column-properties style:column-width="1.137500in"/>
    </style:style>
    <style:style style:name="TableColumn2101" style:family="table-column">
      <style:table-column-properties style:column-width="4.793750in"/>
    </style:style>
    <style:style style:name="Table21" style:family="table">
      <style:table-properties style:width="5.931250in" fo:margin-left="0.000000in" style:writing-mode="lr" table:align="left" style:may-break-between-rows="true"/>
    </style:style>
    <style:style style:name="TableRow2100" style:family="table-row">
      <style:table-row-properties style:min-row-height="0.279861in"/>
    </style:style>
    <style:style style:name="TableCell210000" style:family="table-cell">
      <style:table-cell-properties fo:border-top="0.015278in solid #c0c0c0" fo:border-left="0.015278in solid #c0c0c0" fo:border-right="0.015278in solid #c0c0c0" fo:border-bottom="0.006944in solid #c0c0c0" fo:padding-left="0.075000in" fo:padding-right="0.075000in" fo:vertical-align="center" fo:background-color="#e6e6e6"/>
    </style:style>
    <style:style style:name="TableCell21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101" style:family="table-row">
      <style:table-row-properties style:min-row-height="0.279861in"/>
    </style:style>
    <style:style style:name="TableCell210100" style:family="table-cell">
      <style:table-cell-properties fo:border-top="0.006944in solid #c0c0c0" fo:border-left="0.015278in solid #c0c0c0" fo:border-right="0.015278in solid #c0c0c0" fo:border-bottom="0.006944in solid #c0c0c0" fo:padding-left="0.075000in" fo:padding-right="0.075000in" fo:vertical-align="center" fo:background-color="#e6e6e6"/>
    </style:style>
    <style:style style:name="TableCell210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102" style:family="table-row">
      <style:table-row-properties style:min-row-height="0.279861in"/>
    </style:style>
    <style:style style:name="TableCell2102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102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103" style:family="table-row">
      <style:table-row-properties style:min-row-height="0.279861in"/>
    </style:style>
    <style:style style:name="TableCell2103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103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104" style:family="table-row">
      <style:table-row-properties style:min-row-height="0.279861in"/>
    </style:style>
    <style:style style:name="TableCell2104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104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105" style:family="table-row">
      <style:table-row-properties style:min-row-height="0.279861in"/>
    </style:style>
    <style:style style:name="TableCell2105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105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106" style:family="table-row">
      <style:table-row-properties style:min-row-height="0.279861in"/>
    </style:style>
    <style:style style:name="TableCell210600" style:family="table-cell">
      <style:table-cell-properties fo:border-top="0.006944in solid #c0c0c0" fo:border-left="0.015278in solid #c0c0c0" fo:border-right="0.015278in solid #c0c0c0" fo:border-bottom="0.006944in solid #c0c0c0" fo:padding-left="0.075000in" fo:padding-right="0.075000in" fo:vertical-align="center" fo:background-color="#e6e6e6"/>
    </style:style>
    <style:style style:name="TableCell2106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2107" style:family="table-row">
      <style:table-row-properties style:min-row-height="0.279861in"/>
    </style:style>
    <style:style style:name="TableCell2107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10701" style:family="table-cell">
      <style:table-cell-properties fo:border-top="0.000694in solid #000000" fo:border-left="0.000694in solid #000000" fo:border-right="0.015278in solid #c0c0c0" fo:border-bottom="0.006944in solid #c0c0c0" fo:padding-left="0.075000in" fo:padding-right="0.075000in" fo:vertical-align="center" fo:background-color="transparent"/>
    </style:style>
    <style:style style:name="TableRow2108" style:family="table-row">
      <style:table-row-properties style:min-row-height="0.279861in"/>
    </style:style>
    <style:style style:name="TableCell2108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10801" style:family="table-cell">
      <style:table-cell-properties fo:border-top="0.000694in solid #000000" fo:border-left="0.000694in solid #000000" fo:border-right="0.015278in solid #c0c0c0" fo:border-bottom="0.006944in solid #c0c0c0" fo:padding-left="0.075000in" fo:padding-right="0.075000in" fo:vertical-align="center" fo:background-color="transparent"/>
    </style:style>
    <style:style style:name="TableRow2109" style:family="table-row">
      <style:table-row-properties style:min-row-height="0.279861in"/>
    </style:style>
    <style:style style:name="TableCell210900" style:family="table-cell">
      <style:table-cell-properties fo:border-top="0.000694in solid #000000" fo:border-left="0.015278in solid #c0c0c0" fo:border-right="0.000694in solid #000000" fo:border-bottom="0.006944in solid #c0c0c0" fo:padding-left="0.075000in" fo:padding-right="0.075000in" fo:vertical-align="center" fo:background-color="transparent"/>
    </style:style>
    <style:style style:name="TableCell210901" style:family="table-cell">
      <style:table-cell-properties fo:border-top="0.000694in solid #000000" fo:border-left="0.006944in solid #c0c0c0" fo:border-right="0.015278in solid #c0c0c0" fo:border-bottom="0.006944in solid #c0c0c0" fo:padding-left="0.075000in" fo:padding-right="0.075000in" fo:vertical-align="center" fo:background-color="transparent"/>
    </style:style>
    <style:style style:name="TableRow2110" style:family="table-row">
      <style:table-row-properties style:min-row-height="0.279861in"/>
    </style:style>
    <style:style style:name="TableCell211000" style:family="table-cell">
      <style:table-cell-properties fo:border-top="0.000694in solid #000000" fo:border-left="0.015278in solid #c0c0c0" fo:border-right="0.000694in solid #000000" fo:border-bottom="0.015278in solid #c0c0c0" fo:padding-left="0.075000in" fo:padding-right="0.075000in" fo:vertical-align="center" fo:background-color="transparent"/>
    </style:style>
    <style:style style:name="TableCell211001" style:family="table-cell">
      <style:table-cell-properties fo:border-top="0.000694in solid #000000" fo:border-left="0.006944in solid #c0c0c0" fo:border-right="0.015278in solid #c0c0c0" fo:border-bottom="0.015278in solid #c0c0c0" fo:padding-left="0.075000in" fo:padding-right="0.075000in" fo:vertical-align="center" fo:background-color="transparent"/>
    </style:style>
    <style:style style:name="TableColumn2200" style:family="table-column">
      <style:table-column-properties style:column-width="2.171528in"/>
    </style:style>
    <style:style style:name="TableColumn2201" style:family="table-column">
      <style:table-column-properties style:column-width="4.113889in"/>
    </style:style>
    <style:style style:name="Table22" style:family="table">
      <style:table-properties style:width="6.285417in" fo:margin-left="0.000000in" style:writing-mode="lr" table:align="left" style:may-break-between-rows="true"/>
    </style:style>
    <style:style style:name="TableRow2200" style:family="table-row">
      <style:table-row-properties style:min-row-height="0.354167in"/>
    </style:style>
    <style:style style:name="TableCell220000" style:family="table-cell">
      <style:table-cell-properties fo:border-top="0.015278in solid #c0c0c0" fo:border-left="0.015278in solid #c0c0c0" fo:border-right="0.000694in solid #000000" fo:border-bottom="0.006944in solid #c0c0c0" fo:padding-left="0.048611in" fo:padding-right="0.048611in" fo:vertical-align="center" fo:background-color="#e6e6e6"/>
    </style:style>
    <style:style style:name="TableCell220001" style:family="table-cell">
      <style:table-cell-properties fo:border-top="0.015278in solid #c0c0c0" fo:border-left="0.006944in solid #c0c0c0" fo:border-right="0.015278in solid #c0c0c0" fo:border-bottom="0.006944in solid #c0c0c0" fo:padding-left="0.048611in" fo:padding-right="0.048611in" fo:vertical-align="center" fo:background-color="#e6e6e6"/>
    </style:style>
    <style:style style:name="TableRow2201" style:family="table-row">
      <style:table-row-properties style:min-row-height="0.354167in"/>
    </style:style>
    <style:style style:name="TableCell220100" style:family="table-cell">
      <style:table-cell-properties fo:border-top="0.000694in solid #000000" fo:border-left="0.015278in solid #c0c0c0" fo:border-right="0.000694in solid #000000" fo:border-bottom="0.006944in solid #c0c0c0" fo:padding-left="0.048611in" fo:padding-right="0.048611in" fo:vertical-align="top" fo:background-color="transparent"/>
    </style:style>
    <style:style style:name="TableCell220101" style:family="table-cell">
      <style:table-cell-properties fo:border-top="0.000694in solid #000000" fo:border-left="0.006944in solid #c0c0c0" fo:border-right="0.015278in solid #c0c0c0" fo:border-bottom="0.006944in solid #c0c0c0" fo:padding-left="0.048611in" fo:padding-right="0.048611in" fo:vertical-align="top" fo:background-color="transparent"/>
    </style:style>
    <style:style style:name="TableRow2202" style:family="table-row">
      <style:table-row-properties style:min-row-height="0.354167in"/>
    </style:style>
    <style:style style:name="TableCell220200" style:family="table-cell">
      <style:table-cell-properties fo:border-top="0.000694in solid #000000" fo:border-left="0.015278in solid #c0c0c0" fo:border-right="0.000694in solid #000000" fo:border-bottom="0.006944in solid #c0c0c0" fo:padding-left="0.048611in" fo:padding-right="0.048611in" fo:vertical-align="top" fo:background-color="transparent"/>
    </style:style>
    <style:style style:name="TableCell220201" style:family="table-cell">
      <style:table-cell-properties fo:border-top="0.000694in solid #000000" fo:border-left="0.006944in solid #c0c0c0" fo:border-right="0.015278in solid #c0c0c0" fo:border-bottom="0.006944in solid #c0c0c0" fo:padding-left="0.048611in" fo:padding-right="0.048611in" fo:vertical-align="top" fo:background-color="transparent"/>
    </style:style>
    <style:style style:name="TableRow2203" style:family="table-row">
      <style:table-row-properties style:min-row-height="0.354167in"/>
    </style:style>
    <style:style style:name="TableCell220300" style:family="table-cell">
      <style:table-cell-properties fo:border-top="0.000694in solid #000000" fo:border-left="0.015278in solid #c0c0c0" fo:border-right="0.000694in solid #000000" fo:border-bottom="0.015278in solid #c0c0c0" fo:padding-left="0.048611in" fo:padding-right="0.048611in" fo:vertical-align="top" fo:background-color="transparent"/>
    </style:style>
    <style:style style:name="TableCell220301" style:family="table-cell">
      <style:table-cell-properties fo:border-top="0.000694in solid #000000" fo:border-left="0.006944in solid #c0c0c0" fo:border-right="0.015278in solid #c0c0c0" fo:border-bottom="0.015278in solid #c0c0c0" fo:padding-left="0.048611in" fo:padding-right="0.048611in" fo:vertical-align="top" fo:background-color="transparent"/>
    </style:style>
    <style:style style:name="TableColumn2300" style:family="table-column">
      <style:table-column-properties style:column-width="0.731944in"/>
    </style:style>
    <style:style style:name="TableColumn2301" style:family="table-column">
      <style:table-column-properties style:column-width="3.302778in"/>
    </style:style>
    <style:style style:name="TableColumn2302" style:family="table-column">
      <style:table-column-properties style:column-width="0.989583in"/>
    </style:style>
    <style:style style:name="Table23" style:family="table">
      <style:table-properties style:width="5.024306in" fo:margin-left="0.000000in" style:writing-mode="lr" table:align="center" style:may-break-between-rows="true"/>
    </style:style>
    <style:style style:name="TableRow2300" style:family="table-row">
      <style:table-row-properties style:min-row-height="0.279861in"/>
    </style:style>
    <style:style style:name="TableCell230000" style:family="table-cell">
      <style:table-cell-properties fo:border-top="0.015278in solid #c0c0c0" fo:border-left="0.015278in solid #c0c0c0" fo:border-right="0.000694in solid #000000" fo:border-bottom="0.006944in solid #c0c0c0" fo:padding-left="0.048611in" fo:padding-right="0.048611in" fo:vertical-align="center" fo:background-color="#e6e6e6"/>
    </style:style>
    <style:style style:name="TableCell230001" style:family="table-cell">
      <style:table-cell-properties fo:border-top="0.015278in solid #c0c0c0" fo:border-left="0.006944in solid #c0c0c0" fo:border-right="0.000694in solid #000000" fo:border-bottom="0.006944in solid #c0c0c0" fo:padding-left="0.048611in" fo:padding-right="0.048611in" fo:vertical-align="center" fo:background-color="#e6e6e6"/>
    </style:style>
    <style:style style:name="TableCell230002" style:family="table-cell">
      <style:table-cell-properties fo:border-top="0.015278in solid #c0c0c0" fo:border-left="0.006944in solid #c0c0c0" fo:border-right="0.015278in solid #c0c0c0" fo:border-bottom="0.006944in solid #c0c0c0" fo:padding-left="0.048611in" fo:padding-right="0.048611in" fo:vertical-align="center" fo:background-color="#e6e6e6"/>
    </style:style>
    <style:style style:name="TableRow2301" style:family="table-row">
      <style:table-row-properties style:min-row-height="0.279861in"/>
    </style:style>
    <style:style style:name="TableCell230100" style:family="table-cell">
      <style:table-cell-properties fo:border-top="0.000694in solid #000000" fo:border-left="0.015278in solid #c0c0c0" fo:border-right="0.000694in solid #000000" fo:border-bottom="0.006944in solid #c0c0c0" fo:padding-left="0.048611in" fo:padding-right="0.048611in" fo:vertical-align="top" fo:background-color="transparent"/>
    </style:style>
    <style:style style:name="TableCell230101" style:family="table-cell">
      <style:table-cell-properties fo:border-top="0.000694in solid #000000" fo:border-left="0.006944in solid #c0c0c0" fo:border-right="0.000694in solid #000000" fo:border-bottom="0.006944in solid #c0c0c0" fo:padding-left="0.048611in" fo:padding-right="0.048611in" fo:vertical-align="top" fo:background-color="transparent"/>
    </style:style>
    <style:style style:name="TableCell230102" style:family="table-cell">
      <style:table-cell-properties fo:border-top="0.000694in solid #000000" fo:border-left="0.006944in solid #c0c0c0" fo:border-right="0.015278in solid #c0c0c0" fo:border-bottom="0.006944in solid #c0c0c0" fo:padding-left="0.048611in" fo:padding-right="0.048611in" fo:vertical-align="top" fo:background-color="transparent"/>
    </style:style>
    <style:style style:name="TableRow2302" style:family="table-row">
      <style:table-row-properties style:min-row-height="0.279861in"/>
    </style:style>
    <style:style style:name="TableCell230200" style:family="table-cell">
      <style:table-cell-properties fo:border-top="0.000694in solid #000000" fo:border-left="0.015278in solid #c0c0c0" fo:border-right="0.000694in solid #000000" fo:border-bottom="0.006944in solid #c0c0c0" fo:padding-left="0.048611in" fo:padding-right="0.048611in" fo:vertical-align="top" fo:background-color="transparent"/>
    </style:style>
    <style:style style:name="TableCell230201" style:family="table-cell">
      <style:table-cell-properties fo:border-top="0.000694in solid #000000" fo:border-left="0.006944in solid #c0c0c0" fo:border-right="0.000694in solid #000000" fo:border-bottom="0.006944in solid #c0c0c0" fo:padding-left="0.048611in" fo:padding-right="0.048611in" fo:vertical-align="top" fo:background-color="transparent"/>
    </style:style>
    <style:style style:name="TableCell230202" style:family="table-cell">
      <style:table-cell-properties fo:border-top="0.000694in solid #000000" fo:border-left="0.006944in solid #c0c0c0" fo:border-right="0.015278in solid #c0c0c0" fo:border-bottom="0.006944in solid #c0c0c0" fo:padding-left="0.048611in" fo:padding-right="0.048611in" fo:vertical-align="top" fo:background-color="transparent"/>
    </style:style>
    <style:style style:name="TableRow2303" style:family="table-row">
      <style:table-row-properties style:min-row-height="0.279861in"/>
    </style:style>
    <style:style style:name="TableCell230300" style:family="table-cell">
      <style:table-cell-properties fo:border-top="0.000694in solid #000000" fo:border-left="0.015278in solid #c0c0c0" fo:border-right="0.000694in solid #000000" fo:border-bottom="0.006944in solid #c0c0c0" fo:padding-left="0.048611in" fo:padding-right="0.048611in" fo:vertical-align="top" fo:background-color="transparent"/>
    </style:style>
    <style:style style:name="TableCell230301" style:family="table-cell">
      <style:table-cell-properties fo:border-top="0.000694in solid #000000" fo:border-left="0.006944in solid #c0c0c0" fo:border-right="0.000694in solid #000000" fo:border-bottom="0.006944in solid #c0c0c0" fo:padding-left="0.048611in" fo:padding-right="0.048611in" fo:vertical-align="top" fo:background-color="transparent"/>
    </style:style>
    <style:style style:name="TableCell230302" style:family="table-cell">
      <style:table-cell-properties fo:border-top="0.000694in solid #000000" fo:border-left="0.006944in solid #c0c0c0" fo:border-right="0.015278in solid #c0c0c0" fo:border-bottom="0.006944in solid #c0c0c0" fo:padding-left="0.048611in" fo:padding-right="0.048611in" fo:vertical-align="top" fo:background-color="transparent"/>
    </style:style>
    <style:style style:name="TableRow2304" style:family="table-row">
      <style:table-row-properties style:min-row-height="0.279861in"/>
    </style:style>
    <style:style style:name="TableCell230400" style:family="table-cell">
      <style:table-cell-properties fo:border-top="0.000694in solid #000000" fo:border-left="0.015278in solid #c0c0c0" fo:border-right="0.000694in solid #000000" fo:border-bottom="0.015278in solid #c0c0c0" fo:padding-left="0.048611in" fo:padding-right="0.048611in" fo:vertical-align="top" fo:background-color="transparent"/>
    </style:style>
    <style:style style:name="TableCell230401" style:family="table-cell">
      <style:table-cell-properties fo:border-top="0.000694in solid #000000" fo:border-left="0.006944in solid #c0c0c0" fo:border-right="0.000694in solid #000000" fo:border-bottom="0.015278in solid #c0c0c0" fo:padding-left="0.048611in" fo:padding-right="0.048611in" fo:vertical-align="top" fo:background-color="transparent"/>
    </style:style>
    <style:style style:name="TableCell230402" style:family="table-cell">
      <style:table-cell-properties fo:border-top="0.000694in solid #000000" fo:border-left="0.006944in solid #c0c0c0" fo:border-right="0.015278in solid #c0c0c0" fo:border-bottom="0.015278in solid #c0c0c0" fo:padding-left="0.048611in" fo:padding-right="0.048611in" fo:vertical-align="top" fo:background-color="transparent"/>
    </style:style>
  </office:automatic-styles>
  <office:body>
    <office:text>
      <text:p text:style-name="P1"><text:span text:style-name="T1"/></text:p>
      <text:p text:style-name="P2"><text:span text:style-name="T1"/></text:p>
      <text:p text:style-name="P3"><text:span text:style-name="T1"/></text:p>
      <text:p text:style-name="P3"><text:span text:style-name="T1"/></text:p>
      <text:p text:style-name="P4"><text:span text:style-name="T1"/></text:p>
      <text:p text:style-name="P4"><text:span text:style-name="T1"/></text:p>
      <text:p text:style-name="P4"><text:span text:style-name="T1"/></text:p>
      <text:p text:style-name="P5"><text:span text:style-name="T2">Versión: 1.0</text:span></text:p>
      <table:table table:style-name="Table01">
        <table:table-column table:style-name="TableColumn0100"/>
        <table:table-row table:style-name="TableRow0100">
          <table:table-cell table:style-name="TableCell010000">
            <text:p text:style-name="P7"><text:span text:style-name="T4">Queda prohibido cualquier tipo de explotación y, en particular, la reproducción, distribución, comunicación pública y/o transformación, total o parcial, por cualquier medio, de este documento sin el previo consentimiento expreso y por escrito de la Junta de Andalucía.</text:span><text:span text:style-name="T5"/></text:p>
          </table:table-cell>
        </table:table-row>
      </table:table>
      <text:p text:style-name="P9"><text:span text:style-name="T5"/></text:p>
      <text:p text:style-name="P10"><text:span text:style-name="T5"/></text:p>
      <text:p text:style-name="P11"><text:span text:style-name="T6">HOJA DE CONTROL</text:span></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ext:p text:style-name="P13"><text:span text:style-name="T8">Organismo</text:span><text:span text:style-name="T9"/></text:p>
          </table:table-cell>
          <table:table-cell table:style-name="TableCell020001" table:number-columns-spanned="3">
            <text:p text:style-name="P13"><text:span text:style-name="T9">Tecnickstore</text:span></text:p>
          </table:table-cell>
          <table:covered-table-cell/>
          <table:covered-table-cell/>
        </table:table-row>
        <table:table-row table:style-name="TableRow0201">
          <table:table-cell table:style-name="TableCell020100">
            <text:p text:style-name="P16"><text:span text:style-name="T10">Proyecto</text:span><text:span text:style-name="T11"/></text:p>
          </table:table-cell>
          <table:table-cell table:style-name="TableCell020101" table:number-columns-spanned="3">
            <text:p text:style-name="P16"><text:span text:style-name="T11">Sitema de inventario</text:span></text:p>
          </table:table-cell>
          <table:covered-table-cell/>
          <table:covered-table-cell/>
        </table:table-row>
        <table:table-row table:style-name="TableRow0202">
          <table:table-cell table:style-name="TableCell020200">
            <text:p text:style-name="P18"><text:span text:style-name="T12">Entregable</text:span><text:span text:style-name="T13"/></text:p>
          </table:table-cell>
          <table:table-cell table:style-name="TableCell020201" table:number-columns-spanned="3">
            <text:p text:style-name="P18"><text:span text:style-name="T13">Manual de instalacion</text:span></text:p>
          </table:table-cell>
          <table:covered-table-cell/>
          <table:covered-table-cell/>
        </table:table-row>
        <table:table-row table:style-name="TableRow0203">
          <table:table-cell table:style-name="TableCell020300">
            <text:p text:style-name="P20"><text:span text:style-name="T14">Autor</text:span><text:span text:style-name="T15"/></text:p>
          </table:table-cell>
          <table:table-cell table:style-name="TableCell020301" table:number-columns-spanned="3">
            <text:p text:style-name="P20"><text:span text:style-name="T15">Esteban David Cardenas Perez</text:span></text:p>
          </table:table-cell>
          <table:covered-table-cell/>
          <table:covered-table-cell/>
        </table:table-row>
        <table:table-row table:style-name="TableRow0204">
          <table:table-cell table:style-name="TableCell020400">
            <text:p text:style-name="P23"><text:span text:style-name="T16">Aprobado por</text:span><text:span text:style-name="T17"/></text:p>
          </table:table-cell>
          <table:table-cell table:style-name="TableCell020401">
            <text:p text:style-name="P23"><text:span text:style-name="T17"/></text:p>
          </table:table-cell>
          <table:table-cell table:style-name="TableCell020402">
            <text:p text:style-name="P23"><text:span text:style-name="T18">Fecha Aprobación</text:span><text:span text:style-name="T19"/></text:p>
          </table:table-cell>
          <table:table-cell table:style-name="TableCell020403">
            <text:p text:style-name="P24"><text:span text:style-name="T20">DD/MM/AAAA</text:span><text:span text:style-name="T21"/></text:p>
          </table:table-cell>
        </table:table-row>
        <table:table-row table:style-name="TableRow0205">
          <table:table-cell table:style-name="TableCell020500">
            <text:p text:style-name="P27"><text:span text:style-name="T21"/></text:p>
          </table:table-cell>
          <table:table-cell table:style-name="TableCell020501">
            <text:p text:style-name="P27"><text:span text:style-name="T21"/></text:p>
          </table:table-cell>
          <table:table-cell table:style-name="TableCell020502">
            <text:p text:style-name="P27"><text:span text:style-name="T22">Nº Total de Páginas</text:span><text:span text:style-name="T23"/></text:p>
          </table:table-cell>
          <table:table-cell table:style-name="TableCell020503">
            <text:p text:style-name="P28"><text:span text:style-name="T23"/></text:p>
          </table:table-cell>
        </table:table-row>
      </table:table>
      <text:p text:style-name="P30"><text:span text:style-name="T23"/></text:p>
      <text:p text:style-name="P30"><text:span text:style-name="T24">REGISTRO DE CAMBIOS</text:span></text:p>
      <text:p text:style-name="P30"><text:span text:style-name="T25"/></text:p>
      <table:table table:style-name="Table03">
        <table:table-column table:style-name="TableColumn0300"/>
        <table:table-column table:style-name="TableColumn0301"/>
        <table:table-column table:style-name="TableColumn0302"/>
        <table:table-column table:style-name="TableColumn0303"/>
        <table:table-row table:style-name="TableRow0300">
          <table:table-cell table:style-name="TableCell030000">
            <text:p text:style-name="P32"><text:span text:style-name="T26">Versión</text:span><text:span text:style-name="T27"/></text:p>
          </table:table-cell>
          <table:table-cell table:style-name="TableCell030001">
            <text:p text:style-name="P32"><text:span text:style-name="T28">Causa del Cambio</text:span><text:span text:style-name="T29"/></text:p>
          </table:table-cell>
          <table:table-cell table:style-name="TableCell030002">
            <text:p text:style-name="P32"><text:span text:style-name="T30">Responsable del Cambio</text:span><text:span text:style-name="T31"/></text:p>
          </table:table-cell>
          <table:table-cell table:style-name="TableCell030003">
            <text:p text:style-name="P32"><text:span text:style-name="T32">Fecha del Cambio</text:span><text:span text:style-name="T33"/></text:p>
          </table:table-cell>
        </table:table-row>
        <table:table-row table:style-name="TableRow0301">
          <table:table-cell table:style-name="TableCell030100">
            <text:p text:style-name="P35"><text:span text:style-name="T34">0100</text:span><text:span text:style-name="T35"/></text:p>
          </table:table-cell>
          <table:table-cell table:style-name="TableCell030101">
            <text:p text:style-name="P35"><text:span text:style-name="T36">Versión inicial</text:span><text:span text:style-name="T37"/></text:p>
          </table:table-cell>
          <table:table-cell table:style-name="TableCell030102">
            <text:p text:style-name="P35"><text:span text:style-name="T38">Esteban Cardenas Perez</text:span><text:span text:style-name="T39"/></text:p>
          </table:table-cell>
          <table:table-cell table:style-name="TableCell030103">
            <text:p text:style-name="P35"><text:span text:style-name="T40">DD/MM/AAAA</text:span><text:span text:style-name="T41"/></text:p>
          </table:table-cell>
        </table:table-row>
        <table:table-row table:style-name="TableRow0302">
          <table:table-cell table:style-name="TableCell030200">
            <text:p text:style-name="P37"><text:span text:style-name="T41"/></text:p>
          </table:table-cell>
          <table:table-cell table:style-name="TableCell030201">
            <text:p text:style-name="P37"><text:span text:style-name="T41"/></text:p>
          </table:table-cell>
          <table:table-cell table:style-name="TableCell030202">
            <text:p text:style-name="P37"><text:span text:style-name="T41"/></text:p>
          </table:table-cell>
          <table:table-cell table:style-name="TableCell030203">
            <text:p text:style-name="P37"><text:span text:style-name="T41"/></text:p>
          </table:table-cell>
        </table:table-row>
        <table:table-row table:style-name="TableRow0303">
          <table:table-cell table:style-name="TableCell030300">
            <text:p text:style-name="P40"><text:span text:style-name="T41"/></text:p>
          </table:table-cell>
          <table:table-cell table:style-name="TableCell030301">
            <text:p text:style-name="P40"><text:span text:style-name="T41"/></text:p>
          </table:table-cell>
          <table:table-cell table:style-name="TableCell030302">
            <text:p text:style-name="P40"><text:span text:style-name="T41"/></text:p>
          </table:table-cell>
          <table:table-cell table:style-name="TableCell030303">
            <text:p text:style-name="P40"><text:span text:style-name="T41"/></text:p>
          </table:table-cell>
        </table:table-row>
      </table:table>
      <text:p text:style-name="P42"><text:span text:style-name="T41"/></text:p>
      <text:p text:style-name="P42"><text:span text:style-name="T42">CONTROL DE DISTRIBUCIÓN</text:span></text:p>
      <text:p text:style-name="P42"><text:span text:style-name="T43"/></text:p>
      <table:table table:style-name="Table04">
        <table:table-column table:style-name="TableColumn0400"/>
        <table:table-row table:style-name="TableRow0400">
          <table:table-cell table:style-name="TableCell040000">
            <text:p text:style-name="P44"><text:span text:style-name="T44">Nombre y Apellidos</text:span><text:span text:style-name="T45"/></text:p>
          </table:table-cell>
        </table:table-row>
        <table:table-row table:style-name="TableRow0401">
          <table:table-cell table:style-name="TableCell040100">
            <text:p text:style-name="P47"><text:span text:style-name="T46">Esteban Cardenas Perez</text:span><text:span text:style-name="T47"/></text:p>
          </table:table-cell>
        </table:table-row>
        <table:table-row table:style-name="TableRow0402">
          <table:table-cell table:style-name="TableCell040200">
            <text:p text:style-name="P50"><text:span text:style-name="T47"/></text:p>
          </table:table-cell>
        </table:table-row>
        <table:table-row table:style-name="TableRow0403">
          <table:table-cell table:style-name="TableCell040300">
            <text:p text:style-name="P52"><text:span text:style-name="T47"/></text:p>
          </table:table-cell>
        </table:table-row>
        <table:table-row table:style-name="TableRow0404">
          <table:table-cell table:style-name="TableCell040400">
            <text:p text:style-name="P55"><text:span text:style-name="T47"/></text:p>
          </table:table-cell>
        </table:table-row>
        <table:table-row table:style-name="TableRow0405">
          <table:table-cell table:style-name="TableCell040500">
            <text:p text:style-name="P58"><text:span text:style-name="T47"/></text:p>
          </table:table-cell>
        </table:table-row>
      </table:table>
      <text:p text:style-name="P60"><text:span text:style-name="T47"/></text:p>
      <text:p text:style-name="P60"><text:span text:style-name="T47"/></text:p>
      <text:p text:style-name="P61"><text:span text:style-name="T47"/></text:p>
      <text:p text:style-name="P62"><text:span text:style-name="T48">ÍNDICE</text:span></text:p>
      <text:p text:style-name="P63"><text:a xlink:href="#__RefHeading__1984_1977503599"><text:span text:style-name="T50">1 INTRODUCCIÓN</text:span></text:a><text:span text:style-name="T51"><text:tab/></text:span><text:a xlink:href="#__RefHeading__1984_1977503599"><text:span text:style-name="T53">5</text:span></text:a><text:span text:style-name="T54"/></text:p>
      <text:p text:style-name="P64"><text:a xlink:href="#__RefHeading__1986_1977503599"><text:span text:style-name="T56">1.1 Objeto</text:span></text:a><text:span text:style-name="T57"><text:tab/></text:span><text:a xlink:href="#__RefHeading__1986_1977503599"><text:span text:style-name="T59">5</text:span></text:a><text:span text:style-name="T60"/></text:p>
      <text:p text:style-name="P64"><text:a xlink:href="#__RefHeading__1988_1977503599"><text:span text:style-name="T62">1.2 Alcance</text:span></text:a><text:span text:style-name="T63"><text:tab/></text:span><text:a xlink:href="#__RefHeading__1988_1977503599"><text:span text:style-name="T65">5</text:span></text:a><text:span text:style-name="T66"/></text:p>
      <text:p text:style-name="P65"><text:a xlink:href="#__RefHeading__1990_1977503599"><text:span text:style-name="T68">2 DESCRIPCIÓN DEL SISTEMA</text:span></text:a><text:span text:style-name="T69"><text:tab/></text:span><text:a xlink:href="#__RefHeading__1990_1977503599"><text:span text:style-name="T71">6</text:span></text:a><text:span text:style-name="T72"/></text:p>
      <text:p text:style-name="P66"><text:a xlink:href="#__RefHeading__1992_1977503599"><text:span text:style-name="T74">2.1 Antecedentes y descripción funcional del sistema</text:span></text:a><text:span text:style-name="T75"><text:tab/></text:span><text:a xlink:href="#__RefHeading__1992_1977503599"><text:span text:style-name="T77">6</text:span></text:a><text:span text:style-name="T78"/></text:p>
      <text:p text:style-name="P66"><text:a xlink:href="#__RefHeading__1996_1977503599"><text:span text:style-name="T80">2.2 Componentes fundamentales</text:span></text:a><text:span text:style-name="T81"><text:tab/></text:span><text:a xlink:href="#__RefHeading__1996_1977503599"><text:span text:style-name="T83">6</text:span></text:a><text:span text:style-name="T84"/></text:p>
      <text:p text:style-name="P66"><text:a xlink:href="#__RefHeading__1998_1977503599"><text:span text:style-name="T86">2.3 Relación con otros sistemas</text:span></text:a><text:span text:style-name="T87"><text:tab/></text:span><text:a xlink:href="#__RefHeading__1998_1977503599"><text:span text:style-name="T89">6</text:span></text:a><text:span text:style-name="T90"/></text:p>
      <text:p text:style-name="P67"><text:a xlink:href="#__RefHeading__2000_1977503599"><text:span text:style-name="T92">3 RECURSOS HARDWARE</text:span></text:a><text:span text:style-name="T93"><text:tab/></text:span><text:a xlink:href="#__RefHeading__2000_1977503599"><text:span text:style-name="T95">7</text:span></text:a><text:span text:style-name="T96"/></text:p>
      <text:p text:style-name="P68"><text:a xlink:href="#__RefHeading__2002_1977503599"><text:span text:style-name="T98">3.1 Servidores</text:span></text:a><text:span text:style-name="T99"><text:tab/></text:span><text:a xlink:href="#__RefHeading__2002_1977503599"><text:span text:style-name="T101">7</text:span></text:a><text:span text:style-name="T102"/></text:p>
      <text:p text:style-name="P68"><text:a xlink:href="#__RefHeading__2004_1977503599"><text:span text:style-name="T104">3.2 Estaciones cliente</text:span></text:a><text:span text:style-name="T105"><text:tab/></text:span><text:a xlink:href="#__RefHeading__2004_1977503599"><text:span text:style-name="T107">7</text:span></text:a><text:span text:style-name="T108"/></text:p>
      <text:p text:style-name="P68"><text:a xlink:href="#__RefHeading__2006_1977503599"><text:span text:style-name="T110">3.3 Conectividad</text:span></text:a><text:span text:style-name="T111"><text:tab/></text:span><text:a xlink:href="#__RefHeading__2006_1977503599"><text:span text:style-name="T113">8</text:span></text:a><text:span text:style-name="T114"/></text:p>
      <text:p text:style-name="P68"><text:a xlink:href="#__RefHeading__2008_1977503599"><text:span text:style-name="T116">3.4 Restricciones</text:span></text:a><text:span text:style-name="T117"><text:tab/></text:span><text:a xlink:href="#__RefHeading__2008_1977503599"><text:span text:style-name="T119">8</text:span></text:a><text:span text:style-name="T120"/></text:p>
      <text:p text:style-name="P69"><text:a xlink:href="#__RefHeading__2010_1977503599"><text:span text:style-name="T122">4 RECURSOS SOFTWARE</text:span></text:a><text:span text:style-name="T123"><text:tab/></text:span><text:a xlink:href="#__RefHeading__2010_1977503599"><text:span text:style-name="T125">9</text:span></text:a><text:span text:style-name="T126"/></text:p>
      <text:p text:style-name="P70"><text:a xlink:href="#__RefHeading__2012_1977503599"><text:span text:style-name="T128">4.1 Matriz de certificación</text:span></text:a><text:span text:style-name="T129"><text:tab/></text:span><text:a xlink:href="#__RefHeading__2012_1977503599"><text:span text:style-name="T131">9</text:span></text:a><text:span text:style-name="T132"/></text:p>
      <text:p text:style-name="P70"><text:a xlink:href="#__RefHeading__3655_1276270192"><text:span text:style-name="T134">4.2 Restricciones técnicas del sistema</text:span></text:a><text:span text:style-name="T135"><text:tab/></text:span><text:a xlink:href="#__RefHeading__3655_1276270192"><text:span text:style-name="T137">9</text:span></text:a><text:span text:style-name="T138"/></text:p>
      <text:p text:style-name="P70"><text:a xlink:href="#__RefHeading__2014_1977503599"><text:span text:style-name="T140">4.3 Requisitos de otros sistemas</text:span></text:a><text:span text:style-name="T141"><text:tab/></text:span><text:a xlink:href="#__RefHeading__2014_1977503599"><text:span text:style-name="T143">9</text:span></text:a><text:span text:style-name="T144"/></text:p>
      <text:p text:style-name="P71"><text:a xlink:href="#__RefHeading__3657_1276270192"><text:span text:style-name="T146">5 INSTALACIÓN Y CONFIGURACIÓN DEL SOFTWARE BASE</text:span></text:a><text:span text:style-name="T147"><text:tab/></text:span><text:a xlink:href="#__RefHeading__3657_1276270192"><text:span text:style-name="T149">11</text:span></text:a><text:span text:style-name="T150"/></text:p>
      <text:p text:style-name="P71"><text:a xlink:href="#__RefHeading__2022_1977503599"><text:span text:style-name="T152">6 CONFIGURACIÓN DEL SISTEMA</text:span></text:a><text:span text:style-name="T153"><text:tab/></text:span><text:a xlink:href="#__RefHeading__2022_1977503599"><text:span text:style-name="T155">12</text:span></text:a><text:span text:style-name="T156"/></text:p>
      <text:p text:style-name="P72"><text:a xlink:href="#__RefHeading__20382_1181642420"><text:span text:style-name="T158">6.1 Configuración del sistema</text:span></text:a><text:span text:style-name="T159"><text:tab/></text:span><text:a xlink:href="#__RefHeading__20382_1181642420"><text:span text:style-name="T161">12</text:span></text:a><text:span text:style-name="T162"/></text:p>
      <text:p text:style-name="P72"><text:a xlink:href="#__RefHeading__20384_1181642420"><text:span text:style-name="T164">6.2 Configuración de otros sistemas</text:span></text:a><text:span text:style-name="T165"><text:tab/></text:span><text:a xlink:href="#__RefHeading__20384_1181642420"><text:span text:style-name="T167">13</text:span></text:a><text:span text:style-name="T168"/></text:p>
      <text:p text:style-name="P73"><text:a xlink:href="#__RefHeading__3659_1276270192"><text:span text:style-name="T170">7 COMPILACIÓN DEL SISTEMA</text:span></text:a><text:span text:style-name="T171"><text:tab/></text:span><text:a xlink:href="#__RefHeading__3659_1276270192"><text:span text:style-name="T173">14</text:span></text:a><text:span text:style-name="T174"/></text:p>
      <text:p text:style-name="P73"><text:a xlink:href="#__RefHeading__2040_1977503599"><text:span text:style-name="T176">8 INSTALACIÓN DEL SISTEMA</text:span></text:a><text:span text:style-name="T177"><text:tab/></text:span><text:a xlink:href="#__RefHeading__2040_1977503599"><text:span text:style-name="T179">15</text:span></text:a><text:span text:style-name="T180"/></text:p>
      <text:p text:style-name="P74"><text:a xlink:href="#__RefHeading__9176_1255198503"><text:span text:style-name="T182">8.1 Requisitos previos</text:span></text:a><text:span text:style-name="T183"><text:tab/></text:span><text:a xlink:href="#__RefHeading__9176_1255198503"><text:span text:style-name="T185">15</text:span></text:a><text:span text:style-name="T186"/></text:p>
      <text:p text:style-name="P74"><text:a xlink:href="#__RefHeading__9178_1255198503"><text:span text:style-name="T188">8.2 Procedimiento de instalación</text:span></text:a><text:span text:style-name="T189"><text:tab/></text:span><text:a xlink:href="#__RefHeading__9178_1255198503"><text:span text:style-name="T191">15</text:span></text:a><text:span text:style-name="T192"/></text:p>
      <text:p text:style-name="P75"><text:a xlink:href="#__RefHeading__37000_790639373"><text:span text:style-name="T194">9 VERIFICACIÓN DEL PROCESO DE INSTALACIÓN</text:span></text:a><text:span text:style-name="T195"><text:tab/></text:span><text:a xlink:href="#__RefHeading__37000_790639373"><text:span text:style-name="T197">17</text:span></text:a><text:span text:style-name="T198"/></text:p>
      <text:p text:style-name="P75"><text:a xlink:href="#__RefHeading__2044_1977503599"><text:span text:style-name="T200">10 MARCHA ATRÁS DE LA INSTALACIÓN Y CONFIGURACIÓN</text:span></text:a><text:span text:style-name="T201"><text:tab/></text:span><text:a xlink:href="#__RefHeading__2044_1977503599"><text:span text:style-name="T203">18</text:span></text:a><text:span text:style-name="T204"/></text:p>
      <text:p text:style-name="P76"><text:a xlink:href="#__RefHeading__2046_1977503599"><text:span text:style-name="T206">10.1 Requisitos previos</text:span></text:a><text:span text:style-name="T207"><text:tab/></text:span><text:a xlink:href="#__RefHeading__2046_1977503599"><text:span text:style-name="T209">18</text:span></text:a><text:span text:style-name="T210"/></text:p>
      <text:p text:style-name="P76"><text:a xlink:href="#__RefHeading__2048_1977503599"><text:span text:style-name="T212">10.2 Marcha atrás del sistema</text:span></text:a><text:span text:style-name="T213"><text:tab/></text:span><text:a xlink:href="#__RefHeading__2048_1977503599"><text:span text:style-name="T215">18</text:span></text:a><text:span text:style-name="T216"/></text:p>
      <text:p text:style-name="P76"><text:a xlink:href="#__RefHeading__2050_1977503599"><text:span text:style-name="T218">10.3 Marcha atrás del software base</text:span></text:a><text:span text:style-name="T219"><text:tab/></text:span><text:a xlink:href="#__RefHeading__2050_1977503599"><text:span text:style-name="T221">19</text:span></text:a><text:span text:style-name="T222"/></text:p>
      <text:p text:style-name="P77"><text:a xlink:href="#__RefHeading__2052_1977503599"><text:span text:style-name="T224">11 ANEXOS</text:span></text:a><text:span text:style-name="T225"><text:tab/></text:span><text:a xlink:href="#__RefHeading__2052_1977503599"><text:span text:style-name="T227">20</text:span></text:a><text:span text:style-name="T228"/></text:p>
      <text:p text:style-name="P78"><text:a xlink:href="#__RefHeading__9180_1255198503"><text:span text:style-name="T230">11.1 Resumen de tareas de configuración</text:span></text:a><text:span text:style-name="T231"><text:tab/></text:span><text:a xlink:href="#__RefHeading__9180_1255198503"><text:span text:style-name="T233">20</text:span></text:a><text:span text:style-name="T234"/></text:p>
      <text:p text:style-name="P79"><text:a xlink:href="#__RefHeading__2054_1977503599"><text:span text:style-name="T236">12 GLOSARIO</text:span></text:a><text:span text:style-name="T237"><text:tab/></text:span><text:a xlink:href="#__RefHeading__2054_1977503599"><text:span text:style-name="T239">21</text:span></text:a><text:span text:style-name="T240"/></text:p>
      <text:p text:style-name="P79"><text:a xlink:href="#__RefHeading__2056_1977503599"><text:span text:style-name="T242">13 BIBLIOGRAFÍA Y REFERENCIAS</text:span></text:a><text:span text:style-name="T243"><text:tab/></text:span><text:a xlink:href="#__RefHeading__2056_1977503599"><text:span text:style-name="T245">22</text:span></text:a><text:span text:style-name="T246"/></text:p>
      <text:p text:style-name="P80"><text:span text:style-name="T247">INTRODUCCIÓN</text:span></text:p>
      <text:p text:style-name="P81"><text:span text:style-name="T247">Objeto</text:span></text:p>
      <text:p text:style-name="P82"><text:span text:style-name="T248">El objeto de este manual es detallar los procedimientos necesarios para la instalación del sistema. Se incluyen todas las instrucciones necesarias para asegurar una instalación exitosa y sin problemas del software en el entorno de producción.</text:span><text:span text:style-name="T249"/></text:p>
      <text:p text:style-name="P83"><text:span text:style-name="T250">Alcance</text:span><text:span text:style-name="T251"/></text:p>
      <text:p text:style-name="P84"><text:span text:style-name="T251">Este manual de instalación cubre los pasos necesarios para instalar el sistema de gestión de recursos del Proyecto en entornos de producción aprobados por la empresa.</text:span></text:p>
      <text:p text:style-name="P84"><text:span text:style-name="T251">Incluye:</text:span></text:p>
      <text:p text:style-name="P84"><text:span text:style-name="T251"/></text:p>
      <text:p text:style-name="P84"><text:span text:style-name="T251">- Recursos de hardware y software.</text:span></text:p>
      <text:p text:style-name="P84"><text:span text:style-name="T251">- Instalación del software y base de datos.</text:span></text:p>
      <text:p text:style-name="P84"><text:span text:style-name="T251">- Configuración y pruebas post-instalación.</text:span></text:p>
      <text:p text:style-name="P84"><text:span text:style-name="T251"/></text:p>
      <text:p text:style-name="P84"><text:span text:style-name="T251">Este documento es para técnicos y administradores de sistemas y se aplica a la versión 1.0 del software. No incluye la resolución de problemas operativos ni la instalación en entornos no homologados.</text:span><text:span text:style-name="T252"/></text:p>
      <text:p text:style-name="P84"><text:span text:style-name="T252"/></text:p>
      <text:p text:style-name="P85"><text:span text:style-name="T253">DESCRIPCIÓN DEL SISTEMA</text:span></text:p>
      <text:p text:style-name="P86"><text:span text:style-name="T253">Antecedentes y descripción funcional del sistema</text:span><text:span text:style-name="T254"/></text:p>
      <text:p text:style-name="P87"><text:span text:style-name="T254">El propósito de este manual de instalación es proporcionar a los técnicos y administradores de sistemas una guía completa y clara para la instalación del sistema. Este documento debe ser utilizado para garantizar que el software se instale correctamente, siguiendo todas las especificaciones y recomendaciones técnicas, asegurando así que el sistema funcione de manera óptima y segura.</text:span><text:span text:style-name="T255"/></text:p>
      <text:p text:style-name="P88"><text:span text:style-name="T256">Componentes fundamentales</text:span><text:span text:style-name="T257"/></text:p>
      <text:p text:style-name="P89"><text:span text:style-name="T257">En este apartado se recogerán los principales módulos del sistema, incluyendo una pequeña descripción de cada uno de ellos.</text:span></text:p>
      <text:p text:style-name="P90"><text:span text:style-name="T258"/></text:p>
      <text:p text:style-name="P90"><text:span text:style-name="T258"/></text:p>
      <table:table table:style-name="Table05">
        <table:table-column table:style-name="TableColumn0500"/>
        <table:table-column table:style-name="TableColumn0501"/>
        <table:table-row table:style-name="TableRow0500">
          <table:table-cell table:style-name="TableCell050000">
            <text:p text:style-name="P92"><text:span text:style-name="T259">Módulo</text:span><text:span text:style-name="T260"/></text:p>
          </table:table-cell>
          <table:table-cell table:style-name="TableCell050001">
            <text:p text:style-name="P92"><text:span text:style-name="T261">Descripción</text:span><text:span text:style-name="T262"/></text:p>
          </table:table-cell>
        </table:table-row>
        <table:table-row table:style-name="TableRow0501">
          <table:table-cell table:style-name="TableCell050100">
            <text:p text:style-name="P95"><text:span text:style-name="T262">Gestión de productos</text:span></text:p>
          </table:table-cell>
          <table:table-cell table:style-name="TableCell050101">
            <text:p text:style-name="P95"><text:span text:style-name="T262">ermite la creación, actualización, eliminación y consulta de productons en el inventario. Incluye funcionalidades para la categorización de productos y manejo de stock.</text:span></text:p>
          </table:table-cell>
        </table:table-row>
        <table:table-row table:style-name="TableRow0502">
          <table:table-cell table:style-name="TableCell050200">
            <text:p text:style-name="P97"><text:span text:style-name="T262"/></text:p>
          </table:table-cell>
          <table:table-cell table:style-name="TableCell050201">
            <text:p text:style-name="P97"><text:span text:style-name="T262"/></text:p>
          </table:table-cell>
        </table:table-row>
        <table:table-row table:style-name="TableRow0503">
          <table:table-cell table:style-name="TableCell050300">
            <text:p text:style-name="P100"><text:span text:style-name="T262"/></text:p>
          </table:table-cell>
          <table:table-cell table:style-name="TableCell050301">
            <text:p text:style-name="P100"><text:span text:style-name="T262"/></text:p>
          </table:table-cell>
        </table:table-row>
      </table:table>
      <text:p text:style-name="P102"><text:span text:style-name="T263">Relación con otros sistemas</text:span></text:p>
      <text:p text:style-name="P103"><text:span text:style-name="T264">&lt;Cumplimente tabla y borre cuadro&gt;</text:span></text:p>
      <text:p text:style-name="P103"><text:span text:style-name="T264">En este apartado se deberán describir los otros sistemas con los que se relaciona el sistema y describir dichas relaciones. Estos sistemas pueden ser utilizados para obtener información (registros, sistemas de información geográfica....), para realizar acciones necesarias para nuestro sistema (programas de cálculo, sistemas de cifrado...), para realizar tareas de soporte (gestión de agendas, generación de informes...), etc.</text:span></text:p>
      <text:p text:style-name="P104"><text:span text:style-name="T265"/></text:p>
      <text:p text:style-name="P104"><text:span text:style-name="T265"/></text:p>
      <text:p text:style-name="P104"><text:span text:style-name="T265"/></text:p>
      <table:table table:style-name="Table06">
        <table:table-column table:style-name="TableColumn0600"/>
        <table:table-column table:style-name="TableColumn0601"/>
        <table:table-row table:style-name="TableRow0600">
          <table:table-cell table:style-name="TableCell060000">
            <text:p text:style-name="P106"><text:span text:style-name="T266">Sistema</text:span><text:span text:style-name="T267"/></text:p>
          </table:table-cell>
          <table:table-cell table:style-name="TableCell060001">
            <text:p text:style-name="P106"><text:span text:style-name="T268">Relación</text:span><text:span text:style-name="T269"/></text:p>
          </table:table-cell>
        </table:table-row>
        <table:table-row table:style-name="TableRow0601">
          <table:table-cell table:style-name="TableCell060100">
            <text:p text:style-name="P109"><text:span text:style-name="T269"/></text:p>
          </table:table-cell>
          <table:table-cell table:style-name="TableCell060101">
            <text:p text:style-name="P109"><text:span text:style-name="T269"/></text:p>
          </table:table-cell>
        </table:table-row>
        <table:table-row table:style-name="TableRow0602">
          <table:table-cell table:style-name="TableCell060200">
            <text:p text:style-name="P111"><text:span text:style-name="T269"/></text:p>
          </table:table-cell>
          <table:table-cell table:style-name="TableCell060201">
            <text:p text:style-name="P111"><text:span text:style-name="T269"/></text:p>
          </table:table-cell>
        </table:table-row>
        <table:table-row table:style-name="TableRow0603">
          <table:table-cell table:style-name="TableCell060300">
            <text:p text:style-name="P114"><text:span text:style-name="T269"/></text:p>
          </table:table-cell>
          <table:table-cell table:style-name="TableCell060301">
            <text:p text:style-name="P114"><text:span text:style-name="T269"/></text:p>
          </table:table-cell>
        </table:table-row>
      </table:table>
      <text:p text:style-name="P116"><text:span text:style-name="T270">RECURSOS HARDWARE</text:span></text:p>
      <text:p text:style-name="P117"><text:span text:style-name="T270">Servidores</text:span></text:p>
      <text:p text:style-name="P118"><text:span text:style-name="T271">&lt;Cumplimente tabla y borre cuadro&gt;</text:span></text:p>
      <text:p text:style-name="P118"><text:span text:style-name="T271">Para cada uno de los servidores necesarios para la implantación del sistema (servidor de aplicaciones, servidor de base de datos, servidor de archivos, etc.), se detallarán sus requisitos hardware, diferenciando entre requisitos mínimos y recomendados.</text:span></text:p>
      <text:p text:style-name="P118"><text:span text:style-name="T271">Incluir una tabla para cada Servidor.</text:span></text:p>
      <text:p text:style-name="P118"><text:span text:style-name="T271">En caso de no tratarse de servidores virtuales, deberá justificarse en este apartado. Previamente de deberá haber solicitado la creación de la máquina virtual mediante la plantilla correspondiente.</text:span></text:p>
      <text:p text:style-name="P119"><text:span text:style-name="T272"/></text:p>
      <text:p text:style-name="P119"><text:span text:style-name="T272"/></text:p>
      <table:table table:style-name="Table07">
        <table:table-column table:style-name="TableColumn0700"/>
        <table:table-column table:style-name="TableColumn0701"/>
        <table:table-column table:style-name="TableColumn0702"/>
        <table:table-row table:style-name="TableRow0700">
          <table:table-cell table:style-name="TableCell070000" table:number-columns-spanned="3">
            <text:p text:style-name="P121"><text:span text:style-name="T273">Servidor 1</text:span><text:span text:style-name="T274"/></text:p>
          </table:table-cell>
          <table:covered-table-cell/>
          <table:covered-table-cell/>
        </table:table-row>
        <table:table-row table:style-name="TableRow0701">
          <table:table-cell table:style-name="TableCell070100">
            <text:p text:style-name="P124"><text:span text:style-name="T275">Dato</text:span><text:span text:style-name="T276"/></text:p>
          </table:table-cell>
          <table:table-cell table:style-name="TableCell070101">
            <text:p text:style-name="P124"><text:span text:style-name="T277">Valor mínimo</text:span><text:span text:style-name="T278"/></text:p>
          </table:table-cell>
          <table:table-cell table:style-name="TableCell070102">
            <text:p text:style-name="P124"><text:span text:style-name="T279">Valor recomendado</text:span><text:span text:style-name="T280"/></text:p>
          </table:table-cell>
        </table:table-row>
        <table:table-row table:style-name="TableRow0702">
          <table:table-cell table:style-name="TableCell070200">
            <text:p text:style-name="P127"><text:span text:style-name="T281">Procesador</text:span><text:span text:style-name="T282"/></text:p>
          </table:table-cell>
          <table:table-cell table:style-name="TableCell070201">
            <text:p text:style-name="P127"><text:span text:style-name="T282"/></text:p>
          </table:table-cell>
          <table:table-cell table:style-name="TableCell070202">
            <text:p text:style-name="P127"><text:span text:style-name="T282"/></text:p>
          </table:table-cell>
        </table:table-row>
        <table:table-row table:style-name="TableRow0703">
          <table:table-cell table:style-name="TableCell070300">
            <text:p text:style-name="P129"><text:span text:style-name="T283">Memoria RAM</text:span><text:span text:style-name="T284"/></text:p>
          </table:table-cell>
          <table:table-cell table:style-name="TableCell070301">
            <text:p text:style-name="P129"><text:span text:style-name="T284"/></text:p>
          </table:table-cell>
          <table:table-cell table:style-name="TableCell070302">
            <text:p text:style-name="P129"><text:span text:style-name="T284"/></text:p>
          </table:table-cell>
        </table:table-row>
        <table:table-row table:style-name="TableRow0704">
          <table:table-cell table:style-name="TableCell070400">
            <text:p text:style-name="P132"><text:span text:style-name="T285">Tamaño Almacenamiento</text:span><text:span text:style-name="T286"/></text:p>
          </table:table-cell>
          <table:table-cell table:style-name="TableCell070401">
            <text:p text:style-name="P132"><text:span text:style-name="T286"/></text:p>
          </table:table-cell>
          <table:table-cell table:style-name="TableCell070402">
            <text:p text:style-name="P132"><text:span text:style-name="T286"/></text:p>
          </table:table-cell>
        </table:table-row>
        <table:table-row table:style-name="TableRow0705">
          <table:table-cell table:style-name="TableCell070500">
            <text:p text:style-name="P135"><text:span text:style-name="T287">Otros</text:span><text:span text:style-name="T288"/></text:p>
          </table:table-cell>
          <table:table-cell table:style-name="TableCell070501">
            <text:p text:style-name="P135"><text:span text:style-name="T288"/></text:p>
          </table:table-cell>
          <table:table-cell table:style-name="TableCell070502">
            <text:p text:style-name="P135"><text:span text:style-name="T288"/></text:p>
          </table:table-cell>
        </table:table-row>
        <table:table-row table:style-name="TableRow0706">
          <table:table-cell table:style-name="TableCell070600">
            <text:p text:style-name="P137"><text:span text:style-name="T288"/></text:p>
          </table:table-cell>
          <table:table-cell table:style-name="TableCell070601">
            <text:p text:style-name="P137"><text:span text:style-name="T288"/></text:p>
          </table:table-cell>
          <table:table-cell table:style-name="TableCell070602">
            <text:p text:style-name="P137"><text:span text:style-name="T288"/></text:p>
          </table:table-cell>
        </table:table-row>
      </table:table>
      <text:p text:style-name="P139"><text:span text:style-name="T288"/></text:p>
      <text:p text:style-name="P140"><text:span text:style-name="T289">Estaciones cliente</text:span></text:p>
      <text:p text:style-name="P141"><text:span text:style-name="T290">&lt;Cumplimente tabla y borre cuadro&gt;</text:span></text:p>
      <text:p text:style-name="P141"><text:span text:style-name="T290">Se detallarán los requisitos hardware de las estaciones cliente necesarios para la ejecución del sistema, diferenciando entre requisitos mínimos y recomendados.</text:span></text:p>
      <text:p text:style-name="P142"><text:span text:style-name="T291"/></text:p>
      <text:p text:style-name="P142"><text:span text:style-name="T291"/></text:p>
      <table:table table:style-name="Table08">
        <table:table-column table:style-name="TableColumn0800"/>
        <table:table-column table:style-name="TableColumn0801"/>
        <table:table-column table:style-name="TableColumn0802"/>
        <table:table-row table:style-name="TableRow0800">
          <table:table-cell table:style-name="TableCell080000">
            <text:p text:style-name="P144"><text:span text:style-name="T292">Dato</text:span><text:span text:style-name="T293"/></text:p>
          </table:table-cell>
          <table:table-cell table:style-name="TableCell080001">
            <text:p text:style-name="P144"><text:span text:style-name="T294">Valor mínimo</text:span><text:span text:style-name="T295"/></text:p>
          </table:table-cell>
          <table:table-cell table:style-name="TableCell080002">
            <text:p text:style-name="P144"><text:span text:style-name="T296">Valor recomendado</text:span><text:span text:style-name="T297"/></text:p>
          </table:table-cell>
        </table:table-row>
        <table:table-row table:style-name="TableRow0801">
          <table:table-cell table:style-name="TableCell080100">
            <text:p text:style-name="P147"><text:span text:style-name="T298">Procesador</text:span><text:span text:style-name="T299"/></text:p>
          </table:table-cell>
          <table:table-cell table:style-name="TableCell080101">
            <text:p text:style-name="P147"><text:span text:style-name="T299"/></text:p>
          </table:table-cell>
          <table:table-cell table:style-name="TableCell080102">
            <text:p text:style-name="P147"><text:span text:style-name="T299"/></text:p>
          </table:table-cell>
        </table:table-row>
        <table:table-row table:style-name="TableRow0802">
          <table:table-cell table:style-name="TableCell080200">
            <text:p text:style-name="P149"><text:span text:style-name="T300">Memoria RAM</text:span><text:span text:style-name="T301"/></text:p>
          </table:table-cell>
          <table:table-cell table:style-name="TableCell080201">
            <text:p text:style-name="P149"><text:span text:style-name="T301"/></text:p>
          </table:table-cell>
          <table:table-cell table:style-name="TableCell080202">
            <text:p text:style-name="P149"><text:span text:style-name="T301"/></text:p>
          </table:table-cell>
        </table:table-row>
        <table:table-row table:style-name="TableRow0803">
          <table:table-cell table:style-name="TableCell080300">
            <text:p text:style-name="P152"><text:span text:style-name="T302">Tamaño Almacenamiento</text:span><text:span text:style-name="T303"/></text:p>
          </table:table-cell>
          <table:table-cell table:style-name="TableCell080301">
            <text:p text:style-name="P152"><text:span text:style-name="T303"/></text:p>
          </table:table-cell>
          <table:table-cell table:style-name="TableCell080302">
            <text:p text:style-name="P152"><text:span text:style-name="T303"/></text:p>
          </table:table-cell>
        </table:table-row>
        <table:table-row table:style-name="TableRow0804">
          <table:table-cell table:style-name="TableCell080400">
            <text:p text:style-name="P155"><text:span text:style-name="T304">Otros</text:span><text:span text:style-name="T305"/></text:p>
          </table:table-cell>
          <table:table-cell table:style-name="TableCell080401">
            <text:p text:style-name="P155"><text:span text:style-name="T305"/></text:p>
          </table:table-cell>
          <table:table-cell table:style-name="TableCell080402">
            <text:p text:style-name="P155"><text:span text:style-name="T305"/></text:p>
          </table:table-cell>
        </table:table-row>
        <table:table-row table:style-name="TableRow0805">
          <table:table-cell table:style-name="TableCell080500">
            <text:p text:style-name="P157"><text:span text:style-name="T305"/></text:p>
          </table:table-cell>
          <table:table-cell table:style-name="TableCell080501">
            <text:p text:style-name="P157"><text:span text:style-name="T305"/></text:p>
          </table:table-cell>
          <table:table-cell table:style-name="TableCell080502">
            <text:p text:style-name="P157"><text:span text:style-name="T305"/></text:p>
          </table:table-cell>
        </table:table-row>
      </table:table>
      <text:p text:style-name="P159"><text:span text:style-name="T306">Conectividad</text:span></text:p>
      <text:p text:style-name="P160"><text:span text:style-name="T307">&lt;Cumplimente tabla y borre cuadro&gt;</text:span></text:p>
      <text:p text:style-name="P160"><text:span text:style-name="T307">Se detallarán todos los requisitos mínimos y recomendados de recursos hardware de conectividad entre servidores y estaciones cliente necesarios para la implantación. Para facilitar la comprensión, se recomienda<text:s text:c="2"/>incluir el diagrama de despliegue correspondiente.</text:span></text:p>
      <text:p text:style-name="P161"><text:span text:style-name="T308"/></text:p>
      <text:p text:style-name="P161"><text:span text:style-name="T308"/></text:p>
      <text:p text:style-name="P161"><text:span text:style-name="T308"/></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163"><text:span text:style-name="T309">Dato</text:span><text:span text:style-name="T310"/></text:p>
          </table:table-cell>
          <table:table-cell table:style-name="TableCell090001">
            <text:p text:style-name="P163"><text:span text:style-name="T311">Valor mínimo</text:span><text:span text:style-name="T312"/></text:p>
          </table:table-cell>
          <table:table-cell table:style-name="TableCell090002">
            <text:p text:style-name="P163"><text:span text:style-name="T313">Valor recomendado</text:span><text:span text:style-name="T314"/></text:p>
          </table:table-cell>
        </table:table-row>
        <table:table-row table:style-name="TableRow0901">
          <table:table-cell table:style-name="TableCell090100">
            <text:p text:style-name="P166"><text:span text:style-name="T315">Tarjeta de Red</text:span><text:span text:style-name="T316"/></text:p>
          </table:table-cell>
          <table:table-cell table:style-name="TableCell090101">
            <text:p text:style-name="P166"><text:span text:style-name="T316"/></text:p>
          </table:table-cell>
          <table:table-cell table:style-name="TableCell090102">
            <text:p text:style-name="P166"><text:span text:style-name="T316"/></text:p>
          </table:table-cell>
        </table:table-row>
        <table:table-row table:style-name="TableRow0902">
          <table:table-cell table:style-name="TableCell090200">
            <text:p text:style-name="P168"><text:span text:style-name="T317">Tipo de Red</text:span><text:span text:style-name="T318"/></text:p>
          </table:table-cell>
          <table:table-cell table:style-name="TableCell090201">
            <text:p text:style-name="P168"><text:span text:style-name="T318"/></text:p>
          </table:table-cell>
          <table:table-cell table:style-name="TableCell090202">
            <text:p text:style-name="P168"><text:span text:style-name="T318"/></text:p>
          </table:table-cell>
        </table:table-row>
        <table:table-row table:style-name="TableRow0903">
          <table:table-cell table:style-name="TableCell090300">
            <text:p text:style-name="P170"><text:span text:style-name="T319">Otros</text:span><text:span text:style-name="T320"/></text:p>
          </table:table-cell>
          <table:table-cell table:style-name="TableCell090301">
            <text:p text:style-name="P170"><text:span text:style-name="T320"/></text:p>
          </table:table-cell>
          <table:table-cell table:style-name="TableCell090302">
            <text:p text:style-name="P170"><text:span text:style-name="T320"/></text:p>
          </table:table-cell>
        </table:table-row>
      </table:table>
      <text:p text:style-name="P172"><text:span text:style-name="T320"/></text:p>
      <text:p text:style-name="P173"><text:span text:style-name="T321">Restricciones</text:span></text:p>
      <text:p text:style-name="P174"><text:span text:style-name="T322">&lt;Cumplimente tabla y borre cuadro&gt;</text:span></text:p>
      <text:p text:style-name="P174"><text:span text:style-name="T322">En este apartado deben mostrarse todos aquellos aspectos, circunstancias, etc. que especifiquen las limitaciones del elemento en cuanto a características, funcionamiento, acceso a otros productos, etc.</text:span></text:p>
      <text:p text:style-name="P175"><text:span text:style-name="T323"/></text:p>
      <text:p text:style-name="P175"><text:span text:style-name="T323"/></text:p>
      <table:table table:style-name="Table10">
        <table:table-column table:style-name="TableColumn1000"/>
        <table:table-column table:style-name="TableColumn1001"/>
        <table:table-row table:style-name="TableRow1000">
          <table:table-cell table:style-name="TableCell100000">
            <text:p text:style-name="P177"><text:span text:style-name="T324">Restricción</text:span><text:span text:style-name="T325"/></text:p>
          </table:table-cell>
          <table:table-cell table:style-name="TableCell100001">
            <text:p text:style-name="P177"><text:span text:style-name="T326">Detalle</text:span><text:span text:style-name="T327"/></text:p>
          </table:table-cell>
        </table:table-row>
        <table:table-row table:style-name="TableRow1001">
          <table:table-cell table:style-name="TableCell100100">
            <text:p text:style-name="P180"><text:span text:style-name="T327"/></text:p>
          </table:table-cell>
          <table:table-cell table:style-name="TableCell100101">
            <text:p text:style-name="P180"><text:span text:style-name="T327"/></text:p>
          </table:table-cell>
        </table:table-row>
        <table:table-row table:style-name="TableRow1002">
          <table:table-cell table:style-name="TableCell100200">
            <text:p text:style-name="P182"><text:span text:style-name="T327"/></text:p>
          </table:table-cell>
          <table:table-cell table:style-name="TableCell100201">
            <text:p text:style-name="P182"><text:span text:style-name="T327"/></text:p>
          </table:table-cell>
        </table:table-row>
        <table:table-row table:style-name="TableRow1003">
          <table:table-cell table:style-name="TableCell100300">
            <text:p text:style-name="P185"><text:span text:style-name="T327"/></text:p>
          </table:table-cell>
          <table:table-cell table:style-name="TableCell100301">
            <text:p text:style-name="P185"><text:span text:style-name="T327"/></text:p>
          </table:table-cell>
        </table:table-row>
      </table:table>
      <text:p text:style-name="P187"><text:span text:style-name="T327"/></text:p>
      <text:p text:style-name="P188"><text:span text:style-name="T328">RECURSOS SOFTWARE</text:span></text:p>
      <text:p text:style-name="P189"><text:span text:style-name="T328">Matriz de certificación</text:span></text:p>
      <text:p text:style-name="P190"><text:span text:style-name="T329">&lt;Introduzca contenido y borre cuadro&gt;</text:span></text:p>
      <text:p text:style-name="P190"><text:span text:style-name="T329">Este apartado recogerá la compatibilidad de la versión del sistema objeto de la instalación, con las distintas versiones de software base y componentes externos utilizados (máquina virtual Java, servidor de aplicaciones, servidor de base de datos, LDAP, etc.).</text:span></text:p>
      <text:p text:style-name="P190"><text:span text:style-name="T330"/></text:p>
      <text:p text:style-name="P191"><text:span text:style-name="T331">Restricciones técnicas del sistema</text:span></text:p>
      <text:p text:style-name="P192"><text:span text:style-name="T332">&lt;Cumplimente tabla y borre cuadro&gt;</text:span></text:p>
      <text:p text:style-name="P192"><text:span text:style-name="T332">En este apartado se ofrecerá un listado completo de todos los recursos software necesarios para la compilación, instalación y configuración del sistema. Como recursos más importantes podemos destacar sistema operativo, servicios de red, servidor de aplicaciones, servidor de base de datos, compilador, máquina virtual de java...</text:span></text:p>
      <text:p text:style-name="P192"><text:span text:style-name="T332">En los casos que se considere necesario, se deberá indicar la ubicación de los servidores a utilizar y el modo de acceso a los mismos.</text:span></text:p>
      <text:p text:style-name="P192"><text:span text:style-name="T333"/></text:p>
      <text:p text:style-name="P193"><text:span text:style-name="T333"/></text:p>
      <text:p text:style-name="P193"><text:span text:style-name="T333"/></text:p>
      <table:table table:style-name="Table11">
        <table:table-column table:style-name="TableColumn1100"/>
        <table:table-column table:style-name="TableColumn1101"/>
        <table:table-row table:style-name="TableRow1100">
          <table:table-cell table:style-name="TableCell110000">
            <text:p text:style-name="P195"><text:span text:style-name="T334">Elemento</text:span><text:span text:style-name="T335"/></text:p>
          </table:table-cell>
          <table:table-cell table:style-name="TableCell110001">
            <text:p text:style-name="P195"><text:span text:style-name="T336">Descripción</text:span><text:span text:style-name="T337"/></text:p>
          </table:table-cell>
        </table:table-row>
        <table:table-row table:style-name="TableRow1101">
          <table:table-cell table:style-name="TableCell110100">
            <text:p text:style-name="P198"><text:span text:style-name="T338">Sistema operativo</text:span><text:span text:style-name="T339"/></text:p>
          </table:table-cell>
          <table:table-cell table:style-name="TableCell110101">
            <text:p text:style-name="P198"><text:span text:style-name="T339"/></text:p>
          </table:table-cell>
        </table:table-row>
        <table:table-row table:style-name="TableRow1102">
          <table:table-cell table:style-name="TableCell110200">
            <text:p text:style-name="P200"><text:span text:style-name="T340">Servidor de aplicaciones</text:span><text:span text:style-name="T341"/></text:p>
          </table:table-cell>
          <table:table-cell table:style-name="TableCell110201">
            <text:p text:style-name="P200"><text:span text:style-name="T341"/></text:p>
          </table:table-cell>
        </table:table-row>
        <table:table-row table:style-name="TableRow1103">
          <table:table-cell table:style-name="TableCell110300">
            <text:p text:style-name="P202"><text:span text:style-name="T342">Servidor de base de datos</text:span><text:span text:style-name="T343"/></text:p>
          </table:table-cell>
          <table:table-cell table:style-name="TableCell110301">
            <text:p text:style-name="P202"><text:span text:style-name="T343"/></text:p>
          </table:table-cell>
        </table:table-row>
        <table:table-row table:style-name="TableRow1104">
          <table:table-cell table:style-name="TableCell110400">
            <text:p text:style-name="P204"><text:span text:style-name="T344">Compilador</text:span><text:span text:style-name="T345"/></text:p>
          </table:table-cell>
          <table:table-cell table:style-name="TableCell110401">
            <text:p text:style-name="P204"><text:span text:style-name="T345"/></text:p>
          </table:table-cell>
        </table:table-row>
        <table:table-row table:style-name="TableRow1105">
          <table:table-cell table:style-name="TableCell110500">
            <text:p text:style-name="P207"><text:span text:style-name="T346">JVM</text:span><text:span text:style-name="T347"/></text:p>
          </table:table-cell>
          <table:table-cell table:style-name="TableCell110501">
            <text:p text:style-name="P207"><text:span text:style-name="T347"/></text:p>
          </table:table-cell>
        </table:table-row>
        <table:table-row table:style-name="TableRow1106">
          <table:table-cell table:style-name="TableCell110600">
            <text:p text:style-name="P210"><text:span text:style-name="T348">Otros</text:span><text:span text:style-name="T349"/></text:p>
          </table:table-cell>
          <table:table-cell table:style-name="TableCell110601">
            <text:p text:style-name="P210"><text:span text:style-name="T349"/></text:p>
          </table:table-cell>
        </table:table-row>
        <table:table-row table:style-name="TableRow1107">
          <table:table-cell table:style-name="TableCell110700">
            <text:p text:style-name="P213"><text:span text:style-name="T349"/></text:p>
          </table:table-cell>
          <table:table-cell table:style-name="TableCell110701">
            <text:p text:style-name="P213"><text:span text:style-name="T349"/></text:p>
          </table:table-cell>
        </table:table-row>
      </table:table>
      <text:p text:style-name="P215"><text:span text:style-name="T349"/></text:p>
      <text:p text:style-name="P216"><text:span text:style-name="T350">Requisitos de otros sistemas</text:span></text:p>
      <text:p text:style-name="P217"><text:span text:style-name="T351">&lt;Cumplimente tabla y borre cuadro&gt;</text:span></text:p>
      <text:p text:style-name="P217"><text:span text:style-name="T351">En este apartado se describirán los requisitos existentes para la utilización de los distintos sistemas con los que existen relaciones. Estos requisitos podrán administrativos (necesidad de alta en un sistema, solicitud de permisos...), restricciones técnicas del sistema (restricciones de comunicaciones, seguridad, transferencia de información...), etc.</text:span></text:p>
      <text:p text:style-name="P217"><text:span text:style-name="T351">Estos sistemas con los que existe relación pueden ser otros sistemas de la organización (gestión de personal, inventarios, agenda...), sistemas horizontales de la Junta de Andalucía (@firma, @ries, Trew@...) o sistemas externos (sistemas de información geográfica, servidores de noticias...).</text:span></text:p>
      <text:p text:style-name="P217"><text:span text:style-name="T351">Se cumplimentará una tabla para cada sistema con los que existan relaciones.</text:span></text:p>
      <text:p text:style-name="P217"><text:span text:style-name="T351">Como ejemplo, este sería un ejemplo de alta en @ries:</text:span></text:p>
      <text:p text:style-name="P217"><text:span text:style-name="T352"/></text:p>
      <table:table table:style-name="Table12">
        <table:table-column table:style-name="TableColumn1200"/>
        <table:table-column table:style-name="TableColumn1201"/>
        <table:table-row table:style-name="TableRow1200">
          <table:table-cell table:style-name="TableCell120000" table:number-columns-spanned="2">
            <text:p text:style-name="P219"><text:span text:style-name="T353">@ries</text:span><text:span text:style-name="T354"/></text:p>
          </table:table-cell>
          <table:covered-table-cell/>
        </table:table-row>
        <table:table-row table:style-name="TableRow1201">
          <table:table-cell table:style-name="TableCell120100">
            <text:p text:style-name="P222"><text:span text:style-name="T355">Descripción</text:span><text:span text:style-name="T356"/></text:p>
          </table:table-cell>
          <table:table-cell table:style-name="TableCell120101">
            <text:p text:style-name="P222"><text:span text:style-name="T357">Sistema de registro telemático de la Junta de Andalucía</text:span><text:span text:style-name="T358"/></text:p>
          </table:table-cell>
        </table:table-row>
        <table:table-row table:style-name="TableRow1202">
          <table:table-cell table:style-name="TableCell120200">
            <text:p text:style-name="P224"><text:span text:style-name="T359">Funcionalidad utilizada</text:span><text:span text:style-name="T360"/></text:p>
          </table:table-cell>
          <table:table-cell table:style-name="TableCell120201">
            <text:p text:style-name="P224"><text:span text:style-name="T361">Se utilizarán los servicios de registro de documentos y ficheros.</text:span><text:span text:style-name="T362"/></text:p>
          </table:table-cell>
        </table:table-row>
        <table:table-row table:style-name="TableRow1203">
          <table:table-cell table:style-name="TableCell120300">
            <text:p text:style-name="P226"><text:span text:style-name="T363">Requisito administrativo<text:s text:c="2"/>1</text:span><text:span text:style-name="T364"/></text:p>
          </table:table-cell>
          <table:table-cell table:style-name="TableCell120301">
            <text:p text:style-name="P226"><text:span text:style-name="T365">Solicitud de alta de aplicación en @ries, cumplimentando el documento de registro que se puede obtener en la url...</text:span><text:span text:style-name="T366"/></text:p>
          </table:table-cell>
        </table:table-row>
        <table:table-row table:style-name="TableRow1204">
          <table:table-cell table:style-name="TableCell120400">
            <text:p text:style-name="P228"><text:span text:style-name="T367">Requisito administrativo 2<text:s/></text:span><text:span text:style-name="T368"/></text:p>
          </table:table-cell>
          <table:table-cell table:style-name="TableCell120401">
            <text:p text:style-name="P228"><text:span text:style-name="T368"/></text:p>
          </table:table-cell>
        </table:table-row>
        <table:table-row table:style-name="TableRow1205">
          <table:table-cell table:style-name="TableCell120500">
            <text:p text:style-name="P230"><text:span text:style-name="T369">Restricción técnica 1</text:span><text:span text:style-name="T370"/></text:p>
          </table:table-cell>
          <table:table-cell table:style-name="TableCell120501">
            <text:p text:style-name="P230"><text:span text:style-name="T371">Si se anexan ficheros, es necesario tener acceso vía FTP al servidor proporcionado por @ries.</text:span><text:span text:style-name="T372"/></text:p>
          </table:table-cell>
        </table:table-row>
        <table:table-row table:style-name="TableRow1206">
          <table:table-cell table:style-name="TableCell120600">
            <text:p text:style-name="P233"><text:span text:style-name="T373">Restricción técnica 2</text:span><text:span text:style-name="T374"/></text:p>
          </table:table-cell>
          <table:table-cell table:style-name="TableCell120601">
            <text:p text:style-name="P233"><text:span text:style-name="T375">Sólo se tendrá comunicación con @ries desde las IPs indicadas en la solicitud.</text:span><text:span text:style-name="T376"/></text:p>
          </table:table-cell>
        </table:table-row>
      </table:table>
      <text:p text:style-name="P235"><text:span text:style-name="T376"/></text:p>
      <text:p text:style-name="P235"><text:span text:style-name="T376"/></text:p>
      <text:p text:style-name="P235"><text:span text:style-name="T376"/></text:p>
      <text:p text:style-name="P235"><text:span text:style-name="T376"/></text:p>
      <text:p text:style-name="P235"><text:span text:style-name="T376"/></text:p>
      <table:table table:style-name="Table13">
        <table:table-column table:style-name="TableColumn1300"/>
        <table:table-column table:style-name="TableColumn1301"/>
        <table:table-row table:style-name="TableRow1300">
          <table:table-cell table:style-name="TableCell130000" table:number-columns-spanned="2">
            <text:p text:style-name="P237"><text:span text:style-name="T377">&lt;Sistema 1&gt;</text:span><text:span text:style-name="T378"/></text:p>
          </table:table-cell>
          <table:covered-table-cell/>
        </table:table-row>
        <table:table-row table:style-name="TableRow1301">
          <table:table-cell table:style-name="TableCell130100">
            <text:p text:style-name="P240"><text:span text:style-name="T379">Descripción</text:span><text:span text:style-name="T380"/></text:p>
          </table:table-cell>
          <table:table-cell table:style-name="TableCell130101">
            <text:p text:style-name="P240"><text:span text:style-name="T380"/></text:p>
          </table:table-cell>
        </table:table-row>
        <table:table-row table:style-name="TableRow1302">
          <table:table-cell table:style-name="TableCell130200">
            <text:p text:style-name="P242"><text:span text:style-name="T381">Funcionalidad utilizada</text:span><text:span text:style-name="T382"/></text:p>
          </table:table-cell>
          <table:table-cell table:style-name="TableCell130201">
            <text:p text:style-name="P242"><text:span text:style-name="T382"/></text:p>
          </table:table-cell>
        </table:table-row>
        <table:table-row table:style-name="TableRow1303">
          <table:table-cell table:style-name="TableCell130300">
            <text:p text:style-name="P244"><text:span text:style-name="T383">Requisito formal 1</text:span><text:span text:style-name="T384"/></text:p>
          </table:table-cell>
          <table:table-cell table:style-name="TableCell130301">
            <text:p text:style-name="P244"><text:span text:style-name="T384"/></text:p>
          </table:table-cell>
        </table:table-row>
        <table:table-row table:style-name="TableRow1304">
          <table:table-cell table:style-name="TableCell130400">
            <text:p text:style-name="P246"><text:span text:style-name="T385">...<text:s/></text:span><text:span text:style-name="T386"/></text:p>
          </table:table-cell>
          <table:table-cell table:style-name="TableCell130401">
            <text:p text:style-name="P246"><text:span text:style-name="T386"/></text:p>
          </table:table-cell>
        </table:table-row>
        <table:table-row table:style-name="TableRow1305">
          <table:table-cell table:style-name="TableCell130500">
            <text:p text:style-name="P248"><text:span text:style-name="T387">Requisito técnico 1</text:span><text:span text:style-name="T388"/></text:p>
          </table:table-cell>
          <table:table-cell table:style-name="TableCell130501">
            <text:p text:style-name="P248"><text:span text:style-name="T388"/></text:p>
          </table:table-cell>
        </table:table-row>
        <table:table-row table:style-name="TableRow1306">
          <table:table-cell table:style-name="TableCell130600">
            <text:p text:style-name="P250"><text:span text:style-name="T389">...</text:span><text:span text:style-name="T390"/></text:p>
          </table:table-cell>
          <table:table-cell table:style-name="TableCell130601">
            <text:p text:style-name="P250"><text:span text:style-name="T390"/></text:p>
          </table:table-cell>
        </table:table-row>
        <table:table-row table:style-name="TableRow1307">
          <table:table-cell table:style-name="TableCell130700">
            <text:p text:style-name="P252"><text:span text:style-name="T391">Requisito de comunicación 1</text:span><text:span text:style-name="T392"/></text:p>
          </table:table-cell>
          <table:table-cell table:style-name="TableCell130701">
            <text:p text:style-name="P252"><text:span text:style-name="T392"/></text:p>
          </table:table-cell>
        </table:table-row>
        <table:table-row table:style-name="TableRow1308">
          <table:table-cell table:style-name="TableCell130800">
            <text:p text:style-name="P254"><text:span text:style-name="T393">...</text:span><text:span text:style-name="T394"/></text:p>
          </table:table-cell>
          <table:table-cell table:style-name="TableCell130801">
            <text:p text:style-name="P254"><text:span text:style-name="T394"/></text:p>
          </table:table-cell>
        </table:table-row>
        <table:table-row table:style-name="TableRow1309">
          <table:table-cell table:style-name="TableCell130900">
            <text:p text:style-name="P256"><text:span text:style-name="T395">Otros</text:span><text:span text:style-name="T396"/></text:p>
          </table:table-cell>
          <table:table-cell table:style-name="TableCell130901">
            <text:p text:style-name="P256"><text:span text:style-name="T396"/></text:p>
          </table:table-cell>
        </table:table-row>
        <table:table-row table:style-name="TableRow1310">
          <table:table-cell table:style-name="TableCell131000">
            <text:p text:style-name="P259"><text:span text:style-name="T396"/></text:p>
          </table:table-cell>
          <table:table-cell table:style-name="TableCell131001">
            <text:p text:style-name="P259"><text:span text:style-name="T396"/></text:p>
          </table:table-cell>
        </table:table-row>
      </table:table>
      <text:p text:style-name="P261"><text:span text:style-name="T396"/></text:p>
      <text:p text:style-name="P262"><text:span text:style-name="T397">INSTALACIÓN Y CONFIGURACIÓN DEL SOFTWARE BASE</text:span></text:p>
      <text:p text:style-name="P263"><text:span text:style-name="T398">&lt;Inserta comentario y eliminar cuadro&gt;</text:span></text:p>
      <text:p text:style-name="P263"><text:span text:style-name="T399">Entendemos por software base, aquel del que depende directamente el sistema para su correcta compilación, instalación y funcionamiento. Dentro de lo que se identifica típicamente como software base tenemos el entorno de compilación, el servidor de aplicaciones, el servidor de base de datos y la máquina virtual de java. Adicionalmente pueden existir otros en función de las características de nuestro sistema.</text:span></text:p>
      <text:p text:style-name="P263"><text:span text:style-name="T399">En este apartado se describirá el procedimiento de instalación del software base. Para cada uno de los componentes software utilizados se indicará una pequeña descripción del software, la localización en la que se puede obtener, la descripción detallada de todos los pasos que componen su instalación, el procedimiento de configuración y los parámetros a configurar. Toda esta información se cumplimentará en la tabla adjunta (se incluirá una tabla para cada componente software).</text:span></text:p>
      <text:p text:style-name="P263"><text:span text:style-name="T399">En caso de que sea necesario realizar alguna configuración adicional en otro software (Sistema Operativo, sistema de almacenamiento...), se realizará igualmente en este apartado.</text:span></text:p>
      <text:p text:style-name="P264"><text:span text:style-name="T400"/></text:p>
      <text:p text:style-name="P264"><text:span text:style-name="T400"/></text:p>
      <text:p text:style-name="P264"><text:span text:style-name="T400"/></text:p>
      <table:table table:style-name="Table14">
        <table:table-column table:style-name="TableColumn1400"/>
        <table:table-column table:style-name="TableColumn1401"/>
        <table:table-column table:style-name="TableColumn1402"/>
        <table:table-row table:style-name="TableRow1400">
          <table:table-cell table:style-name="TableCell140000" table:number-columns-spanned="3">
            <text:p text:style-name="P266"><text:span text:style-name="T401">&lt;Software Base 1&gt;</text:span><text:span text:style-name="T402"/></text:p>
          </table:table-cell>
          <table:covered-table-cell/>
          <table:covered-table-cell/>
        </table:table-row>
        <table:table-row table:style-name="TableRow1401">
          <table:table-cell table:style-name="TableCell140100">
            <text:p text:style-name="P269"><text:span text:style-name="T403">Descripción</text:span><text:span text:style-name="T404"/></text:p>
          </table:table-cell>
          <table:table-cell table:style-name="TableCell140101" table:number-columns-spanned="2">
            <text:p text:style-name="P269"><text:span text:style-name="T404"/></text:p>
          </table:table-cell>
          <table:covered-table-cell/>
        </table:table-row>
        <table:table-row table:style-name="TableRow1402">
          <table:table-cell table:style-name="TableCell140200">
            <text:p text:style-name="P271"><text:span text:style-name="T405">Localización</text:span><text:span text:style-name="T406"/></text:p>
          </table:table-cell>
          <table:table-cell table:style-name="TableCell140201" table:number-columns-spanned="2">
            <text:p text:style-name="P271"><text:span text:style-name="T406"/></text:p>
          </table:table-cell>
          <table:covered-table-cell/>
        </table:table-row>
        <table:table-row table:style-name="TableRow1403">
          <table:table-cell table:style-name="TableCell140300" table:number-columns-spanned="3">
            <text:p text:style-name="P274"><text:span text:style-name="T407">Procedimiento de instalación</text:span><text:span text:style-name="T408"/></text:p>
          </table:table-cell>
          <table:covered-table-cell/>
          <table:covered-table-cell/>
        </table:table-row>
        <table:table-row table:style-name="TableRow1404">
          <table:table-cell table:style-name="TableCell140400">
            <text:p text:style-name="P277"><text:span text:style-name="T409">Paso 1</text:span><text:span text:style-name="T410"/></text:p>
          </table:table-cell>
          <table:table-cell table:style-name="TableCell140401" table:number-columns-spanned="2">
            <text:p text:style-name="P277"><text:span text:style-name="T410"/></text:p>
          </table:table-cell>
          <table:covered-table-cell/>
        </table:table-row>
        <table:table-row table:style-name="TableRow1405">
          <table:table-cell table:style-name="TableCell140500">
            <text:p text:style-name="P279"><text:span text:style-name="T411">Paso 2</text:span><text:span text:style-name="T412"/></text:p>
          </table:table-cell>
          <table:table-cell table:style-name="TableCell140501" table:number-columns-spanned="2">
            <text:p text:style-name="P279"><text:span text:style-name="T412"/></text:p>
          </table:table-cell>
          <table:covered-table-cell/>
        </table:table-row>
        <table:table-row table:style-name="TableRow1406">
          <table:table-cell table:style-name="TableCell140600">
            <text:p text:style-name="P281"><text:span text:style-name="T413">...</text:span><text:span text:style-name="T414"/></text:p>
          </table:table-cell>
          <table:table-cell table:style-name="TableCell140601" table:number-columns-spanned="2">
            <text:p text:style-name="P281"><text:span text:style-name="T414"/></text:p>
          </table:table-cell>
          <table:covered-table-cell/>
        </table:table-row>
        <table:table-row table:style-name="TableRow1407">
          <table:table-cell table:style-name="TableCell140700" table:number-columns-spanned="3">
            <text:p text:style-name="P284"><text:span text:style-name="T415">Procedimiento de configuración</text:span><text:span text:style-name="T416"/></text:p>
          </table:table-cell>
          <table:covered-table-cell/>
          <table:covered-table-cell/>
        </table:table-row>
        <table:table-row table:style-name="TableRow1408">
          <table:table-cell table:style-name="TableCell140800">
            <text:p text:style-name="P287"><text:span text:style-name="T417">Paso 1</text:span><text:span text:style-name="T418"/></text:p>
          </table:table-cell>
          <table:table-cell table:style-name="TableCell140801" table:number-columns-spanned="2">
            <text:p text:style-name="P287"><text:span text:style-name="T418"/></text:p>
          </table:table-cell>
          <table:covered-table-cell/>
        </table:table-row>
        <table:table-row table:style-name="TableRow1409">
          <table:table-cell table:style-name="TableCell140900">
            <text:p text:style-name="P289"><text:span text:style-name="T419">Paso 2</text:span><text:span text:style-name="T420"/></text:p>
          </table:table-cell>
          <table:table-cell table:style-name="TableCell140901" table:number-columns-spanned="2">
            <text:p text:style-name="P289"><text:span text:style-name="T420"/></text:p>
          </table:table-cell>
          <table:covered-table-cell/>
        </table:table-row>
        <table:table-row table:style-name="TableRow1410">
          <table:table-cell table:style-name="TableCell141000">
            <text:p text:style-name="P291"><text:span text:style-name="T421">...</text:span><text:span text:style-name="T422"/></text:p>
          </table:table-cell>
          <table:table-cell table:style-name="TableCell141001" table:number-columns-spanned="2">
            <text:p text:style-name="P291"><text:span text:style-name="T422"/></text:p>
          </table:table-cell>
          <table:covered-table-cell/>
        </table:table-row>
        <table:table-row table:style-name="TableRow1411">
          <table:table-cell table:style-name="TableCell141100" table:number-columns-spanned="3">
            <text:p text:style-name="P294"><text:span text:style-name="T423">Parámetros a configurar</text:span><text:span text:style-name="T424"/></text:p>
          </table:table-cell>
          <table:covered-table-cell/>
          <table:covered-table-cell/>
        </table:table-row>
        <table:table-row table:style-name="TableRow1412">
          <table:table-cell table:style-name="TableCell141200">
            <text:p text:style-name="P297"><text:span text:style-name="T425">Parámetro 1</text:span><text:span text:style-name="T426"/></text:p>
          </table:table-cell>
          <table:table-cell table:style-name="TableCell141201">
            <text:p text:style-name="P297"><text:span text:style-name="T427">[Ubicación (BBDD, fichero xml, properties...)]</text:span><text:span text:style-name="T428"/></text:p>
          </table:table-cell>
          <table:table-cell table:style-name="TableCell141202">
            <text:p text:style-name="P297"><text:span text:style-name="T429">[Valor]</text:span><text:span text:style-name="T430"/></text:p>
          </table:table-cell>
        </table:table-row>
        <table:table-row table:style-name="TableRow1413">
          <table:table-cell table:style-name="TableCell141300">
            <text:p text:style-name="P299"><text:span text:style-name="T431">Parámetro 2</text:span><text:span text:style-name="T432"/></text:p>
          </table:table-cell>
          <table:table-cell table:style-name="TableCell141301">
            <text:p text:style-name="P299"><text:span text:style-name="T433">[Ubicación (BBDD, fichero xml, properties...)]</text:span><text:span text:style-name="T434"/></text:p>
          </table:table-cell>
          <table:table-cell table:style-name="TableCell141302">
            <text:p text:style-name="P299"><text:span text:style-name="T435">[Valor]</text:span><text:span text:style-name="T436"/></text:p>
          </table:table-cell>
        </table:table-row>
        <table:table-row table:style-name="TableRow1414">
          <table:table-cell table:style-name="TableCell141400">
            <text:p text:style-name="P302"><text:span text:style-name="T437">...</text:span><text:span text:style-name="T438"/></text:p>
          </table:table-cell>
          <table:table-cell table:style-name="TableCell141401">
            <text:p text:style-name="P302"><text:span text:style-name="T439">...</text:span><text:span text:style-name="T440"/></text:p>
          </table:table-cell>
          <table:table-cell table:style-name="TableCell141402">
            <text:p text:style-name="P302"><text:span text:style-name="T441">...</text:span><text:span text:style-name="T442"/></text:p>
          </table:table-cell>
        </table:table-row>
      </table:table>
      <text:p text:style-name="P304"><text:span text:style-name="T442"/></text:p>
      <text:p text:style-name="P304"><text:span text:style-name="T442"/></text:p>
      <text:p text:style-name="P305"><text:span text:style-name="T443">CONFIGURACIÓN DEL SISTEMA</text:span></text:p>
      <text:p text:style-name="P306"><text:span text:style-name="T443">Configuración del sistema</text:span></text:p>
      <text:p text:style-name="P307"><text:span text:style-name="T444">&lt; Cumplimentar tabla y eliminar cuadro&gt;</text:span></text:p>
      <text:p text:style-name="P307"><text:span text:style-name="T444">En este apartado se detallará la configuración que se llevará a cabo durante la implantación del sistema. 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span></text:p>
      <text:p text:style-name="P307"><text:span text:style-name="T444">Para cada configuración a realizar se indicará el elemento a configurar, el efecto de la configuración, la ubicación en la que realiza la configuración y una descripción detallada de las acciones a llevar a cabo y los valores a establecer. Esta información se estructurará en forma de tabla.</text:span></text:p>
      <text:p text:style-name="P307"><text:span text:style-name="T444">Como ejemplo, se muestra la configuración de los parámetros de conexión a base de datos:</text:span></text:p>
      <table:table table:style-name="Table15">
        <table:table-column table:style-name="TableColumn1500"/>
        <table:table-column table:style-name="TableColumn1501"/>
        <table:table-column table:style-name="TableColumn1502"/>
        <table:table-row table:style-name="TableRow1500">
          <table:table-cell table:style-name="TableCell150000" table:number-columns-spanned="3">
            <text:p text:style-name="P309"><text:span text:style-name="T446">Configuración: Datasource</text:span><text:span text:style-name="T447"/></text:p>
          </table:table-cell>
          <table:covered-table-cell/>
          <table:covered-table-cell/>
        </table:table-row>
        <table:table-row table:style-name="TableRow1501">
          <table:table-cell table:style-name="TableCell150100" table:number-columns-spanned="2">
            <text:p text:style-name="P312"><text:span text:style-name="T448">Efecto</text:span><text:span text:style-name="T449"/></text:p>
          </table:table-cell>
          <table:covered-table-cell/>
          <table:table-cell table:style-name="TableCell150102">
            <text:p text:style-name="P312"><text:span text:style-name="T450">Se establecen los parámetros de conexión a base de datos.</text:span><text:span text:style-name="T451"/></text:p>
          </table:table-cell>
        </table:table-row>
        <table:table-row table:style-name="TableRow1502">
          <table:table-cell table:style-name="TableCell150200" table:number-columns-spanned="2">
            <text:p text:style-name="P314"><text:span text:style-name="T452">Fase</text:span><text:span text:style-name="T453"/></text:p>
          </table:table-cell>
          <table:covered-table-cell/>
          <table:table-cell table:style-name="TableCell150202">
            <text:p text:style-name="P314"><text:span text:style-name="T454">Configuración final después del despliegue.</text:span><text:span text:style-name="T455"/></text:p>
          </table:table-cell>
        </table:table-row>
        <table:table-row table:style-name="TableRow1503">
          <table:table-cell table:style-name="TableCell150300" table:number-columns-spanned="2">
            <text:p text:style-name="P316"><text:span text:style-name="T456">Ubicación</text:span><text:span text:style-name="T457"/></text:p>
          </table:table-cell>
          <table:covered-table-cell/>
          <table:table-cell table:style-name="TableCell150302">
            <text:p text:style-name="P316"><text:span text:style-name="T458">Fichero [directorio de despliegue]/WEB-INF/bd.properties</text:span><text:span text:style-name="T459"/></text:p>
          </table:table-cell>
        </table:table-row>
        <table:table-row table:style-name="TableRow1504">
          <table:table-cell table:style-name="TableCell150400">
            <text:p text:style-name="P319"><text:span text:style-name="T460">Paso</text:span><text:span text:style-name="T461"/></text:p>
          </table:table-cell>
          <table:table-cell table:style-name="TableCell150401" table:number-columns-spanned="2">
            <text:p text:style-name="P319"><text:span text:style-name="T462">Descripción</text:span><text:span text:style-name="T463"/></text:p>
          </table:table-cell>
          <table:covered-table-cell/>
        </table:table-row>
        <table:table-row table:style-name="TableRow1505">
          <table:table-cell table:style-name="TableCell150500">
            <text:p text:style-name="P322"><text:span text:style-name="T464">1º</text:span><text:span text:style-name="T465"/></text:p>
          </table:table-cell>
          <table:table-cell table:style-name="TableCell150501" table:number-columns-spanned="2">
            <text:p text:style-name="P323"><text:span text:style-name="T466">Asegurarse de que la aplicación está correctamente desplegada y de que el servidor de aplicaciones está parado.</text:span><text:span text:style-name="T467"/></text:p>
          </table:table-cell>
          <table:covered-table-cell/>
        </table:table-row>
        <table:table-row table:style-name="TableRow1506">
          <table:table-cell table:style-name="TableCell150600">
            <text:p text:style-name="P325"><text:span text:style-name="T468">2º</text:span><text:span text:style-name="T469"/></text:p>
          </table:table-cell>
          <table:table-cell table:style-name="TableCell150601" table:number-columns-spanned="2">
            <text:p text:style-name="P326"><text:span text:style-name="T470">Editar el archivo de configuración indicado y establecer los siguientes valores:</text:span></text:p>
            <text:list text:style-name="L327">
              <text:list-item>
                <text:p text:style-name="P327"><text:span text:style-name="T470">cad_conexion:<text:s/></text:span><text:span text:style-name="T471">jdbc:oracle:thin:@127.0.0.1:1521:MIBD</text:span></text:p>
              </text:list-item>
              <text:list-item>
                <text:p text:style-name="P327"><text:span text:style-name="T472">driver: oracle.jdbc.driver.OracleDriver</text:span></text:p>
              </text:list-item>
              <text:list-item>
                <text:p text:style-name="P327"><text:span text:style-name="T472">nombre: jdbc/conexion</text:span></text:p>
              </text:list-item>
              <text:list-item>
                <text:p text:style-name="P327"><text:span text:style-name="T472">usuario: user</text:span></text:p>
              </text:list-item>
              <text:list-item>
                <text:p text:style-name="P327"><text:span text:style-name="T472">password: pass</text:span><text:span text:style-name="T473"/></text:p>
              </text:list-item>
              <table:covered-table-cell/>
            </text:list>
          </table:table-cell>
        </table:table-row>
        <table:table-row table:style-name="TableRow1507">
          <table:table-cell table:style-name="TableCell150700">
            <text:p text:style-name="P330"><text:span text:style-name="T474">3º</text:span><text:span text:style-name="T475"/></text:p>
          </table:table-cell>
          <table:table-cell table:style-name="TableCell150701" table:number-columns-spanned="2">
            <text:p text:style-name="P331"><text:span text:style-name="T476">Guardar el archivo.</text:span><text:span text:style-name="T477"/></text:p>
          </table:table-cell>
          <table:covered-table-cell/>
        </table:table-row>
      </table:table>
      <text:p text:style-name="P333"><text:span text:style-name="T477"/></text:p>
      <text:p text:style-name="P333"><text:span text:style-name="T477"/></text:p>
      <text:p text:style-name="P333"><text:span text:style-name="T477"/></text:p>
      <text:p text:style-name="P333"><text:span text:style-name="T477"/></text:p>
      <table:table table:style-name="Table16">
        <table:table-column table:style-name="TableColumn1600"/>
        <table:table-column table:style-name="TableColumn1601"/>
        <table:table-column table:style-name="TableColumn1602"/>
        <table:table-row table:style-name="TableRow1600">
          <table:table-cell table:style-name="TableCell160000" table:number-columns-spanned="3">
            <text:p text:style-name="P335"><text:span text:style-name="T478">Configuración: &lt;Elemento a configurar&gt;</text:span><text:span text:style-name="T479"/></text:p>
          </table:table-cell>
          <table:covered-table-cell/>
          <table:covered-table-cell/>
        </table:table-row>
        <table:table-row table:style-name="TableRow1601">
          <table:table-cell table:style-name="TableCell160100" table:number-columns-spanned="2">
            <text:p text:style-name="P338"><text:span text:style-name="T480">Efecto</text:span><text:span text:style-name="T481"/></text:p>
          </table:table-cell>
          <table:covered-table-cell/>
          <table:table-cell table:style-name="TableCell160102">
            <text:p text:style-name="P339"><text:span text:style-name="T481"/></text:p>
          </table:table-cell>
        </table:table-row>
        <table:table-row table:style-name="TableRow1602">
          <table:table-cell table:style-name="TableCell160200" table:number-columns-spanned="2">
            <text:p text:style-name="P341"><text:span text:style-name="T482">Fase</text:span><text:span text:style-name="T483"/></text:p>
          </table:table-cell>
          <table:covered-table-cell/>
          <table:table-cell table:style-name="TableCell160202">
            <text:p text:style-name="P341"><text:span text:style-name="T483"/></text:p>
          </table:table-cell>
        </table:table-row>
        <table:table-row table:style-name="TableRow1603">
          <table:table-cell table:style-name="TableCell160300" table:number-columns-spanned="2">
            <text:p text:style-name="P343"><text:span text:style-name="T484">Ubicación</text:span><text:span text:style-name="T485"/></text:p>
          </table:table-cell>
          <table:covered-table-cell/>
          <table:table-cell table:style-name="TableCell160302">
            <text:p text:style-name="P343"><text:span text:style-name="T485"/></text:p>
          </table:table-cell>
        </table:table-row>
        <table:table-row table:style-name="TableRow1604">
          <table:table-cell table:style-name="TableCell160400">
            <text:p text:style-name="P346"><text:span text:style-name="T486">Paso</text:span><text:span text:style-name="T487"/></text:p>
          </table:table-cell>
          <table:table-cell table:style-name="TableCell160401" table:number-columns-spanned="2">
            <text:p text:style-name="P346"><text:span text:style-name="T488">Descripción</text:span><text:span text:style-name="T489"/></text:p>
          </table:table-cell>
          <table:covered-table-cell/>
        </table:table-row>
        <table:table-row table:style-name="TableRow1605">
          <table:table-cell table:style-name="TableCell160500">
            <text:p text:style-name="P349"><text:span text:style-name="T490">1º</text:span><text:span text:style-name="T491"/></text:p>
          </table:table-cell>
          <table:table-cell table:style-name="TableCell160501" table:number-columns-spanned="2">
            <text:p text:style-name="P350"><text:span text:style-name="T491"/></text:p>
          </table:table-cell>
          <table:covered-table-cell/>
        </table:table-row>
        <table:table-row table:style-name="TableRow1606">
          <table:table-cell table:style-name="TableCell160600">
            <text:p text:style-name="P352"><text:span text:style-name="T492">2º</text:span><text:span text:style-name="T493"/></text:p>
          </table:table-cell>
          <table:table-cell table:style-name="TableCell160601" table:number-columns-spanned="2">
            <text:p text:style-name="P353"><text:span text:style-name="T493"/></text:p>
          </table:table-cell>
          <table:covered-table-cell/>
        </table:table-row>
        <table:table-row table:style-name="TableRow1607">
          <table:table-cell table:style-name="TableCell160700">
            <text:p text:style-name="P355"><text:span text:style-name="T494">3º</text:span><text:span text:style-name="T495"/></text:p>
          </table:table-cell>
          <table:table-cell table:style-name="TableCell160701" table:number-columns-spanned="2">
            <text:p text:style-name="P356"><text:span text:style-name="T495"/></text:p>
          </table:table-cell>
          <table:covered-table-cell/>
        </table:table-row>
        <table:table-row table:style-name="TableRow1608">
          <table:table-cell table:style-name="TableCell160800">
            <text:p text:style-name="P359"><text:span text:style-name="T496">4º</text:span><text:span text:style-name="T497"/></text:p>
          </table:table-cell>
          <table:table-cell table:style-name="TableCell160801" table:number-columns-spanned="2">
            <text:p text:style-name="P360"><text:span text:style-name="T497"/></text:p>
          </table:table-cell>
          <table:covered-table-cell/>
        </table:table-row>
      </table:table>
      <text:p text:style-name="P362"><text:span text:style-name="T497"/></text:p>
      <text:p text:style-name="P363"><text:span text:style-name="T498">Configuración de otros sistemas</text:span></text:p>
      <text:p text:style-name="P364"><text:span text:style-name="T499">&lt;Cumplimente tabla y borre cuadro&gt;</text:span></text:p>
      <text:p text:style-name="P364"><text:span text:style-name="T499">En este apartado se describirá el procedimiento y los requisitos de configuración e instalación (en los casos que sea necesario) de aquellos sistemas que, sin ser software base, son utilizados por nuestro sistema.</text:span></text:p>
      <text:p text:style-name="P364"><text:span text:style-name="T499">La instalación y configuración de estos sistemas se especificará mediante una tabla similar a la utilizada en el apartado de instalación y configuración del software base.</text:span></text:p>
      <text:p text:style-name="P365"><text:span text:style-name="T500"/></text:p>
      <text:p text:style-name="P365"><text:span text:style-name="T500"/></text:p>
      <text:p text:style-name="P365"><text:span text:style-name="T500"/></text:p>
      <table:table table:style-name="Table17">
        <table:table-column table:style-name="TableColumn1700"/>
        <table:table-column table:style-name="TableColumn1701"/>
        <table:table-column table:style-name="TableColumn1702"/>
        <table:table-row table:style-name="TableRow1700">
          <table:table-cell table:style-name="TableCell170000" table:number-columns-spanned="3">
            <text:p text:style-name="P367"><text:span text:style-name="T501">&lt;Otro sistema 1&gt;</text:span><text:span text:style-name="T502"/></text:p>
          </table:table-cell>
          <table:covered-table-cell/>
          <table:covered-table-cell/>
        </table:table-row>
        <table:table-row table:style-name="TableRow1701">
          <table:table-cell table:style-name="TableCell170100">
            <text:p text:style-name="P370"><text:span text:style-name="T503">Descripción</text:span><text:span text:style-name="T504"/></text:p>
          </table:table-cell>
          <table:table-cell table:style-name="TableCell170101" table:number-columns-spanned="2">
            <text:p text:style-name="P370"><text:span text:style-name="T504"/></text:p>
          </table:table-cell>
          <table:covered-table-cell/>
        </table:table-row>
        <table:table-row table:style-name="TableRow1702">
          <table:table-cell table:style-name="TableCell170200">
            <text:p text:style-name="P372"><text:span text:style-name="T505">Localización</text:span><text:span text:style-name="T506"/></text:p>
          </table:table-cell>
          <table:table-cell table:style-name="TableCell170201" table:number-columns-spanned="2">
            <text:p text:style-name="P372"><text:span text:style-name="T506"/></text:p>
          </table:table-cell>
          <table:covered-table-cell/>
        </table:table-row>
        <table:table-row table:style-name="TableRow1703">
          <table:table-cell table:style-name="TableCell170300" table:number-columns-spanned="3">
            <text:p text:style-name="P375"><text:span text:style-name="T507">Procedimiento de instalación</text:span><text:span text:style-name="T508"/></text:p>
          </table:table-cell>
          <table:covered-table-cell/>
          <table:covered-table-cell/>
        </table:table-row>
        <table:table-row table:style-name="TableRow1704">
          <table:table-cell table:style-name="TableCell170400">
            <text:p text:style-name="P378"><text:span text:style-name="T509">Paso 1</text:span><text:span text:style-name="T510"/></text:p>
          </table:table-cell>
          <table:table-cell table:style-name="TableCell170401" table:number-columns-spanned="2">
            <text:p text:style-name="P378"><text:span text:style-name="T510"/></text:p>
          </table:table-cell>
          <table:covered-table-cell/>
        </table:table-row>
        <table:table-row table:style-name="TableRow1705">
          <table:table-cell table:style-name="TableCell170500">
            <text:p text:style-name="P380"><text:span text:style-name="T511">Paso 2</text:span><text:span text:style-name="T512"/></text:p>
          </table:table-cell>
          <table:table-cell table:style-name="TableCell170501" table:number-columns-spanned="2">
            <text:p text:style-name="P380"><text:span text:style-name="T512"/></text:p>
          </table:table-cell>
          <table:covered-table-cell/>
        </table:table-row>
        <table:table-row table:style-name="TableRow1706">
          <table:table-cell table:style-name="TableCell170600">
            <text:p text:style-name="P382"><text:span text:style-name="T513">...</text:span><text:span text:style-name="T514"/></text:p>
          </table:table-cell>
          <table:table-cell table:style-name="TableCell170601" table:number-columns-spanned="2">
            <text:p text:style-name="P382"><text:span text:style-name="T514"/></text:p>
          </table:table-cell>
          <table:covered-table-cell/>
        </table:table-row>
        <table:table-row table:style-name="TableRow1707">
          <table:table-cell table:style-name="TableCell170700" table:number-columns-spanned="3">
            <text:p text:style-name="P385"><text:span text:style-name="T515">Procedimiento de configuración</text:span><text:span text:style-name="T516"/></text:p>
          </table:table-cell>
          <table:covered-table-cell/>
          <table:covered-table-cell/>
        </table:table-row>
        <table:table-row table:style-name="TableRow1708">
          <table:table-cell table:style-name="TableCell170800">
            <text:p text:style-name="P388"><text:span text:style-name="T517">Paso 1</text:span><text:span text:style-name="T518"/></text:p>
          </table:table-cell>
          <table:table-cell table:style-name="TableCell170801" table:number-columns-spanned="2">
            <text:p text:style-name="P388"><text:span text:style-name="T518"/></text:p>
          </table:table-cell>
          <table:covered-table-cell/>
        </table:table-row>
        <table:table-row table:style-name="TableRow1709">
          <table:table-cell table:style-name="TableCell170900">
            <text:p text:style-name="P390"><text:span text:style-name="T519">Paso 2</text:span><text:span text:style-name="T520"/></text:p>
          </table:table-cell>
          <table:table-cell table:style-name="TableCell170901" table:number-columns-spanned="2">
            <text:p text:style-name="P390"><text:span text:style-name="T520"/></text:p>
          </table:table-cell>
          <table:covered-table-cell/>
        </table:table-row>
        <table:table-row table:style-name="TableRow1710">
          <table:table-cell table:style-name="TableCell171000">
            <text:p text:style-name="P392"><text:span text:style-name="T521">...</text:span><text:span text:style-name="T522"/></text:p>
          </table:table-cell>
          <table:table-cell table:style-name="TableCell171001" table:number-columns-spanned="2">
            <text:p text:style-name="P392"><text:span text:style-name="T522"/></text:p>
          </table:table-cell>
          <table:covered-table-cell/>
        </table:table-row>
        <table:table-row table:style-name="TableRow1711">
          <table:table-cell table:style-name="TableCell171100" table:number-columns-spanned="3">
            <text:p text:style-name="P395"><text:span text:style-name="T523">Parámetros a configurar</text:span><text:span text:style-name="T524"/></text:p>
          </table:table-cell>
          <table:covered-table-cell/>
          <table:covered-table-cell/>
        </table:table-row>
        <table:table-row table:style-name="TableRow1712">
          <table:table-cell table:style-name="TableCell171200">
            <text:p text:style-name="P398"><text:span text:style-name="T525">Parámetro 1</text:span><text:span text:style-name="T526"/></text:p>
          </table:table-cell>
          <table:table-cell table:style-name="TableCell171201">
            <text:p text:style-name="P398"><text:span text:style-name="T527">[Ubicación (BBDD, fichero xml, properties...)]</text:span><text:span text:style-name="T528"/></text:p>
          </table:table-cell>
          <table:table-cell table:style-name="TableCell171202">
            <text:p text:style-name="P398"><text:span text:style-name="T529">[Valor]</text:span><text:span text:style-name="T530"/></text:p>
          </table:table-cell>
        </table:table-row>
        <table:table-row table:style-name="TableRow1713">
          <table:table-cell table:style-name="TableCell171300">
            <text:p text:style-name="P400"><text:span text:style-name="T531">Parámetro 2</text:span><text:span text:style-name="T532"/></text:p>
          </table:table-cell>
          <table:table-cell table:style-name="TableCell171301">
            <text:p text:style-name="P400"><text:span text:style-name="T533">[Ubicación (BBDD, fichero xml, properties...)]</text:span><text:span text:style-name="T534"/></text:p>
          </table:table-cell>
          <table:table-cell table:style-name="TableCell171302">
            <text:p text:style-name="P400"><text:span text:style-name="T535">[Valor]</text:span><text:span text:style-name="T536"/></text:p>
          </table:table-cell>
        </table:table-row>
        <table:table-row table:style-name="TableRow1714">
          <table:table-cell table:style-name="TableCell171400">
            <text:p text:style-name="P403"><text:span text:style-name="T537">...</text:span><text:span text:style-name="T538"/></text:p>
          </table:table-cell>
          <table:table-cell table:style-name="TableCell171401">
            <text:p text:style-name="P403"><text:span text:style-name="T539">...</text:span><text:span text:style-name="T540"/></text:p>
          </table:table-cell>
          <table:table-cell table:style-name="TableCell171402">
            <text:p text:style-name="P403"><text:span text:style-name="T541">...</text:span><text:span text:style-name="T542"/></text:p>
          </table:table-cell>
        </table:table-row>
      </table:table>
      <text:p text:style-name="P405"><text:span text:style-name="T543">COMPILACIÓN DEL SISTEMA</text:span></text:p>
      <text:p text:style-name="P406"><text:span text:style-name="T544">&lt; Cumplimentar tabla y eliminar cuadro&gt;</text:span></text:p>
      <text:p text:style-name="P406"><text:span text:style-name="T544">En este apartado de describirán todos los requisitos existentes y las tareas a realizar para la correcta compilación del sistema. Como requisitos generales, deben cumplirse todas las indicaciones referentes a construcción y compilación del software que estén recogidas en la normativa técnica. Es particularmente importante el cumplimiento de todo lo referente a normativa Maven.</text:span></text:p>
      <text:p text:style-name="P406"><text:span text:style-name="T544">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span></text:p>
      <text:p text:style-name="P406"><text:span text:style-name="T544">Finalmente se describirán detalladamente todas las acciones a realizar en el proceso de compilación, desde la obtención de los ficheros fuente hasta la obtención del producto final, pasando pro la ejecución de comandos de configuración y compilación.</text:span></text:p>
      <text:p text:style-name="P406"><text:span text:style-name="T544">En caso de que sea necesario realizar alguna configuración, se hará referencia a la descripción realizada en el apartado 6 de este documento.</text:span></text:p>
      <text:p text:style-name="P406"><text:span text:style-name="T545"/></text:p>
      <text:p text:style-name="P407"><text:span text:style-name="T545"/></text:p>
      <text:p text:style-name="P407"><text:span text:style-name="T545"/></text:p>
      <table:table table:style-name="Table18">
        <table:table-column table:style-name="TableColumn1800"/>
        <table:table-column table:style-name="TableColumn1801"/>
        <table:table-row table:style-name="TableRow1800">
          <table:table-cell table:style-name="TableCell180000" table:number-columns-spanned="2">
            <text:p text:style-name="P409"><text:span text:style-name="T546">Requisitos de compilación</text:span><text:span text:style-name="T547"/></text:p>
          </table:table-cell>
          <table:covered-table-cell/>
        </table:table-row>
        <table:table-row table:style-name="TableRow1801">
          <table:table-cell table:style-name="TableCell180100">
            <text:p text:style-name="P412"><text:span text:style-name="T548">Requisito</text:span><text:span text:style-name="T549"/></text:p>
          </table:table-cell>
          <table:table-cell table:style-name="TableCell180101">
            <text:p text:style-name="P412"><text:span text:style-name="T550">Descripción</text:span><text:span text:style-name="T551"/></text:p>
          </table:table-cell>
        </table:table-row>
        <table:table-row table:style-name="TableRow1802">
          <table:table-cell table:style-name="TableCell180200">
            <text:p text:style-name="P415"><text:span text:style-name="T552">Ubicación Fuentes</text:span><text:span text:style-name="T553"/></text:p>
          </table:table-cell>
          <table:table-cell table:style-name="TableCell180201">
            <text:p text:style-name="P416"><text:span text:style-name="T553"/></text:p>
          </table:table-cell>
        </table:table-row>
        <table:table-row table:style-name="TableRow1803">
          <table:table-cell table:style-name="TableCell180300">
            <text:p text:style-name="P418"><text:span text:style-name="T554">Configuración 1<text:s/></text:span><text:span text:style-name="T555"/></text:p>
          </table:table-cell>
          <table:table-cell table:style-name="TableCell180301">
            <text:p text:style-name="P419"><text:span text:style-name="T555"/></text:p>
          </table:table-cell>
        </table:table-row>
        <table:table-row table:style-name="TableRow1804">
          <table:table-cell table:style-name="TableCell180400">
            <text:p text:style-name="P421"><text:span text:style-name="T556">...</text:span><text:span text:style-name="T557"/></text:p>
          </table:table-cell>
          <table:table-cell table:style-name="TableCell180401">
            <text:p text:style-name="P422"><text:span text:style-name="T557"/></text:p>
          </table:table-cell>
        </table:table-row>
        <table:table-row table:style-name="TableRow1805">
          <table:table-cell table:style-name="TableCell180500">
            <text:p text:style-name="P424"><text:span text:style-name="T558">Repositorio 1</text:span><text:span text:style-name="T559"/></text:p>
          </table:table-cell>
          <table:table-cell table:style-name="TableCell180501">
            <text:p text:style-name="P425"><text:span text:style-name="T559"/></text:p>
          </table:table-cell>
        </table:table-row>
        <table:table-row table:style-name="TableRow1806">
          <table:table-cell table:style-name="TableCell180600">
            <text:p text:style-name="P427"><text:span text:style-name="T560">...</text:span><text:span text:style-name="T561"/></text:p>
          </table:table-cell>
          <table:table-cell table:style-name="TableCell180601">
            <text:p text:style-name="P428"><text:span text:style-name="T561"/></text:p>
          </table:table-cell>
        </table:table-row>
        <table:table-row table:style-name="TableRow1807">
          <table:table-cell table:style-name="TableCell180700">
            <text:p text:style-name="P430"><text:span text:style-name="T562">Dependencia 1</text:span><text:span text:style-name="T563"/></text:p>
          </table:table-cell>
          <table:table-cell table:style-name="TableCell180701">
            <text:p text:style-name="P431"><text:span text:style-name="T563"/></text:p>
          </table:table-cell>
        </table:table-row>
        <table:table-row table:style-name="TableRow1808">
          <table:table-cell table:style-name="TableCell180800">
            <text:p text:style-name="P433"><text:span text:style-name="T564">...</text:span><text:span text:style-name="T565"/></text:p>
          </table:table-cell>
          <table:table-cell table:style-name="TableCell180801">
            <text:p text:style-name="P434"><text:span text:style-name="T565"/></text:p>
          </table:table-cell>
        </table:table-row>
        <table:table-row table:style-name="TableRow1809">
          <table:table-cell table:style-name="TableCell180900">
            <text:p text:style-name="P437"><text:span text:style-name="T566">Producto final</text:span><text:span text:style-name="T567"/></text:p>
          </table:table-cell>
          <table:table-cell table:style-name="TableCell180901">
            <text:p text:style-name="P438"><text:span text:style-name="T567"/></text:p>
          </table:table-cell>
        </table:table-row>
      </table:table>
      <text:p text:style-name="P440"><text:span text:style-name="T567"/></text:p>
      <table:table table:style-name="Table19">
        <table:table-column table:style-name="TableColumn1900"/>
        <table:table-column table:style-name="TableColumn1901"/>
        <table:table-row table:style-name="TableRow1900">
          <table:table-cell table:style-name="TableCell190000" table:number-columns-spanned="2">
            <text:p text:style-name="P442"><text:span text:style-name="T568">Procedimiento de compilación</text:span><text:span text:style-name="T569"/></text:p>
          </table:table-cell>
          <table:covered-table-cell/>
        </table:table-row>
        <table:table-row table:style-name="TableRow1901">
          <table:table-cell table:style-name="TableCell190100">
            <text:p text:style-name="P445"><text:span text:style-name="T570">Paso</text:span><text:span text:style-name="T571"/></text:p>
          </table:table-cell>
          <table:table-cell table:style-name="TableCell190101">
            <text:p text:style-name="P445"><text:span text:style-name="T572">Descripción</text:span><text:span text:style-name="T573"/></text:p>
          </table:table-cell>
        </table:table-row>
        <table:table-row table:style-name="TableRow1902">
          <table:table-cell table:style-name="TableCell190200">
            <text:p text:style-name="P448"><text:span text:style-name="T574">1</text:span><text:span text:style-name="T575"/></text:p>
          </table:table-cell>
          <table:table-cell table:style-name="TableCell190201">
            <text:p text:style-name="P449"><text:span text:style-name="T575"/></text:p>
          </table:table-cell>
        </table:table-row>
        <table:table-row table:style-name="TableRow1903">
          <table:table-cell table:style-name="TableCell190300">
            <text:p text:style-name="P451"><text:span text:style-name="T576">2</text:span><text:span text:style-name="T577"/></text:p>
          </table:table-cell>
          <table:table-cell table:style-name="TableCell190301">
            <text:p text:style-name="P452"><text:span text:style-name="T577"/></text:p>
          </table:table-cell>
        </table:table-row>
        <table:table-row table:style-name="TableRow1904">
          <table:table-cell table:style-name="TableCell190400">
            <text:p text:style-name="P455"><text:span text:style-name="T578">3</text:span><text:span text:style-name="T579"/></text:p>
          </table:table-cell>
          <table:table-cell table:style-name="TableCell190401">
            <text:p text:style-name="P456"><text:span text:style-name="T579"/></text:p>
          </table:table-cell>
        </table:table-row>
      </table:table>
      <text:p text:style-name="P458"><text:span text:style-name="T579"/></text:p>
      <text:p text:style-name="P459"><text:span text:style-name="T580">INSTALACIÓN DEL SISTEMA</text:span></text:p>
      <text:p text:style-name="P460"><text:span text:style-name="T581">&lt; Cumplimentar tabla y eliminar cuadro&gt;</text:span></text:p>
      <text:p text:style-name="P460"><text:span text:style-name="T581">En este apartado se recogerá la información necesaria para realizar la instalación del sistema, prestando especial interés a los requisitos previos así como el detalle de las acciones secuenciales necesarias para<text:s text:c="2"/>llevarla a cabo.</text:span></text:p>
      <text:p text:style-name="P460"><text:span text:style-name="T582"/></text:p>
      <text:p text:style-name="P461"><text:span text:style-name="T582"/></text:p>
      <text:p text:style-name="P461"><text:span text:style-name="T582"/></text:p>
      <text:p text:style-name="P462"><text:span text:style-name="T583">Requisitos previos</text:span></text:p>
      <text:p text:style-name="P463"><text:span text:style-name="T584">&lt; Cumplimentar tabla y eliminar cuadro&gt;</text:span></text:p>
      <text:p text:style-name="P463"><text:span text:style-name="T584">En este apartado se incluye la información de todo los requerimientos previos al inicio del proceso de instalación. En aquellos casos en los que la información se recoja en otro apartado de este documento, será suficiente incluir una referencia.</text:span></text:p>
      <text:p text:style-name="P463"><text:span text:style-name="T584">Como requisitos previos de la instalación destacan:</text:span></text:p>
      <text:list text:style-name="L464">
        <text:list-item>
          <text:p text:style-name="P464"><text:span text:style-name="T584">Los ficheros y recursos que se van a utilizar.</text:span></text:p>
        </text:list-item>
        <text:list-item>
          <text:p text:style-name="P464"><text:span text:style-name="T584">La ubicación de los servidores que hay que utilizar y el modo de acceso a los mismos.</text:span></text:p>
        </text:list-item>
        <text:list-item>
          <text:p text:style-name="P464"><text:span text:style-name="T584">Software previamente instalado.</text:span></text:p>
        </text:list-item>
        <text:list-item>
          <text:p text:style-name="P464"><text:span text:style-name="T584">Requisitos de comunicación con otras plataformas previos para la aplicación.</text:span></text:p>
        </text:list-item>
        <text:list-item>
          <text:p text:style-name="P464"><text:span text:style-name="T584">Altas necesarias en otra aplicaciones (siempre si son previas a la instalación del producto).</text:span></text:p>
        </text:list-item>
        <text:list-item>
          <text:p text:style-name="P464"><text:span text:style-name="T584">Posibles desinstalaciones o paradas de sistemas con los que entraría en conflicto</text:span></text:p>
        </text:list-item>
        <text:list-item>
          <text:p text:style-name="P464"><text:span text:style-name="T584">etc.</text:span></text:p>
        </text:list-item>
      </text:list>
      <text:p text:style-name="P465"><text:span text:style-name="T585"/></text:p>
      <text:p text:style-name="P466"><text:span text:style-name="T585"/></text:p>
      <text:p text:style-name="P466"><text:span text:style-name="T585"/></text:p>
      <text:p text:style-name="P467"><text:span text:style-name="T586">Procedimiento de instalación</text:span></text:p>
      <text:p text:style-name="P468"><text:span text:style-name="T587">&lt; Cumplimentar tabla y eliminar cuadro&gt;</text:span></text:p>
      <text:p text:style-name="P468"><text:span text:style-name="T587">En este apartado se incluirá una descripción detallada y completa y en orden secuencial de todas las tareas que hay que realizar. Para cada acción, se deberá indicar claramente tipo de acción (configuración copia de ficheros, despliegue...), los componentes implicados (fichero war, scripts de base da datos...) y los permisos necesarios para llevar a cabo la acción (permisos de administración en el servidor de aplicaciones, propietario del esquema de base de datos...).</text:span></text:p>
      <text:p text:style-name="P468"><text:span text:style-name="T587">En caso de que se realice una instalación desde 0 habrá que incluir una referencia al apartado 5 de este documento. Si en cambio la instalación se realiza a partir del software base, un requisito previo será la instalación de dicho software base.</text:span></text:p>
      <text:p text:style-name="P468"><text:span text:style-name="T587">Por otro lado, en caso de que sea necesario realizar alguna configuración, se hará referencia a la descripción realizada en el apartado 6 de este documento.</text:span></text:p>
      <text:p text:style-name="P468"><text:span text:style-name="T588"/></text:p>
      <text:p text:style-name="P469"><text:span text:style-name="T588"/></text:p>
      <text:p text:style-name="P469"><text:span text:style-name="T588"/></text:p>
      <text:p text:style-name="P470"><text:span text:style-name="T588"/></text:p>
      <table:table table:style-name="Table20">
        <table:table-column table:style-name="TableColumn2000"/>
        <table:table-column table:style-name="TableColumn2001"/>
        <table:table-row table:style-name="TableRow2000">
          <table:table-cell table:style-name="TableCell200000" table:number-columns-spanned="2">
            <text:p text:style-name="P472"><text:span text:style-name="T589">Procedimiento de instalación</text:span><text:span text:style-name="T590"/></text:p>
          </table:table-cell>
          <table:covered-table-cell/>
        </table:table-row>
        <table:table-row table:style-name="TableRow2001">
          <table:table-cell table:style-name="TableCell200100" table:number-columns-spanned="2">
            <text:p text:style-name="P475"><text:span text:style-name="T591">Paso 1</text:span><text:span text:style-name="T592"/></text:p>
          </table:table-cell>
          <table:covered-table-cell/>
        </table:table-row>
        <table:table-row table:style-name="TableRow2002">
          <table:table-cell table:style-name="TableCell200200">
            <text:p text:style-name="P478"><text:span text:style-name="T593">Tipo</text:span><text:span text:style-name="T594"/></text:p>
          </table:table-cell>
          <table:table-cell table:style-name="TableCell200201">
            <text:p text:style-name="P479"><text:span text:style-name="T594"/></text:p>
          </table:table-cell>
        </table:table-row>
        <table:table-row table:style-name="TableRow2003">
          <table:table-cell table:style-name="TableCell200300">
            <text:p text:style-name="P481"><text:span text:style-name="T595">Componente</text:span><text:span text:style-name="T596"/></text:p>
          </table:table-cell>
          <table:table-cell table:style-name="TableCell200301">
            <text:p text:style-name="P482"><text:span text:style-name="T596"/></text:p>
          </table:table-cell>
        </table:table-row>
        <table:table-row table:style-name="TableRow2004">
          <table:table-cell table:style-name="TableCell200400">
            <text:p text:style-name="P484"><text:span text:style-name="T597">Permisos</text:span><text:span text:style-name="T598"/></text:p>
          </table:table-cell>
          <table:table-cell table:style-name="TableCell200401">
            <text:p text:style-name="P485"><text:span text:style-name="T598"/></text:p>
          </table:table-cell>
        </table:table-row>
        <table:table-row table:style-name="TableRow2005">
          <table:table-cell table:style-name="TableCell200500">
            <text:p text:style-name="P487"><text:span text:style-name="T599">Descripción</text:span><text:span text:style-name="T600"/></text:p>
          </table:table-cell>
          <table:table-cell table:style-name="TableCell200501">
            <text:p text:style-name="P488"><text:span text:style-name="T600"/></text:p>
            <text:p text:style-name="P488"><text:span text:style-name="T600"/></text:p>
          </table:table-cell>
        </table:table-row>
        <table:table-row table:style-name="TableRow2006">
          <table:table-cell table:style-name="TableCell200600" table:number-columns-spanned="2">
            <text:p text:style-name="P491"><text:span text:style-name="T601">Paso 2</text:span><text:span text:style-name="T602"/></text:p>
          </table:table-cell>
          <table:covered-table-cell/>
        </table:table-row>
        <table:table-row table:style-name="TableRow2007">
          <table:table-cell table:style-name="TableCell200700">
            <text:p text:style-name="P494"><text:span text:style-name="T603">Tipo</text:span><text:span text:style-name="T604"/></text:p>
          </table:table-cell>
          <table:table-cell table:style-name="TableCell200701">
            <text:p text:style-name="P495"><text:span text:style-name="T604"/></text:p>
          </table:table-cell>
        </table:table-row>
        <table:table-row table:style-name="TableRow2008">
          <table:table-cell table:style-name="TableCell200800">
            <text:p text:style-name="P497"><text:span text:style-name="T605">Componente</text:span><text:span text:style-name="T606"/></text:p>
          </table:table-cell>
          <table:table-cell table:style-name="TableCell200801">
            <text:p text:style-name="P498"><text:span text:style-name="T606"/></text:p>
          </table:table-cell>
        </table:table-row>
        <table:table-row table:style-name="TableRow2009">
          <table:table-cell table:style-name="TableCell200900">
            <text:p text:style-name="P501"><text:span text:style-name="T607">Permisos</text:span><text:span text:style-name="T608"/></text:p>
          </table:table-cell>
          <table:table-cell table:style-name="TableCell200901">
            <text:p text:style-name="P502"><text:span text:style-name="T608"/></text:p>
          </table:table-cell>
        </table:table-row>
        <table:table-row table:style-name="TableRow2010">
          <table:table-cell table:style-name="TableCell201000">
            <text:p text:style-name="P505"><text:span text:style-name="T609">Descripción</text:span><text:span text:style-name="T610"/></text:p>
          </table:table-cell>
          <table:table-cell table:style-name="TableCell201001">
            <text:p text:style-name="P506"><text:span text:style-name="T610"/></text:p>
            <text:p text:style-name="P506"><text:span text:style-name="T610"/></text:p>
          </table:table-cell>
        </table:table-row>
      </table:table>
      <text:p text:style-name="P508"><text:span text:style-name="T610"/></text:p>
      <text:p text:style-name="P509"><text:span text:style-name="T611">VERIFICACIÓN DEL PROCESO DE INSTALACIÓN</text:span></text:p>
      <text:p text:style-name="P510"><text:span text:style-name="T612">&lt; Introducir contenido y eliminar cuadro&gt;</text:span></text:p>
      <text:p text:style-name="P510"><text:span text:style-name="T612">En este apartado se recogerán las comprobaciones mínimas que deberán realizarse una vez realizado el despliegue para asegurar la correcta configuración e instalación del sistema (acceso al sistema, funcionalidad básica, comunicación con los diferentes sistemas externos, etc.).</text:span></text:p>
      <text:p text:style-name="P510"><text:span text:style-name="T613"/></text:p>
      <text:p text:style-name="P510"><text:span text:style-name="T613"/></text:p>
      <text:p text:style-name="P511"><text:span text:style-name="T614">MARCHA ATRÁS DE LA INSTALACIÓN Y CONFIGURACIÓN</text:span></text:p>
      <text:p text:style-name="P512"><text:span text:style-name="T614">Requisitos previos</text:span></text:p>
      <text:p text:style-name="P513"><text:span text:style-name="T615">&lt;Insertar comentario y eliminar cuadro&gt;</text:span></text:p>
      <text:p text:style-name="P513"><text:span text:style-name="T616">Se</text:span><text:span text:style-name="T617"><text:s/></text:span><text:span text:style-name="T618">debe comentar cualquier tipo de requisito previo que deba tenerse en cuenta antes de realizar la marcha atrás.</text:span></text:p>
      <text:p text:style-name="P514"><text:span text:style-name="T619"/></text:p>
      <text:p text:style-name="P515"><text:span text:style-name="T620">Marcha atrás del sistema</text:span></text:p>
      <text:p text:style-name="P516"><text:span text:style-name="T621">&lt; Cumplimentar tabla y eliminar cuadro&gt;</text:span></text:p>
      <text:p text:style-name="P516"><text:span text:style-name="T621">En este apartado se describirá la secuencia de tareas que hay que realizar en el caso de querer desinstalar y dar marcha atrás a la instalación y configuración del sistema. 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span></text:p>
      <text:p text:style-name="P516"><text:span text:style-name="T622"/></text:p>
      <text:p text:style-name="P517"><text:span text:style-name="T622"/></text:p>
      <text:p text:style-name="P517"><text:span text:style-name="T622"/></text:p>
      <table:table table:style-name="Table21">
        <table:table-column table:style-name="TableColumn2100"/>
        <table:table-column table:style-name="TableColumn2101"/>
        <table:table-row table:style-name="TableRow2100">
          <table:table-cell table:style-name="TableCell210000" table:number-columns-spanned="2">
            <text:p text:style-name="P519"><text:span text:style-name="T623">Procedimiento de marcha atrás</text:span><text:span text:style-name="T624"/></text:p>
          </table:table-cell>
          <table:covered-table-cell/>
        </table:table-row>
        <table:table-row table:style-name="TableRow2101">
          <table:table-cell table:style-name="TableCell210100" table:number-columns-spanned="2">
            <text:p text:style-name="P522"><text:span text:style-name="T625">Paso 1</text:span><text:span text:style-name="T626"/></text:p>
          </table:table-cell>
          <table:covered-table-cell/>
        </table:table-row>
        <table:table-row table:style-name="TableRow2102">
          <table:table-cell table:style-name="TableCell210200">
            <text:p text:style-name="P525"><text:span text:style-name="T627">Tipo</text:span><text:span text:style-name="T628"/></text:p>
          </table:table-cell>
          <table:table-cell table:style-name="TableCell210201">
            <text:p text:style-name="P526"><text:span text:style-name="T628"/></text:p>
          </table:table-cell>
        </table:table-row>
        <table:table-row table:style-name="TableRow2103">
          <table:table-cell table:style-name="TableCell210300">
            <text:p text:style-name="P528"><text:span text:style-name="T629">Componente</text:span><text:span text:style-name="T630"/></text:p>
          </table:table-cell>
          <table:table-cell table:style-name="TableCell210301">
            <text:p text:style-name="P529"><text:span text:style-name="T630"/></text:p>
          </table:table-cell>
        </table:table-row>
        <table:table-row table:style-name="TableRow2104">
          <table:table-cell table:style-name="TableCell210400">
            <text:p text:style-name="P531"><text:span text:style-name="T631">Permisos</text:span><text:span text:style-name="T632"/></text:p>
          </table:table-cell>
          <table:table-cell table:style-name="TableCell210401">
            <text:p text:style-name="P532"><text:span text:style-name="T632"/></text:p>
          </table:table-cell>
        </table:table-row>
        <table:table-row table:style-name="TableRow2105">
          <table:table-cell table:style-name="TableCell210500">
            <text:p text:style-name="P534"><text:span text:style-name="T633">Descripción</text:span><text:span text:style-name="T634"/></text:p>
          </table:table-cell>
          <table:table-cell table:style-name="TableCell210501">
            <text:p text:style-name="P535"><text:span text:style-name="T634"/></text:p>
            <text:p text:style-name="P535"><text:span text:style-name="T634"/></text:p>
          </table:table-cell>
        </table:table-row>
        <table:table-row table:style-name="TableRow2106">
          <table:table-cell table:style-name="TableCell210600" table:number-columns-spanned="2">
            <text:p text:style-name="P538"><text:span text:style-name="T635">Paso 2</text:span><text:span text:style-name="T636"/></text:p>
          </table:table-cell>
          <table:covered-table-cell/>
        </table:table-row>
        <table:table-row table:style-name="TableRow2107">
          <table:table-cell table:style-name="TableCell210700">
            <text:p text:style-name="P541"><text:span text:style-name="T637">Tipo</text:span><text:span text:style-name="T638"/></text:p>
          </table:table-cell>
          <table:table-cell table:style-name="TableCell210701">
            <text:p text:style-name="P542"><text:span text:style-name="T638"/></text:p>
          </table:table-cell>
        </table:table-row>
        <table:table-row table:style-name="TableRow2108">
          <table:table-cell table:style-name="TableCell210800">
            <text:p text:style-name="P544"><text:span text:style-name="T639">Componente</text:span><text:span text:style-name="T640"/></text:p>
          </table:table-cell>
          <table:table-cell table:style-name="TableCell210801">
            <text:p text:style-name="P545"><text:span text:style-name="T640"/></text:p>
          </table:table-cell>
        </table:table-row>
        <table:table-row table:style-name="TableRow2109">
          <table:table-cell table:style-name="TableCell210900">
            <text:p text:style-name="P548"><text:span text:style-name="T641">Permisos</text:span><text:span text:style-name="T642"/></text:p>
          </table:table-cell>
          <table:table-cell table:style-name="TableCell210901">
            <text:p text:style-name="P549"><text:span text:style-name="T642"/></text:p>
          </table:table-cell>
        </table:table-row>
        <table:table-row table:style-name="TableRow2110">
          <table:table-cell table:style-name="TableCell211000">
            <text:p text:style-name="P552"><text:span text:style-name="T643">Descripción</text:span><text:span text:style-name="T644"/></text:p>
          </table:table-cell>
          <table:table-cell table:style-name="TableCell211001">
            <text:p text:style-name="P553"><text:span text:style-name="T644"/></text:p>
            <text:p text:style-name="P553"><text:span text:style-name="T644"/></text:p>
          </table:table-cell>
        </table:table-row>
      </table:table>
      <text:p text:style-name="P555"><text:span text:style-name="T644"/></text:p>
      <text:p text:style-name="P555"><text:span text:style-name="T644"/></text:p>
      <text:p text:style-name="P556"><text:span text:style-name="T645">Marcha atrás del software base</text:span></text:p>
      <text:p text:style-name="P557"><text:span text:style-name="T646">&lt;Insertar comentario y eliminar cuadro&gt;</text:span></text:p>
      <text:p text:style-name="P557"><text:span text:style-name="T646">En este apartado se desglosará la secuencia de tareas que hayan de realizarse para desinstalar y dar marcha atrás a la instalación y configuración del software base. La información será desglosada por tipo de software base y localización.</text:span></text:p>
      <text:p text:style-name="P558"><text:span text:style-name="T647"/></text:p>
      <text:p text:style-name="P558"><text:span text:style-name="T647"/></text:p>
      <text:p text:style-name="P558"><text:span text:style-name="T647"/></text:p>
      <text:p text:style-name="P558"><text:span text:style-name="T647"/></text:p>
      <text:p text:style-name="P559"><text:span text:style-name="T648">ANEXOS</text:span></text:p>
      <text:p text:style-name="P560"><text:span text:style-name="T649">&lt;Introduzca contenido y borre cuadro&gt;</text:span></text:p>
      <text:p text:style-name="P560"><text:span text:style-name="T649">Este punto contendrá toda aquella información de interés para la elaboración y validación del Manual de Instalación.</text:span></text:p>
      <text:p text:style-name="P561"><text:span text:style-name="T650"/></text:p>
      <text:p text:style-name="P561"><text:span text:style-name="T650"/></text:p>
      <text:p text:style-name="P562"><text:span text:style-name="T651">Resumen de tareas de configuración</text:span></text:p>
      <text:p text:style-name="P563"><text:span text:style-name="T652">&lt;Introduzca contenido y borre cuadro&gt;</text:span></text:p>
      <text:p text:style-name="P563"><text:span text:style-name="T652">En este apartado se incluirá, a modo de resumen, un listado con los elementos de configuración que hay que actualizar para la correcta puesta en marcha del sistema en el entorno deseado. El detalle de los pasos para configurar cada uno de los componentes, así como la fase en la que deberá realizarse, vendrá especificado en el apartado 'Configuración del Sistema'. </text:span></text:p>
      <text:p text:style-name="P563"><text:span text:style-name="T653"/></text:p>
      <text:p text:style-name="P563"><text:span text:style-name="T653"/></text:p>
      <text:p text:style-name="P563"><text:span text:style-name="T653"/></text:p>
      <text:p text:style-name="P564"><text:span text:style-name="T654">GLOSARIO</text:span></text:p>
      <text:p text:style-name="P565"><text:span text:style-name="T655">Este punto contendrá la definición de todos los términos utilizados en el presente documento.</text:span></text:p>
      <text:p text:style-name="P565"><text:span text:style-name="T655">&lt;Insertar comentario y eliminar cuadro&gt;</text:span></text:p>
      <text:p text:style-name="P566"><text:span text:style-name="T656"/></text:p>
      <text:p text:style-name="P566"><text:span text:style-name="T656"/></text:p>
      <text:p text:style-name="P566"><text:span text:style-name="T656"/></text:p>
      <table:table table:style-name="Table22">
        <table:table-column table:style-name="TableColumn2200"/>
        <table:table-column table:style-name="TableColumn2201"/>
        <table:table-row table:style-name="TableRow2200">
          <table:table-cell table:style-name="TableCell220000">
            <text:p text:style-name="P568"><text:span text:style-name="T657">Término</text:span><text:span text:style-name="T658"/></text:p>
          </table:table-cell>
          <table:table-cell table:style-name="TableCell220001">
            <text:p text:style-name="P568"><text:span text:style-name="T659">Descripción</text:span><text:span text:style-name="T660"/></text:p>
          </table:table-cell>
        </table:table-row>
        <table:table-row table:style-name="TableRow2201">
          <table:table-cell table:style-name="TableCell220100">
            <text:p text:style-name="P571"><text:span text:style-name="T660"/></text:p>
          </table:table-cell>
          <table:table-cell table:style-name="TableCell220101">
            <text:p text:style-name="P571"><text:span text:style-name="T660"/></text:p>
          </table:table-cell>
        </table:table-row>
        <table:table-row table:style-name="TableRow2202">
          <table:table-cell table:style-name="TableCell220200">
            <text:p text:style-name="P573"><text:span text:style-name="T660"/></text:p>
          </table:table-cell>
          <table:table-cell table:style-name="TableCell220201">
            <text:p text:style-name="P573"><text:span text:style-name="T660"/></text:p>
          </table:table-cell>
        </table:table-row>
        <table:table-row table:style-name="TableRow2203">
          <table:table-cell table:style-name="TableCell220300">
            <text:p text:style-name="P576"><text:span text:style-name="T660"/></text:p>
          </table:table-cell>
          <table:table-cell table:style-name="TableCell220301">
            <text:p text:style-name="P576"><text:span text:style-name="T660"/></text:p>
          </table:table-cell>
        </table:table-row>
      </table:table>
      <text:p text:style-name="P578"><text:span text:style-name="T660"/></text:p>
      <text:p text:style-name="P578"><text:span text:style-name="T660"/></text:p>
      <text:p text:style-name="P579"><text:span text:style-name="T661">BIBLIOGRAFÍA Y REFERENCIAS</text:span></text:p>
      <text:p text:style-name="P580"><text:span text:style-name="T662">&lt;Insertar comentario y eliminar cuadro&gt;</text:span></text:p>
      <text:p text:style-name="P580"><text:span text:style-name="T662">En este punto se incluirán las referencias a la documentación utilizada para la elaboración del presente documento.</text:span></text:p>
      <text:p text:style-name="P581"><text:span text:style-name="T663"/></text:p>
      <table:table table:style-name="Table23">
        <table:table-column table:style-name="TableColumn2300"/>
        <table:table-column table:style-name="TableColumn2301"/>
        <table:table-column table:style-name="TableColumn2302"/>
        <table:table-row table:style-name="TableRow2300">
          <table:table-cell table:style-name="TableCell230000">
            <text:p text:style-name="P583"><text:span text:style-name="T664">Referencia</text:span><text:span text:style-name="T665"/></text:p>
          </table:table-cell>
          <table:table-cell table:style-name="TableCell230001">
            <text:p text:style-name="P583"><text:span text:style-name="T666">Título</text:span><text:span text:style-name="T667"/></text:p>
          </table:table-cell>
          <table:table-cell table:style-name="TableCell230002">
            <text:p text:style-name="P583"><text:span text:style-name="T668">Código</text:span><text:span text:style-name="T669"/></text:p>
          </table:table-cell>
        </table:table-row>
        <table:table-row table:style-name="TableRow2301">
          <table:table-cell table:style-name="TableCell230100">
            <text:p text:style-name="P586"><text:span text:style-name="T670">Ref. 1</text:span><text:span text:style-name="T671"/></text:p>
          </table:table-cell>
          <table:table-cell table:style-name="TableCell230101">
            <text:p text:style-name="P586"><text:span text:style-name="T671"/></text:p>
          </table:table-cell>
          <table:table-cell table:style-name="TableCell230102">
            <text:p text:style-name="P586"><text:span text:style-name="T671"/></text:p>
          </table:table-cell>
        </table:table-row>
        <table:table-row table:style-name="TableRow2302">
          <table:table-cell table:style-name="TableCell230200">
            <text:p text:style-name="P588"><text:span text:style-name="T671"/></text:p>
          </table:table-cell>
          <table:table-cell table:style-name="TableCell230201">
            <text:p text:style-name="P588"><text:span text:style-name="T671"/></text:p>
          </table:table-cell>
          <table:table-cell table:style-name="TableCell230202">
            <text:p text:style-name="P588"><text:span text:style-name="T671"/></text:p>
          </table:table-cell>
        </table:table-row>
        <table:table-row table:style-name="TableRow2303">
          <table:table-cell table:style-name="TableCell230300">
            <text:p text:style-name="P590"><text:span text:style-name="T671"/></text:p>
          </table:table-cell>
          <table:table-cell table:style-name="TableCell230301">
            <text:p text:style-name="P590"><text:span text:style-name="T671"/></text:p>
          </table:table-cell>
          <table:table-cell table:style-name="TableCell230302">
            <text:p text:style-name="P590"><text:span text:style-name="T671"/></text:p>
          </table:table-cell>
        </table:table-row>
        <table:table-row table:style-name="TableRow2304">
          <table:table-cell table:style-name="TableCell230400">
            <text:p text:style-name="P593"><text:span text:style-name="T671"/></text:p>
          </table:table-cell>
          <table:table-cell table:style-name="TableCell230401">
            <text:p text:style-name="P593"><text:span text:style-name="T671"/></text:p>
          </table:table-cell>
          <table:table-cell table:style-name="TableCell230402">
            <text:p text:style-name="P593"><text:span text:style-name="T671"/></text:p>
          </table:table-cell>
        </table:table-row>
      </table:table>
      <text:p text:style-name="P595"><text:span text:style-name="T671"/></text:p>
      <text:p text:style-name="P595"><text:span text:style-name="T671"/></text:p>
      <text:p text:style-name="P595"><text:span text:style-name="T6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